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400000001E861FAB3411EB6B02.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Text_20_body">
      <style:text-properties officeooo:paragraph-rsid="05ca4df6"/>
    </style:style>
    <style:style style:name="P269" style:family="paragraph" style:parent-style-name="Text_20_body">
      <style:text-properties officeooo:paragraph-rsid="05cdfc7a"/>
    </style:style>
    <style:style style:name="P270" style:family="paragraph" style:parent-style-name="Text_20_body">
      <style:text-properties officeooo:paragraph-rsid="05dc41e6"/>
    </style:style>
    <style:style style:name="P271" style:family="paragraph" style:parent-style-name="Text_20_body">
      <style:text-properties officeooo:paragraph-rsid="05dd043a"/>
    </style:style>
    <style:style style:name="P272" style:family="paragraph" style:parent-style-name="Text_20_body">
      <style:text-properties officeooo:paragraph-rsid="05df11f0"/>
    </style:style>
    <style:style style:name="P273" style:family="paragraph" style:parent-style-name="Text_20_body">
      <style:text-properties officeooo:paragraph-rsid="05e60314"/>
    </style:style>
    <style:style style:name="P274" style:family="paragraph" style:parent-style-name="Text_20_body">
      <style:text-properties officeooo:paragraph-rsid="05e924e4"/>
    </style:style>
    <style:style style:name="P275" style:family="paragraph" style:parent-style-name="Text_20_body">
      <style:text-properties officeooo:paragraph-rsid="05ee912f"/>
    </style:style>
    <style:style style:name="P276" style:family="paragraph" style:parent-style-name="Text_20_body">
      <style:text-properties officeooo:paragraph-rsid="05ef3971"/>
    </style:style>
    <style:style style:name="P277" style:family="paragraph" style:parent-style-name="Text_20_body">
      <style:text-properties officeooo:paragraph-rsid="05fad942"/>
    </style:style>
    <style:style style:name="P278" style:family="paragraph" style:parent-style-name="Text_20_body">
      <style:text-properties officeooo:paragraph-rsid="05fc7b90"/>
    </style:style>
    <style:style style:name="P279" style:family="paragraph" style:parent-style-name="Heading_20_3">
      <style:text-properties officeooo:paragraph-rsid="000f50f9"/>
    </style:style>
    <style:style style:name="P280" style:family="paragraph" style:parent-style-name="Heading_20_3">
      <style:paragraph-properties fo:text-align="center" style:justify-single-word="false"/>
      <style:text-properties officeooo:paragraph-rsid="000f50f9"/>
    </style:style>
    <style:style style:name="P281" style:family="paragraph" style:parent-style-name="Heading_20_3">
      <style:text-properties officeooo:paragraph-rsid="03d39197"/>
    </style:style>
    <style:style style:name="P282" style:family="paragraph" style:parent-style-name="Text_20_body">
      <style:paragraph-properties fo:margin-left="0in" fo:margin-right="0in" fo:text-indent="0in" style:auto-text-indent="false"/>
    </style:style>
    <style:style style:name="P28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8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8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86"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8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8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8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9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9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32"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33"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34"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35"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36"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37"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38"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39"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40"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41"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42"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43"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44" style:family="paragraph" style:parent-style-name="Text_20_body">
      <style:paragraph-properties fo:margin-left="0in" fo:margin-right="0in" fo:text-indent="0in" style:auto-text-indent="false"/>
      <style:text-properties officeooo:rsid="02b99b7d" officeooo:paragraph-rsid="02b99b7d"/>
    </style:style>
    <style:style style:name="P345" style:family="paragraph" style:parent-style-name="Text_20_body">
      <style:paragraph-properties fo:margin-left="0in" fo:margin-right="0in" fo:text-indent="0in" style:auto-text-indent="false"/>
      <style:text-properties officeooo:rsid="02b99b7d" officeooo:paragraph-rsid="02cbd521"/>
    </style:style>
    <style:style style:name="P346" style:family="paragraph" style:parent-style-name="Text_20_body">
      <style:paragraph-properties fo:margin-left="0in" fo:margin-right="0in" fo:text-indent="0in" style:auto-text-indent="false"/>
      <style:text-properties officeooo:rsid="02b99b7d" officeooo:paragraph-rsid="02cf3693"/>
    </style:style>
    <style:style style:name="P347" style:family="paragraph" style:parent-style-name="Text_20_body">
      <style:paragraph-properties fo:margin-left="0in" fo:margin-right="0in" fo:text-indent="0in" style:auto-text-indent="false"/>
      <style:text-properties officeooo:rsid="02b99b7d" officeooo:paragraph-rsid="02dd66fe"/>
    </style:style>
    <style:style style:name="P348" style:family="paragraph" style:parent-style-name="Text_20_body">
      <style:paragraph-properties fo:margin-left="0in" fo:margin-right="0in" fo:text-indent="0in" style:auto-text-indent="false"/>
      <style:text-properties officeooo:rsid="02b99b7d" officeooo:paragraph-rsid="02e3fa67"/>
    </style:style>
    <style:style style:name="P349" style:family="paragraph" style:parent-style-name="Text_20_body">
      <style:paragraph-properties fo:margin-left="0in" fo:margin-right="0in" fo:text-indent="0in" style:auto-text-indent="false"/>
      <style:text-properties officeooo:rsid="02b99b7d" officeooo:paragraph-rsid="02e7989a"/>
    </style:style>
    <style:style style:name="P350" style:family="paragraph" style:parent-style-name="Text_20_body">
      <style:paragraph-properties fo:margin-left="0in" fo:margin-right="0in" fo:text-indent="0in" style:auto-text-indent="false"/>
      <style:text-properties officeooo:rsid="02b99b7d" officeooo:paragraph-rsid="02f68a34"/>
    </style:style>
    <style:style style:name="P351" style:family="paragraph" style:parent-style-name="Text_20_body">
      <style:paragraph-properties fo:margin-left="0in" fo:margin-right="0in" fo:text-indent="0in" style:auto-text-indent="false"/>
      <style:text-properties officeooo:rsid="02b99b7d" officeooo:paragraph-rsid="0309b411"/>
    </style:style>
    <style:style style:name="P352" style:family="paragraph" style:parent-style-name="Text_20_body">
      <style:paragraph-properties fo:margin-left="0in" fo:margin-right="0in" fo:text-indent="0in" style:auto-text-indent="false"/>
      <style:text-properties officeooo:rsid="02b99b7d" officeooo:paragraph-rsid="0315e8f8"/>
    </style:style>
    <style:style style:name="P353" style:family="paragraph" style:parent-style-name="Text_20_body">
      <style:paragraph-properties fo:margin-left="0in" fo:margin-right="0in" fo:text-indent="0in" style:auto-text-indent="false"/>
      <style:text-properties officeooo:rsid="02b99b7d" officeooo:paragraph-rsid="03220803"/>
    </style:style>
    <style:style style:name="P354" style:family="paragraph" style:parent-style-name="Text_20_body">
      <style:paragraph-properties fo:margin-left="0in" fo:margin-right="0in" fo:text-indent="0in" style:auto-text-indent="false"/>
      <style:text-properties officeooo:rsid="02b99b7d" officeooo:paragraph-rsid="032cd4e8"/>
    </style:style>
    <style:style style:name="P355" style:family="paragraph" style:parent-style-name="Text_20_body">
      <style:paragraph-properties fo:margin-left="0in" fo:margin-right="0in" fo:text-indent="0in" style:auto-text-indent="false"/>
      <style:text-properties officeooo:rsid="02b99b7d" officeooo:paragraph-rsid="03358152"/>
    </style:style>
    <style:style style:name="P356" style:family="paragraph" style:parent-style-name="Text_20_body">
      <style:paragraph-properties fo:margin-left="0in" fo:margin-right="0in" fo:text-indent="0in" style:auto-text-indent="false"/>
      <style:text-properties officeooo:rsid="02b99b7d" officeooo:paragraph-rsid="0343714a"/>
    </style:style>
    <style:style style:name="P357" style:family="paragraph" style:parent-style-name="Text_20_body">
      <style:paragraph-properties fo:margin-left="0in" fo:margin-right="0in" fo:text-indent="0in" style:auto-text-indent="false"/>
      <style:text-properties officeooo:rsid="02b99b7d" officeooo:paragraph-rsid="034d33d2"/>
    </style:style>
    <style:style style:name="P358" style:family="paragraph" style:parent-style-name="Text_20_body">
      <style:paragraph-properties fo:margin-left="0in" fo:margin-right="0in" fo:text-indent="0in" style:auto-text-indent="false"/>
      <style:text-properties officeooo:rsid="02b99b7d" officeooo:paragraph-rsid="0354462a"/>
    </style:style>
    <style:style style:name="P359" style:family="paragraph" style:parent-style-name="Text_20_body">
      <style:paragraph-properties fo:margin-left="0in" fo:margin-right="0in" fo:text-indent="0in" style:auto-text-indent="false"/>
      <style:text-properties officeooo:rsid="02b99b7d" officeooo:paragraph-rsid="035e151f"/>
    </style:style>
    <style:style style:name="P360" style:family="paragraph" style:parent-style-name="Text_20_body">
      <style:paragraph-properties fo:margin-left="0in" fo:margin-right="0in" fo:text-indent="0in" style:auto-text-indent="false"/>
      <style:text-properties officeooo:rsid="02b99b7d" officeooo:paragraph-rsid="0366ace4"/>
    </style:style>
    <style:style style:name="P361" style:family="paragraph" style:parent-style-name="Text_20_body">
      <style:paragraph-properties fo:margin-left="0in" fo:margin-right="0in" fo:text-indent="0in" style:auto-text-indent="false"/>
      <style:text-properties officeooo:rsid="03709bb9" officeooo:paragraph-rsid="03709bb9"/>
    </style:style>
    <style:style style:name="P362" style:family="paragraph" style:parent-style-name="Text_20_body">
      <style:paragraph-properties fo:margin-left="0in" fo:margin-right="0in" fo:text-indent="0in" style:auto-text-indent="false"/>
      <style:text-properties officeooo:rsid="03709bb9" officeooo:paragraph-rsid="037478fd"/>
    </style:style>
    <style:style style:name="P363" style:family="paragraph" style:parent-style-name="Text_20_body">
      <style:paragraph-properties fo:margin-left="0in" fo:margin-right="0in" fo:text-indent="0in" style:auto-text-indent="false"/>
      <style:text-properties officeooo:rsid="03709bb9" officeooo:paragraph-rsid="0381a510"/>
    </style:style>
    <style:style style:name="P364" style:family="paragraph" style:parent-style-name="Text_20_body">
      <style:paragraph-properties fo:margin-left="0in" fo:margin-right="0in" fo:text-indent="0in" style:auto-text-indent="false"/>
      <style:text-properties officeooo:rsid="03709bb9" officeooo:paragraph-rsid="038539c8"/>
    </style:style>
    <style:style style:name="P365" style:family="paragraph" style:parent-style-name="Text_20_body">
      <style:paragraph-properties fo:margin-left="0in" fo:margin-right="0in" fo:text-indent="0in" style:auto-text-indent="false"/>
      <style:text-properties officeooo:rsid="038f9a3a" officeooo:paragraph-rsid="038f9a3a"/>
    </style:style>
    <style:style style:name="P366" style:family="paragraph" style:parent-style-name="Text_20_body">
      <style:paragraph-properties fo:margin-left="0in" fo:margin-right="0in" fo:text-indent="0in" style:auto-text-indent="false"/>
      <style:text-properties officeooo:rsid="039afc08" officeooo:paragraph-rsid="039afc08"/>
    </style:style>
    <style:style style:name="P367" style:family="paragraph" style:parent-style-name="Text_20_body">
      <style:paragraph-properties fo:margin-left="0in" fo:margin-right="0in" fo:text-indent="0in" style:auto-text-indent="false"/>
      <style:text-properties officeooo:rsid="03de5d87" officeooo:paragraph-rsid="03de5d87"/>
    </style:style>
    <style:style style:name="P368" style:family="paragraph" style:parent-style-name="Text_20_body">
      <style:paragraph-properties fo:margin-left="0in" fo:margin-right="0in" fo:text-indent="0in" style:auto-text-indent="false"/>
      <style:text-properties officeooo:rsid="03de5d87" officeooo:paragraph-rsid="03ec6d8f"/>
    </style:style>
    <style:style style:name="P369" style:family="paragraph" style:parent-style-name="Text_20_body">
      <style:paragraph-properties fo:margin-left="0in" fo:margin-right="0in" fo:text-indent="0in" style:auto-text-indent="false"/>
      <style:text-properties officeooo:rsid="03de5d87" officeooo:paragraph-rsid="03edab8c"/>
    </style:style>
    <style:style style:name="P370" style:family="paragraph" style:parent-style-name="Text_20_body">
      <style:paragraph-properties fo:margin-left="0in" fo:margin-right="0in" fo:text-indent="0in" style:auto-text-indent="false"/>
      <style:text-properties officeooo:rsid="03de5d87" officeooo:paragraph-rsid="03f887d7"/>
    </style:style>
    <style:style style:name="P371" style:family="paragraph" style:parent-style-name="Text_20_body">
      <style:paragraph-properties fo:margin-left="0in" fo:margin-right="0in" fo:text-indent="0in" style:auto-text-indent="false"/>
      <style:text-properties officeooo:rsid="03de5d87" officeooo:paragraph-rsid="04030b7d"/>
    </style:style>
    <style:style style:name="P372" style:family="paragraph" style:parent-style-name="Text_20_body">
      <style:paragraph-properties fo:margin-left="0in" fo:margin-right="0in" fo:text-indent="0in" style:auto-text-indent="false"/>
      <style:text-properties officeooo:rsid="03de5d87" officeooo:paragraph-rsid="040a39cb"/>
    </style:style>
    <style:style style:name="P373" style:family="paragraph" style:parent-style-name="Text_20_body">
      <style:paragraph-properties fo:margin-left="0in" fo:margin-right="0in" fo:text-indent="0in" style:auto-text-indent="false"/>
      <style:text-properties officeooo:rsid="03de5d87" officeooo:paragraph-rsid="04149f5e"/>
    </style:style>
    <style:style style:name="P374" style:family="paragraph" style:parent-style-name="Text_20_body">
      <style:paragraph-properties fo:margin-left="0in" fo:margin-right="0in" fo:text-indent="0in" style:auto-text-indent="false"/>
      <style:text-properties officeooo:rsid="03de5d87" officeooo:paragraph-rsid="0427563f"/>
    </style:style>
    <style:style style:name="P375" style:family="paragraph" style:parent-style-name="Text_20_body">
      <style:paragraph-properties fo:margin-left="0in" fo:margin-right="0in" fo:text-indent="0in" style:auto-text-indent="false"/>
      <style:text-properties officeooo:rsid="03de5d87" officeooo:paragraph-rsid="0430a8a6"/>
    </style:style>
    <style:style style:name="P376" style:family="paragraph" style:parent-style-name="Text_20_body">
      <style:paragraph-properties fo:margin-left="0in" fo:margin-right="0in" fo:text-indent="0in" style:auto-text-indent="false"/>
      <style:text-properties officeooo:rsid="03de5d87" officeooo:paragraph-rsid="043b61b8"/>
    </style:style>
    <style:style style:name="P377" style:family="paragraph" style:parent-style-name="Text_20_body">
      <style:paragraph-properties fo:margin-left="0in" fo:margin-right="0in" fo:text-indent="0in" style:auto-text-indent="false"/>
      <style:text-properties officeooo:rsid="03de5d87" officeooo:paragraph-rsid="04468259"/>
    </style:style>
    <style:style style:name="P378" style:family="paragraph" style:parent-style-name="Text_20_body">
      <style:paragraph-properties fo:margin-left="0in" fo:margin-right="0in" fo:text-indent="0in" style:auto-text-indent="false"/>
      <style:text-properties officeooo:rsid="03de5d87" officeooo:paragraph-rsid="04509127"/>
    </style:style>
    <style:style style:name="P379" style:family="paragraph" style:parent-style-name="Text_20_body">
      <style:paragraph-properties fo:margin-left="0in" fo:margin-right="0in" fo:text-indent="0in" style:auto-text-indent="false"/>
      <style:text-properties officeooo:rsid="03de5d87" officeooo:paragraph-rsid="0464d82e"/>
    </style:style>
    <style:style style:name="P380" style:family="paragraph" style:parent-style-name="Text_20_body">
      <style:paragraph-properties fo:margin-left="0in" fo:margin-right="0in" fo:text-indent="0in" style:auto-text-indent="false"/>
      <style:text-properties officeooo:rsid="03de5d87" officeooo:paragraph-rsid="04725d6a"/>
    </style:style>
    <style:style style:name="P381" style:family="paragraph" style:parent-style-name="Text_20_body">
      <style:paragraph-properties fo:margin-left="0in" fo:margin-right="0in" fo:text-indent="0in" style:auto-text-indent="false"/>
      <style:text-properties officeooo:rsid="03de5d87" officeooo:paragraph-rsid="0475ecdf"/>
    </style:style>
    <style:style style:name="P382" style:family="paragraph" style:parent-style-name="Text_20_body">
      <style:paragraph-properties fo:margin-left="0in" fo:margin-right="0in" fo:text-indent="0in" style:auto-text-indent="false"/>
      <style:text-properties officeooo:rsid="03de5d87" officeooo:paragraph-rsid="04883311"/>
    </style:style>
    <style:style style:name="P383" style:family="paragraph" style:parent-style-name="Text_20_body">
      <style:paragraph-properties fo:margin-left="0in" fo:margin-right="0in" fo:text-indent="0in" style:auto-text-indent="false"/>
      <style:text-properties officeooo:rsid="03de5d87" officeooo:paragraph-rsid="048ec6f9"/>
    </style:style>
    <style:style style:name="P384" style:family="paragraph" style:parent-style-name="Text_20_body">
      <style:paragraph-properties fo:margin-left="0in" fo:margin-right="0in" fo:text-indent="0in" style:auto-text-indent="false"/>
      <style:text-properties officeooo:rsid="03de5d87" officeooo:paragraph-rsid="049982c5"/>
    </style:style>
    <style:style style:name="P385" style:family="paragraph" style:parent-style-name="Text_20_body">
      <style:paragraph-properties fo:margin-left="0in" fo:margin-right="0in" fo:text-indent="0in" style:auto-text-indent="false"/>
      <style:text-properties officeooo:rsid="03de5d87" officeooo:paragraph-rsid="04ad880a"/>
    </style:style>
    <style:style style:name="P386"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87"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88"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89"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90"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9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9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9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9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9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96"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39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39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39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0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01"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0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0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0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0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0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0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0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0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10" style:family="paragraph" style:parent-style-name="Text_20_body">
      <style:paragraph-properties fo:margin-left="0in" fo:margin-right="0in" fo:text-indent="0in" style:auto-text-indent="false"/>
      <style:text-properties style:text-position="sub 58%" officeooo:paragraph-rsid="05665a0d"/>
    </style:style>
    <style:style style:name="P411"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1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1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1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1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2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2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2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2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2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2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2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2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2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2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31"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32"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33"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34"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35"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36" style:family="paragraph" style:parent-style-name="Text_20_body">
      <style:paragraph-properties fo:margin-left="0.9846in" fo:margin-right="0in" fo:text-indent="0in" style:auto-text-indent="false"/>
    </style:style>
    <style:style style:name="P437" style:family="paragraph" style:parent-style-name="Text_20_body">
      <style:paragraph-properties fo:margin-left="0.9846in" fo:margin-right="0in" fo:text-indent="0in" style:auto-text-indent="false"/>
      <style:text-properties officeooo:paragraph-rsid="0029820e"/>
    </style:style>
    <style:style style:name="P438" style:family="paragraph" style:parent-style-name="Text_20_body">
      <style:paragraph-properties fo:margin-left="0.9846in" fo:margin-right="0in" fo:text-indent="0in" style:auto-text-indent="false"/>
      <style:text-properties officeooo:paragraph-rsid="002eadc6"/>
    </style:style>
    <style:style style:name="P439" style:family="paragraph" style:parent-style-name="Text_20_body">
      <style:paragraph-properties fo:margin-left="0.9846in" fo:margin-right="0in" fo:text-indent="0in" style:auto-text-indent="false"/>
      <style:text-properties officeooo:paragraph-rsid="00388490"/>
    </style:style>
    <style:style style:name="P440" style:family="paragraph" style:parent-style-name="Text_20_body">
      <style:paragraph-properties fo:margin-left="0.9846in" fo:margin-right="0in" fo:text-indent="0in" style:auto-text-indent="false"/>
      <style:text-properties officeooo:paragraph-rsid="003b455e"/>
    </style:style>
    <style:style style:name="P441" style:family="paragraph" style:parent-style-name="Text_20_body">
      <style:paragraph-properties fo:margin-left="0.9846in" fo:margin-right="0in" fo:text-indent="0in" style:auto-text-indent="false"/>
      <style:text-properties officeooo:paragraph-rsid="0052143e"/>
    </style:style>
    <style:style style:name="P442" style:family="paragraph" style:parent-style-name="Text_20_body">
      <style:paragraph-properties fo:margin-left="0.9846in" fo:margin-right="0in" fo:text-indent="0in" style:auto-text-indent="false"/>
      <style:text-properties officeooo:paragraph-rsid="006de052"/>
    </style:style>
    <style:style style:name="P443" style:family="paragraph" style:parent-style-name="Text_20_body">
      <style:paragraph-properties fo:margin-left="0.9846in" fo:margin-right="0in" fo:text-indent="0in" style:auto-text-indent="false"/>
      <style:text-properties officeooo:paragraph-rsid="00c595a4"/>
    </style:style>
    <style:style style:name="P444" style:family="paragraph" style:parent-style-name="Text_20_body">
      <style:paragraph-properties fo:margin-left="0.9846in" fo:margin-right="0in" fo:text-indent="0in" style:auto-text-indent="false"/>
      <style:text-properties officeooo:paragraph-rsid="00c5a1c7"/>
    </style:style>
    <style:style style:name="P445" style:family="paragraph" style:parent-style-name="Text_20_body">
      <style:paragraph-properties fo:margin-left="0.9846in" fo:margin-right="0in" fo:text-indent="0in" style:auto-text-indent="false"/>
      <style:text-properties officeooo:paragraph-rsid="00c96220"/>
    </style:style>
    <style:style style:name="P446" style:family="paragraph" style:parent-style-name="Text_20_body">
      <style:paragraph-properties fo:margin-left="0.9846in" fo:margin-right="0in" fo:text-indent="0in" style:auto-text-indent="false"/>
      <style:text-properties officeooo:paragraph-rsid="00ca7c42"/>
    </style:style>
    <style:style style:name="P447" style:family="paragraph" style:parent-style-name="Text_20_body">
      <style:paragraph-properties fo:margin-left="0.9846in" fo:margin-right="0in" fo:text-indent="0in" style:auto-text-indent="false"/>
      <style:text-properties officeooo:paragraph-rsid="00cab2b0"/>
    </style:style>
    <style:style style:name="P448" style:family="paragraph" style:parent-style-name="Text_20_body">
      <style:paragraph-properties fo:margin-left="0.9846in" fo:margin-right="0in" fo:text-indent="0in" style:auto-text-indent="false"/>
      <style:text-properties officeooo:rsid="00cab2b0" officeooo:paragraph-rsid="00cab2b0"/>
    </style:style>
    <style:style style:name="P449" style:family="paragraph" style:parent-style-name="Text_20_body">
      <style:paragraph-properties fo:margin-left="0.9846in" fo:margin-right="0in" fo:text-indent="0in" style:auto-text-indent="false"/>
      <style:text-properties officeooo:paragraph-rsid="00ce3615"/>
    </style:style>
    <style:style style:name="P450" style:family="paragraph" style:parent-style-name="Text_20_body">
      <style:paragraph-properties fo:margin-left="0.9846in" fo:margin-right="0in" fo:text-indent="0in" style:auto-text-indent="false"/>
      <style:text-properties officeooo:paragraph-rsid="00ff0722"/>
    </style:style>
    <style:style style:name="P451" style:family="paragraph" style:parent-style-name="Text_20_body">
      <style:paragraph-properties fo:margin-left="0.9846in" fo:margin-right="0in" fo:text-indent="0in" style:auto-text-indent="false"/>
      <style:text-properties officeooo:paragraph-rsid="0104d3ca"/>
    </style:style>
    <style:style style:name="P452"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53"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54" style:family="paragraph" style:parent-style-name="Text_20_body">
      <style:paragraph-properties fo:margin-left="0.9846in" fo:margin-right="0in" fo:text-indent="0in" style:auto-text-indent="false"/>
      <style:text-properties officeooo:paragraph-rsid="0132a619"/>
    </style:style>
    <style:style style:name="P455" style:family="paragraph" style:parent-style-name="Text_20_body">
      <style:paragraph-properties fo:margin-left="0.9846in" fo:margin-right="0in" fo:text-indent="0in" style:auto-text-indent="false"/>
      <style:text-properties officeooo:paragraph-rsid="014395c0"/>
    </style:style>
    <style:style style:name="P456" style:family="paragraph" style:parent-style-name="Text_20_body">
      <style:paragraph-properties fo:margin-left="0.9846in" fo:margin-right="0in" fo:text-indent="0in" style:auto-text-indent="false"/>
      <style:text-properties officeooo:paragraph-rsid="019d6dd9"/>
    </style:style>
    <style:style style:name="P457" style:family="paragraph" style:parent-style-name="Text_20_body">
      <style:paragraph-properties fo:margin-left="0.9846in" fo:margin-right="0in" fo:text-indent="0in" style:auto-text-indent="false"/>
      <style:text-properties officeooo:paragraph-rsid="01a04ac2"/>
    </style:style>
    <style:style style:name="P458" style:family="paragraph" style:parent-style-name="Text_20_body">
      <style:paragraph-properties fo:margin-left="0.9846in" fo:margin-right="0in" fo:text-indent="0in" style:auto-text-indent="false"/>
      <style:text-properties officeooo:paragraph-rsid="01a71f79"/>
    </style:style>
    <style:style style:name="P459" style:family="paragraph" style:parent-style-name="Text_20_body">
      <style:paragraph-properties fo:margin-left="0.9846in" fo:margin-right="0in" fo:text-indent="0in" style:auto-text-indent="false"/>
      <style:text-properties officeooo:paragraph-rsid="01b2acc7"/>
    </style:style>
    <style:style style:name="P460" style:family="paragraph" style:parent-style-name="Text_20_body">
      <style:paragraph-properties fo:margin-left="0.9846in" fo:margin-right="0in" fo:text-indent="0in" style:auto-text-indent="false"/>
      <style:text-properties officeooo:paragraph-rsid="01b5294d"/>
    </style:style>
    <style:style style:name="P461" style:family="paragraph" style:parent-style-name="Text_20_body">
      <style:paragraph-properties fo:margin-left="0.9846in" fo:margin-right="0in" fo:text-indent="0in" style:auto-text-indent="false"/>
      <style:text-properties officeooo:paragraph-rsid="01b94988"/>
    </style:style>
    <style:style style:name="P462" style:family="paragraph" style:parent-style-name="Text_20_body">
      <style:paragraph-properties fo:margin-left="0.9846in" fo:margin-right="0in" fo:text-indent="0in" style:auto-text-indent="false"/>
      <style:text-properties officeooo:paragraph-rsid="01c812e4"/>
    </style:style>
    <style:style style:name="P463" style:family="paragraph" style:parent-style-name="Text_20_body">
      <style:paragraph-properties fo:margin-left="0.9846in" fo:margin-right="0in" fo:text-indent="0in" style:auto-text-indent="false"/>
      <style:text-properties officeooo:paragraph-rsid="01dbe000"/>
    </style:style>
    <style:style style:name="P464" style:family="paragraph" style:parent-style-name="Text_20_body">
      <style:paragraph-properties fo:margin-left="0.9846in" fo:margin-right="0in" fo:text-indent="0in" style:auto-text-indent="false"/>
      <style:text-properties officeooo:paragraph-rsid="01e73a42"/>
    </style:style>
    <style:style style:name="P465" style:family="paragraph" style:parent-style-name="Text_20_body">
      <style:paragraph-properties fo:margin-left="0.9846in" fo:margin-right="0in" fo:text-indent="0in" style:auto-text-indent="false"/>
      <style:text-properties officeooo:paragraph-rsid="020278ec"/>
    </style:style>
    <style:style style:name="P466" style:family="paragraph" style:parent-style-name="Text_20_body">
      <style:paragraph-properties fo:margin-left="0.9846in" fo:margin-right="0in" fo:text-indent="0in" style:auto-text-indent="false"/>
      <style:text-properties officeooo:paragraph-rsid="0203ca1b"/>
    </style:style>
    <style:style style:name="P467" style:family="paragraph" style:parent-style-name="Text_20_body">
      <style:paragraph-properties fo:margin-left="0.9846in" fo:margin-right="0in" fo:text-indent="0in" style:auto-text-indent="false"/>
      <style:text-properties officeooo:paragraph-rsid="0204069f"/>
    </style:style>
    <style:style style:name="P468" style:family="paragraph" style:parent-style-name="Text_20_body">
      <style:paragraph-properties fo:margin-left="0.9846in" fo:margin-right="0in" fo:text-indent="0in" style:auto-text-indent="false"/>
      <style:text-properties officeooo:paragraph-rsid="02045356"/>
    </style:style>
    <style:style style:name="P469" style:family="paragraph" style:parent-style-name="Text_20_body">
      <style:paragraph-properties fo:margin-left="0.9846in" fo:margin-right="0in" fo:text-indent="0in" style:auto-text-indent="false"/>
      <style:text-properties officeooo:paragraph-rsid="020bc6b0"/>
    </style:style>
    <style:style style:name="P470" style:family="paragraph" style:parent-style-name="Text_20_body">
      <style:paragraph-properties fo:margin-left="0.9846in" fo:margin-right="0in" fo:text-indent="0in" style:auto-text-indent="false"/>
      <style:text-properties officeooo:paragraph-rsid="020d5c6a"/>
    </style:style>
    <style:style style:name="P471" style:family="paragraph" style:parent-style-name="Text_20_body">
      <style:paragraph-properties fo:margin-left="0.9846in" fo:margin-right="0in" fo:text-indent="0in" style:auto-text-indent="false"/>
      <style:text-properties officeooo:paragraph-rsid="02123bb9"/>
    </style:style>
    <style:style style:name="P472" style:family="paragraph" style:parent-style-name="Text_20_body">
      <style:paragraph-properties fo:margin-left="0.9846in" fo:margin-right="0in" fo:text-indent="0in" style:auto-text-indent="false"/>
      <style:text-properties officeooo:paragraph-rsid="022423ee"/>
    </style:style>
    <style:style style:name="P473" style:family="paragraph" style:parent-style-name="Text_20_body">
      <style:paragraph-properties fo:margin-left="0.9846in" fo:margin-right="0in" fo:text-indent="0in" style:auto-text-indent="false"/>
      <style:text-properties officeooo:paragraph-rsid="0238a0c1"/>
    </style:style>
    <style:style style:name="P474" style:family="paragraph" style:parent-style-name="Text_20_body">
      <style:paragraph-properties fo:margin-left="0.9846in" fo:margin-right="0in" fo:text-indent="0in" style:auto-text-indent="false"/>
      <style:text-properties officeooo:paragraph-rsid="024fab84"/>
    </style:style>
    <style:style style:name="P475" style:family="paragraph" style:parent-style-name="Text_20_body">
      <style:paragraph-properties fo:margin-left="0.9846in" fo:margin-right="0in" fo:text-indent="0in" style:auto-text-indent="false"/>
      <style:text-properties officeooo:paragraph-rsid="0270252b"/>
    </style:style>
    <style:style style:name="P476" style:family="paragraph" style:parent-style-name="Text_20_body">
      <style:paragraph-properties fo:margin-left="0.9846in" fo:margin-right="0in" fo:text-indent="0in" style:auto-text-indent="false"/>
      <style:text-properties officeooo:paragraph-rsid="02afd014"/>
    </style:style>
    <style:style style:name="P477" style:family="paragraph" style:parent-style-name="Text_20_body">
      <style:paragraph-properties fo:margin-left="0.9846in" fo:margin-right="0in" fo:text-indent="0in" style:auto-text-indent="false"/>
      <style:text-properties officeooo:paragraph-rsid="02b4d5ec"/>
    </style:style>
    <style:style style:name="P478" style:family="paragraph" style:parent-style-name="Text_20_body">
      <style:paragraph-properties fo:margin-left="0.9846in" fo:margin-right="0in" fo:text-indent="0in" style:auto-text-indent="false"/>
      <style:text-properties officeooo:paragraph-rsid="02b664f3"/>
    </style:style>
    <style:style style:name="P479" style:family="paragraph" style:parent-style-name="Text_20_body">
      <style:paragraph-properties fo:margin-left="0.9846in" fo:margin-right="0in" fo:text-indent="0in" style:auto-text-indent="false"/>
      <style:text-properties officeooo:paragraph-rsid="02cba12e"/>
    </style:style>
    <style:style style:name="P480" style:family="paragraph" style:parent-style-name="Text_20_body">
      <style:paragraph-properties fo:margin-left="0.9846in" fo:margin-right="0in" fo:text-indent="0in" style:auto-text-indent="false"/>
      <style:text-properties officeooo:paragraph-rsid="02cbd521"/>
    </style:style>
    <style:style style:name="P481" style:family="paragraph" style:parent-style-name="Text_20_body">
      <style:paragraph-properties fo:margin-left="0.9846in" fo:margin-right="0in" fo:text-indent="0in" style:auto-text-indent="false"/>
      <style:text-properties officeooo:paragraph-rsid="0300dd56"/>
    </style:style>
    <style:style style:name="P482" style:family="paragraph" style:parent-style-name="Text_20_body">
      <style:paragraph-properties fo:margin-left="0.9846in" fo:margin-right="0in" fo:text-indent="0in" style:auto-text-indent="false"/>
      <style:text-properties officeooo:paragraph-rsid="0300b065"/>
    </style:style>
    <style:style style:name="P483" style:family="paragraph" style:parent-style-name="Text_20_body">
      <style:paragraph-properties fo:margin-left="0.9846in" fo:margin-right="0in" fo:text-indent="0in" style:auto-text-indent="false"/>
      <style:text-properties officeooo:paragraph-rsid="030634d9"/>
    </style:style>
    <style:style style:name="P484" style:family="paragraph" style:parent-style-name="Text_20_body">
      <style:paragraph-properties fo:margin-left="0.9846in" fo:margin-right="0in" fo:text-indent="0in" style:auto-text-indent="false"/>
      <style:text-properties officeooo:paragraph-rsid="030821fe"/>
    </style:style>
    <style:style style:name="P485" style:family="paragraph" style:parent-style-name="Text_20_body">
      <style:paragraph-properties fo:margin-left="0.9846in" fo:margin-right="0in" fo:text-indent="0in" style:auto-text-indent="false"/>
      <style:text-properties officeooo:paragraph-rsid="031b9c14"/>
    </style:style>
    <style:style style:name="P486" style:family="paragraph" style:parent-style-name="Text_20_body">
      <style:paragraph-properties fo:margin-left="0.9846in" fo:margin-right="0in" fo:text-indent="0in" style:auto-text-indent="false"/>
      <style:text-properties officeooo:paragraph-rsid="031d78b7"/>
    </style:style>
    <style:style style:name="P487" style:family="paragraph" style:parent-style-name="Text_20_body">
      <style:paragraph-properties fo:margin-left="0.9846in" fo:margin-right="0in" fo:text-indent="0in" style:auto-text-indent="false"/>
      <style:text-properties officeooo:paragraph-rsid="0322c4af"/>
    </style:style>
    <style:style style:name="P488" style:family="paragraph" style:parent-style-name="Text_20_body">
      <style:paragraph-properties fo:margin-left="0.9846in" fo:margin-right="0in" fo:text-indent="0in" style:auto-text-indent="false"/>
      <style:text-properties officeooo:paragraph-rsid="033b027d"/>
    </style:style>
    <style:style style:name="P489" style:family="paragraph" style:parent-style-name="Text_20_body">
      <style:paragraph-properties fo:margin-left="0.9846in" fo:margin-right="0in" fo:text-indent="0in" style:auto-text-indent="false"/>
      <style:text-properties officeooo:paragraph-rsid="035742a2"/>
    </style:style>
    <style:style style:name="P490" style:family="paragraph" style:parent-style-name="Text_20_body">
      <style:paragraph-properties fo:margin-left="0.9846in" fo:margin-right="0in" fo:text-indent="0in" style:auto-text-indent="false"/>
      <style:text-properties officeooo:paragraph-rsid="03606def"/>
    </style:style>
    <style:style style:name="P491" style:family="paragraph" style:parent-style-name="Text_20_body">
      <style:paragraph-properties fo:margin-left="0.9846in" fo:margin-right="0in" fo:text-indent="0in" style:auto-text-indent="false"/>
      <style:text-properties officeooo:paragraph-rsid="03627098"/>
    </style:style>
    <style:style style:name="P492" style:family="paragraph" style:parent-style-name="Text_20_body">
      <style:paragraph-properties fo:margin-left="0.9846in" fo:margin-right="0in" fo:text-indent="0in" style:auto-text-indent="false"/>
      <style:text-properties officeooo:paragraph-rsid="0389d56e"/>
    </style:style>
    <style:style style:name="P493" style:family="paragraph" style:parent-style-name="Text_20_body">
      <style:paragraph-properties fo:margin-left="0.9846in" fo:margin-right="0in" fo:text-indent="0in" style:auto-text-indent="false"/>
      <style:text-properties officeooo:paragraph-rsid="038b81d6"/>
    </style:style>
    <style:style style:name="P494" style:family="paragraph" style:parent-style-name="Text_20_body">
      <style:paragraph-properties fo:margin-left="0.9846in" fo:margin-right="0in" fo:text-indent="0in" style:auto-text-indent="false"/>
      <style:text-properties officeooo:paragraph-rsid="03aa1513"/>
    </style:style>
    <style:style style:name="P495" style:family="paragraph" style:parent-style-name="Text_20_body">
      <style:paragraph-properties fo:margin-left="0.9846in" fo:margin-right="0in" fo:text-indent="0in" style:auto-text-indent="false"/>
      <style:text-properties officeooo:paragraph-rsid="03c4eae3"/>
    </style:style>
    <style:style style:name="P496" style:family="paragraph" style:parent-style-name="Text_20_body">
      <style:paragraph-properties fo:margin-left="0.9846in" fo:margin-right="0in" fo:text-indent="0in" style:auto-text-indent="false"/>
      <style:text-properties officeooo:paragraph-rsid="03d6c012"/>
    </style:style>
    <style:style style:name="P497" style:family="paragraph" style:parent-style-name="Text_20_body">
      <style:paragraph-properties fo:margin-left="0.9846in" fo:margin-right="0in" fo:text-indent="0in" style:auto-text-indent="false"/>
      <style:text-properties officeooo:rsid="03de5d87" officeooo:paragraph-rsid="03ec6d8f"/>
    </style:style>
    <style:style style:name="P498" style:family="paragraph" style:parent-style-name="Text_20_body">
      <style:paragraph-properties fo:margin-left="0.9846in" fo:margin-right="0in" fo:text-indent="0in" style:auto-text-indent="false"/>
      <style:text-properties officeooo:rsid="03de5d87" officeooo:paragraph-rsid="03edab8c"/>
    </style:style>
    <style:style style:name="P499" style:family="paragraph" style:parent-style-name="Text_20_body">
      <style:paragraph-properties fo:margin-left="0.9846in" fo:margin-right="0in" fo:text-indent="0in" style:auto-text-indent="false"/>
      <style:text-properties officeooo:rsid="03de5d87" officeooo:paragraph-rsid="03f887d7"/>
    </style:style>
    <style:style style:name="P500" style:family="paragraph" style:parent-style-name="Text_20_body">
      <style:paragraph-properties fo:margin-left="0.9846in" fo:margin-right="0in" fo:text-indent="0in" style:auto-text-indent="false"/>
      <style:text-properties officeooo:rsid="03de5d87" officeooo:paragraph-rsid="0420f176"/>
    </style:style>
    <style:style style:name="P501" style:family="paragraph" style:parent-style-name="Text_20_body">
      <style:paragraph-properties fo:margin-left="0.9846in" fo:margin-right="0in" fo:text-indent="0in" style:auto-text-indent="false"/>
      <style:text-properties officeooo:rsid="03de5d87" officeooo:paragraph-rsid="04468259"/>
    </style:style>
    <style:style style:name="P502" style:family="paragraph" style:parent-style-name="Text_20_body">
      <style:paragraph-properties fo:margin-left="0.9846in" fo:margin-right="0in" fo:text-indent="0in" style:auto-text-indent="false"/>
      <style:text-properties officeooo:rsid="03de5d87" officeooo:paragraph-rsid="04509127"/>
    </style:style>
    <style:style style:name="P503" style:family="paragraph" style:parent-style-name="Text_20_body">
      <style:paragraph-properties fo:margin-left="0.9846in" fo:margin-right="0in" fo:text-indent="0in" style:auto-text-indent="false"/>
      <style:text-properties officeooo:paragraph-rsid="04149f5e"/>
    </style:style>
    <style:style style:name="P504" style:family="paragraph" style:parent-style-name="Text_20_body">
      <style:paragraph-properties fo:margin-left="0.9846in" fo:margin-right="0in" fo:text-indent="0in" style:auto-text-indent="false"/>
      <style:text-properties officeooo:paragraph-rsid="0427563f"/>
    </style:style>
    <style:style style:name="P505" style:family="paragraph" style:parent-style-name="Text_20_body">
      <style:paragraph-properties fo:margin-left="0.9846in" fo:margin-right="0in" fo:text-indent="0in" style:auto-text-indent="false"/>
      <style:text-properties officeooo:paragraph-rsid="0446d2c7"/>
    </style:style>
    <style:style style:name="P506" style:family="paragraph" style:parent-style-name="Text_20_body">
      <style:paragraph-properties fo:margin-left="0.9846in" fo:margin-right="0in" fo:text-indent="0in" style:auto-text-indent="false"/>
      <style:text-properties officeooo:paragraph-rsid="047b26d7"/>
    </style:style>
    <style:style style:name="P507" style:family="paragraph" style:parent-style-name="Text_20_body">
      <style:paragraph-properties fo:margin-left="0.9846in" fo:margin-right="0in" fo:text-indent="0in" style:auto-text-indent="false"/>
      <style:text-properties officeooo:paragraph-rsid="047cb44f"/>
    </style:style>
    <style:style style:name="P508" style:family="paragraph" style:parent-style-name="Text_20_body">
      <style:paragraph-properties fo:margin-left="0.9846in" fo:margin-right="0in" fo:text-indent="0in" style:auto-text-indent="false"/>
      <style:text-properties officeooo:paragraph-rsid="04912825"/>
    </style:style>
    <style:style style:name="P509" style:family="paragraph" style:parent-style-name="Text_20_body">
      <style:paragraph-properties fo:margin-left="0.9846in" fo:margin-right="0in" fo:text-indent="0in" style:auto-text-indent="false"/>
      <style:text-properties officeooo:paragraph-rsid="04972ff1"/>
    </style:style>
    <style:style style:name="P510" style:family="paragraph" style:parent-style-name="Text_20_body">
      <style:paragraph-properties fo:margin-left="0.9846in" fo:margin-right="0in" fo:text-indent="0in" style:auto-text-indent="false"/>
      <style:text-properties officeooo:paragraph-rsid="04fa9d01"/>
    </style:style>
    <style:style style:name="P511" style:family="paragraph" style:parent-style-name="Text_20_body">
      <style:paragraph-properties fo:margin-left="0.9846in" fo:margin-right="0in" fo:text-indent="0in" style:auto-text-indent="false"/>
      <style:text-properties officeooo:paragraph-rsid="055702f2"/>
    </style:style>
    <style:style style:name="P512" style:family="paragraph" style:parent-style-name="Text_20_body">
      <style:paragraph-properties fo:margin-left="0.9846in" fo:margin-right="0in" fo:text-indent="0in" style:auto-text-indent="false"/>
      <style:text-properties officeooo:paragraph-rsid="0557063a"/>
    </style:style>
    <style:style style:name="P513"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paragraph-properties fo:margin-left="0.9846in" fo:margin-right="0in" fo:text-indent="0in" style:auto-text-indent="false"/>
      <style:text-properties officeooo:paragraph-rsid="05665a0d"/>
    </style:style>
    <style:style style:name="P515"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16" style:family="paragraph" style:parent-style-name="Text_20_body">
      <style:paragraph-properties fo:margin-left="0.9846in" fo:margin-right="0in" fo:text-indent="0in" style:auto-text-indent="false"/>
      <style:text-properties officeooo:paragraph-rsid="056bf9fe"/>
    </style:style>
    <style:style style:name="P517" style:family="paragraph" style:parent-style-name="Text_20_body">
      <style:paragraph-properties fo:margin-left="0.9846in" fo:margin-right="0in" fo:text-indent="0in" style:auto-text-indent="false"/>
      <style:text-properties officeooo:paragraph-rsid="057bf6c1"/>
    </style:style>
    <style:style style:name="P518" style:family="paragraph" style:parent-style-name="Text_20_body">
      <style:paragraph-properties fo:margin-left="0.9846in" fo:margin-right="0in" fo:text-indent="0in" style:auto-text-indent="false"/>
      <style:text-properties officeooo:paragraph-rsid="059a993a"/>
    </style:style>
    <style:style style:name="P519" style:family="paragraph" style:parent-style-name="Text_20_body">
      <style:paragraph-properties fo:margin-left="0.9846in" fo:margin-right="0in" fo:text-indent="0in" style:auto-text-indent="false"/>
      <style:text-properties officeooo:paragraph-rsid="05b9432b"/>
    </style:style>
    <style:style style:name="P520" style:family="paragraph" style:parent-style-name="Text_20_body">
      <style:paragraph-properties fo:margin-left="0.9846in" fo:margin-right="0in" fo:text-indent="0in" style:auto-text-indent="false"/>
      <style:text-properties officeooo:paragraph-rsid="05ca4df6"/>
    </style:style>
    <style:style style:name="P521" style:family="paragraph" style:parent-style-name="Text_20_body">
      <style:paragraph-properties fo:margin-left="0.9846in" fo:margin-right="0in" fo:text-indent="0in" style:auto-text-indent="false"/>
      <style:text-properties officeooo:paragraph-rsid="05e60314"/>
    </style:style>
    <style:style style:name="P522"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23" style:family="paragraph" style:parent-style-name="indent-big">
      <style:paragraph-properties fo:text-align="start" style:justify-single-word="false"/>
      <style:text-properties fo:language="none" fo:country="none" style:language-asian="none" style:country-asian="none"/>
    </style:style>
    <style:style style:name="P524"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25"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2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2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2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2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3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3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3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33"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34" style:family="paragraph" style:parent-style-name="Text_20_body">
      <style:paragraph-properties fo:margin-left="0.4925in" fo:margin-right="0in" fo:text-indent="0in" style:auto-text-indent="false"/>
    </style:style>
    <style:style style:name="P535" style:family="paragraph" style:parent-style-name="Text_20_body">
      <style:paragraph-properties fo:margin-left="0.4925in" fo:margin-right="0in" fo:text-indent="0in" style:auto-text-indent="false"/>
      <style:text-properties officeooo:paragraph-rsid="00388490"/>
    </style:style>
    <style:style style:name="P536" style:family="paragraph" style:parent-style-name="Text_20_body">
      <style:paragraph-properties fo:margin-left="0.4925in" fo:margin-right="0in" fo:text-indent="0in" style:auto-text-indent="false"/>
      <style:text-properties officeooo:paragraph-rsid="00c4ad28"/>
    </style:style>
    <style:style style:name="P537"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38"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39" style:family="paragraph" style:parent-style-name="Text_20_body">
      <style:paragraph-properties fo:margin-left="0.4925in" fo:margin-right="0in" fo:text-indent="0in" style:auto-text-indent="false"/>
      <style:text-properties officeooo:paragraph-rsid="019d6dd9"/>
    </style:style>
    <style:style style:name="P540" style:family="paragraph" style:parent-style-name="Text_20_body">
      <style:paragraph-properties fo:margin-left="0.4925in" fo:margin-right="0in" fo:text-indent="0in" style:auto-text-indent="false"/>
      <style:text-properties officeooo:paragraph-rsid="0270252b"/>
    </style:style>
    <style:style style:name="P541" style:family="paragraph" style:parent-style-name="Text_20_body">
      <style:paragraph-properties fo:margin-left="0.4925in" fo:margin-right="0in" fo:text-indent="0in" style:auto-text-indent="false"/>
      <style:text-properties officeooo:paragraph-rsid="02718bbd"/>
    </style:style>
    <style:style style:name="P542" style:family="paragraph" style:parent-style-name="Text_20_body">
      <style:paragraph-properties fo:margin-left="0.4925in" fo:margin-right="0in" fo:text-indent="0in" style:auto-text-indent="false"/>
      <style:text-properties officeooo:rsid="02b99b7d" officeooo:paragraph-rsid="032e99c1"/>
    </style:style>
    <style:style style:name="P543" style:family="paragraph" style:parent-style-name="Text_20_body">
      <style:paragraph-properties fo:margin-left="0.4925in" fo:margin-right="0in" fo:text-indent="0in" style:auto-text-indent="false"/>
      <style:text-properties officeooo:paragraph-rsid="0502e208"/>
    </style:style>
    <style:style style:name="P54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45" style:family="paragraph" style:parent-style-name="Text_20_body">
      <style:paragraph-properties fo:margin-left="1.4772in" fo:margin-right="0in" fo:text-indent="0in" style:auto-text-indent="false"/>
    </style:style>
    <style:style style:name="P546" style:family="paragraph" style:parent-style-name="Text_20_body">
      <style:paragraph-properties fo:margin-left="1.4772in" fo:margin-right="0in" fo:text-indent="0in" style:auto-text-indent="false"/>
      <style:text-properties officeooo:paragraph-rsid="006c8658"/>
    </style:style>
    <style:style style:name="P547" style:family="paragraph" style:parent-style-name="Text_20_body">
      <style:paragraph-properties fo:margin-left="1.4772in" fo:margin-right="0in" fo:text-indent="0in" style:auto-text-indent="false"/>
      <style:text-properties officeooo:paragraph-rsid="00dfc7d6"/>
    </style:style>
    <style:style style:name="P548"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49" style:family="paragraph" style:parent-style-name="Text_20_body">
      <style:paragraph-properties fo:margin-left="2.4618in" fo:margin-right="0in" fo:text-indent="0in" style:auto-text-indent="false"/>
    </style:style>
    <style:style style:name="P550" style:family="paragraph" style:parent-style-name="Text_20_body">
      <style:paragraph-properties fo:margin-left="2.4618in" fo:margin-right="0in" fo:text-indent="0in" style:auto-text-indent="false"/>
      <style:text-properties officeooo:paragraph-rsid="006c2c40"/>
    </style:style>
    <style:style style:name="P551" style:family="paragraph" style:parent-style-name="Text_20_body_20__28_user_29_">
      <style:paragraph-properties fo:text-align="start" style:justify-single-word="false"/>
      <style:text-properties fo:language="none" fo:country="none" style:language-asian="none" style:country-asian="none"/>
    </style:style>
    <style:style style:name="P552" style:family="paragraph" style:parent-style-name="Text_20_body">
      <style:paragraph-properties fo:margin-left="1.9693in" fo:margin-right="0in" fo:text-indent="0in" style:auto-text-indent="false"/>
    </style:style>
    <style:style style:name="P553" style:family="paragraph" style:parent-style-name="Text_20_body">
      <style:paragraph-properties fo:margin-left="3.4465in" fo:margin-right="0in" fo:text-indent="0in" style:auto-text-indent="false"/>
      <style:text-properties officeooo:paragraph-rsid="00c4ad28"/>
    </style:style>
    <style:style style:name="P554" style:family="paragraph" style:parent-style-name="Table_20_Contents">
      <style:text-properties style:text-position="33% 80%"/>
    </style:style>
    <style:style style:name="P555" style:family="paragraph" style:parent-style-name="Table_20_Contents">
      <style:text-properties officeooo:paragraph-rsid="0538a626"/>
    </style:style>
    <style:style style:name="P55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55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55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0f046" style:font-size-asian="12pt" style:language-asian="zh" style:country-asian="CN" style:font-style-asian="normal" style:font-size-complex="12pt" style:language-complex="hi" style:country-complex="IN" style:font-style-complex="normal"/>
    </style:style>
    <style:style style:name="P559"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text-underline-style="none" style:font-style-asian="italic" style:font-style-complex="italic"/>
    </style:style>
    <style:style style:name="T84" style:family="text">
      <style:text-properties officeooo:rsid="00105bb5"/>
    </style:style>
    <style:style style:name="T85" style:family="text">
      <style:text-properties officeooo:rsid="0010c590"/>
    </style:style>
    <style:style style:name="T86" style:family="text">
      <style:text-properties officeooo:rsid="001160b9"/>
    </style:style>
    <style:style style:name="T87" style:family="text">
      <style:text-properties officeooo:rsid="00131786"/>
    </style:style>
    <style:style style:name="T88" style:family="text">
      <style:text-properties officeooo:rsid="00132abb"/>
    </style:style>
    <style:style style:name="T89" style:family="text">
      <style:text-properties officeooo:rsid="0015451c"/>
    </style:style>
    <style:style style:name="T90" style:family="text">
      <style:text-properties officeooo:rsid="0015fe1b"/>
    </style:style>
    <style:style style:name="T91" style:family="text">
      <style:text-properties officeooo:rsid="0016ac27"/>
    </style:style>
    <style:style style:name="T92" style:family="text">
      <style:text-properties officeooo:rsid="0016d9c1"/>
    </style:style>
    <style:style style:name="T93" style:family="text">
      <style:text-properties officeooo:rsid="00177ea2"/>
    </style:style>
    <style:style style:name="T94" style:family="text">
      <style:text-properties officeooo:rsid="001a0ff3"/>
    </style:style>
    <style:style style:name="T95" style:family="text">
      <style:text-properties officeooo:rsid="001b1cea"/>
    </style:style>
    <style:style style:name="T96" style:family="text">
      <style:text-properties officeooo:rsid="001d3f43"/>
    </style:style>
    <style:style style:name="T97" style:family="text">
      <style:text-properties officeooo:rsid="001ee9d7"/>
    </style:style>
    <style:style style:name="T98" style:family="text">
      <style:text-properties officeooo:rsid="001f2dae"/>
    </style:style>
    <style:style style:name="T99" style:family="text">
      <style:text-properties officeooo:rsid="002029b4"/>
    </style:style>
    <style:style style:name="T100" style:family="text">
      <style:text-properties officeooo:rsid="0021d915"/>
    </style:style>
    <style:style style:name="T101" style:family="text">
      <style:text-properties officeooo:rsid="00235e0f"/>
    </style:style>
    <style:style style:name="T102"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03"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04" style:family="text">
      <style:text-properties officeooo:rsid="002455f2"/>
    </style:style>
    <style:style style:name="T105" style:family="text">
      <style:text-properties officeooo:rsid="00262c81"/>
    </style:style>
    <style:style style:name="T106" style:family="text">
      <style:text-properties officeooo:rsid="0027090f"/>
    </style:style>
    <style:style style:name="T107" style:family="text">
      <style:text-properties officeooo:rsid="0027336b"/>
    </style:style>
    <style:style style:name="T108" style:family="text">
      <style:text-properties officeooo:rsid="002763ad"/>
    </style:style>
    <style:style style:name="T109" style:family="text">
      <style:text-properties officeooo:rsid="0028656c"/>
    </style:style>
    <style:style style:name="T110" style:family="text">
      <style:text-properties officeooo:rsid="0029820e"/>
    </style:style>
    <style:style style:name="T111" style:family="text">
      <style:text-properties officeooo:rsid="002a234a"/>
    </style:style>
    <style:style style:name="T112" style:family="text">
      <style:text-properties officeooo:rsid="002b575d"/>
    </style:style>
    <style:style style:name="T113" style:family="text">
      <style:text-properties officeooo:rsid="002cb16c"/>
    </style:style>
    <style:style style:name="T114" style:family="text">
      <style:text-properties officeooo:rsid="0031db1b"/>
    </style:style>
    <style:style style:name="T115" style:family="text">
      <style:text-properties officeooo:rsid="00327653"/>
    </style:style>
    <style:style style:name="T116" style:family="text">
      <style:text-properties officeooo:rsid="0033af24"/>
    </style:style>
    <style:style style:name="T117" style:family="text">
      <style:text-properties officeooo:rsid="0034424c"/>
    </style:style>
    <style:style style:name="T118" style:family="text">
      <style:text-properties officeooo:rsid="00363834"/>
    </style:style>
    <style:style style:name="T119" style:family="text">
      <style:text-properties officeooo:rsid="00375486"/>
    </style:style>
    <style:style style:name="T120" style:family="text">
      <style:text-properties officeooo:rsid="00388490"/>
    </style:style>
    <style:style style:name="T121" style:family="text">
      <style:text-properties officeooo:rsid="0039575f"/>
    </style:style>
    <style:style style:name="T122" style:family="text">
      <style:text-properties officeooo:rsid="003b455e"/>
    </style:style>
    <style:style style:name="T123" style:family="text">
      <style:text-properties officeooo:rsid="003d14fa"/>
    </style:style>
    <style:style style:name="T124" style:family="text">
      <style:text-properties officeooo:rsid="003d24c7"/>
    </style:style>
    <style:style style:name="T125" style:family="text">
      <style:text-properties officeooo:rsid="003d51bc"/>
    </style:style>
    <style:style style:name="T126" style:family="text">
      <style:text-properties officeooo:rsid="003e0318"/>
    </style:style>
    <style:style style:name="T127" style:family="text">
      <style:text-properties officeooo:rsid="00422cde"/>
    </style:style>
    <style:style style:name="T128" style:family="text">
      <style:text-properties officeooo:rsid="00461c1f"/>
    </style:style>
    <style:style style:name="T129" style:family="text">
      <style:text-properties officeooo:rsid="004b4e28"/>
    </style:style>
    <style:style style:name="T130" style:family="text">
      <style:text-properties officeooo:rsid="004b75cf"/>
    </style:style>
    <style:style style:name="T131" style:family="text">
      <style:text-properties officeooo:rsid="004cee7b"/>
    </style:style>
    <style:style style:name="T132" style:family="text">
      <style:text-properties officeooo:rsid="004eae8b"/>
    </style:style>
    <style:style style:name="T133" style:family="text">
      <style:text-properties officeooo:rsid="004f539d"/>
    </style:style>
    <style:style style:name="T134" style:family="text">
      <style:text-properties officeooo:rsid="005017ba"/>
    </style:style>
    <style:style style:name="T135" style:family="text">
      <style:text-properties officeooo:rsid="0050933c"/>
    </style:style>
    <style:style style:name="T136" style:family="text">
      <style:text-properties officeooo:rsid="0051b2c8"/>
    </style:style>
    <style:style style:name="T137" style:family="text">
      <style:text-properties officeooo:rsid="0052143e"/>
    </style:style>
    <style:style style:name="T138" style:family="text">
      <style:text-properties officeooo:rsid="00562877"/>
    </style:style>
    <style:style style:name="T139" style:family="text">
      <style:text-properties officeooo:rsid="0058dead"/>
    </style:style>
    <style:style style:name="T140" style:family="text">
      <style:text-properties officeooo:rsid="005aae29"/>
    </style:style>
    <style:style style:name="T141" style:family="text">
      <style:text-properties officeooo:rsid="005bc1cc"/>
    </style:style>
    <style:style style:name="T142" style:family="text">
      <style:text-properties officeooo:rsid="005c8e1b"/>
    </style:style>
    <style:style style:name="T143" style:family="text">
      <style:text-properties officeooo:rsid="005e6eb9"/>
    </style:style>
    <style:style style:name="T144" style:family="text">
      <style:text-properties officeooo:rsid="005fc8a6"/>
    </style:style>
    <style:style style:name="T145" style:family="text">
      <style:text-properties officeooo:rsid="0060822e"/>
    </style:style>
    <style:style style:name="T146" style:family="text">
      <style:text-properties officeooo:rsid="006236be"/>
    </style:style>
    <style:style style:name="T147" style:family="text">
      <style:text-properties officeooo:rsid="00633e55"/>
    </style:style>
    <style:style style:name="T148" style:family="text">
      <style:text-properties officeooo:rsid="0064a75b"/>
    </style:style>
    <style:style style:name="T149" style:family="text">
      <style:text-properties fo:font-variant="small-caps"/>
    </style:style>
    <style:style style:name="T150" style:family="text">
      <style:text-properties fo:font-variant="small-caps" officeooo:rsid="0304504d"/>
    </style:style>
    <style:style style:name="T151" style:family="text">
      <style:text-properties fo:font-variant="small-caps" officeooo:rsid="0342c9f3"/>
    </style:style>
    <style:style style:name="T152" style:family="text">
      <style:text-properties fo:font-variant="small-caps" officeooo:rsid="03cf43ae"/>
    </style:style>
    <style:style style:name="T153" style:family="text">
      <style:text-properties fo:font-variant="small-caps" fo:font-style="normal" style:font-style-asian="normal" style:font-style-complex="normal"/>
    </style:style>
    <style:style style:name="T154" style:family="text">
      <style:text-properties fo:font-style="normal" style:font-style-asian="normal" style:font-style-complex="normal"/>
    </style:style>
    <style:style style:name="T155" style:family="text">
      <style:text-properties fo:font-style="normal" officeooo:rsid="006b82cb" style:font-style-asian="normal" style:font-style-complex="normal"/>
    </style:style>
    <style:style style:name="T156" style:family="text">
      <style:text-properties fo:font-style="normal" officeooo:rsid="014395c0" style:font-style-asian="normal" style:font-style-complex="normal"/>
    </style:style>
    <style:style style:name="T157" style:family="text">
      <style:text-properties fo:font-style="normal" officeooo:rsid="01ec2012" style:font-style-asian="normal" style:font-style-complex="normal"/>
    </style:style>
    <style:style style:name="T158" style:family="text">
      <style:text-properties fo:font-style="normal" officeooo:rsid="03f56f8e" style:font-style-asian="normal" style:font-style-complex="normal"/>
    </style:style>
    <style:style style:name="T159" style:family="text">
      <style:text-properties fo:font-style="normal" officeooo:rsid="03f8fe3a" style:font-style-asian="normal" style:font-style-complex="normal"/>
    </style:style>
    <style:style style:name="T160" style:family="text">
      <style:text-properties fo:font-style="normal" officeooo:rsid="042587c8" style:font-style-asian="normal" style:font-style-complex="normal"/>
    </style:style>
    <style:style style:name="T161" style:family="text">
      <style:text-properties fo:font-style="normal" officeooo:rsid="04dc3a3e" style:font-style-asian="normal" style:font-style-complex="normal"/>
    </style:style>
    <style:style style:name="T162" style:family="text">
      <style:text-properties fo:font-style="normal" officeooo:rsid="04fa9d01" style:font-style-asian="normal" style:font-style-complex="normal"/>
    </style:style>
    <style:style style:name="T163" style:family="text">
      <style:text-properties fo:font-style="normal" officeooo:rsid="0574dacb" style:font-style-asian="normal" style:font-style-complex="normal"/>
    </style:style>
    <style:style style:name="T164" style:family="text">
      <style:text-properties fo:font-style="normal" officeooo:rsid="059e3e6b" style:font-style-asian="normal" style:font-style-complex="normal"/>
    </style:style>
    <style:style style:name="T165" style:family="text">
      <style:text-properties officeooo:rsid="006b82cb"/>
    </style:style>
    <style:style style:name="T166" style:family="text">
      <style:text-properties officeooo:rsid="006c2c40"/>
    </style:style>
    <style:style style:name="T167" style:family="text">
      <style:text-properties officeooo:rsid="006c8658"/>
    </style:style>
    <style:style style:name="T168" style:family="text">
      <style:text-properties officeooo:rsid="006de052"/>
    </style:style>
    <style:style style:name="T169" style:family="text">
      <style:text-properties officeooo:rsid="006e2449"/>
    </style:style>
    <style:style style:name="T170" style:family="text">
      <style:text-properties officeooo:rsid="006edeb4"/>
    </style:style>
    <style:style style:name="T171" style:family="text">
      <style:text-properties officeooo:rsid="0070ba87"/>
    </style:style>
    <style:style style:name="T172" style:family="text">
      <style:text-properties officeooo:rsid="0072333c"/>
    </style:style>
    <style:style style:name="T173" style:family="text">
      <style:text-properties officeooo:rsid="00733e8f"/>
    </style:style>
    <style:style style:name="T174" style:family="text">
      <style:text-properties officeooo:rsid="0074d84e"/>
    </style:style>
    <style:style style:name="T175" style:family="text">
      <style:text-properties officeooo:rsid="00761e8f"/>
    </style:style>
    <style:style style:name="T176" style:family="text">
      <style:text-properties officeooo:rsid="0076508e"/>
    </style:style>
    <style:style style:name="T177" style:family="text">
      <style:text-properties officeooo:rsid="00766915"/>
    </style:style>
    <style:style style:name="T178" style:family="text">
      <style:text-properties officeooo:rsid="007864d2"/>
    </style:style>
    <style:style style:name="T179" style:family="text">
      <style:text-properties officeooo:rsid="0079dab0"/>
    </style:style>
    <style:style style:name="T180" style:family="text">
      <style:text-properties officeooo:rsid="007b7f8f"/>
    </style:style>
    <style:style style:name="T181" style:family="text">
      <style:text-properties officeooo:rsid="007d5639"/>
    </style:style>
    <style:style style:name="T182" style:family="text">
      <style:text-properties officeooo:rsid="007e01df"/>
    </style:style>
    <style:style style:name="T183" style:family="text">
      <style:text-properties officeooo:rsid="007fbcf0"/>
    </style:style>
    <style:style style:name="T184" style:family="text">
      <style:text-properties officeooo:rsid="00804d34"/>
    </style:style>
    <style:style style:name="T185" style:family="text">
      <style:text-properties officeooo:rsid="00823165"/>
    </style:style>
    <style:style style:name="T186" style:family="text">
      <style:text-properties officeooo:rsid="00835f10"/>
    </style:style>
    <style:style style:name="T187" style:family="text">
      <style:text-properties officeooo:rsid="00854601"/>
    </style:style>
    <style:style style:name="T188" style:family="text">
      <style:text-properties fo:language="ru" fo:country="RU"/>
    </style:style>
    <style:style style:name="T189" style:family="text">
      <style:text-properties fo:language="ru" fo:country="RU" style:language-complex="hi" style:country-complex="IN"/>
    </style:style>
    <style:style style:name="T190" style:family="text">
      <style:text-properties fo:language="ru" fo:country="RU" officeooo:rsid="00854601" style:language-complex="hi" style:country-complex="IN"/>
    </style:style>
    <style:style style:name="T191" style:family="text">
      <style:text-properties fo:language="ru" fo:country="RU" officeooo:rsid="00866f75" style:language-complex="hi" style:country-complex="IN"/>
    </style:style>
    <style:style style:name="T192" style:family="text">
      <style:text-properties fo:language="ru" fo:country="RU" officeooo:rsid="00aef8dd" style:language-complex="hi" style:country-complex="IN"/>
    </style:style>
    <style:style style:name="T19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9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9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9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9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9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99" style:family="text">
      <style:text-properties officeooo:rsid="00866f75"/>
    </style:style>
    <style:style style:name="T200" style:family="text">
      <style:text-properties officeooo:rsid="00878ebd"/>
    </style:style>
    <style:style style:name="T201" style:family="text">
      <style:text-properties officeooo:rsid="00885efa"/>
    </style:style>
    <style:style style:name="T202" style:family="text">
      <style:text-properties officeooo:rsid="0089d02b"/>
    </style:style>
    <style:style style:name="T203" style:family="text">
      <style:text-properties officeooo:rsid="008bc171"/>
    </style:style>
    <style:style style:name="T204" style:family="text">
      <style:text-properties officeooo:rsid="008d4797"/>
    </style:style>
    <style:style style:name="T205" style:family="text">
      <style:text-properties officeooo:rsid="008e3cf3"/>
    </style:style>
    <style:style style:name="T206" style:family="text">
      <style:text-properties officeooo:rsid="00937454"/>
    </style:style>
    <style:style style:name="T207" style:family="text">
      <style:text-properties officeooo:rsid="009494b1"/>
    </style:style>
    <style:style style:name="T208" style:family="text">
      <style:text-properties officeooo:rsid="0094d8d9"/>
    </style:style>
    <style:style style:name="T209" style:family="text">
      <style:text-properties officeooo:rsid="009604e0"/>
    </style:style>
    <style:style style:name="T210" style:family="text">
      <style:text-properties officeooo:rsid="0099b814"/>
    </style:style>
    <style:style style:name="T211" style:family="text">
      <style:text-properties officeooo:rsid="009a5a2a"/>
    </style:style>
    <style:style style:name="T212" style:family="text">
      <style:text-properties officeooo:rsid="009baae0"/>
    </style:style>
    <style:style style:name="T213" style:family="text">
      <style:text-properties officeooo:rsid="009c4c4d"/>
    </style:style>
    <style:style style:name="T214" style:family="text">
      <style:text-properties officeooo:rsid="009d4d29"/>
    </style:style>
    <style:style style:name="T215" style:family="text">
      <style:text-properties officeooo:rsid="009e1fea"/>
    </style:style>
    <style:style style:name="T216" style:family="text">
      <style:text-properties officeooo:rsid="009e3ce2"/>
    </style:style>
    <style:style style:name="T217" style:family="text">
      <style:text-properties officeooo:rsid="009e873f"/>
    </style:style>
    <style:style style:name="T218" style:family="text">
      <style:text-properties officeooo:rsid="00a07f85"/>
    </style:style>
    <style:style style:name="T219" style:family="text">
      <style:text-properties officeooo:rsid="00a0ca12"/>
    </style:style>
    <style:style style:name="T220" style:family="text">
      <style:text-properties officeooo:rsid="00a1ace6"/>
    </style:style>
    <style:style style:name="T221" style:family="text">
      <style:text-properties officeooo:rsid="00a37572"/>
    </style:style>
    <style:style style:name="T222" style:family="text">
      <style:text-properties officeooo:rsid="00a49d98"/>
    </style:style>
    <style:style style:name="T223" style:family="text">
      <style:text-properties officeooo:rsid="00a8b305"/>
    </style:style>
    <style:style style:name="T224" style:family="text">
      <style:text-properties officeooo:rsid="00aa4ee9"/>
    </style:style>
    <style:style style:name="T225" style:family="text">
      <style:text-properties officeooo:rsid="00aaf337"/>
    </style:style>
    <style:style style:name="T226" style:family="text">
      <style:text-properties officeooo:rsid="00aef8dd"/>
    </style:style>
    <style:style style:name="T227" style:family="text">
      <style:text-properties officeooo:rsid="00b09de6"/>
    </style:style>
    <style:style style:name="T228" style:family="text">
      <style:text-properties officeooo:rsid="00b2e0fa"/>
    </style:style>
    <style:style style:name="T229" style:family="text">
      <style:text-properties officeooo:rsid="00b39899"/>
    </style:style>
    <style:style style:name="T230" style:family="text">
      <style:text-properties officeooo:rsid="00b472ed"/>
    </style:style>
    <style:style style:name="T231" style:family="text">
      <style:text-properties officeooo:rsid="00b56284"/>
    </style:style>
    <style:style style:name="T232" style:family="text">
      <style:text-properties officeooo:rsid="00b5f240"/>
    </style:style>
    <style:style style:name="T233" style:family="text">
      <style:text-properties officeooo:rsid="00bfcf9e"/>
    </style:style>
    <style:style style:name="T234" style:family="text">
      <style:text-properties officeooo:rsid="00c0a824"/>
    </style:style>
    <style:style style:name="T235" style:family="text">
      <style:text-properties officeooo:rsid="00c12e4b"/>
    </style:style>
    <style:style style:name="T236" style:family="text">
      <style:text-properties officeooo:rsid="00c2d48f"/>
    </style:style>
    <style:style style:name="T237" style:family="text">
      <style:text-properties officeooo:rsid="00c38124"/>
    </style:style>
    <style:style style:name="T238" style:family="text">
      <style:text-properties officeooo:rsid="00c4ad28"/>
    </style:style>
    <style:style style:name="T239" style:family="text">
      <style:text-properties officeooo:rsid="00c595a4"/>
    </style:style>
    <style:style style:name="T240" style:family="text">
      <style:text-properties officeooo:rsid="00c5a1c7"/>
    </style:style>
    <style:style style:name="T241" style:family="text">
      <style:text-properties officeooo:rsid="00c6a6fc"/>
    </style:style>
    <style:style style:name="T242" style:family="text">
      <style:text-properties officeooo:rsid="00c96220"/>
    </style:style>
    <style:style style:name="T243" style:family="text">
      <style:text-properties officeooo:rsid="00ca7c42"/>
    </style:style>
    <style:style style:name="T244" style:family="text">
      <style:text-properties officeooo:rsid="00cab2b0"/>
    </style:style>
    <style:style style:name="T245" style:family="text">
      <style:text-properties fo:font-weight="normal" style:font-weight-asian="normal" style:font-weight-complex="normal"/>
    </style:style>
    <style:style style:name="T246" style:family="text">
      <style:text-properties fo:font-weight="normal" officeooo:rsid="00d7d536" style:font-weight-asian="normal" style:font-weight-complex="normal"/>
    </style:style>
    <style:style style:name="T247" style:family="text">
      <style:text-properties fo:font-weight="normal" officeooo:rsid="00d9b0d8" style:font-weight-asian="normal" style:font-weight-complex="normal"/>
    </style:style>
    <style:style style:name="T248" style:family="text">
      <style:text-properties officeooo:rsid="00cca6b6"/>
    </style:style>
    <style:style style:name="T249" style:family="text">
      <style:text-properties officeooo:rsid="00ce3615"/>
    </style:style>
    <style:style style:name="T250" style:family="text">
      <style:text-properties officeooo:rsid="00d03fc5"/>
    </style:style>
    <style:style style:name="T251" style:family="text">
      <style:text-properties officeooo:rsid="00d23023"/>
    </style:style>
    <style:style style:name="T252" style:family="text">
      <style:text-properties officeooo:rsid="00d25253"/>
    </style:style>
    <style:style style:name="T253" style:family="text">
      <style:text-properties officeooo:rsid="00d30f16"/>
    </style:style>
    <style:style style:name="T254" style:family="text">
      <style:text-properties officeooo:rsid="00d31bf1"/>
    </style:style>
    <style:style style:name="T255" style:family="text">
      <style:text-properties officeooo:rsid="00d4f64c"/>
    </style:style>
    <style:style style:name="T256" style:family="text">
      <style:text-properties fo:font-weight="bold" style:font-weight-asian="bold" style:font-weight-complex="bold"/>
    </style:style>
    <style:style style:name="T257" style:family="text">
      <style:text-properties officeooo:rsid="00d70aab"/>
    </style:style>
    <style:style style:name="T258" style:family="text">
      <style:text-properties officeooo:rsid="00d7aa22"/>
    </style:style>
    <style:style style:name="T259" style:family="text">
      <style:text-properties officeooo:rsid="00d7d536"/>
    </style:style>
    <style:style style:name="T260" style:family="text">
      <style:text-properties officeooo:rsid="00d9b0d8"/>
    </style:style>
    <style:style style:name="T261" style:family="text">
      <style:text-properties officeooo:rsid="00dde28f"/>
    </style:style>
    <style:style style:name="T262" style:family="text">
      <style:text-properties officeooo:rsid="00dfc7d6"/>
    </style:style>
    <style:style style:name="T263" style:family="text">
      <style:text-properties officeooo:rsid="00e07a21"/>
    </style:style>
    <style:style style:name="T264" style:family="text">
      <style:text-properties officeooo:rsid="00e1ce3c"/>
    </style:style>
    <style:style style:name="T265" style:family="text">
      <style:text-properties officeooo:rsid="00e1ea05"/>
    </style:style>
    <style:style style:name="T266" style:family="text">
      <style:text-properties officeooo:rsid="00e3c689"/>
    </style:style>
    <style:style style:name="T267" style:family="text">
      <style:text-properties officeooo:rsid="00e4628b"/>
    </style:style>
    <style:style style:name="T268" style:family="text">
      <style:text-properties officeooo:rsid="00e4bb68"/>
    </style:style>
    <style:style style:name="T269" style:family="text">
      <style:text-properties officeooo:rsid="00e54357"/>
    </style:style>
    <style:style style:name="T270" style:family="text">
      <style:text-properties officeooo:rsid="00e78eef"/>
    </style:style>
    <style:style style:name="T271" style:family="text">
      <style:text-properties officeooo:rsid="00e84d94"/>
    </style:style>
    <style:style style:name="T272" style:family="text">
      <style:text-properties officeooo:rsid="00e9e5c5"/>
    </style:style>
    <style:style style:name="T273" style:family="text">
      <style:text-properties officeooo:rsid="00eb0ed1"/>
    </style:style>
    <style:style style:name="T274" style:family="text">
      <style:text-properties officeooo:rsid="00ebfa12"/>
    </style:style>
    <style:style style:name="T275" style:family="text">
      <style:text-properties officeooo:rsid="00ee147e"/>
    </style:style>
    <style:style style:name="T276" style:family="text">
      <style:text-properties officeooo:rsid="00eef302"/>
    </style:style>
    <style:style style:name="T277" style:family="text">
      <style:text-properties officeooo:rsid="00f03964"/>
    </style:style>
    <style:style style:name="T278" style:family="text">
      <style:text-properties officeooo:rsid="00f04056"/>
    </style:style>
    <style:style style:name="T279" style:family="text">
      <style:text-properties officeooo:rsid="00f23baa"/>
    </style:style>
    <style:style style:name="T280" style:family="text">
      <style:text-properties officeooo:rsid="00f2dab7"/>
    </style:style>
    <style:style style:name="T281" style:family="text">
      <style:text-properties officeooo:rsid="00f4635a"/>
    </style:style>
    <style:style style:name="T282" style:family="text">
      <style:text-properties officeooo:rsid="00f5e236"/>
    </style:style>
    <style:style style:name="T283" style:family="text">
      <style:text-properties officeooo:rsid="00f7aee9"/>
    </style:style>
    <style:style style:name="T284" style:family="text">
      <style:text-properties officeooo:rsid="00f92d47"/>
    </style:style>
    <style:style style:name="T285" style:family="text">
      <style:text-properties officeooo:rsid="00fbe8a5"/>
    </style:style>
    <style:style style:name="T286" style:family="text">
      <style:text-properties officeooo:rsid="00fd4ae5"/>
    </style:style>
    <style:style style:name="T287" style:family="text">
      <style:text-properties officeooo:rsid="00ff0722"/>
    </style:style>
    <style:style style:name="T288" style:family="text">
      <style:text-properties officeooo:rsid="00ffff48"/>
    </style:style>
    <style:style style:name="T289" style:family="text">
      <style:text-properties officeooo:rsid="01005844"/>
    </style:style>
    <style:style style:name="T290" style:family="text">
      <style:text-properties officeooo:rsid="0100c33a"/>
    </style:style>
    <style:style style:name="T291" style:family="text">
      <style:text-properties officeooo:rsid="01027d2b"/>
    </style:style>
    <style:style style:name="T292" style:family="text">
      <style:text-properties officeooo:rsid="01063295"/>
    </style:style>
    <style:style style:name="T293" style:family="text">
      <style:text-properties officeooo:rsid="01076227"/>
    </style:style>
    <style:style style:name="T294" style:family="text">
      <style:text-properties officeooo:rsid="0107a7aa"/>
    </style:style>
    <style:style style:name="T295" style:family="text">
      <style:text-properties officeooo:rsid="0108452d"/>
    </style:style>
    <style:style style:name="T296" style:family="text">
      <style:text-properties officeooo:rsid="01094b0c"/>
    </style:style>
    <style:style style:name="T297" style:family="text">
      <style:text-properties officeooo:rsid="010b7f65"/>
    </style:style>
    <style:style style:name="T298" style:family="text">
      <style:text-properties officeooo:rsid="01135272"/>
    </style:style>
    <style:style style:name="T299" style:family="text">
      <style:text-properties officeooo:rsid="011435f7"/>
    </style:style>
    <style:style style:name="T300" style:family="text">
      <style:text-properties officeooo:rsid="011500f1"/>
    </style:style>
    <style:style style:name="T301" style:family="text">
      <style:text-properties officeooo:rsid="01166568"/>
    </style:style>
    <style:style style:name="T302" style:family="text">
      <style:text-properties officeooo:rsid="01168cae"/>
    </style:style>
    <style:style style:name="T303" style:family="text">
      <style:text-properties officeooo:rsid="0120bef9"/>
    </style:style>
    <style:style style:name="T304" style:family="text">
      <style:text-properties officeooo:rsid="01287784"/>
    </style:style>
    <style:style style:name="T305" style:family="text">
      <style:text-properties officeooo:rsid="012a4a15"/>
    </style:style>
    <style:style style:name="T306" style:family="text">
      <style:text-properties officeooo:rsid="012bbd8e"/>
    </style:style>
    <style:style style:name="T307" style:family="text">
      <style:text-properties officeooo:rsid="012d6a00"/>
    </style:style>
    <style:style style:name="T308" style:family="text">
      <style:text-properties officeooo:rsid="012f5252"/>
    </style:style>
    <style:style style:name="T309" style:family="text">
      <style:text-properties officeooo:rsid="01363ebc"/>
    </style:style>
    <style:style style:name="T310" style:family="text">
      <style:text-properties officeooo:rsid="01365ea0"/>
    </style:style>
    <style:style style:name="T311" style:family="text">
      <style:text-properties officeooo:rsid="013779fb"/>
    </style:style>
    <style:style style:name="T312" style:family="text">
      <style:text-properties officeooo:rsid="0137f14c"/>
    </style:style>
    <style:style style:name="T313" style:family="text">
      <style:text-properties officeooo:rsid="0138cccd"/>
    </style:style>
    <style:style style:name="T314" style:family="text">
      <style:text-properties officeooo:rsid="0138d5e3"/>
    </style:style>
    <style:style style:name="T315" style:family="text">
      <style:text-properties officeooo:rsid="01396c70"/>
    </style:style>
    <style:style style:name="T316" style:family="text">
      <style:text-properties officeooo:rsid="0139e95a"/>
    </style:style>
    <style:style style:name="T317" style:family="text">
      <style:text-properties officeooo:rsid="0139f028"/>
    </style:style>
    <style:style style:name="T318" style:family="text">
      <style:text-properties officeooo:rsid="013ac95f"/>
    </style:style>
    <style:style style:name="T319" style:family="text">
      <style:text-properties officeooo:rsid="013c37f2"/>
    </style:style>
    <style:style style:name="T320" style:family="text">
      <style:text-properties officeooo:rsid="013d0ec1"/>
    </style:style>
    <style:style style:name="T321" style:family="text">
      <style:text-properties officeooo:rsid="013ee1b3"/>
    </style:style>
    <style:style style:name="T322" style:family="text">
      <style:text-properties officeooo:rsid="013f5edb"/>
    </style:style>
    <style:style style:name="T323" style:family="text">
      <style:text-properties officeooo:rsid="01415628"/>
    </style:style>
    <style:style style:name="T324" style:family="text">
      <style:text-properties officeooo:rsid="01435163"/>
    </style:style>
    <style:style style:name="T325" style:family="text">
      <style:text-properties officeooo:rsid="014395c0"/>
    </style:style>
    <style:style style:name="T326" style:family="text">
      <style:text-properties officeooo:rsid="0143dea5"/>
    </style:style>
    <style:style style:name="T327" style:family="text">
      <style:text-properties officeooo:rsid="0146d7a3"/>
    </style:style>
    <style:style style:name="T328" style:family="text">
      <style:text-properties officeooo:rsid="0149f91c"/>
    </style:style>
    <style:style style:name="T329" style:family="text">
      <style:text-properties officeooo:rsid="014a159e"/>
    </style:style>
    <style:style style:name="T330" style:family="text">
      <style:text-properties officeooo:rsid="014c06bd"/>
    </style:style>
    <style:style style:name="T331" style:family="text">
      <style:text-properties officeooo:rsid="014d9d43"/>
    </style:style>
    <style:style style:name="T332" style:family="text">
      <style:text-properties officeooo:rsid="014f5a46"/>
    </style:style>
    <style:style style:name="T333" style:family="text">
      <style:text-properties officeooo:rsid="014f8f50"/>
    </style:style>
    <style:style style:name="T334" style:family="text">
      <style:text-properties officeooo:rsid="01501f6a"/>
    </style:style>
    <style:style style:name="T335" style:family="text">
      <style:text-properties officeooo:rsid="015100b4"/>
    </style:style>
    <style:style style:name="T336" style:family="text">
      <style:text-properties officeooo:rsid="015155d9"/>
    </style:style>
    <style:style style:name="T337" style:family="text">
      <style:text-properties officeooo:rsid="0151b53c"/>
    </style:style>
    <style:style style:name="T338" style:family="text">
      <style:text-properties officeooo:rsid="0151ed51"/>
    </style:style>
    <style:style style:name="T339" style:family="text">
      <style:text-properties officeooo:rsid="01525f43"/>
    </style:style>
    <style:style style:name="T340" style:family="text">
      <style:text-properties officeooo:rsid="01527df1"/>
    </style:style>
    <style:style style:name="T341" style:family="text">
      <style:text-properties officeooo:rsid="0154182a"/>
    </style:style>
    <style:style style:name="T342" style:family="text">
      <style:text-properties officeooo:rsid="015463b2"/>
    </style:style>
    <style:style style:name="T343" style:family="text">
      <style:text-properties officeooo:rsid="01549ed5"/>
    </style:style>
    <style:style style:name="T344" style:family="text">
      <style:text-properties officeooo:rsid="015641fb"/>
    </style:style>
    <style:style style:name="T345" style:family="text">
      <style:text-properties officeooo:rsid="0156f873"/>
    </style:style>
    <style:style style:name="T346" style:family="text">
      <style:text-properties officeooo:rsid="01577a47"/>
    </style:style>
    <style:style style:name="T347" style:family="text">
      <style:text-properties officeooo:rsid="01589e1d"/>
    </style:style>
    <style:style style:name="T348" style:family="text">
      <style:text-properties officeooo:rsid="015d3688"/>
    </style:style>
    <style:style style:name="T349" style:family="text">
      <style:text-properties officeooo:rsid="015edee9"/>
    </style:style>
    <style:style style:name="T350" style:family="text">
      <style:text-properties officeooo:rsid="015ee7fe"/>
    </style:style>
    <style:style style:name="T351" style:family="text">
      <style:text-properties officeooo:rsid="0160b910"/>
    </style:style>
    <style:style style:name="T352" style:family="text">
      <style:text-properties officeooo:rsid="01629334"/>
    </style:style>
    <style:style style:name="T353" style:family="text">
      <style:text-properties officeooo:rsid="0163a991"/>
    </style:style>
    <style:style style:name="T354" style:family="text">
      <style:text-properties officeooo:rsid="01647f33"/>
    </style:style>
    <style:style style:name="T355" style:family="text">
      <style:text-properties officeooo:rsid="0164f6d8"/>
    </style:style>
    <style:style style:name="T356" style:family="text">
      <style:text-properties officeooo:rsid="01668274"/>
    </style:style>
    <style:style style:name="T357" style:family="text">
      <style:text-properties officeooo:rsid="01677ecb"/>
    </style:style>
    <style:style style:name="T358" style:family="text">
      <style:text-properties officeooo:rsid="01688552"/>
    </style:style>
    <style:style style:name="T359" style:family="text">
      <style:text-properties officeooo:rsid="0168addb"/>
    </style:style>
    <style:style style:name="T360" style:family="text">
      <style:text-properties officeooo:rsid="016964a8"/>
    </style:style>
    <style:style style:name="T361" style:family="text">
      <style:text-properties officeooo:rsid="016daab9"/>
    </style:style>
    <style:style style:name="T362" style:family="text">
      <style:text-properties officeooo:rsid="016f5c01"/>
    </style:style>
    <style:style style:name="T363" style:family="text">
      <style:text-properties officeooo:rsid="016ff846"/>
    </style:style>
    <style:style style:name="T364" style:family="text">
      <style:text-properties officeooo:rsid="017015b2"/>
    </style:style>
    <style:style style:name="T365" style:family="text">
      <style:text-properties officeooo:rsid="0171a9d9"/>
    </style:style>
    <style:style style:name="T366" style:family="text">
      <style:text-properties officeooo:rsid="0172432e"/>
    </style:style>
    <style:style style:name="T367" style:family="text">
      <style:text-properties officeooo:rsid="017312b3"/>
    </style:style>
    <style:style style:name="T368" style:family="text">
      <style:text-properties officeooo:rsid="0178ee11"/>
    </style:style>
    <style:style style:name="T369" style:family="text">
      <style:text-properties officeooo:rsid="01797ab2"/>
    </style:style>
    <style:style style:name="T370" style:family="text">
      <style:text-properties officeooo:rsid="017b3f07"/>
    </style:style>
    <style:style style:name="T371" style:family="text">
      <style:text-properties officeooo:rsid="017c430a"/>
    </style:style>
    <style:style style:name="T372" style:family="text">
      <style:text-properties officeooo:rsid="017d4213"/>
    </style:style>
    <style:style style:name="T373" style:family="text">
      <style:text-properties officeooo:rsid="017e9c95"/>
    </style:style>
    <style:style style:name="T374" style:family="text">
      <style:text-properties officeooo:rsid="017ef327"/>
    </style:style>
    <style:style style:name="T375" style:family="text">
      <style:text-properties officeooo:rsid="017f5b1e"/>
    </style:style>
    <style:style style:name="T376" style:family="text">
      <style:text-properties officeooo:rsid="0180ef31"/>
    </style:style>
    <style:style style:name="T377" style:family="text">
      <style:text-properties officeooo:rsid="01814858"/>
    </style:style>
    <style:style style:name="T378" style:family="text">
      <style:text-properties officeooo:rsid="018281e5"/>
    </style:style>
    <style:style style:name="T379" style:family="text">
      <style:text-properties officeooo:rsid="01841855"/>
    </style:style>
    <style:style style:name="T380" style:family="text">
      <style:text-properties officeooo:rsid="0185ad99"/>
    </style:style>
    <style:style style:name="T381" style:family="text">
      <style:text-properties officeooo:rsid="0185fa49"/>
    </style:style>
    <style:style style:name="T382" style:family="text">
      <style:text-properties officeooo:rsid="018718ae"/>
    </style:style>
    <style:style style:name="T383" style:family="text">
      <style:text-properties officeooo:rsid="018fad9a"/>
    </style:style>
    <style:style style:name="T384" style:family="text">
      <style:text-properties officeooo:rsid="019027f5"/>
    </style:style>
    <style:style style:name="T385" style:family="text">
      <style:text-properties officeooo:rsid="0191d6f9"/>
    </style:style>
    <style:style style:name="T386" style:family="text">
      <style:text-properties officeooo:rsid="0194f112"/>
    </style:style>
    <style:style style:name="T387" style:family="text">
      <style:text-properties officeooo:rsid="019613bd"/>
    </style:style>
    <style:style style:name="T388" style:family="text">
      <style:text-properties officeooo:rsid="01977d1a"/>
    </style:style>
    <style:style style:name="T389" style:family="text">
      <style:text-properties officeooo:rsid="0197acdc"/>
    </style:style>
    <style:style style:name="T390" style:family="text">
      <style:text-properties officeooo:rsid="0198221e"/>
    </style:style>
    <style:style style:name="T391" style:family="text">
      <style:text-properties officeooo:rsid="019852b6"/>
    </style:style>
    <style:style style:name="T392" style:family="text">
      <style:text-properties officeooo:rsid="0198f1e1"/>
    </style:style>
    <style:style style:name="T393" style:family="text">
      <style:text-properties officeooo:rsid="019ac404"/>
    </style:style>
    <style:style style:name="T394" style:family="text">
      <style:text-properties officeooo:rsid="019c6fe5"/>
    </style:style>
    <style:style style:name="T395" style:family="text">
      <style:text-properties officeooo:rsid="019d6dd9"/>
    </style:style>
    <style:style style:name="T396" style:family="text">
      <style:text-properties officeooo:rsid="01a04ac2"/>
    </style:style>
    <style:style style:name="T397" style:family="text">
      <style:text-properties officeooo:rsid="01a21e8b"/>
    </style:style>
    <style:style style:name="T398" style:family="text">
      <style:text-properties officeooo:rsid="01a2eb26"/>
    </style:style>
    <style:style style:name="T399" style:family="text">
      <style:text-properties officeooo:rsid="01a4dd48"/>
    </style:style>
    <style:style style:name="T400" style:family="text">
      <style:text-properties officeooo:rsid="01a66abe"/>
    </style:style>
    <style:style style:name="T401" style:family="text">
      <style:text-properties officeooo:rsid="01a71f79"/>
    </style:style>
    <style:style style:name="T402" style:family="text">
      <style:text-properties officeooo:rsid="01a786ea"/>
    </style:style>
    <style:style style:name="T403" style:family="text">
      <style:text-properties officeooo:rsid="01ac3a71"/>
    </style:style>
    <style:style style:name="T404" style:family="text">
      <style:text-properties officeooo:rsid="01acd23e"/>
    </style:style>
    <style:style style:name="T405" style:family="text">
      <style:text-properties officeooo:rsid="01ad53a0"/>
    </style:style>
    <style:style style:name="T406" style:family="text">
      <style:text-properties officeooo:rsid="01ae3d70"/>
    </style:style>
    <style:style style:name="T407" style:family="text">
      <style:text-properties officeooo:rsid="01af913c"/>
    </style:style>
    <style:style style:name="T408" style:family="text">
      <style:text-properties officeooo:rsid="01b1c942"/>
    </style:style>
    <style:style style:name="T409" style:family="text">
      <style:text-properties officeooo:rsid="01b21631"/>
    </style:style>
    <style:style style:name="T410" style:family="text">
      <style:text-properties officeooo:rsid="01b2acc7"/>
    </style:style>
    <style:style style:name="T411" style:family="text">
      <style:text-properties officeooo:rsid="01b356ba"/>
    </style:style>
    <style:style style:name="T412" style:family="text">
      <style:text-properties officeooo:rsid="01b5294d"/>
    </style:style>
    <style:style style:name="T413" style:family="text">
      <style:text-properties officeooo:rsid="01b74a10"/>
    </style:style>
    <style:style style:name="T414" style:family="text">
      <style:text-properties officeooo:rsid="01b94988"/>
    </style:style>
    <style:style style:name="T415" style:family="text">
      <style:text-properties officeooo:rsid="01ba7684"/>
    </style:style>
    <style:style style:name="T416" style:family="text">
      <style:text-properties officeooo:rsid="01bedf14"/>
    </style:style>
    <style:style style:name="T417" style:family="text">
      <style:text-properties officeooo:rsid="01bf02df"/>
    </style:style>
    <style:style style:name="T418" style:family="text">
      <style:text-properties officeooo:rsid="01bf8e5f"/>
    </style:style>
    <style:style style:name="T419" style:family="text">
      <style:text-properties officeooo:rsid="01c18c2e"/>
    </style:style>
    <style:style style:name="T420" style:family="text">
      <style:text-properties officeooo:rsid="01c32744"/>
    </style:style>
    <style:style style:name="T421" style:family="text">
      <style:text-properties officeooo:rsid="01c3eb3b"/>
    </style:style>
    <style:style style:name="T422" style:family="text">
      <style:text-properties officeooo:rsid="01c3fa59"/>
    </style:style>
    <style:style style:name="T423" style:family="text">
      <style:text-properties officeooo:rsid="01c43f07"/>
    </style:style>
    <style:style style:name="T424" style:family="text">
      <style:text-properties officeooo:rsid="01c56928"/>
    </style:style>
    <style:style style:name="T425" style:family="text">
      <style:text-properties officeooo:rsid="01c71729"/>
    </style:style>
    <style:style style:name="T426" style:family="text">
      <style:text-properties officeooo:rsid="01c7cc54"/>
    </style:style>
    <style:style style:name="T427" style:family="text">
      <style:text-properties officeooo:rsid="01c812e4"/>
    </style:style>
    <style:style style:name="T428" style:family="text">
      <style:text-properties officeooo:rsid="01c9eff2"/>
    </style:style>
    <style:style style:name="T429" style:family="text">
      <style:text-properties officeooo:rsid="01cf3a25"/>
    </style:style>
    <style:style style:name="T430" style:family="text">
      <style:text-properties officeooo:rsid="01d0a681"/>
    </style:style>
    <style:style style:name="T431" style:family="text">
      <style:text-properties officeooo:rsid="01d0fd8a"/>
    </style:style>
    <style:style style:name="T432" style:family="text">
      <style:text-properties officeooo:rsid="01d2a21a"/>
    </style:style>
    <style:style style:name="T433" style:family="text">
      <style:text-properties officeooo:rsid="01d348e9"/>
    </style:style>
    <style:style style:name="T434" style:family="text">
      <style:text-properties officeooo:rsid="01d3589f"/>
    </style:style>
    <style:style style:name="T435" style:family="text">
      <style:text-properties officeooo:rsid="01d3a0a6"/>
    </style:style>
    <style:style style:name="T436" style:family="text">
      <style:text-properties officeooo:rsid="01d53903"/>
    </style:style>
    <style:style style:name="T437" style:family="text">
      <style:text-properties officeooo:rsid="01d793e3"/>
    </style:style>
    <style:style style:name="T438" style:family="text">
      <style:text-properties officeooo:rsid="01d94813"/>
    </style:style>
    <style:style style:name="T439" style:family="text">
      <style:text-properties officeooo:rsid="01da9d64"/>
    </style:style>
    <style:style style:name="T440" style:family="text">
      <style:text-properties officeooo:rsid="01dbe000"/>
    </style:style>
    <style:style style:name="T441" style:family="text">
      <style:text-properties officeooo:rsid="01dd774b"/>
    </style:style>
    <style:style style:name="T442" style:family="text">
      <style:text-properties officeooo:rsid="01ddfede"/>
    </style:style>
    <style:style style:name="T443" style:family="text">
      <style:text-properties officeooo:rsid="01dfda64"/>
    </style:style>
    <style:style style:name="T444" style:family="text">
      <style:text-properties officeooo:rsid="01e5ca30"/>
    </style:style>
    <style:style style:name="T445" style:family="text">
      <style:text-properties officeooo:rsid="01e6421a"/>
    </style:style>
    <style:style style:name="T446" style:family="text">
      <style:text-properties officeooo:rsid="01e73a42"/>
    </style:style>
    <style:style style:name="T447" style:family="text">
      <style:text-properties officeooo:rsid="01e8c399"/>
    </style:style>
    <style:style style:name="T448" style:family="text">
      <style:text-properties officeooo:rsid="01e9aac0"/>
    </style:style>
    <style:style style:name="T449" style:family="text">
      <style:text-properties officeooo:rsid="01ecce95"/>
    </style:style>
    <style:style style:name="T450" style:family="text">
      <style:text-properties officeooo:rsid="01eff5b4"/>
    </style:style>
    <style:style style:name="T451" style:family="text">
      <style:text-properties officeooo:rsid="01f0688e"/>
    </style:style>
    <style:style style:name="T452" style:family="text">
      <style:text-properties officeooo:rsid="01f49eea"/>
    </style:style>
    <style:style style:name="T453" style:family="text">
      <style:text-properties officeooo:rsid="01faaef6"/>
    </style:style>
    <style:style style:name="T454" style:family="text">
      <style:text-properties officeooo:rsid="01fbe928"/>
    </style:style>
    <style:style style:name="T455" style:family="text">
      <style:text-properties officeooo:rsid="01ff4e22"/>
    </style:style>
    <style:style style:name="T456" style:family="text">
      <style:text-properties officeooo:rsid="020278ec"/>
    </style:style>
    <style:style style:name="T457" style:family="text">
      <style:text-properties officeooo:rsid="0203ca1b"/>
    </style:style>
    <style:style style:name="T458" style:family="text">
      <style:text-properties officeooo:rsid="0204069f"/>
    </style:style>
    <style:style style:name="T459" style:family="text">
      <style:text-properties officeooo:rsid="02045356"/>
    </style:style>
    <style:style style:name="T460" style:family="text">
      <style:text-properties officeooo:rsid="02056311"/>
    </style:style>
    <style:style style:name="T461" style:family="text">
      <style:text-properties officeooo:rsid="02069c6c"/>
    </style:style>
    <style:style style:name="T462" style:family="text">
      <style:text-properties officeooo:rsid="02099c16"/>
    </style:style>
    <style:style style:name="T463" style:family="text">
      <style:text-properties officeooo:rsid="020b2a25"/>
    </style:style>
    <style:style style:name="T464" style:family="text">
      <style:text-properties officeooo:rsid="020bc6b0"/>
    </style:style>
    <style:style style:name="T465" style:family="text">
      <style:text-properties officeooo:rsid="020d5c6a"/>
    </style:style>
    <style:style style:name="T466" style:family="text">
      <style:text-properties officeooo:rsid="020f1457"/>
    </style:style>
    <style:style style:name="T467" style:family="text">
      <style:text-properties officeooo:rsid="020fa7f9"/>
    </style:style>
    <style:style style:name="T468" style:family="text">
      <style:text-properties officeooo:rsid="0217f75e"/>
    </style:style>
    <style:style style:name="T469" style:family="text">
      <style:text-properties officeooo:rsid="0219a410"/>
    </style:style>
    <style:style style:name="T470" style:family="text">
      <style:text-properties officeooo:rsid="021b0a70"/>
    </style:style>
    <style:style style:name="T471" style:family="text">
      <style:text-properties officeooo:rsid="021b9543"/>
    </style:style>
    <style:style style:name="T472" style:family="text">
      <style:text-properties officeooo:rsid="021c6a33"/>
    </style:style>
    <style:style style:name="T473" style:family="text">
      <style:text-properties officeooo:rsid="021d7473"/>
    </style:style>
    <style:style style:name="T474" style:family="text">
      <style:text-properties officeooo:rsid="021f6d7b"/>
    </style:style>
    <style:style style:name="T475" style:family="text">
      <style:text-properties officeooo:rsid="02215ed7"/>
    </style:style>
    <style:style style:name="T476" style:family="text">
      <style:text-properties officeooo:rsid="02235483"/>
    </style:style>
    <style:style style:name="T477" style:family="text">
      <style:text-properties officeooo:rsid="022423ee"/>
    </style:style>
    <style:style style:name="T478" style:family="text">
      <style:text-properties officeooo:rsid="02252185"/>
    </style:style>
    <style:style style:name="T479" style:family="text">
      <style:text-properties officeooo:rsid="02254542"/>
    </style:style>
    <style:style style:name="T480" style:family="text">
      <style:text-properties officeooo:rsid="022608a0"/>
    </style:style>
    <style:style style:name="T481" style:family="text">
      <style:text-properties officeooo:rsid="0226c1ba"/>
    </style:style>
    <style:style style:name="T482" style:family="text">
      <style:text-properties officeooo:rsid="0227dd4f"/>
    </style:style>
    <style:style style:name="T483" style:family="text">
      <style:text-properties officeooo:rsid="02293f3d"/>
    </style:style>
    <style:style style:name="T484" style:family="text">
      <style:text-properties officeooo:rsid="022a900b"/>
    </style:style>
    <style:style style:name="T485" style:family="text">
      <style:text-properties officeooo:rsid="022b3cd2"/>
    </style:style>
    <style:style style:name="T486" style:family="text">
      <style:text-properties officeooo:rsid="022cea64"/>
    </style:style>
    <style:style style:name="T487" style:family="text">
      <style:text-properties officeooo:rsid="022e77de"/>
    </style:style>
    <style:style style:name="T488" style:family="text">
      <style:text-properties officeooo:rsid="022f62c9"/>
    </style:style>
    <style:style style:name="T489" style:family="text">
      <style:text-properties officeooo:rsid="0230d47e"/>
    </style:style>
    <style:style style:name="T490" style:family="text">
      <style:text-properties officeooo:rsid="023156eb"/>
    </style:style>
    <style:style style:name="T491" style:family="text">
      <style:text-properties officeooo:rsid="02346dda"/>
    </style:style>
    <style:style style:name="T492" style:family="text">
      <style:text-properties officeooo:rsid="0234e610"/>
    </style:style>
    <style:style style:name="T493" style:family="text">
      <style:text-properties officeooo:rsid="0236caa0"/>
    </style:style>
    <style:style style:name="T494" style:family="text">
      <style:text-properties officeooo:rsid="0238a0c1"/>
    </style:style>
    <style:style style:name="T495" style:family="text">
      <style:text-properties officeooo:rsid="023c1eef"/>
    </style:style>
    <style:style style:name="T496" style:family="text">
      <style:text-properties officeooo:rsid="02452f56"/>
    </style:style>
    <style:style style:name="T497" style:family="text">
      <style:text-properties officeooo:rsid="02488961"/>
    </style:style>
    <style:style style:name="T498" style:family="text">
      <style:text-properties officeooo:rsid="024f2f8b"/>
    </style:style>
    <style:style style:name="T499" style:family="text">
      <style:text-properties officeooo:rsid="024fab84"/>
    </style:style>
    <style:style style:name="T500" style:family="text">
      <style:text-properties officeooo:rsid="025034c1"/>
    </style:style>
    <style:style style:name="T501" style:family="text">
      <style:text-properties officeooo:rsid="02521c80"/>
    </style:style>
    <style:style style:name="T502" style:family="text">
      <style:text-properties officeooo:rsid="025263b0"/>
    </style:style>
    <style:style style:name="T503" style:family="text">
      <style:text-properties officeooo:rsid="0252c0d9"/>
    </style:style>
    <style:style style:name="T504" style:family="text">
      <style:text-properties officeooo:rsid="02558e71"/>
    </style:style>
    <style:style style:name="T505" style:family="text">
      <style:text-properties officeooo:rsid="0256a7ad"/>
    </style:style>
    <style:style style:name="T506" style:family="text">
      <style:text-properties officeooo:rsid="025733ac"/>
    </style:style>
    <style:style style:name="T507" style:family="text">
      <style:text-properties officeooo:rsid="025b68ab"/>
    </style:style>
    <style:style style:name="T508" style:family="text">
      <style:text-properties officeooo:rsid="025d5ec0"/>
    </style:style>
    <style:style style:name="T509" style:family="text">
      <style:text-properties officeooo:rsid="025e6aad"/>
    </style:style>
    <style:style style:name="T510" style:family="text">
      <style:text-properties officeooo:rsid="0260251c"/>
    </style:style>
    <style:style style:name="T511" style:family="text">
      <style:text-properties officeooo:rsid="0261a422"/>
    </style:style>
    <style:style style:name="T512" style:family="text">
      <style:text-properties officeooo:rsid="02627cb6"/>
    </style:style>
    <style:style style:name="T513" style:family="text">
      <style:text-properties officeooo:rsid="02635bff"/>
    </style:style>
    <style:style style:name="T514" style:family="text">
      <style:text-properties officeooo:rsid="02643c7c"/>
    </style:style>
    <style:style style:name="T515" style:family="text">
      <style:text-properties officeooo:rsid="02646268"/>
    </style:style>
    <style:style style:name="T516" style:family="text">
      <style:text-properties officeooo:rsid="02671a5f"/>
    </style:style>
    <style:style style:name="T517" style:family="text">
      <style:text-properties officeooo:rsid="02671da7"/>
    </style:style>
    <style:style style:name="T518" style:family="text">
      <style:text-properties officeooo:rsid="026a2277"/>
    </style:style>
    <style:style style:name="T519" style:family="text">
      <style:text-properties officeooo:rsid="026b7986"/>
    </style:style>
    <style:style style:name="T520" style:family="text">
      <style:text-properties officeooo:rsid="026bc93d"/>
    </style:style>
    <style:style style:name="T521" style:family="text">
      <style:text-properties officeooo:rsid="026f1c88"/>
    </style:style>
    <style:style style:name="T522" style:family="text">
      <style:text-properties officeooo:rsid="0270252b"/>
    </style:style>
    <style:style style:name="T523" style:family="text">
      <style:text-properties officeooo:rsid="02718bbd"/>
    </style:style>
    <style:style style:name="T524" style:family="text">
      <style:text-properties officeooo:rsid="02730b4e"/>
    </style:style>
    <style:style style:name="T525" style:family="text">
      <style:text-properties officeooo:rsid="027768aa"/>
    </style:style>
    <style:style style:name="T526" style:family="text">
      <style:text-properties officeooo:rsid="02795e1e"/>
    </style:style>
    <style:style style:name="T527" style:family="text">
      <style:text-properties officeooo:rsid="027b0a31"/>
    </style:style>
    <style:style style:name="T528" style:family="text">
      <style:text-properties officeooo:rsid="027c28b2"/>
    </style:style>
    <style:style style:name="T529" style:family="text">
      <style:text-properties officeooo:rsid="02878ad6"/>
    </style:style>
    <style:style style:name="T530" style:family="text">
      <style:text-properties officeooo:rsid="02879adf"/>
    </style:style>
    <style:style style:name="T531" style:family="text">
      <style:text-properties officeooo:rsid="0288b407"/>
    </style:style>
    <style:style style:name="T532" style:family="text">
      <style:text-properties officeooo:rsid="028a8a52"/>
    </style:style>
    <style:style style:name="T533" style:family="text">
      <style:text-properties officeooo:rsid="02908691"/>
    </style:style>
    <style:style style:name="T534" style:family="text">
      <style:text-properties officeooo:rsid="0295f535"/>
    </style:style>
    <style:style style:name="T535" style:family="text">
      <style:text-properties officeooo:rsid="0296a856"/>
    </style:style>
    <style:style style:name="T536" style:family="text">
      <style:text-properties officeooo:rsid="0297e1a1"/>
    </style:style>
    <style:style style:name="T537" style:family="text">
      <style:text-properties officeooo:rsid="0298089f"/>
    </style:style>
    <style:style style:name="T538" style:family="text">
      <style:text-properties officeooo:rsid="02980c5f"/>
    </style:style>
    <style:style style:name="T539" style:family="text">
      <style:text-properties officeooo:rsid="0298ed85"/>
    </style:style>
    <style:style style:name="T540" style:family="text">
      <style:text-properties officeooo:rsid="029ae404"/>
    </style:style>
    <style:style style:name="T541" style:family="text">
      <style:text-properties officeooo:rsid="029d6e7a"/>
    </style:style>
    <style:style style:name="T542" style:family="text">
      <style:text-properties officeooo:rsid="02a1753c"/>
    </style:style>
    <style:style style:name="T543" style:family="text">
      <style:text-properties officeooo:rsid="02a264ea"/>
    </style:style>
    <style:style style:name="T544" style:family="text">
      <style:text-properties officeooo:rsid="02a35473"/>
    </style:style>
    <style:style style:name="T545" style:family="text">
      <style:text-properties officeooo:rsid="02a4ac4e"/>
    </style:style>
    <style:style style:name="T546" style:family="text">
      <style:text-properties officeooo:rsid="02a566ce"/>
    </style:style>
    <style:style style:name="T547" style:family="text">
      <style:text-properties officeooo:rsid="02a5a991"/>
    </style:style>
    <style:style style:name="T548" style:family="text">
      <style:text-properties officeooo:rsid="02a7053f"/>
    </style:style>
    <style:style style:name="T549" style:family="text">
      <style:text-properties officeooo:rsid="02a76a98"/>
    </style:style>
    <style:style style:name="T550" style:family="text">
      <style:text-properties officeooo:rsid="02a7c9de"/>
    </style:style>
    <style:style style:name="T551" style:family="text">
      <style:text-properties officeooo:rsid="02ac0068"/>
    </style:style>
    <style:style style:name="T552" style:family="text">
      <style:text-properties officeooo:rsid="02afd014"/>
    </style:style>
    <style:style style:name="T553" style:family="text">
      <style:text-properties officeooo:rsid="02b0f4c7"/>
    </style:style>
    <style:style style:name="T554" style:family="text">
      <style:text-properties officeooo:rsid="02b19450"/>
    </style:style>
    <style:style style:name="T555" style:family="text">
      <style:text-properties officeooo:rsid="02b1db0e"/>
    </style:style>
    <style:style style:name="T556" style:family="text">
      <style:text-properties officeooo:rsid="02b382c2"/>
    </style:style>
    <style:style style:name="T557" style:family="text">
      <style:text-properties officeooo:rsid="02b4549a"/>
    </style:style>
    <style:style style:name="T558" style:family="text">
      <style:text-properties officeooo:rsid="02b4bfc4"/>
    </style:style>
    <style:style style:name="T559" style:family="text">
      <style:text-properties officeooo:rsid="02b4d5ec"/>
    </style:style>
    <style:style style:name="T560" style:family="text">
      <style:text-properties officeooo:rsid="02b55246"/>
    </style:style>
    <style:style style:name="T561" style:family="text">
      <style:text-properties officeooo:rsid="02b664f3"/>
    </style:style>
    <style:style style:name="T562" style:family="text">
      <style:text-properties officeooo:rsid="02b6e6af"/>
    </style:style>
    <style:style style:name="T563" style:family="text">
      <style:text-properties officeooo:rsid="02b8e259"/>
    </style:style>
    <style:style style:name="T564" style:family="text">
      <style:text-properties officeooo:rsid="02bb8a29"/>
    </style:style>
    <style:style style:name="T565" style:family="text">
      <style:text-properties officeooo:rsid="02bd533b"/>
    </style:style>
    <style:style style:name="T566" style:family="text">
      <style:text-properties officeooo:rsid="02bde3ef"/>
    </style:style>
    <style:style style:name="T567" style:family="text">
      <style:text-properties officeooo:rsid="02be9e1c"/>
    </style:style>
    <style:style style:name="T568" style:family="text">
      <style:text-properties officeooo:rsid="02c0e603"/>
    </style:style>
    <style:style style:name="T569" style:family="text">
      <style:text-properties officeooo:rsid="02c14b90"/>
    </style:style>
    <style:style style:name="T570" style:family="text">
      <style:text-properties officeooo:rsid="02c1e3ec"/>
    </style:style>
    <style:style style:name="T571" style:family="text">
      <style:text-properties officeooo:rsid="02c328e5"/>
    </style:style>
    <style:style style:name="T572" style:family="text">
      <style:text-properties officeooo:rsid="02c7a652"/>
    </style:style>
    <style:style style:name="T573" style:family="text">
      <style:text-properties officeooo:rsid="02ca796d"/>
    </style:style>
    <style:style style:name="T574" style:family="text">
      <style:text-properties officeooo:rsid="02cba12e"/>
    </style:style>
    <style:style style:name="T575" style:family="text">
      <style:text-properties officeooo:rsid="02cbd521"/>
    </style:style>
    <style:style style:name="T576" style:family="text">
      <style:text-properties officeooo:rsid="02ccde7e"/>
    </style:style>
    <style:style style:name="T577" style:family="text">
      <style:text-properties officeooo:rsid="02cf3693"/>
    </style:style>
    <style:style style:name="T578" style:family="text">
      <style:text-properties officeooo:rsid="02d07c1f"/>
    </style:style>
    <style:style style:name="T579" style:family="text">
      <style:text-properties officeooo:rsid="02d26332"/>
    </style:style>
    <style:style style:name="T580" style:family="text">
      <style:text-properties officeooo:rsid="02d4463d"/>
    </style:style>
    <style:style style:name="T581" style:family="text">
      <style:text-properties officeooo:rsid="02d5db6f"/>
    </style:style>
    <style:style style:name="T582" style:family="text">
      <style:text-properties officeooo:rsid="02d74f4b"/>
    </style:style>
    <style:style style:name="T583" style:family="text">
      <style:text-properties officeooo:rsid="02d969a9"/>
    </style:style>
    <style:style style:name="T584" style:family="text">
      <style:text-properties officeooo:rsid="02dfc0e6"/>
    </style:style>
    <style:style style:name="T585" style:family="text">
      <style:text-properties officeooo:rsid="02e34de9"/>
    </style:style>
    <style:style style:name="T586" style:family="text">
      <style:text-properties officeooo:rsid="02e3fa67"/>
    </style:style>
    <style:style style:name="T587" style:family="text">
      <style:text-properties officeooo:rsid="02e4a0be"/>
    </style:style>
    <style:style style:name="T588" style:family="text">
      <style:text-properties officeooo:rsid="02e4f8cf"/>
    </style:style>
    <style:style style:name="T589" style:family="text">
      <style:text-properties officeooo:rsid="02e656b9"/>
    </style:style>
    <style:style style:name="T590" style:family="text">
      <style:text-properties officeooo:rsid="02e9a5e6"/>
    </style:style>
    <style:style style:name="T591" style:family="text">
      <style:text-properties officeooo:rsid="02eb138c"/>
    </style:style>
    <style:style style:name="T592" style:family="text">
      <style:text-properties officeooo:rsid="02eb4a28"/>
    </style:style>
    <style:style style:name="T593" style:family="text">
      <style:text-properties officeooo:rsid="02ecbdc5"/>
    </style:style>
    <style:style style:name="T594" style:family="text">
      <style:text-properties officeooo:rsid="02edeb3c"/>
    </style:style>
    <style:style style:name="T595" style:family="text">
      <style:text-properties officeooo:rsid="02ee928f"/>
    </style:style>
    <style:style style:name="T596" style:family="text">
      <style:text-properties officeooo:rsid="02eef042"/>
    </style:style>
    <style:style style:name="T597" style:family="text">
      <style:text-properties officeooo:rsid="02f01ecf"/>
    </style:style>
    <style:style style:name="T598" style:family="text">
      <style:text-properties officeooo:rsid="02f0d7de"/>
    </style:style>
    <style:style style:name="T599" style:family="text">
      <style:text-properties officeooo:rsid="02f2102f"/>
    </style:style>
    <style:style style:name="T600" style:family="text">
      <style:text-properties officeooo:rsid="02f36e6e"/>
    </style:style>
    <style:style style:name="T601" style:family="text">
      <style:text-properties officeooo:rsid="02f3c198"/>
    </style:style>
    <style:style style:name="T602" style:family="text">
      <style:text-properties officeooo:rsid="02f4b119"/>
    </style:style>
    <style:style style:name="T603" style:family="text">
      <style:text-properties officeooo:rsid="02f87584"/>
    </style:style>
    <style:style style:name="T604" style:family="text">
      <style:text-properties officeooo:rsid="02f8882b"/>
    </style:style>
    <style:style style:name="T605" style:family="text">
      <style:text-properties officeooo:rsid="02fa7d3c"/>
    </style:style>
    <style:style style:name="T606" style:family="text">
      <style:text-properties officeooo:rsid="02fc56dd"/>
    </style:style>
    <style:style style:name="T607" style:family="text">
      <style:text-properties officeooo:rsid="02fc69b2"/>
    </style:style>
    <style:style style:name="T608" style:family="text">
      <style:text-properties officeooo:rsid="02fe23d6"/>
    </style:style>
    <style:style style:name="T609" style:family="text">
      <style:text-properties officeooo:rsid="02ffce7e"/>
    </style:style>
    <style:style style:name="T610" style:family="text">
      <style:text-properties officeooo:rsid="0300b065"/>
    </style:style>
    <style:style style:name="T611" style:family="text">
      <style:text-properties officeooo:rsid="0300dd56"/>
    </style:style>
    <style:style style:name="T612" style:family="text">
      <style:text-properties officeooo:rsid="0302533d"/>
    </style:style>
    <style:style style:name="T613" style:family="text">
      <style:text-properties officeooo:rsid="03043eea"/>
    </style:style>
    <style:style style:name="T614" style:family="text">
      <style:text-properties officeooo:rsid="0305fbc2"/>
    </style:style>
    <style:style style:name="T615" style:family="text">
      <style:text-properties officeooo:rsid="0309b411"/>
    </style:style>
    <style:style style:name="T616" style:family="text">
      <style:text-properties officeooo:rsid="030b08dc"/>
    </style:style>
    <style:style style:name="T617" style:family="text">
      <style:text-properties officeooo:rsid="030cdbe3"/>
    </style:style>
    <style:style style:name="T618" style:family="text">
      <style:text-properties officeooo:rsid="030d2ce2"/>
    </style:style>
    <style:style style:name="T619" style:family="text">
      <style:text-properties officeooo:rsid="03149a31"/>
    </style:style>
    <style:style style:name="T620" style:family="text">
      <style:text-properties officeooo:rsid="03198c24"/>
    </style:style>
    <style:style style:name="T621" style:family="text">
      <style:text-properties officeooo:rsid="031ad210"/>
    </style:style>
    <style:style style:name="T622" style:family="text">
      <style:text-properties officeooo:rsid="031b9c14"/>
    </style:style>
    <style:style style:name="T623" style:family="text">
      <style:text-properties officeooo:rsid="031d78b7"/>
    </style:style>
    <style:style style:name="T624" style:family="text">
      <style:text-properties officeooo:rsid="03243bae"/>
    </style:style>
    <style:style style:name="T625" style:family="text">
      <style:text-properties officeooo:rsid="0325f835"/>
    </style:style>
    <style:style style:name="T626" style:family="text">
      <style:text-properties officeooo:rsid="03261121"/>
    </style:style>
    <style:style style:name="T627" style:family="text">
      <style:text-properties officeooo:rsid="032e99c1"/>
    </style:style>
    <style:style style:name="T628" style:family="text">
      <style:text-properties officeooo:rsid="03302bcd"/>
    </style:style>
    <style:style style:name="T629" style:family="text">
      <style:text-properties officeooo:rsid="0330a920"/>
    </style:style>
    <style:style style:name="T630" style:family="text">
      <style:text-properties officeooo:rsid="0331bebe"/>
    </style:style>
    <style:style style:name="T631" style:family="text">
      <style:text-properties officeooo:rsid="03333400"/>
    </style:style>
    <style:style style:name="T632" style:family="text">
      <style:text-properties officeooo:rsid="0334d0f0"/>
    </style:style>
    <style:style style:name="T633" style:family="text">
      <style:text-properties officeooo:rsid="0336cc94"/>
    </style:style>
    <style:style style:name="T634" style:family="text">
      <style:text-properties officeooo:rsid="033cee12"/>
    </style:style>
    <style:style style:name="T635" style:family="text">
      <style:text-properties officeooo:rsid="033e0ad0"/>
    </style:style>
    <style:style style:name="T636" style:family="text">
      <style:text-properties officeooo:rsid="033ea179"/>
    </style:style>
    <style:style style:name="T637" style:family="text">
      <style:text-properties officeooo:rsid="03407307"/>
    </style:style>
    <style:style style:name="T638" style:family="text">
      <style:text-properties officeooo:rsid="03413eef"/>
    </style:style>
    <style:style style:name="T639" style:family="text">
      <style:text-properties officeooo:rsid="03425550"/>
    </style:style>
    <style:style style:name="T640" style:family="text">
      <style:text-properties officeooo:rsid="034369b6"/>
    </style:style>
    <style:style style:name="T641" style:family="text">
      <style:text-properties officeooo:rsid="03454cb9"/>
    </style:style>
    <style:style style:name="T642" style:family="text">
      <style:text-properties officeooo:rsid="0346fc20"/>
    </style:style>
    <style:style style:name="T643" style:family="text">
      <style:text-properties officeooo:rsid="034774d8"/>
    </style:style>
    <style:style style:name="T644" style:family="text">
      <style:text-properties officeooo:rsid="03482082"/>
    </style:style>
    <style:style style:name="T645" style:family="text">
      <style:text-properties officeooo:rsid="03493afb"/>
    </style:style>
    <style:style style:name="T646" style:family="text">
      <style:text-properties officeooo:rsid="034f7952"/>
    </style:style>
    <style:style style:name="T647" style:family="text">
      <style:text-properties officeooo:rsid="03504ad3"/>
    </style:style>
    <style:style style:name="T648" style:family="text">
      <style:text-properties officeooo:rsid="035106f2"/>
    </style:style>
    <style:style style:name="T649" style:family="text">
      <style:text-properties officeooo:rsid="03522ac9"/>
    </style:style>
    <style:style style:name="T650" style:family="text">
      <style:text-properties officeooo:rsid="035330a7"/>
    </style:style>
    <style:style style:name="T651" style:family="text">
      <style:text-properties officeooo:rsid="035703b7"/>
    </style:style>
    <style:style style:name="T652" style:family="text">
      <style:text-properties officeooo:rsid="035742a2"/>
    </style:style>
    <style:style style:name="T653" style:family="text">
      <style:text-properties officeooo:rsid="03586ded"/>
    </style:style>
    <style:style style:name="T654" style:family="text">
      <style:text-properties officeooo:rsid="03587121"/>
    </style:style>
    <style:style style:name="T655" style:family="text">
      <style:text-properties officeooo:rsid="0358da6f"/>
    </style:style>
    <style:style style:name="T656" style:family="text">
      <style:text-properties officeooo:rsid="035b6cc4"/>
    </style:style>
    <style:style style:name="T657" style:family="text">
      <style:text-properties officeooo:rsid="035fd704"/>
    </style:style>
    <style:style style:name="T658" style:family="text">
      <style:text-properties officeooo:rsid="03606def"/>
    </style:style>
    <style:style style:name="T659" style:family="text">
      <style:text-properties officeooo:rsid="0362208b"/>
    </style:style>
    <style:style style:name="T660" style:family="text">
      <style:text-properties officeooo:rsid="03627098"/>
    </style:style>
    <style:style style:name="T661" style:family="text">
      <style:text-properties officeooo:rsid="0363d2e3"/>
    </style:style>
    <style:style style:name="T662" style:family="text">
      <style:text-properties officeooo:rsid="0363df91"/>
    </style:style>
    <style:style style:name="T663" style:family="text">
      <style:text-properties officeooo:rsid="0365793d"/>
    </style:style>
    <style:style style:name="T664" style:family="text">
      <style:text-properties officeooo:rsid="0369a644"/>
    </style:style>
    <style:style style:name="T665" style:family="text">
      <style:text-properties officeooo:rsid="036ba11d"/>
    </style:style>
    <style:style style:name="T666" style:family="text">
      <style:text-properties officeooo:rsid="036d0ee8"/>
    </style:style>
    <style:style style:name="T667" style:family="text">
      <style:text-properties officeooo:rsid="036d3784"/>
    </style:style>
    <style:style style:name="T668" style:family="text">
      <style:text-properties officeooo:rsid="036eccb3"/>
    </style:style>
    <style:style style:name="T669" style:family="text">
      <style:text-properties officeooo:rsid="036f15eb"/>
    </style:style>
    <style:style style:name="T670" style:family="text">
      <style:text-properties officeooo:rsid="036f70a2"/>
    </style:style>
    <style:style style:name="T671" style:family="text">
      <style:text-properties officeooo:rsid="0370429c"/>
    </style:style>
    <style:style style:name="T672" style:family="text">
      <style:text-properties officeooo:rsid="03712d9e"/>
    </style:style>
    <style:style style:name="T673" style:family="text">
      <style:text-properties officeooo:rsid="03715ea6"/>
    </style:style>
    <style:style style:name="T674" style:family="text">
      <style:text-properties officeooo:rsid="03726ab2"/>
    </style:style>
    <style:style style:name="T675" style:family="text">
      <style:text-properties officeooo:rsid="0372eddb"/>
    </style:style>
    <style:style style:name="T676" style:family="text">
      <style:text-properties officeooo:rsid="037a05d9"/>
    </style:style>
    <style:style style:name="T677" style:family="text">
      <style:text-properties officeooo:rsid="037b95f9"/>
    </style:style>
    <style:style style:name="T678" style:family="text">
      <style:text-properties officeooo:rsid="037c4df0"/>
    </style:style>
    <style:style style:name="T679" style:family="text">
      <style:text-properties officeooo:rsid="037e0b9d"/>
    </style:style>
    <style:style style:name="T680" style:family="text">
      <style:text-properties officeooo:rsid="037ee911"/>
    </style:style>
    <style:style style:name="T681" style:family="text">
      <style:text-properties officeooo:rsid="03813c17"/>
    </style:style>
    <style:style style:name="T682" style:family="text">
      <style:text-properties officeooo:rsid="0381877c"/>
    </style:style>
    <style:style style:name="T683" style:family="text">
      <style:text-properties officeooo:rsid="0382470e"/>
    </style:style>
    <style:style style:name="T684" style:family="text">
      <style:text-properties officeooo:rsid="03828b9e"/>
    </style:style>
    <style:style style:name="T685" style:family="text">
      <style:text-properties officeooo:rsid="0382d7c9"/>
    </style:style>
    <style:style style:name="T686" style:family="text">
      <style:text-properties officeooo:rsid="03830c5e"/>
    </style:style>
    <style:style style:name="T687" style:family="text">
      <style:text-properties officeooo:rsid="03884436"/>
    </style:style>
    <style:style style:name="T688" style:family="text">
      <style:text-properties officeooo:rsid="0389d56e"/>
    </style:style>
    <style:style style:name="T689" style:family="text">
      <style:text-properties officeooo:rsid="038c872c"/>
    </style:style>
    <style:style style:name="T690" style:family="text">
      <style:text-properties officeooo:rsid="038cc164"/>
    </style:style>
    <style:style style:name="T691" style:family="text">
      <style:text-properties officeooo:rsid="038e88e6"/>
    </style:style>
    <style:style style:name="T692" style:family="text">
      <style:text-properties officeooo:rsid="039443d4"/>
    </style:style>
    <style:style style:name="T693" style:family="text">
      <style:text-properties officeooo:rsid="039598d9"/>
    </style:style>
    <style:style style:name="T694" style:family="text">
      <style:text-properties officeooo:rsid="0396563a"/>
    </style:style>
    <style:style style:name="T695" style:family="text">
      <style:text-properties officeooo:rsid="0396662b"/>
    </style:style>
    <style:style style:name="T696" style:family="text">
      <style:text-properties officeooo:rsid="03981751"/>
    </style:style>
    <style:style style:name="T697" style:family="text">
      <style:text-properties officeooo:rsid="0399c3b6"/>
    </style:style>
    <style:style style:name="T698" style:family="text">
      <style:text-properties officeooo:rsid="039a40d8"/>
    </style:style>
    <style:style style:name="T699" style:family="text">
      <style:text-properties officeooo:rsid="039d250a"/>
    </style:style>
    <style:style style:name="T700" style:family="text">
      <style:text-properties officeooo:rsid="039f47e6"/>
    </style:style>
    <style:style style:name="T701" style:family="text">
      <style:text-properties officeooo:rsid="03a10ed1"/>
    </style:style>
    <style:style style:name="T702" style:family="text">
      <style:text-properties officeooo:rsid="03a2e6d1"/>
    </style:style>
    <style:style style:name="T703" style:family="text">
      <style:text-properties officeooo:rsid="03aa4254"/>
    </style:style>
    <style:style style:name="T704" style:family="text">
      <style:text-properties officeooo:rsid="03aa709f"/>
    </style:style>
    <style:style style:name="T705" style:family="text">
      <style:text-properties officeooo:rsid="03ac6eac"/>
    </style:style>
    <style:style style:name="T706" style:family="text">
      <style:text-properties officeooo:rsid="03b01460"/>
    </style:style>
    <style:style style:name="T707" style:family="text">
      <style:text-properties officeooo:rsid="03b1e4da"/>
    </style:style>
    <style:style style:name="T708" style:family="text">
      <style:text-properties officeooo:rsid="03b71f32"/>
    </style:style>
    <style:style style:name="T709" style:family="text">
      <style:text-properties officeooo:rsid="03b7837a"/>
    </style:style>
    <style:style style:name="T710" style:family="text">
      <style:text-properties officeooo:rsid="03b88c30"/>
    </style:style>
    <style:style style:name="T711" style:family="text">
      <style:text-properties officeooo:rsid="03b97bcb"/>
    </style:style>
    <style:style style:name="T712" style:family="text">
      <style:text-properties officeooo:rsid="03badf63"/>
    </style:style>
    <style:style style:name="T713" style:family="text">
      <style:text-properties officeooo:rsid="03c0515b"/>
    </style:style>
    <style:style style:name="T714" style:family="text">
      <style:text-properties officeooo:rsid="03c0ee0d"/>
    </style:style>
    <style:style style:name="T715" style:family="text">
      <style:text-properties officeooo:rsid="03c1b35d"/>
    </style:style>
    <style:style style:name="T716" style:family="text">
      <style:text-properties officeooo:rsid="03c3a60b"/>
    </style:style>
    <style:style style:name="T717" style:family="text">
      <style:text-properties officeooo:rsid="03c4eae3"/>
    </style:style>
    <style:style style:name="T718" style:family="text">
      <style:text-properties officeooo:rsid="03c8334e"/>
    </style:style>
    <style:style style:name="T719" style:family="text">
      <style:text-properties officeooo:rsid="03ca92eb"/>
    </style:style>
    <style:style style:name="T720" style:family="text">
      <style:text-properties officeooo:rsid="03cc7c39"/>
    </style:style>
    <style:style style:name="T721" style:family="text">
      <style:text-properties officeooo:rsid="03cdcb35"/>
    </style:style>
    <style:style style:name="T722" style:family="text">
      <style:text-properties officeooo:rsid="03ce18af"/>
    </style:style>
    <style:style style:name="T723" style:family="text">
      <style:text-properties officeooo:rsid="03ce4bbd"/>
    </style:style>
    <style:style style:name="T724" style:family="text">
      <style:text-properties officeooo:rsid="03cf43ae"/>
    </style:style>
    <style:style style:name="T725" style:family="text">
      <style:text-properties officeooo:rsid="03d13bf1"/>
    </style:style>
    <style:style style:name="T726" style:family="text">
      <style:text-properties officeooo:rsid="03d814ba"/>
    </style:style>
    <style:style style:name="T727" style:family="text">
      <style:text-properties officeooo:rsid="03d98814"/>
    </style:style>
    <style:style style:name="T728" style:family="text">
      <style:text-properties officeooo:rsid="03da51e7"/>
    </style:style>
    <style:style style:name="T729" style:family="text">
      <style:text-properties officeooo:rsid="03db227b"/>
    </style:style>
    <style:style style:name="T730" style:family="text">
      <style:text-properties officeooo:rsid="03dcd7a5"/>
    </style:style>
    <style:style style:name="T731" style:family="text">
      <style:text-properties officeooo:rsid="03e134a0"/>
    </style:style>
    <style:style style:name="T732" style:family="text">
      <style:text-properties officeooo:rsid="03e32e1f"/>
    </style:style>
    <style:style style:name="T733" style:family="text">
      <style:text-properties officeooo:rsid="03e40064"/>
    </style:style>
    <style:style style:name="T734" style:family="text">
      <style:text-properties officeooo:rsid="03e46b66"/>
    </style:style>
    <style:style style:name="T735" style:family="text">
      <style:text-properties officeooo:rsid="03e854ff"/>
    </style:style>
    <style:style style:name="T736" style:family="text">
      <style:text-properties officeooo:rsid="03ec81f4"/>
    </style:style>
    <style:style style:name="T737" style:family="text">
      <style:text-properties officeooo:rsid="03ed2c2a"/>
    </style:style>
    <style:style style:name="T738" style:family="text">
      <style:text-properties officeooo:rsid="03eddf09"/>
    </style:style>
    <style:style style:name="T739" style:family="text">
      <style:text-properties officeooo:rsid="03f0c881"/>
    </style:style>
    <style:style style:name="T740" style:family="text">
      <style:text-properties officeooo:rsid="03f1026c"/>
    </style:style>
    <style:style style:name="T741" style:family="text">
      <style:text-properties officeooo:rsid="03f18848"/>
    </style:style>
    <style:style style:name="T742" style:family="text">
      <style:text-properties officeooo:rsid="03f1b418"/>
    </style:style>
    <style:style style:name="T743" style:family="text">
      <style:text-properties officeooo:rsid="03f1bbba"/>
    </style:style>
    <style:style style:name="T744" style:family="text">
      <style:text-properties officeooo:rsid="03f2f98f"/>
    </style:style>
    <style:style style:name="T745" style:family="text">
      <style:text-properties officeooo:rsid="03f55b51"/>
    </style:style>
    <style:style style:name="T746" style:family="text">
      <style:text-properties officeooo:rsid="03f56f8e"/>
    </style:style>
    <style:style style:name="T747" style:family="text">
      <style:text-properties officeooo:rsid="03f8fe3a"/>
    </style:style>
    <style:style style:name="T748" style:family="text">
      <style:text-properties officeooo:rsid="03fa711e"/>
    </style:style>
    <style:style style:name="T749" style:family="text">
      <style:text-properties officeooo:rsid="03fb105b"/>
    </style:style>
    <style:style style:name="T750" style:family="text">
      <style:text-properties officeooo:rsid="03fc755c"/>
    </style:style>
    <style:style style:name="T751" style:family="text">
      <style:text-properties officeooo:rsid="0400e491"/>
    </style:style>
    <style:style style:name="T752" style:family="text">
      <style:text-properties officeooo:rsid="0404ccc5"/>
    </style:style>
    <style:style style:name="T753" style:family="text">
      <style:text-properties officeooo:rsid="0405a0ba"/>
    </style:style>
    <style:style style:name="T754" style:family="text">
      <style:text-properties officeooo:rsid="0407084d"/>
    </style:style>
    <style:style style:name="T755" style:family="text">
      <style:text-properties officeooo:rsid="040c9c69"/>
    </style:style>
    <style:style style:name="T756" style:family="text">
      <style:text-properties officeooo:rsid="040ccb16"/>
    </style:style>
    <style:style style:name="T757" style:family="text">
      <style:text-properties officeooo:rsid="040e5a20"/>
    </style:style>
    <style:style style:name="T758" style:family="text">
      <style:text-properties officeooo:rsid="040eb043"/>
    </style:style>
    <style:style style:name="T759" style:family="text">
      <style:text-properties officeooo:rsid="04149f5e"/>
    </style:style>
    <style:style style:name="T760" style:family="text">
      <style:text-properties officeooo:rsid="04151f3c"/>
    </style:style>
    <style:style style:name="T761" style:family="text">
      <style:text-properties officeooo:rsid="04171729"/>
    </style:style>
    <style:style style:name="T762" style:family="text">
      <style:text-properties officeooo:rsid="0418d9c2"/>
    </style:style>
    <style:style style:name="T763" style:family="text">
      <style:text-properties officeooo:rsid="041b9953"/>
    </style:style>
    <style:style style:name="T764" style:family="text">
      <style:text-properties officeooo:rsid="042587c8"/>
    </style:style>
    <style:style style:name="T765" style:family="text">
      <style:text-properties officeooo:rsid="0427563f"/>
    </style:style>
    <style:style style:name="T766" style:family="text">
      <style:text-properties officeooo:rsid="0427b137"/>
    </style:style>
    <style:style style:name="T767" style:family="text">
      <style:text-properties officeooo:rsid="0428136b"/>
    </style:style>
    <style:style style:name="T768" style:family="text">
      <style:text-properties officeooo:rsid="0428d5fb"/>
    </style:style>
    <style:style style:name="T769" style:family="text">
      <style:text-properties officeooo:rsid="042abeb6"/>
    </style:style>
    <style:style style:name="T770" style:family="text">
      <style:text-properties officeooo:rsid="0432a9c3"/>
    </style:style>
    <style:style style:name="T771" style:family="text">
      <style:text-properties officeooo:rsid="0432ad10"/>
    </style:style>
    <style:style style:name="T772" style:family="text">
      <style:text-properties officeooo:rsid="04342984"/>
    </style:style>
    <style:style style:name="T773" style:family="text">
      <style:text-properties officeooo:rsid="043480db"/>
    </style:style>
    <style:style style:name="T774" style:family="text">
      <style:text-properties officeooo:rsid="0434f3b9"/>
    </style:style>
    <style:style style:name="T775" style:family="text">
      <style:text-properties officeooo:rsid="0436824e"/>
    </style:style>
    <style:style style:name="T776" style:family="text">
      <style:text-properties officeooo:rsid="0437d143"/>
    </style:style>
    <style:style style:name="T777" style:family="text">
      <style:text-properties officeooo:rsid="043b61b8"/>
    </style:style>
    <style:style style:name="T778" style:family="text">
      <style:text-properties officeooo:rsid="043ca042"/>
    </style:style>
    <style:style style:name="T779" style:family="text">
      <style:text-properties officeooo:rsid="043e481f"/>
    </style:style>
    <style:style style:name="T780" style:family="text">
      <style:text-properties officeooo:rsid="043f9609"/>
    </style:style>
    <style:style style:name="T781" style:family="text">
      <style:text-properties officeooo:rsid="0440e548"/>
    </style:style>
    <style:style style:name="T782" style:family="text">
      <style:text-properties fo:language="none" fo:country="none" officeooo:rsid="043fcb5a" style:language-asian="none" style:country-asian="none"/>
    </style:style>
    <style:style style:name="T783" style:family="text">
      <style:text-properties fo:language="none" fo:country="none" officeooo:rsid="0440e548" style:language-asian="none" style:country-asian="none"/>
    </style:style>
    <style:style style:name="T784" style:family="text">
      <style:text-properties fo:background-color="#ffb66c" loext:char-shading-value="0"/>
    </style:style>
    <style:style style:name="T785" style:family="text">
      <style:text-properties officeooo:rsid="0442b7e4"/>
    </style:style>
    <style:style style:name="T786" style:family="text">
      <style:text-properties officeooo:rsid="03de5d87"/>
    </style:style>
    <style:style style:name="T787" style:family="text">
      <style:text-properties officeooo:rsid="044a7e80"/>
    </style:style>
    <style:style style:name="T788" style:family="text">
      <style:text-properties officeooo:rsid="044ab8c6"/>
    </style:style>
    <style:style style:name="T789" style:family="text">
      <style:text-properties officeooo:rsid="044c3555"/>
    </style:style>
    <style:style style:name="T790" style:family="text">
      <style:text-properties officeooo:rsid="044c9069"/>
    </style:style>
    <style:style style:name="T791" style:family="text">
      <style:text-properties officeooo:rsid="044ccb7c"/>
    </style:style>
    <style:style style:name="T792" style:family="text">
      <style:text-properties officeooo:rsid="044df289"/>
    </style:style>
    <style:style style:name="T793" style:family="text">
      <style:text-properties officeooo:rsid="044e3f9d"/>
    </style:style>
    <style:style style:name="T794" style:family="text">
      <style:text-properties officeooo:rsid="045ae56e"/>
    </style:style>
    <style:style style:name="T795" style:family="text">
      <style:text-properties officeooo:rsid="045b91b2"/>
    </style:style>
    <style:style style:name="T796" style:family="text">
      <style:text-properties officeooo:rsid="045c45d3"/>
    </style:style>
    <style:style style:name="T797" style:family="text">
      <style:text-properties officeooo:rsid="045d385a"/>
    </style:style>
    <style:style style:name="T798" style:family="text">
      <style:text-properties officeooo:rsid="045d5b26"/>
    </style:style>
    <style:style style:name="T799" style:family="text">
      <style:text-properties officeooo:rsid="04602192"/>
    </style:style>
    <style:style style:name="T800" style:family="text">
      <style:text-properties officeooo:rsid="0462e70d"/>
    </style:style>
    <style:style style:name="T801" style:family="text">
      <style:text-properties officeooo:rsid="0464d82e"/>
    </style:style>
    <style:style style:name="T802" style:family="text">
      <style:text-properties officeooo:rsid="04657f66"/>
    </style:style>
    <style:style style:name="T803" style:family="text">
      <style:text-properties officeooo:rsid="04674336"/>
    </style:style>
    <style:style style:name="T804" style:family="text">
      <style:text-properties officeooo:rsid="0467f0ec"/>
    </style:style>
    <style:style style:name="T805" style:family="text">
      <style:text-properties officeooo:rsid="0469d533"/>
    </style:style>
    <style:style style:name="T806" style:family="text">
      <style:text-properties officeooo:rsid="0475ecdf"/>
    </style:style>
    <style:style style:name="T807" style:family="text">
      <style:text-properties officeooo:rsid="047798be"/>
    </style:style>
    <style:style style:name="T808" style:family="text">
      <style:text-properties officeooo:rsid="04798fd6"/>
    </style:style>
    <style:style style:name="T809" style:family="text">
      <style:text-properties officeooo:rsid="047b26d7"/>
    </style:style>
    <style:style style:name="T810" style:family="text">
      <style:text-properties officeooo:rsid="047b584a"/>
    </style:style>
    <style:style style:name="T811" style:family="text">
      <style:text-properties officeooo:rsid="047cb44f"/>
    </style:style>
    <style:style style:name="T812" style:family="text">
      <style:text-properties officeooo:rsid="047e42a9"/>
    </style:style>
    <style:style style:name="T813" style:family="text">
      <style:text-properties officeooo:rsid="047fa473"/>
    </style:style>
    <style:style style:name="T814" style:family="text">
      <style:text-properties officeooo:rsid="04863faf"/>
    </style:style>
    <style:style style:name="T815" style:family="text">
      <style:text-properties officeooo:rsid="048871ef"/>
    </style:style>
    <style:style style:name="T816" style:family="text">
      <style:text-properties officeooo:rsid="0489909c"/>
    </style:style>
    <style:style style:name="T817" style:family="text">
      <style:text-properties officeooo:rsid="048a4248"/>
    </style:style>
    <style:style style:name="T818" style:family="text">
      <style:text-properties officeooo:rsid="048c1f00"/>
    </style:style>
    <style:style style:name="T819" style:family="text">
      <style:text-properties officeooo:rsid="048d3437"/>
    </style:style>
    <style:style style:name="T820" style:family="text">
      <style:text-properties officeooo:rsid="048e18f0"/>
    </style:style>
    <style:style style:name="T821" style:family="text">
      <style:text-properties style:text-position="33% 80%"/>
    </style:style>
    <style:style style:name="T822" style:family="text">
      <style:text-properties officeooo:rsid="0492a977"/>
    </style:style>
    <style:style style:name="T823" style:family="text">
      <style:text-properties officeooo:rsid="04942e6e"/>
    </style:style>
    <style:style style:name="T824" style:family="text">
      <style:text-properties officeooo:rsid="0494c563"/>
    </style:style>
    <style:style style:name="T825" style:family="text">
      <style:text-properties officeooo:rsid="049653be"/>
    </style:style>
    <style:style style:name="T826" style:family="text">
      <style:text-properties officeooo:rsid="04972ff1"/>
    </style:style>
    <style:style style:name="T827" style:family="text">
      <style:text-properties officeooo:rsid="04988d5f"/>
    </style:style>
    <style:style style:name="T828" style:family="text">
      <style:text-properties officeooo:rsid="04990c7b"/>
    </style:style>
    <style:style style:name="T829" style:family="text">
      <style:text-properties officeooo:rsid="04997125"/>
    </style:style>
    <style:style style:name="T830" style:family="text">
      <style:text-properties officeooo:rsid="049982c5"/>
    </style:style>
    <style:style style:name="T831" style:family="text">
      <style:text-properties officeooo:rsid="049b4fe8"/>
    </style:style>
    <style:style style:name="T832" style:family="text">
      <style:text-properties officeooo:rsid="049ceafd"/>
    </style:style>
    <style:style style:name="T833" style:family="text">
      <style:text-properties officeooo:rsid="049e6475"/>
    </style:style>
    <style:style style:name="T834" style:family="text">
      <style:text-properties officeooo:rsid="049ef6d1"/>
    </style:style>
    <style:style style:name="T835" style:family="text">
      <style:text-properties officeooo:rsid="049f84d2"/>
    </style:style>
    <style:style style:name="T836" style:family="text">
      <style:text-properties officeooo:rsid="04a0b4e4"/>
    </style:style>
    <style:style style:name="T837" style:family="text">
      <style:text-properties officeooo:rsid="04a1ccb3"/>
    </style:style>
    <style:style style:name="T838" style:family="text">
      <style:text-properties officeooo:rsid="04a3a63b"/>
    </style:style>
    <style:style style:name="T839" style:family="text">
      <style:text-properties officeooo:rsid="04a4fc42"/>
    </style:style>
    <style:style style:name="T840" style:family="text">
      <style:text-properties officeooo:rsid="04a7fd68"/>
    </style:style>
    <style:style style:name="T841" style:family="text">
      <style:text-properties officeooo:rsid="04b012de"/>
    </style:style>
    <style:style style:name="T842" style:family="text">
      <style:text-properties officeooo:rsid="04b17243"/>
    </style:style>
    <style:style style:name="T843" style:family="text">
      <style:text-properties officeooo:rsid="04b21d0e"/>
    </style:style>
    <style:style style:name="T844" style:family="text">
      <style:text-properties officeooo:rsid="04b36c06"/>
    </style:style>
    <style:style style:name="T845" style:family="text">
      <style:text-properties officeooo:rsid="04b50005"/>
    </style:style>
    <style:style style:name="T846" style:family="text">
      <style:text-properties officeooo:rsid="04b51536"/>
    </style:style>
    <style:style style:name="T847" style:family="text">
      <style:text-properties officeooo:rsid="04b63510"/>
    </style:style>
    <style:style style:name="T848" style:family="text">
      <style:text-properties officeooo:rsid="04b77109"/>
    </style:style>
    <style:style style:name="T849" style:family="text">
      <style:text-properties officeooo:rsid="04b9ad11"/>
    </style:style>
    <style:style style:name="T850" style:family="text">
      <style:text-properties officeooo:rsid="04ba5671"/>
    </style:style>
    <style:style style:name="T851" style:family="text">
      <style:text-properties officeooo:rsid="04bd1a57"/>
    </style:style>
    <style:style style:name="T852" style:family="text">
      <style:text-properties officeooo:rsid="04bee6ef"/>
    </style:style>
    <style:style style:name="T853" style:family="text">
      <style:text-properties officeooo:rsid="04c0d357"/>
    </style:style>
    <style:style style:name="T854" style:family="text">
      <style:text-properties officeooo:rsid="04c2b939"/>
    </style:style>
    <style:style style:name="T855" style:family="text">
      <style:text-properties officeooo:rsid="04c701da"/>
    </style:style>
    <style:style style:name="T856" style:family="text">
      <style:text-properties officeooo:rsid="04c87109"/>
    </style:style>
    <style:style style:name="T857" style:family="text">
      <style:text-properties officeooo:rsid="04c8b3ba"/>
    </style:style>
    <style:style style:name="T858" style:family="text">
      <style:text-properties officeooo:rsid="04d0d658"/>
    </style:style>
    <style:style style:name="T859" style:family="text">
      <style:text-properties officeooo:rsid="04d1f70b"/>
    </style:style>
    <style:style style:name="T860" style:family="text">
      <style:text-properties officeooo:rsid="04d38651"/>
    </style:style>
    <style:style style:name="T861" style:family="text">
      <style:text-properties officeooo:rsid="04d3d7fe"/>
    </style:style>
    <style:style style:name="T862" style:family="text">
      <style:text-properties officeooo:rsid="04d4aa27"/>
    </style:style>
    <style:style style:name="T863" style:family="text">
      <style:text-properties officeooo:rsid="04d5f220"/>
    </style:style>
    <style:style style:name="T864" style:family="text">
      <style:text-properties officeooo:rsid="04d7e0b5"/>
    </style:style>
    <style:style style:name="T865" style:family="text">
      <style:text-properties officeooo:rsid="04dc3a3e"/>
    </style:style>
    <style:style style:name="T866" style:family="text">
      <style:text-properties officeooo:rsid="04dfadc9"/>
    </style:style>
    <style:style style:name="T867" style:family="text">
      <style:text-properties officeooo:rsid="04e3a763"/>
    </style:style>
    <style:style style:name="T868" style:family="text">
      <style:text-properties officeooo:rsid="04e443a1"/>
    </style:style>
    <style:style style:name="T869" style:family="text">
      <style:text-properties officeooo:rsid="04e51b4f"/>
    </style:style>
    <style:style style:name="T870" style:family="text">
      <style:text-properties officeooo:rsid="04e8e481"/>
    </style:style>
    <style:style style:name="T871" style:family="text">
      <style:text-properties officeooo:rsid="04f00989"/>
    </style:style>
    <style:style style:name="T872" style:family="text">
      <style:text-properties officeooo:rsid="04f10637"/>
    </style:style>
    <style:style style:name="T873" style:family="text">
      <style:text-properties officeooo:rsid="04f136b3"/>
    </style:style>
    <style:style style:name="T874" style:family="text">
      <style:text-properties officeooo:rsid="04f47978"/>
    </style:style>
    <style:style style:name="T875" style:family="text">
      <style:text-properties officeooo:rsid="04fa039e"/>
    </style:style>
    <style:style style:name="T876" style:family="text">
      <style:text-properties officeooo:rsid="04fa95b8"/>
    </style:style>
    <style:style style:name="T877" style:family="text">
      <style:text-properties officeooo:rsid="04fa9d01"/>
    </style:style>
    <style:style style:name="T878" style:family="text">
      <style:text-properties officeooo:rsid="05009cb0"/>
    </style:style>
    <style:style style:name="T879" style:family="text">
      <style:text-properties officeooo:rsid="05027f5b"/>
    </style:style>
    <style:style style:name="T880" style:family="text">
      <style:text-properties officeooo:rsid="0502e208"/>
    </style:style>
    <style:style style:name="T881" style:family="text">
      <style:text-properties officeooo:rsid="05042d3d"/>
    </style:style>
    <style:style style:name="T882" style:family="text">
      <style:text-properties officeooo:rsid="05090a06"/>
    </style:style>
    <style:style style:name="T883" style:family="text">
      <style:text-properties officeooo:rsid="050c164b"/>
    </style:style>
    <style:style style:name="T884" style:family="text">
      <style:text-properties officeooo:rsid="051165fe"/>
    </style:style>
    <style:style style:name="T885" style:family="text">
      <style:text-properties officeooo:rsid="0513c61e"/>
    </style:style>
    <style:style style:name="T886" style:family="text">
      <style:text-properties officeooo:rsid="0515be3a"/>
    </style:style>
    <style:style style:name="T887" style:family="text">
      <style:text-properties officeooo:rsid="0518c89e"/>
    </style:style>
    <style:style style:name="T888" style:family="text">
      <style:text-properties officeooo:rsid="051a810e"/>
    </style:style>
    <style:style style:name="T889" style:family="text">
      <style:text-properties officeooo:rsid="051c6c0f"/>
    </style:style>
    <style:style style:name="T890" style:family="text">
      <style:text-properties officeooo:rsid="051cc70a"/>
    </style:style>
    <style:style style:name="T891" style:family="text">
      <style:text-properties officeooo:rsid="051e7b28"/>
    </style:style>
    <style:style style:name="T892" style:family="text">
      <style:text-properties officeooo:rsid="051edbb1"/>
    </style:style>
    <style:style style:name="T893" style:family="text">
      <style:text-properties officeooo:rsid="05213205"/>
    </style:style>
    <style:style style:name="T894" style:family="text">
      <style:text-properties officeooo:rsid="05230312"/>
    </style:style>
    <style:style style:name="T895" style:family="text">
      <style:text-properties officeooo:rsid="05249d9a"/>
    </style:style>
    <style:style style:name="T896" style:family="text">
      <style:text-properties officeooo:rsid="05250e27"/>
    </style:style>
    <style:style style:name="T897" style:family="text">
      <style:text-properties officeooo:rsid="0529f6f7"/>
    </style:style>
    <style:style style:name="T898" style:family="text">
      <style:text-properties officeooo:rsid="052cd292"/>
    </style:style>
    <style:style style:name="T899" style:family="text">
      <style:text-properties officeooo:rsid="052f488d"/>
    </style:style>
    <style:style style:name="T900" style:family="text">
      <style:text-properties officeooo:rsid="05307072"/>
    </style:style>
    <style:style style:name="T901" style:family="text">
      <style:text-properties officeooo:rsid="0530cd19"/>
    </style:style>
    <style:style style:name="T902" style:family="text">
      <style:text-properties officeooo:rsid="0536b90b"/>
    </style:style>
    <style:style style:name="T903" style:family="text">
      <style:text-properties officeooo:rsid="05388cff"/>
    </style:style>
    <style:style style:name="T904" style:family="text">
      <style:text-properties officeooo:rsid="053c7240"/>
    </style:style>
    <style:style style:name="T905" style:family="text">
      <style:text-properties officeooo:rsid="053defb0"/>
    </style:style>
    <style:style style:name="T906" style:family="text">
      <style:text-properties officeooo:rsid="053f414d"/>
    </style:style>
    <style:style style:name="T907" style:family="text">
      <style:text-properties officeooo:rsid="0545cd11"/>
    </style:style>
    <style:style style:name="T908" style:family="text">
      <style:text-properties officeooo:rsid="05471fe2"/>
    </style:style>
    <style:style style:name="T909" style:family="text">
      <style:text-properties officeooo:rsid="05488d65"/>
    </style:style>
    <style:style style:name="T910" style:family="text">
      <style:text-properties officeooo:rsid="0549dbb8"/>
    </style:style>
    <style:style style:name="T911" style:family="text">
      <style:text-properties officeooo:rsid="054f6b11"/>
    </style:style>
    <style:style style:name="T912" style:family="text">
      <style:text-properties officeooo:rsid="0552ba6e"/>
    </style:style>
    <style:style style:name="T913" style:family="text">
      <style:text-properties officeooo:rsid="055702f2"/>
    </style:style>
    <style:style style:name="T914" style:family="text">
      <style:text-properties officeooo:rsid="0557063a"/>
    </style:style>
    <style:style style:name="T915" style:family="text">
      <style:text-properties officeooo:rsid="0557be57"/>
    </style:style>
    <style:style style:name="T916" style:family="text">
      <style:text-properties officeooo:rsid="055dfe08"/>
    </style:style>
    <style:style style:name="T917" style:family="text">
      <style:text-properties officeooo:rsid="055ff25b"/>
    </style:style>
    <style:style style:name="T918" style:family="text">
      <style:text-properties officeooo:rsid="05606217"/>
    </style:style>
    <style:style style:name="T919" style:family="text">
      <style:text-properties officeooo:rsid="0562328d"/>
    </style:style>
    <style:style style:name="T920" style:family="text">
      <style:text-properties officeooo:rsid="056bf9fe"/>
    </style:style>
    <style:style style:name="T921" style:family="text">
      <style:text-properties officeooo:rsid="056c7577"/>
    </style:style>
    <style:style style:name="T922" style:family="text">
      <style:text-properties officeooo:rsid="056e61a2"/>
    </style:style>
    <style:style style:name="T923" style:family="text">
      <style:text-properties officeooo:rsid="0574dacb"/>
    </style:style>
    <style:style style:name="T924" style:family="text">
      <style:text-properties officeooo:rsid="05777440"/>
    </style:style>
    <style:style style:name="T925" style:family="text">
      <style:text-properties officeooo:rsid="057780c0"/>
    </style:style>
    <style:style style:name="T926" style:family="text">
      <style:text-properties officeooo:rsid="057d6cf1"/>
    </style:style>
    <style:style style:name="T927" style:family="text">
      <style:text-properties officeooo:rsid="057f6760"/>
    </style:style>
    <style:style style:name="T928" style:family="text">
      <style:text-properties officeooo:rsid="0588ebd9"/>
    </style:style>
    <style:style style:name="T929" style:family="text">
      <style:text-properties officeooo:rsid="058ca567"/>
    </style:style>
    <style:style style:name="T930" style:family="text">
      <style:text-properties officeooo:rsid="058fa5a6"/>
    </style:style>
    <style:style style:name="T931" style:family="text">
      <style:text-properties officeooo:rsid="05901a02"/>
    </style:style>
    <style:style style:name="T932" style:family="text">
      <style:text-properties officeooo:rsid="05925366"/>
    </style:style>
    <style:style style:name="T933" style:family="text">
      <style:text-properties officeooo:rsid="0593966e"/>
    </style:style>
    <style:style style:name="T934" style:family="text">
      <style:text-properties officeooo:rsid="0594dfc0"/>
    </style:style>
    <style:style style:name="T935" style:family="text">
      <style:text-properties officeooo:rsid="05959d37"/>
    </style:style>
    <style:style style:name="T936" style:family="text">
      <style:text-properties officeooo:rsid="05972c7d"/>
    </style:style>
    <style:style style:name="T937" style:family="text">
      <style:text-properties officeooo:rsid="05974b18"/>
    </style:style>
    <style:style style:name="T938" style:family="text">
      <style:text-properties officeooo:rsid="0599dc55"/>
    </style:style>
    <style:style style:name="T939" style:family="text">
      <style:text-properties fo:language="en" fo:country="US" style:language-asian="zh" style:country-asian="CN" style:language-complex="hi" style:country-complex="IN"/>
    </style:style>
    <style:style style:name="T940" style:family="text">
      <style:text-properties fo:language="en" fo:country="US" officeooo:rsid="0599dc55" style:language-asian="zh" style:country-asian="CN" style:language-complex="hi" style:country-complex="IN"/>
    </style:style>
    <style:style style:name="T941" style:family="text">
      <style:text-properties officeooo:rsid="059a993a"/>
    </style:style>
    <style:style style:name="T942" style:family="text">
      <style:text-properties officeooo:rsid="059c1d02"/>
    </style:style>
    <style:style style:name="T943" style:family="text">
      <style:text-properties officeooo:rsid="059e3e6b"/>
    </style:style>
    <style:style style:name="T944" style:family="text">
      <style:text-properties officeooo:rsid="059ed03d"/>
    </style:style>
    <style:style style:name="T945" style:family="text">
      <style:text-properties officeooo:rsid="05a19bac"/>
    </style:style>
    <style:style style:name="T946" style:family="text">
      <style:text-properties officeooo:rsid="05a5d6f7"/>
    </style:style>
    <style:style style:name="T947" style:family="text">
      <style:text-properties officeooo:rsid="05a80715"/>
    </style:style>
    <style:style style:name="T948" style:family="text">
      <style:text-properties officeooo:rsid="05aaacd9"/>
    </style:style>
    <style:style style:name="T949" style:family="text">
      <style:text-properties officeooo:rsid="05aca9be"/>
    </style:style>
    <style:style style:name="T950" style:family="text">
      <style:text-properties officeooo:rsid="05aed473"/>
    </style:style>
    <style:style style:name="T951" style:family="text">
      <style:text-properties officeooo:rsid="05b3ed27"/>
    </style:style>
    <style:style style:name="T952" style:family="text">
      <style:text-properties officeooo:rsid="05b4026d"/>
    </style:style>
    <style:style style:name="T953" style:family="text">
      <style:text-properties officeooo:rsid="05b538dc"/>
    </style:style>
    <style:style style:name="T954" style:family="text">
      <style:text-properties officeooo:rsid="05b68225"/>
    </style:style>
    <style:style style:name="T955" style:family="text">
      <style:text-properties officeooo:rsid="05b8bdf1"/>
    </style:style>
    <style:style style:name="T956" style:family="text">
      <style:text-properties officeooo:rsid="05b9049a"/>
    </style:style>
    <style:style style:name="T957" style:family="text">
      <style:text-properties officeooo:rsid="05b9432b"/>
    </style:style>
    <style:style style:name="T958" style:family="text">
      <style:text-properties officeooo:rsid="05bb4220"/>
    </style:style>
    <style:style style:name="T959" style:family="text">
      <style:text-properties officeooo:rsid="05be6f38"/>
    </style:style>
    <style:style style:name="T960" style:family="text">
      <style:text-properties officeooo:rsid="05c05267"/>
    </style:style>
    <style:style style:name="T961" style:family="text">
      <style:text-properties officeooo:rsid="05c229b5"/>
    </style:style>
    <style:style style:name="T962" style:family="text">
      <style:text-properties officeooo:rsid="05c34368"/>
    </style:style>
    <style:style style:name="T963" style:family="text">
      <style:text-properties officeooo:rsid="05c4cf4f"/>
    </style:style>
    <style:style style:name="T964" style:family="text">
      <style:text-properties officeooo:rsid="05cc181c"/>
    </style:style>
    <style:style style:name="T965" style:family="text">
      <style:text-properties officeooo:rsid="05cdfc7a"/>
    </style:style>
    <style:style style:name="T966" style:family="text">
      <style:text-properties officeooo:rsid="05ce2627"/>
    </style:style>
    <style:style style:name="T967" style:family="text">
      <style:text-properties officeooo:rsid="05ceb6ae"/>
    </style:style>
    <style:style style:name="T968" style:family="text">
      <style:text-properties officeooo:rsid="05cef927"/>
    </style:style>
    <style:style style:name="T969" style:family="text">
      <style:text-properties officeooo:rsid="05cfc052"/>
    </style:style>
    <style:style style:name="T970" style:family="text">
      <style:text-properties officeooo:rsid="05d1ee97"/>
    </style:style>
    <style:style style:name="T971" style:family="text">
      <style:text-properties officeooo:rsid="05dac353"/>
    </style:style>
    <style:style style:name="T972" style:family="text">
      <style:text-properties officeooo:rsid="05dc41e6"/>
    </style:style>
    <style:style style:name="T973" style:family="text">
      <style:text-properties officeooo:rsid="05dd043a"/>
    </style:style>
    <style:style style:name="T974" style:family="text">
      <style:text-properties officeooo:rsid="05dde334"/>
    </style:style>
    <style:style style:name="T975" style:family="text">
      <style:text-properties officeooo:rsid="05df11f0"/>
    </style:style>
    <style:style style:name="T976" style:family="text">
      <style:text-properties officeooo:rsid="05e0929f"/>
    </style:style>
    <style:style style:name="T977" style:family="text">
      <style:text-properties officeooo:rsid="05e17d13"/>
    </style:style>
    <style:style style:name="T978" style:family="text">
      <style:text-properties officeooo:rsid="05e1c510"/>
    </style:style>
    <style:style style:name="T979" style:family="text">
      <style:text-properties officeooo:rsid="05e24cc7"/>
    </style:style>
    <style:style style:name="T980" style:family="text">
      <style:text-properties officeooo:rsid="05e60314"/>
    </style:style>
    <style:style style:name="T981" style:family="text">
      <style:text-properties officeooo:rsid="05e62757"/>
    </style:style>
    <style:style style:name="T982" style:family="text">
      <style:text-properties officeooo:rsid="05ed81a2"/>
    </style:style>
    <style:style style:name="T983" style:family="text">
      <style:text-properties officeooo:rsid="05ee912f"/>
    </style:style>
    <style:style style:name="T984" style:family="text">
      <style:text-properties officeooo:rsid="05eefa44"/>
    </style:style>
    <style:style style:name="T985" style:family="text">
      <style:text-properties officeooo:rsid="05ef3971"/>
    </style:style>
    <style:style style:name="T986" style:family="text">
      <style:text-properties officeooo:rsid="05fad942"/>
    </style:style>
    <style:style style:name="T987" style:family="text">
      <style:text-properties officeooo:rsid="05fc7b90"/>
    </style:style>
    <style:style style:name="T988" style:family="text">
      <style:text-properties officeooo:rsid="05fcb94f"/>
    </style:style>
    <style:style style:name="T989" style:family="text">
      <style:text-properties officeooo:rsid="060318c0"/>
    </style:style>
    <style:style style:name="T990" style:family="text">
      <style:text-properties officeooo:rsid="06055a25"/>
    </style:style>
    <style:style style:name="T991" style:family="text">
      <style:text-properties officeooo:rsid="06056838"/>
    </style:style>
    <style:style style:name="T992" style:family="text">
      <style:text-properties officeooo:rsid="0607692e"/>
    </style:style>
    <style:style style:name="T993" style:family="text">
      <style:text-properties officeooo:rsid="060890d9"/>
    </style:style>
    <style:style style:name="T994" style:family="text">
      <style:text-properties officeooo:rsid="060bb830"/>
    </style:style>
    <style:style style:name="T995" style:family="text">
      <style:text-properties officeooo:rsid="060d9e19"/>
    </style:style>
    <style:style style:name="T996" style:family="text">
      <style:text-properties officeooo:rsid="060dd3e8"/>
    </style:style>
    <style:style style:name="T997" style:family="text">
      <style:text-properties officeooo:rsid="060e3fb5"/>
    </style:style>
    <style:style style:name="T998" style:family="text">
      <style:text-properties officeooo:rsid="060e6046"/>
    </style:style>
    <style:style style:name="T999" style:family="text">
      <style:text-properties officeooo:rsid="060e61c7"/>
    </style:style>
    <style:style style:name="T1000" style:family="text">
      <style:text-properties officeooo:rsid="060ec2bc"/>
    </style:style>
    <style:style style:name="T1001" style:family="text">
      <style:text-properties officeooo:rsid="060f098f"/>
    </style:style>
    <style:style style:name="T1002" style:family="text">
      <style:text-properties officeooo:rsid="0610f04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82">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83">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1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06">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87">рефлекс</text:span> самосохранения буквально <text:span text:style-name="T887">заставлял</text:span> от<text:span text:style-name="T887">пихну</text:span>ть, чтоб не задохнуться от хохота.... То вдруг, среди мультяшных потасовок, врезаешься в <text:span text:style-name="T505">массив</text:span> невыразимо <text:span text:style-name="T505">неизбывной</text:span> горечи, что плющит тебя напрочь <text:span text:style-name="T505">и не даёт дышать</text:span>, <text:span text:style-name="T505">разве что совсем очень мелко,</text:span> сердце идёт вразнос и давишься ужасом от неизбежно<text:span text:style-name="T505">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05">возможно</text:span>.... </text:p>
      <text:p text:style-name="Text_20_body"><text:span text:style-name="T784">Немалое число среди читающих американцев и поныне не перестают задаваться вопросом: "что она вообще такое </text:span><text:span text:style-name="Emphasis"><text:span text:style-name="T784">Круглая Радуга </text:span></text:span><text:span text:style-name="T784">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84">Радуги</text:span></text:span><text:span text:style-name="T784">? </text:span></text:p>
      <text:p text:style-name="Text_20_body"><text:span text:style-name="T784">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88">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51"/>
      <text:h text:style-name="P559" text:outline-level="1"/>
      <text:h text:style-name="P559" text:outline-level="1">Круглая Радуга</text:h>
      <text:p text:style-name="P1">Посвящается Ричарду Фаринья</text:p>
      <text:h text:style-name="P280" text:outline-level="3">1</text:h>
      <text:h text:style-name="P280" text:outline-level="3">За пределами Нуля</text:h>
      <text:h text:style-name="P27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81">зрщрщррщпршрщззрэшщпзщлщзлслсжсдщшлпсдшмслфяцйувсмт</text:span> <text:span text:style-name="T781">н</text:span>просто театр. Освещение в вагонах отключено. Нигде вообще нет света. Над ним опорные бал<text:span text:style-name="T781">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84">закачаешься</text:span>: хрустальный дворец вдр<text:span text:style-name="T84">ызг</text:span>. Однако, в полной темноте, без проблеска света, <text:span text:style-name="T85">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84">н</text:span>ых среди прочей всячины, которую <text:span text:style-name="T86">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86">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87">трухлый</text:span> бетон, <text:span text:style-name="T87">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8">давно</text:span> минувших дней, запахи керосинных зим, воскресных дней без уличного движения, кораллоподобно <text:span text:style-name="T89">необъяснимого</text:span> живого роста, начали вписыват<text:span text:style-name="T89">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9">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90">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91">опорах</text:span> в тёмно-зелёной краске, свисают <text:span text:style-name="T92">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93">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94">до единой </text:span>и только <text:span text:style-name="T95">лишь </text:span>призраки их, <text:span text:style-name="T95">недвижимые подобно</text:span> рисунк<text:span text:style-name="T95">ам</text:span> в пещере, застыли <text:span text:style-name="T95">по</text:span> стена<text:span text:style-name="T95">м</text:span> упрямым свечением… беженцев забирают партиями, на лифте—дощатая п<text:span text:style-name="T95">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96">из </text:span>этаже<text:span text:style-name="T96">й</text:span> беженцы продвигаются и <text:span text:style-name="T96">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96">чего уж</text:span> перебирать <text:span text:style-name="T96">меблировкой</text:span>, раз <text:span text:style-name="T96">докатились</text:span> до такого? Под ногами хрустит древнейшая грязь города, последние напластования всего, что город <text:span text:style-name="T96">отжал</text:span>, чем <text:span text:style-name="T96">пуг</text:span>ал, лгал своим детям. Кому не сл<text:span text:style-name="T97">ышался этот</text:span> голос, <text:span text:style-name="T97">задушевный такой</text:span>, типа, <text:span text:style-name="T97">только между нами</text:span>: «<text:span text:style-name="T97">Да</text:span> ты <text:span text:style-name="T97">ж </text:span>и <text:span text:style-name="T97">сам </text:span>не вери<text:span text:style-name="T98">л</text:span>, <text:span text:style-name="T97">что</text:span> спасёшься. <text:span text:style-name="T99">Чего там</text:span>, теперь-<text:span text:style-name="T98">то все</text:span> мы уж<text:span text:style-name="T98">е</text:span> знаем <text:span text:style-name="T98">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9">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02">а́</text:span>м: начинает различаться сб<text:span text:style-name="T100">род</text:span> <text:span text:style-name="T100">перепившихся</text:span> <text:span text:style-name="T101">гуляк</text:span>, и в форме, и без, в обнимку с пустыми или полупустыми бутылками, <text:span text:style-name="T101">тут</text:span> развесился на стуле, <text:span text:style-name="T101">там</text:span> свернулся калачиком в нетопленном камине, вон те раскинулись на диванах, <text:span text:style-name="T101">поверх затоптанных</text:span> ковр<text:span text:style-name="T101">ов</text:span>, в шезлонгах на разных уровнях громадного зала, храпя<text:span text:style-name="T101">т</text:span> и сопя<text:span text:style-name="T101">т</text:span> на все лады <text:span text:style-name="T101">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01">тянувшиеся</text:span> вокруг горизонталы, товарищи по оружию, поразрумянились, <text:span text:style-name="T101">будто</text:span> компашка голландских мужиков, которым снится их воскрешение в следующие пару минут. </text:p>
      <text:p text:style-name="Text_20_body">По званию он Капитан, имя <text:span text:style-name="T104">Джеффри</text:span> («Пират») Прентис. Поверх него тёплое одеяло шотландской расцветки из оранжевого, ржавого, алого. У его черепа такое ощущение, словно <text:span text:style-name="T104">его</text:span> отли<text:span text:style-name="T104">ли</text:span> из металла. </text:p>
      <text:p text:style-name="Text_20_body">Прямиком над ним, на высоте четырёх метров, Тэди Блот вот-вот свалится с балкончика музыкантов, <text:span text:style-name="T104">из</text:span>брав для падения дыру, которую кто-то в грандиозном бзике прошиб несколько недель назад в эбонитовых до<text:span text:style-name="T104">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04">аккомпанемент</text:span> зазвякавших пружин сетки. Одна из ножек отлетает прочь. «Доброе утро»,– <text:span text:style-name="T104">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04">помимо этого</text:span> шло <text:span text:style-name="T105">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06">с</text:span> к тому добавки из недопереваренной пищи <text:span text:style-name="T106">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06">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06">желают </text:span>хоть одним глазком <text:span text:style-name="T106">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06">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07">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23"><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83"><text:soft-page-break/></text:p>
      <text:p text:style-name="P28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8">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8">Вы</text:span>жидая секунд<text:span text:style-name="T109">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37">А ну, оторви-ка свою жопу от пола,</text:p>
      <text:p text:style-name="P437">(пожуй банан-чик) </text:p>
      <text:p text:style-name="P437"><text:soft-page-break/>Зубы почисть и вперёд, на войну! </text:p>
      <text:p text:style-name="P437">Махни на прощанье <text:span text:style-name="T110">своей </text:span>спящей стране, </text:p>
      <text:p text:style-name="P437">И мечтам пошли поцелуй, </text:p>
      <text:p text:style-name="P437">Скажи Мисс Гребл, </text:p>
      <text:p text:style-name="P437">У тебя не стои́т, </text:p>
      <text:p text:style-name="P437">И не встанет до самой Победы, о, </text:p>
      <text:p text:style-name="P437">Но в мирное время всё будет торчком, </text:p>
      <text:p text:style-name="P437">(пожуй банан-чик) </text:p>
      <text:p text:style-name="P437">Вино шипучее, девульки жгучие— </text:p>
      <text:p text:style-name="P437">Осталось лишь пару немчур победить,</text:p>
      <text:p text:style-name="P437">Так улыбнись пошире, улыбкой лучшей в мире, </text:p>
      <text:p text:style-name="P437">Не заставляй нас повторять— </text:p>
      <text:p text:style-name="P437">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10">а</text:span>бичем, поперёк которо<text:span text:style-name="T110">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10">по</text:span> все<text:span text:style-name="T110">м</text:span> комнат<text:span text:style-name="T110">ам</text:span> ширится, <text:s/>сменяя застойный дым ночи, <text:span text:style-name="T111">вперемешку с </text:span>алкогол<text:span text:style-name="T111">ем</text:span> и п<text:span text:style-name="T102">о́</text:span>т<text:span text:style-name="T111">ом</text:span>, хрупкий, райск<text:span text:style-name="T112">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12">но вот </text:span>так, без экивоков, Смерть посылают на хуй—живая генетическая цепочка оказывается достаточно лабиринтной, чтоб сохран<text:span text:style-name="T114">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12">посреди</text:span> войн<text:span text:style-name="T112">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12">окружает</text:span> побереж<text:span text:style-name="T112">ья</text:span> громадного трапезного стола, остров южных морей за пару тропиков от промозглых средневековых фантазий Коридона Роспа, <text:span text:style-name="T112">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12">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12">с</text:span>аны, банановые пельмени, банановый джем, банановый хлеб и бананы обожжённые на пламени коньяка многолетней выдержки, который Пират при<text:span text:style-name="T112">хватил</text:span> с собой в прошлом году из винного погреба в <text:span text:style-name="T112">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15">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16">возвращаясь</text:span> в трапезную к остальным, что наслаждаются своим банановым изобилием, густое насыщенье их изголодалых нёб <text:span text:style-name="T113">потерялось </text:span>где-то по ходу утра протяну<text:span text:style-name="T113">того</text:span> между ним и ими. <text:span text:style-name="T113">Разобщены н</text:span>а сотню миль, и <text:span text:style-name="T113"><text:s/></text:span>так <text:span text:style-name="T113">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13">и впрямь</text:span> начали собираться. Команда американских сапёров высыпали на дорогу, <text:span text:style-name="T113">топают</text:span> расчищать какие-то руины неподалёку, <text:s/>и поют: </text:p>
      <text:p text:style-name="P438">Ух…</text:p>
      <text:p text:style-name="P438">Холодней, чем титьки ведьмы! </text:p>
      <text:p text:style-name="P438">Холодней ведра</text:p>
      <text:p text:style-name="P438">пингвиньего дерьма! </text:p>
      <text:p text:style-name="P438">Холодней, чем шерсть</text:p>
      <text:p text:style-name="P438">на заднице полярного медведя! </text:p>
      <text:p text:style-name="P438">И даже, чем иней на </text:p>
      <text:p text:style-name="P438">фужере шампанского вина! </text:p>
      <text:p text:style-name="P524"/>
      <text:p text:style-name="P285">Нет, они <text:span text:style-name="T117">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8">хотели</text:span>… Трансильванские мадьяры, умеют порчу насылать… шепчут <text:span text:style-name="T119">среди</text:span> ноч<text:span text:style-name="T119">и</text:span>… Ну, <text:span text:style-name="T119">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9">новение</text:span> в фантазии посторонних: способность даже, брать на себя бремя управления ими, в данном случае <text:span text:style-name="T119">это всё</text:span> нафантазил румынский эмигрант-роялист, который может пригодиться в недалёком будущем. Этот его дар Фирма <text:span text:style-name="T119">считает</text:span> крайне полезным: в наше время не тронутые умственно лидеры и прочие исторические фигуры <text:span text:style-name="T119">нужны как воздух</text:span>. <text:span text:style-name="T119">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9">схронов</text:span>, под ветерком овевающ<text:span text:style-name="T119">и</text:span>м их бунгало, пить за них что им вредно, <text:span text:style-name="T120">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20">возбуждаться</text:span> вместо них до эрекции <text:span text:style-name="T120">от </text:span>непрошенны<text:span text:style-name="T120">х</text:span> мысл<text:span text:style-name="T120">ей</text:span>, которые по мнению докторов не совсем того… страшится всего, что не должно <text:span text:style-name="T120">в</text:span>ызывать в них страха… тут будет уместным вспомнить слова П.М.С. Блакета: «Н<text:span text:style-name="T120">а войне н</text:span>ельзя руковод<text:span text:style-name="T120">ствоваться</text:span> порывами эмоций». <text:span text:style-name="T120">Вот и</text:span> мурлы<text:span text:style-name="T120">чь</text:span> себе тот тупой мотивчик, которому тебя обучали, <text:span text:style-name="T126">да</text:span> постарайся хуйни не напороть: </text:p>
      <text:p text:style-name="P439">Да—я—тот </text:p>
      <text:p text:style-name="P439">Самый, кто бредёт </text:p>
      <text:p text:style-name="P439">сквозь их фан-тази-и! </text:p>
      <text:p text:style-name="P439">Переживаю вместо них— </text:p>
      <text:p text:style-name="P439">Даже когда на девушку я вла-зи-ю— </text:p>
      <text:p text:style-name="P439">Приходится мне думать за других, </text:p>
      <text:p text:style-name="P439">Я знаю наперёд кому придёт черёд… </text:p>
      <text:p text:style-name="P439"/>
      <text:p text:style-name="P535">[И тут вступают тубы, баритоны и тромбоны в единой октаве] </text:p>
      <text:p text:style-name="P439"/>
      <text:p text:style-name="P439">И мне по барабану, что опааааасно это, </text:p>
      <text:p text:style-name="P439">Опасность – крыша, с которой я упал давным-давно— </text:p>
      <text:p text:style-name="P441">А когда придёт мне каюк, ты не <text:span text:style-name="T137">слишком </text:span>печалься, друг, </text:p>
      <text:p text:style-name="P439"><text:span text:style-name="T137">Вы</text:span>ссы на мой надгробный камень, </text:p>
      <text:p text:style-name="P439">Пив<text:span text:style-name="T137">о</text:span>, что задолжал <text:span text:style-name="T137">ты </text:span>мне, </text:p>
      <text:p text:style-name="P439">И—вперёд! </text:p>
      <text:p text:style-name="P7"/>
      <text:p text:style-name="Text_20_body"><text:span text:style-name="T120">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21">в настолько</text:span> непредсказуемые масштаб<text:span text:style-name="T121">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21">из</text:span>лишнюю хромосому Симптома Дауна, точно по темечку. С какого-то момента он <text:span text:style-name="T121">понимал </text:span>уже, что некоторые эпизоды в его снах принадлежат не ему. Не потому что об этом, уже наяву, свидетельствовал дотошный анализ <text:span text:style-name="T121">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21">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21">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27">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21">состоялся</text:span> первый эпизод вне условий какого-либо сна—это случилось в <text:span text:style-name="T121">ходе </text:span>его Киплинговск<text:span text:style-name="T121">ого</text:span> период<text:span text:style-name="T121">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21">лучше</text:span>, <text:span text:style-name="T121">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30">потащится</text:span> к столам <text:span text:style-name="T130">взвода суданских арабов</text:span> с широкой улыбкой и обратится к их сержанту на ты и по имени, <text:span text:style-name="T124">по братски</text:span>. Так что, конечно, Пират сделал ошибку, когда признал <text:span text:style-name="T121">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24">способных устраивать дела</text:span>, вызывает его в район <text:span text:style-name="T131">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22">для прочтения</text:span> <text:span text:style-name="T122">давних</text:span>, глипто-древни<text:span text:style-name="T122">х </text:span>письм<text:span text:style-name="T122">ён</text:span> в <text:span text:style-name="T122">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24">направился</text:span> к этой <text:span text:style-name="T124">непонятности</text:span>. <text:span text:style-name="T124">Та</text:span> <text:span text:style-name="T124">за</text:span>скользи<text:span text:style-name="T124">ла</text:span> ему навстречу по камням мостовой медленно, как слизняк, оставляя в улице позади себя след с непонятно слизистым отблеском, исходивши<text:span text:style-name="T124">м</text:span> никак не от тумана. В разделя<text:span text:style-name="T124">ющ</text:span>ем их пространстве <text:span text:style-name="T124">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22">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22">а</text:span>лись судьбы всей Европы: </text:p>
      <text:p text:style-name="Text_20_body"/>
      <text:p text:style-name="P440">Никто не-знает-где на-карте,</text:p>
      <text:p text:style-name="P440">Кто-б-мог подумать всё пойдёт-с-того? </text:p>
      <text:p text:style-name="P440">Но всякий серб иль монте-негро-ец </text:p>
      <text:p text:style-name="P440">Только и ждут, что грянет наконец— </text:p>
      <text:p text:style-name="P440">О, милая, пакуй мой саквояж, </text:p>
      <text:p text:style-name="P440">И прикури сигару мне потолще, </text:p>
      <text:p text:style-name="P440">Пиши мне до востр-ебо-вания: </text:p>
      <text:p text:style-name="P440">Вос-точный Экс-пресс, </text:p>
      <text:p text:style-name="P440">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8">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02">о́</text:span>падя, нет, у злобного Аденоида имеется общий план, в соответствии с которым ведётся отбор определённых особ—<text:span text:style-name="T124">с учётом</text:span> предстоящи<text:span text:style-name="T124">х</text:span> выбор<text:span text:style-name="T124">ов</text:span>, ширящ<text:span text:style-name="T124">его</text:span>ся невысказанн<text:span text:style-name="T124">ого</text:span> недовольств<text:span text:style-name="T124">а</text:span> в Англии, вверга<text:span text:style-name="T124">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22">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25">ов</text:span> на их маршруте перехватывают твёрдо-пупырчаты<text:span text:style-name="T125">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23">н</text:span>улся. Хотя ему и удалось разработать ломаный диалект, на котором они с Аденоидом могли общаться, его <text:span text:style-name="T123">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23">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25">ужасаясь</text:span> его грандиозностью—но только не <text:s/>второй мировой, разумеется. Впрочем, Пирату <text:span text:style-name="T123">в тот период</text:span> Фирма позволяла лишь крошечно гомеопатические дозы мира, чтобы он не пошёл вразнос, но, <text:span text:style-name="T125">вместе с тем,</text:span> <text:span text:style-name="T125">чтобы</text:span> <text:span text:style-name="T129">и </text:span>не отравился <text:s/>ими. </text:p>
      <text:p text:style-name="P524"><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8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36">х</text:span> очк<text:span text:style-name="T136">ов</text:span> по рецепту, в золотой оправе <text:span text:style-name="T136">и</text:span> стиле генерала МакАртура, пар<text:span text:style-name="T136">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36">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36">излишне</text:span> любопытных), Блоту не до этого всего: он слишком поглощён подготовкой возможных оправданий, если его застукают, хот<text:span text:style-name="T132">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32">тут</text:span>, вроде, <text:span text:style-name="T132">с</text:span> Ок<text:span text:style-name="T132">с</text:span>форд<text:span text:style-name="T132">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32">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32">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32">взглянуть</text:span> в глаза друг другу, пока не скрипнешь стулом на 90°. Стол Тантиви аккуратен, у Слотропа же жуткая свалка, <text:span text:style-name="T132">в которой</text:span> и чёрт ногу сломит. Он не расчищался до столешницы с 1942. Навал слежался слоями <text:span text:style-name="T133">скреплёнными</text:span> вкраплени<text:span text:style-name="T133">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33">ой</text:span>, лепёшками высохших пятен чая или кофе, следами сахара и Домашнего Молока, <text:span text:style-name="T133">сюда же примешаны </text:span>пригоршн<text:span text:style-name="T133">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33">растолчённые </text:span>в пыль. Затем <text:span text:style-name="T133">идёт</text:span> россыпь скрепок, кремней <text:span text:style-name="T133">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33">жутко-</text:span>трудно-<text:span text:style-name="T133">где-</text:span>на<text:span text:style-name="T133">йти</text:span> гелиотропный и горчичный, Скользкий Вяз Таблетки Т<text:span text:style-name="T138">э</text:span>я от Горла, присланные мамой Слотропа, Налиной, аж из <text:span text:style-name="T136">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34">ю</text:span>б<text:span text:style-name="T134">э</text:span> нашёл розу в Ирландии» («У него <text:span text:style-name="T134">попадаются</text:span> неплохие аранжировки»,– уверяет Тантиви,–«<text:span text:style-name="T134">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34">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34">в </text:span>обшивк<text:span text:style-name="T134">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34">м</text:span> цвето<text:span text:style-name="T134">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34">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34">ая</text:span>, и Катариной, золот<text:span text:style-name="T134">ая</text:span>, <text:span text:style-name="T134">а</text:span> взгляд переходит на Алису, Делорес, Ширли, парочка Сэлли—тут в основном красн<text:span text:style-name="T134">ые</text:span> и сини<text:span text:style-name="T134">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35">м</text:span> смерти <text:span text:style-name="T135">ему</text:span> явно <text:span text:style-name="T135">хватает</text:span> врем<text:span text:style-name="T135">ени</text:span>, чтоб и за девушками успе<text:span text:style-name="T135">ва</text:span>ть. Если <text:span text:style-name="T135">имеется</text:span> какая-то причина клеить эти бумажные звезды кажд<text:span text:style-name="T135">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35">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24"><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25"><text:soft-page-break/></text:p>
      <text:p text:style-name="P544">Ветер изменился, дует с юго-запада, и барометр падает. Немногим за полдень, а уже стемнело <text:span text:style-name="T139">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40">ещё </text:span>до приезда Слотропа, самая усиленная охрана из всех, что он вообще <text:span text:style-name="T140">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40">ы</text:span>—американскому Лейтенанту и <text:span text:style-name="T140">посмотреть</text:span> нельзя, нет, не сегодня. ТОТСССГ, конечно, бедный родственник для разведки Союзных Сил. Но хоть на этот раз Слотроп не один <text:span text:style-name="T140">такой</text:span>, он с холодным удовлетворением пронаблюдал как его ровню из ТехИнформа, а вскоре и шефа <text:span text:style-name="T140">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40">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40">по справочнику</text:span>. <text:span text:style-name="T140">За этим</text:span> что-то больше<text:span text:style-name="T140">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41">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41">из-</text:span>за соседн<text:span text:style-name="T141">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41">подставили</text:span>. Боже, нельзя же, чтоб <text:span text:style-name="T141">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47">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41">ляется</text:span> за высокими холодными окнами М<text:span text:style-name="T141">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41">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41">в подобных</text:span> океан<text:span text:style-name="T141">ах</text:span>, Тантиви всегда рядом, красне<text:span text:style-name="T141">ет </text:span>и улыба<text:span text:style-name="T141">ется</text:span>, а Слотроп изумл<text:span text:style-name="T141">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41">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41">плакатиками</text:span> <text:span text:style-name="T149">запрещается</text:span> или <text:span text:style-name="T149">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42">недавно</text:span>, ну, это вообще <text:span text:style-name="T143">ни в какие ворота</text:span>, жуткий заговор какой-то, когда Слотроп зашёл, как и условились, встретиться с одной, но увидел двух, рядышком, и ракурс <text:span text:style-name="T143">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43">а</text:span> в луче, тут-то и накатила паранойя, лица их <text:span text:style-name="T1">обеих</text:span> двух начали к нему <text:span text:style-name="T143">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43">ничего подобного</text:span>! Никто <text:span text:style-name="T143">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43">шись</text:span> платк<text:span text:style-name="T143">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43">малость перебор</text:span>, возможно, но… «Мне ведомо, есть в миру любовь <text:span text:style-name="T143">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44">з</text:span>а охо<text:span text:style-name="T144">чими</text:span> двуствол<text:span text:style-name="T144">ками</text:span>, <text:span text:style-name="T144">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44">под</text:span>водить его <text:span text:style-name="T144">к</text:span> тем<text:span text:style-name="T144">е</text:span> дипломатическим<text:span text:style-name="T144">и уловками</text:span>, даже теперь. На первых порах Слотроп, с чудаковатым <text:span text:style-name="T144">джентльменством</text:span>, вообще <text:span text:style-name="T144">её не касался</text:span>, пок<text:span text:style-name="T144">уд</text:span>а не понял насколько Тантиви застенчив. Ему дошло это, когда тот попросил найти ему подружку. И примерно в то же время, Тантиви <text:span text:style-name="T144">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44">под</text:span> холодной шерст<text:span text:style-name="T144">ью</text:span> свитера, когда прижал, чтоб чуть согреться в пропахшей <text:span text:style-name="T144">угольным</text:span> дымом <text:s/>прихожей, дневную унылость которой ему никогда не узнать… чашка закипевшего бульона, капля <text:span text:style-name="T144">падает</text:span> на колено и об<text:span text:style-name="T144">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45">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8">етя</text:span> сквозь запах конопли и коричневый сумрак, теперь больше обеспокоен <text:span text:style-name="T145">содроганьями</text:span> Слотропа, чем личными страхами, ему ничего не оста<text:span text:style-name="T145">ётся</text:span> кроме известных ему каналов в попытке развеять и снять <text:span text:style-name="T148">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45">ам</text:span> вряд ли <text:span text:style-name="T145">известно</text:span>. Но это для нас отличная возможность об<text:span text:style-name="T145">какать </text:span>ТехИнформ. <text:span text:style-name="T145">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45">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45">ие</text:span>вском стиле давным-давно, у вечнозелёных падубов… к крикам требующим <text:span text:style-name="T145">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46">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46">й</text:span> запах и больше никогда никаких сюрпризов внутри. И тут она улыбнулась, совсем слабо, и он понял, что именно этого и ждал, <text:span text:style-name="T146">ух-ты</text:span>!—улыбка Ширли Темпл, которая сразу перечеркнула всё, среди чего они её нашли. Глупее не придумаешь. Он <text:span text:style-name="T146">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86"><text:span text:style-name="T154">У него появилась навязчивая идея ракеты, на которой написано его имя—если они и впрямь решили его </text:span><text:span text:style-name="T155">кончить</text:span><text:span text:style-name="T154">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65">это</text:span> может пригодиться,– Тантиви позабавлено <text:span text:style-name="T165">взглядывает</text:span> на него, – надёжный финт, особенно перед боем, знаешь, <text:span text:style-name="T1">просимулировать</text:span> что-то в <text:span text:style-name="T16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6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6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6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6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66">завозюканными</text:span> <text:span text:style-name="T166">многолетней</text:span> безжалостно<text:span text:style-name="T166">й</text:span> <text:span text:style-name="T16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6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66">к</text:span> происходяще<text:span text:style-name="T16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50"><text:span text:style-name="Emphasis">Смерть есть природе долг, </text:span></text:p>
      <text:p text:style-name="P549"><text:span text:style-name="Emphasis">Я уплатил, и ты заплатишь.</text:span> </text:p>
      <text:p text:style-name="P549"/>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67">д</text:span>ного Знамени, как для м-с Элизабет, жены Лейтенанта Исайи Слотропа (ум. 1812): </text:p>
      <text:p text:style-name="Text_20_body"/>
      <text:p text:style-name="P546">Смерть ненасытная меня скосила, </text:p>
      <text:p text:style-name="P546"><text:span text:style-name="T167">До часа, когда вновь</text:span> Христос приидет </text:p>
      <text:p text:style-name="P546"><text:span text:style-name="T167">Ч</text:span>ад Его спас<text:span text:style-name="T167">ать, как сказано в</text:span> Писании <text:span text:style-name="T167">о Нём,</text:span> </text:p>
      <text:p text:style-name="P546">Мой плач услышь, читающий сие, </text:p>
      <text:p text:style-name="P546"><text:span text:style-name="T167">Злато н</text:span>е сдела<text:span text:style-name="T167">ет</text:span> вечным твоё бытие. </text:p>
      <text:p text:style-name="P546">Ткацкий стан Господа не <text:span text:style-name="T167">прекращает</text:span> дела своего, </text:p>
      <text:p text:style-name="P546">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36">Мне некогда было дожидаться Смерти,</text:p>
      <text:p text:style-name="P436">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67">мехо</text:span>торговцы, козлиными шкурами, <text:span text:style-name="T16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68">которые</text:span> увозили <text:s/>куда-нибудь ещё, по всей Республике. Всегда куда-нибудь ещё. Деньги находили лазейки просочиться <text:span text:style-name="T168">прочь </text:span>из портфелей акций более хитрыми путями, чем любая генеалогия: <text:span text:style-name="T16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42">Падение дьявольски нелёгкий труд,</text:p>
      <text:p text:style-name="P442">Ведётся постепенно, кропотливо— </text:p>
      <text:p text:style-name="P442">Никто не согрешает в одночасье, </text:p>
      <text:p text:style-name="P442">Тут дребезги нужны, чтоб поскользнуться, </text:p>
      <text:p text:style-name="P22">но всё-таки они держались. Традиция, <text:span text:style-name="T16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68">ой</text:span>-то <text:span text:style-name="T16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6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68">ли</text:span>сь в зелёную пустошь или усыха<text:span text:style-name="T16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6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68">отсюда</text:span> и сравнения таки<text:span text:style-name="T168">е</text:span>. Головешки падали пять часов кряду, дети давно заснули, а взрослые пили кофе и рассказывали друг другу какие пожары вид<text:span text:style-name="T169">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69"> </text:span><text:span text:style-name="Emphasis">небо <text:s/></text:span>именно так и распахивается, вот-вот прорвётся, его лицо уже очерчено этим светом, сейчас всё пропадёт и он <text:span text:style-name="T169">утратит</text:span> себя, как <text:span text:style-name="T169">постоянно</text:span> гов<text:span text:style-name="T169">а</text:span>ри<text:span text:style-name="T16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70">толкующих о</text:span> благодати, они клянутся, <text:span text:style-name="T4">именно</text:span><text:span text:style-name="T170"> </text:span><text:span text:style-name="Emphasis">так оно и бывает—да </text:span><text:span text:style-name="Emphasis"><text:span text:style-name="T170">и </text:span></text:span><text:span text:style-name="Emphasis">великая длань света </text:span><text:span text:style-name="Emphasis"><text:span text:style-name="T170">тянется вниз</text:span></text:span><text:span text:style-name="Emphasis"> из облаков....</text:span> </text:p>
      <text:p text:style-name="P526"><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87">На стене, в орнаментальном зажиме тёмной меди, пылает газовый факел, ровно и с лёгким напевом—<text:span text:style-name="T171">от</text:span>регулиров<text:span text:style-name="T171">ан до уровня, которому</text:span> <text:s/>учёны<text:span text:style-name="T171">е</text:span> прошлого века <text:s/><text:span text:style-name="T171">дали имя</text:span>«чувствительное пламя», невидимое у основания, на выходе из отверстия, <text:span text:style-name="T171">оно </text:span>завис<text:span text:style-name="T171">ает</text:span> в паре дюймов выше, бледнеет кверху ровным синим светом маленьк<text:span text:style-name="T171">ого</text:span> мерцающ<text:span text:style-name="T171">его</text:span> конус<text:span text:style-name="T171">а</text:span>, <text:span text:style-name="T171">что </text:span>способ<text:span text:style-name="T17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7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7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72">о</text:span>плетают гласны<text:span text:style-name="T172">ми</text:span> <text:span text:style-name="T172">цепочки из</text:span> неподатливых российско-еврейских согласных… Большинство минуют свя<text:span text:style-name="T17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7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72">ополчились на него</text:span>… Огни, которые он изучил также хорошо, как один из <text:span text:style-name="T172">здесь </text:span>присутствующих, <text:span text:style-name="T172">их </text:span>расположен<text:span text:style-name="T172">ность</text:span> и движение, <text:span text:style-name="T172">оказались </text:span>вдруг на противоположном конце, все в танце… в неуместном танце. Ничего из обычного <text:span text:style-name="T172">развития</text:span> Блисеро, ничего нового… отчуждён… Роланд также ощутил вихрь, в т<text:span text:style-name="T17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73">чуть</text:span> молчит… <text:span text:style-name="T173">лёгкий</text:span> стон… момент тихого отчаяния: «Селена, Селена, ты <text:span text:style-name="T173">ушла</text:span>?» </text:p>
      <text:p text:style-name="Text_20_body">– Нет, дорогой,– на её щекам полоски от недавних слёз.– Я слушаю. </text:p>
      <text:p text:style-name="Text_20_body">– Всё дело в контроле. <text:span text:style-name="T173">Причина всех </text:span>трудност<text:span text:style-name="T173">ей</text:span>: <text:span text:style-name="T173">в </text:span>контрол<text:span text:style-name="T173">е</text:span>. Впервые он оказался <text:span text:style-name="T1">внутри</text:span>, понимаешь. Контроль <text:span text:style-name="T175">помещён</text:span> внутри. Уже нет надобности пассивно <text:span text:style-name="T175">дожидаться</text:span> «внешни<text:span text:style-name="T175">х</text:span> сил»—сворачива<text:span text:style-name="T174">еш</text:span>ь в любой ветер. <text:span text:style-name="T174">Словно</text:span>… </text:p>
      <text:p text:style-name="P24">– Рынок уже не нужда<text:span text:style-name="T175">л</text:span>ся в управлении Невидимой Рукой, но <text:span text:style-name="T175">мог </text:span>теперь <text:span text:style-name="T1"><text:s/>сам создавать себя</text:span>—свою логику, импульс, стиль, <text:span text:style-name="T1">изнутри</text:span>. Перен<text:span text:style-name="T176">ос</text:span> контроля внутрь <text:span text:style-name="T176">ратифицировало то</text:span>, что уже произошло де факто—что вы отринули Бога. Но вы <text:span text:style-name="T176">впали в</text:span> ещё б<text:span text:style-name="T102">о́</text:span>льш<text:span text:style-name="T176">ую</text:span> и более опасн<text:span text:style-name="T176">ую</text:span> иллюзи<text:span text:style-name="T177">ю</text:span>. Иллюзи<text:span text:style-name="T177">я</text:span> контроля. Будто А может ко<text:span text:style-name="T177">н</text:span>тролировать Б. Полностью. <text:span text:style-name="T177">Это <text:s/>никем не </text:span><text:span text:style-name="T5">делается</text:span>. <text:span text:style-name="T177">Всё лишь</text:span> происходит, А и Б не имеют реальности, они просто наименования частей, которы<text:span text:style-name="T177">м надо оставаться</text:span> неразрывн<text:span text:style-name="T177">ыми</text:span>…. </text:p>
      <text:p text:style-name="P24">– <text:span text:style-name="T177">Выдаёт</text:span> белиберду Успенского,– шепнула леди протискиваясь мимо, под руку с портовым грузчиком. Запахи дизельного топлива и духо<text:span text:style-name="T185">в</text:span> <text:span text:style-name="T1">Sous le Vent</text:span>, смешавшись, <text:span text:style-name="T177">плывут</text:span> мимо пока они про<text:span text:style-name="T177">ходят</text:span>. Джессика Свонлейк, цветущая девушка в форме рядовой ВТС, <text:span text:style-name="T177">учуяв</text:span> довоенные духи, взглянула вслед, фнн, наряд не меньше, чем гиней <text:span text:style-name="T177">в</text:span> 15 и целую кучу талонов сверху, наверное, из Харродс и на мне смотрелся б куда лучше, уж это <text:span text:style-name="T177">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7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7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7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78">в</text:span> центр. Милтон Гломинг вскидывает бровь. Его ум, постоянно занятый сбором соответствий, думает, что <text:span text:style-name="T178">ему подвернулось</text:span> ещё одно. </text:p>
      <text:p text:style-name="Text_20_body"><text:soft-page-break/>Медиум, уже с раздражённостью, начин<text:span text:style-name="T17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79">этом</text:span> мире, но <text:span text:style-name="T179">и</text:span> основ<text:span text:style-name="T179">ополагающ</text:span>ая четырёхсторонняя согласованность, <text:span text:style-name="T17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79">д</text:span>жера…. </text:p>
      <text:p text:style-name="Text_20_body">– Роджер говорил, что <text:span text:style-name="T179">вы </text:span>теперь подсчитаете все слова, которые записывали и составите какие-то графики,– приветливо, предотвращая <text:span text:style-name="T17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79">изумлённой</text:span> грациозна,– то мы, конечно же, получим что-то наподобие прямой… однако, у нас есть данные, <text:span text:style-name="T179">которые</text:span> предполагают <text:span text:style-name="T17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7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79">для дел такого рода</text:span>,– ответил статистик, <text:span text:style-name="T180">словно</text:span> каждый знает, что это «смерть». </text:p>
      <text:p text:style-name="Text_20_body">Пожилой волонтёр службы оповещения воздушных налёт<text:span text:style-name="T18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86">К</text:span>апитаном Прентисом,– неопределённый взмах руки.– Как <text:span text:style-name="T180">всегда</text:span>: <text:span text:style-name="T180">неясные</text:span> Микроплёночные Ман<text:span text:style-name="T186">ё</text:span>вры. </text:p>
      <text:p text:style-name="Text_20_body"><text:soft-page-break/>Включённый в <text:span text:style-name="T180">какой-то</text:span> из <text:span text:style-name="T18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8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80">и </text:span>воспринимает, косвенно, <text:span text:style-name="T180">в виде</text:span> классово<text:span text:style-name="T180">й нервозности</text:span>, он несёт свою улыбку среди всех тут собравшихся как боевую фалангу. <text:span text:style-name="T180">Её о</text:span>н перенял <text:span text:style-name="T180">в кино</text:span>—та <text:span text:style-name="T18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80">М</text:span>айор, <text:span text:style-name="T18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8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8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80">вот</text:span> <text:span text:style-name="T180">что и</text:span> достаёт по полной) единственное место во всех пределах империи войны, где он чувствует себя не <text:span text:style-name="T181">окончательным</text:span> чужаком. </text:p>
      <text:p text:style-name="P25">– Это вообще не<text:span text:style-name="T181">постижимо</text:span>,– говори<text:span text:style-name="T18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81">и </text:span>мыслили по иному. И вдруг в 1944 по нему осуждают направо и налево. Нашего м-ра Эвентира,– указыва<text:span text:style-name="T18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81">настолько</text:span> идиот<text:span text:style-name="T18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82">Осёл</text:span>. И ты <text:span text:style-name="T1">за них</text:span>. <text:span text:style-name="T183">Как т</text:span>ы <text:span text:style-name="T183">мог </text:span>не почувствова<text:span text:style-name="T183">ть ещё на входе</text:span>? Это громадн<text:span text:style-name="T18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83">повёл.</text:span> Терпимость. А<text:span text:style-name="T184">х</text:span>. </text:p>
      <text:p text:style-name="Text_20_body">– Ты бы <text:span text:style-name="T184">заглянул как-нибудь</text:span>, пусть доктор Грост проверит на своей ЭЭГ. </text:p>
      <text:p text:style-name="Text_20_body">– Ладно, как только <text:span text:style-name="T184">найду</text:span> время,– неопределённо. И тут <text:span text:style-name="T184">уже </text:span>проблема безопасности, пустая болтовня пускает корабли на дно, он не может быть <text:span text:style-name="T184">чересчур</text:span> уверен, даже насчёт Мехико. В текущей операции слишком много кругов, внешних и внутренних. Список доверенных лиц сокраща<text:span text:style-name="T184">е</text:span>тся, <text:span text:style-name="T184">с</text:span> <text:span text:style-name="T18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84">свежей</text:span> мании Фирмы, известной как операция Чёрное Крыло, своей статистикой—анализиру<text:span text:style-name="T18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8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8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84">и </text:span>было-<text:span text:style-name="T184">то</text:span>, всё меньше способны доверять, погрязнув в нескончаемой болтологии, в ежедневной самокритике, <text:span text:style-name="T18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8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84">заснятое на</text:span> этой войн<text:span text:style-name="T184">е</text:span>… по крайней мере, жизнь…. </text:p>
      <text:p text:style-name="P288"><text:span text:style-name="T189">Вон девушка Мехико </text:span><text:span text:style-name="T190">за</text:span><text:span text:style-name="T189">ходит в комнату. Он замечает её мгновенно, чистота вокруг неё, дым и шум отступают… так </text:span><text:span text:style-name="T191">это </text:span><text:span text:style-name="T18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91">И тут о</text:span><text:span text:style-name="T18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04">с </text:span>апрел<text:span text:style-name="T20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9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99">илась </text:span><text:soft-page-break/><text:span text:style-name="T199">сберечь</text:span> это<text:span text:style-name="T199">т</text:span> момент мальчишества в его имперски вышколенном, уже устоявшемся (ему было 33) быту, в его пред-Аскетизме, <text:span text:style-name="T199">эту его</text:span>, <text:span text:style-name="T199">как</text:span> Скорпия определила, последнюю любовь—хотя сама была слишком молода, чтобы знать <text:span text:style-name="T200"><text:s/></text:span><text:span text:style-name="T1">это</text:span>, <text:span text:style-name="T200">понимать</text:span>, как <text:span text:style-name="T200">понимал</text:span> Пират, <text:span text:style-name="T200">про что</text:span> <text:span text:style-name="T1">на самом деле</text:span> поётся в песне «Танцы в темноте»…. </text:p>
      <text:p text:style-name="P26">Он старательно <text:span text:style-name="T20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00">ся ему</text:span>, вопреки всем ожиданиям, <text:span text:style-name="T202">чтоб он </text:span><text:span text:style-name="T8">мог</text:span><text:span text:style-name="T202"> </text:span>отбросить скудное расписание человека Запада… но как <text:span text:style-name="T200">возможно </text:span>человек<text:span text:style-name="T200">у</text:span>… где ему вообще начинать в возрасте 33-х… «Т<text:span text:style-name="T202">ак это </text:span><text:span text:style-name="T8">самое время</text:span>»,– засме<text:span text:style-name="T202">ялась бы она</text:span>, не так от раздражения (<text:span text:style-name="T202">это </text:span><text:span text:style-name="T8">было бы</text:span><text:span text:style-name="T202"> смешно</text:span>), сколько от <text:span text:style-name="T203">забавности</text:span> нереальной проблемы—сама <text:span text:style-name="T203">же шла враспыл</text:span> <text:span text:style-name="T203">от</text:span> его маниакальности, <text:span text:style-name="T200">непрестанной безудержности</text:span>, так <text:span text:style-name="T203">берёт</text:span>, раскладывает е<text:span text:style-name="T20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00">ведь </text:span>и вправду <text:span text:style-name="T205">же </text:span>слишком безум<text:span text:style-name="T200">ец</text:span>, чтобы <text:s/>это <text:span text:style-name="T20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00">видит</text:span>, но никогда не говори<text:span text:style-name="T20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0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0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0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01">щегольских</text:span> сюртучках и приталенных пальтецах, бегали по всей станции, глотали свои предотъездные шоколадки и выстраивались <text:span text:style-name="T201">рядком</text:span> для новых <text:span text:style-name="T20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27"><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8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06">твлечь</text:span> его<text:span text:style-name="T206">б внести тишину в</text:span> угл<text:span text:style-name="T206">ы</text:span> комнат, <text:span text:style-name="T206">на </text:span>покрывал<text:span text:style-name="T206">а</text:span>, стол<text:span text:style-name="T206">ешницы</text:span>—<text:span text:style-name="T206">где придётся</text:span>... Даже в кино, когда смотрели т<text:span text:style-name="T206">у</text:span> <text:span text:style-name="T20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07">настолько</text:span>, что никак не отличить которое из них чьё. Оба одновременно чувствовали странное недоумение… как если нежданно <text:span text:style-name="T207">у</text:span>видишь себя в зеркале… и даже более того, чувство <text:span text:style-name="T207">единения</text:span>… что появляло<text:span text:style-name="T207">с</text:span>ь потом—через пару минут, через неделю, тут не угадаешь, и им доходило, когда уже не вместе, отчего <text:span text:style-name="T20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0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0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07">л</text:span>лз— </text:p>
      <text:p text:style-name="Text_20_body">И тут падает ракета. Круто, круто. Взрыв, глухие раскаты. Довольно далеко в городе, чтоб <text:span text:style-name="T20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07">будь</text:span> там ракета <text:span text:style-name="T207">или</text:span> нет, поэтому сейчас на Ягуаре Пойнтсмена включает заднюю вместо, да, въезжа<text:span text:style-name="T20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0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0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0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0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0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09">она, </text:span>эта война, на хуй. </text:p>
      <text:p text:style-name="P528"><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90">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1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10">он</text:span> в жизни <text:s/>и близко <text:span text:style-name="T210">не бывал</text:span> к лаборатории. </text:p>
      <text:p text:style-name="Text_20_body">Это запах эфира, он исходит от м-ра Эдварда В. А. Пойнтсмена, ЧККХ. Как только пёс исчез<text:span text:style-name="T210">ает</text:span> за рухнувшей стеной, мелькнув прощально кончиком хвоста, нога доктора проваливается в белую разинутую глотку унитаза, которую <text:span text:style-name="T210">тот</text:span>, сосредоточ<text:span text:style-name="T210">я</text:span>сь на охоте, не у<text:span text:style-name="T21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1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1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10">т </text:span>возможно<text:span text:style-name="T210">сти как-то</text:span> <text:span text:style-name="T21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1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10">за</text:span>таивш<text:span text:style-name="T210">его</text:span>ся в конце улицы из линии домов. V-бомба, в чьих разрушениях он вёл охоту, <text:span text:style-name="T21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1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11">Руина</text:span> ждёт его, уходя склоном вверх, к задним стенам, неразберихой штукатурной дран<text:span text:style-name="T211">к</text:span>и в бесцельны<text:span text:style-name="T211">х</text:span> связ<text:span text:style-name="T21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1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1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1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54">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1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15">побухивает</text:span> вслед за ним в р<text:span text:style-name="T21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1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12">отскакивает</text:span> в сторону и пулей <text:span text:style-name="T212">на выход</text:span>, пока Роджер <text:span text:style-name="T212">свалился</text:span> со своей губкой в коляску <text:span text:style-name="T212">разлетевшуюся</text:span> под его весом. Расплывчато, доносится сверху вой доктора:– «Он убегает, Мехико, поспешите!» </text:p>
      <text:p text:style-name="Text_20_body">– <text:span text:style-name="T21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12">от</text:span> <text:span text:style-name="T212">этюд</text:span>. Роджер <text:span text:style-name="T21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1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1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1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13">вскрякнув</text:span> вскидывает свою заунитаженную ногу, промахивается, замах разворачивает его кругом, сеть <text:span text:style-name="T21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13">затрещала</text:span>, валятся куски промокшей штукатурки. Стенка над ними, лишённая всякой опоры, шата<text:span text:style-name="T21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1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13">мне следует</text:span> <text:span text:style-name="T21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13">г</text:span>руди Джессики на вязаную голову, обнажённый нос и глаза—ему кажется, что доктору нужно больше, чем его содействие, <text:span text:style-name="T21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16">подъезжают</text:span> к длинной кирпичной импровизации, Викторианское изложение того, что когда-то, давным-давно, выли<text:span text:style-name="T21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1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14">й</text:span> функци<text:span text:style-name="T214">и </text:span>толстой кишки, один из обитателей которого д-р Кевин Сп<text:span text:style-name="T21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14">теперь</text:span>, как понял Роджер, неделя Спектро, которого могут нав<text:span text:style-name="T21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14">ое</text:span> топ<text:span text:style-name="T214">анье</text:span> их обуви, как танцы пуантов по мрамору, нарушающих твой покой, не стихающие удаляясь, голос Пойнтсмена и походка всегда выделя<text:span text:style-name="T21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1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29"><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91">Внутри госпиталя Св. Вероники они усаживаются вместе, напротив палаты Военных <text:span text:style-name="T21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18">тогда</text:span> <text:span text:style-name="T21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1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1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2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19">до</text:span>вести её <text:span text:style-name="T219">до </text:span>сумеречност<text:span text:style-name="T21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19">замёрзшем</text:span> измученном городе…. …как будто снова пол, типа, громадный лифт взмыва<text:span text:style-name="T219">ет</text:span> вместе с тобой к потолку—воспроизводя, теперь, как стены разлета<text:span text:style-name="T219">ются</text:span> во все стороны, кирпичи, штукатурка сып<text:span text:style-name="T219">ятся</text:span> вниз, твой мгновенный паралич <text:span text:style-name="T219">от</text:span> смерт<text:span text:style-name="T21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20">бьющей</text:span> из <text:span text:style-name="T22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20">А</text:span> Слотроп действительно настроен на ракетный взрыв, или <text:span text:style-name="T22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20">удастся</text:span>, <text:span text:style-name="T220">ещё </text:span>этих приливающих повторений, повторных переживаний взрыва, в страхе отключиться, потому что отключаешься <text:span text:style-name="T220">настолько</text:span> окончательно, откуда мне знать, доктор, что я очнусь? <text:span text:style-name="T22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2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2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21">искушающе</text:span> лежат они рядами на своих железных койках, в девственных простынях, такие безыскусно эротичные м<text:span text:style-name="T22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21">в</text:span> пятна<text:span text:style-name="T221">х</text:span> ночной блевотины, светло-жёлтой, прозрачной как флюиды богов, <text:span text:style-name="T221">от</text:span>брошенные газеты или пропагандистские лист<text:span text:style-name="T22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2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22">и вещевые сумки</text:span>, по большей части молча, к дверям выхода в бежевой краске, но края покоричневее в неровных <text:span text:style-name="T22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2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22">ают</text:span> земл<text:span text:style-name="T222">ю</text:span> <text:span text:style-name="T222">на </text:span>очень низких частот<text:span text:style-name="T222">ах</text:span>, доходят, смешавшись с холодом—предупрежда<text:span text:style-name="T222">ют</text:span>, что снаружи твоя слепота, после яркого внутреннего освещения, <text:span text:style-name="T22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2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25">тут же</text:span> разворачивается, приобретая формы…. </text:p>
      <text:p text:style-name="Text_20_body">Помимо прочего, что Спектро <text:span text:style-name="T22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23">сможет</text:span> <text:span text:style-name="T1">кто-нибудь</text:span> <text:span text:style-name="T22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30"><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91"><text:span text:style-name="T189">Что-то бродит по городу Дыма—собирает стройных девушек, милых и гладких как куклы, целыми пригоршнями. </text:span><text:span text:style-name="Emphasis"><text:span text:style-name="T189">Их жалобные крики… их жалобные кукло-крики…</text:span></text:span><text:span text:style-name="T18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92">миг</text:span><text:span text:style-name="T18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92">н</text:span><text:span text:style-name="T189">ду про</text:span><text:span text:style-name="T192">с</text:span><text:span text:style-name="T189">ыпается бормочет что-то вроде «ёбаный дурдом» и вновь соскальзывает в сон. </text:span></text:p>
      <text:p text:style-name="Text_20_body"><text:span text:style-name="T18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2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26">сторонах</text:span>. Пока что-то не упадёт слишком близко, они в безопасности: в их чаще среб<text:span text:style-name="T22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26">доходит</text:span> что <text:span text:style-name="T22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27">уж оно такое</text:span>, <text:span text:style-name="T22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2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27">а окурки</text:span> затем, в ледяные чёрные утренние смены, <text:span text:style-name="T227">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28">относительно</text:span> физических <text:span text:style-name="T22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2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2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29">случилось </text:span>попада<text:span text:style-name="T229">ний</text:span> в определённый квадрат, шансы остаются теми же, какими они всегда и были. <text:span text:style-name="T229">Всякое</text:span> попадание независимо от <text:span text:style-name="T229">остальных</text:span>. Бомбы не собаки. Нет связи. Нет памяти. Нет <text:span text:style-name="T230">привитого рефлекса</text:span>. </text:p>
      <text:p text:style-name="Text_20_body">Сказать такое последователю Павлова. Это обычная самодово<text:span text:style-name="T23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3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3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3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31">с</text:span>клонился <text:span text:style-name="T23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3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3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3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31">ет</text:span> остатки её губной помады о его рубашку, мускулы, прикосновения, кожи <text:span text:style-name="T23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32">Пойнтсмена</text:span>, и от <text:span text:style-name="T232">Пойнтсмен</text:span>овской… его <text:span text:style-name="T23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3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3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32">в </text:span>сам<text:span text:style-name="T232">ой</text:span> мерзк<text:span text:style-name="T232">ой манере</text:span>, как<text:span text:style-name="T232">ую только</text:span> он знает,– это, девонька, зависит от того <text:span text:style-name="T23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3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31"><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92">(1) </text:p>
      <text:p text:style-name="P536">ВЗ Палата Абреакции</text:p>
      <text:p text:style-name="P536"><text:soft-page-break/>Госпиталь Св. Вероники </text:p>
      <text:p text:style-name="P536"><text:span text:style-name="T233">Б</text:span>ончеплгейт, Е1 </text:p>
      <text:p text:style-name="P536">Лондон, Англия </text:p>
      <text:p text:style-name="P536">Зима 1944 </text:p>
      <text:p text:style-name="P553">Парнишке из Кеноши </text:p>
      <text:p text:style-name="P553">Общая Почта </text:p>
      <text:p text:style-name="P553">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45">лейт. Тайрон Слотроп </text:p>
      <text:p text:style-name="Text_20_body"/>
      <text:p text:style-name="P536">Общая Почта </text:p>
      <text:p text:style-name="P536">Кеноша, Виск., США </text:p>
      <text:p text:style-name="P536">несколькими днями позже </text:p>
      <text:p text:style-name="P553">Тайрону Слотропу, Эскв. </text:p>
      <text:p text:style-name="P553">ВЗ Палата Абреакции </text:p>
      <text:p text:style-name="P553">Госпиталь Св. Вероники </text:p>
      <text:p text:style-name="P553"><text:span text:style-name="T234">Б</text:span>ончеплгейт, Е1 </text:p>
      <text:p text:style-name="P553">Лондон, Англия </text:p>
      <text:p text:style-name="Text_20_body"><text:tab/>Дорогой м-р Слотроп: </text:p>
      <text:p text:style-name="Text_20_body">Такого не случалось. </text:p>
      <text:p text:style-name="P552">Парнишка из Кеноши </text:p>
      <text:p text:style-name="P552"/>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3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39">нишка</text:span> из Кеноши и на секунду не подумал бы, что ты… </text:p>
      <text:p text:style-name="Text_20_body"><text:line-break/>(3.1) Старший (изумлённо): Тебя? Никогда! Да, чтоб Пар<text:span text:style-name="T23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39">смиренный</text:span> голос маленького Тайрона Слотропа, с тех пор восславляемого в легендах и песнях, раздался пробиваясь вверх к вниманию Парн<text:span text:style-name="T239">ишки</text:span>: – «Ты никогда не делал этого, Пар<text:span text:style-name="T239">нишка</text:span> из Кеноши!» </text:p>
      <text:p text:style-name="Text_20_body">Все эти варианты текста «Ты никогда не делал Парн<text:span text:style-name="T23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39">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39">голубчик</text:span>, Форестхилского жеребёнка, <text:span text:style-name="T239">голубчик</text:span>. (Отсюда затихая…) Ларедского ягнёнка. <text:span text:style-name="T239">Голубчик</text:span>. О-го. Погоди. Что такое, Слотроп? Ты никогда не делал парня из Кеноши. Очнись, Слотроп.</text:p>
      <text:p text:style-name="P443"/>
      <text:p text:style-name="P443">Мой кулак уже торчком, </text:p>
      <text:p text:style-name="P443">Не злись,</text:p>
      <text:p text:style-name="P443">Запишись, </text:p>
      <text:p text:style-name="P443">Вва-ли, Слотроп! </text:p>
      <text:p text:style-name="P443"/>
      <text:p text:style-name="P443">Джексон, это похуй мне, </text:p>
      <text:p text:style-name="P443">Покажь свой значок, что был на войне,</text:p>
      <text:p text:style-name="P443">Вва-ли, Слотроп! </text:p>
      <text:p text:style-name="P443"><text:soft-page-break/></text:p>
      <text:p text:style-name="P443">Меня тут не любят, не могут понять, </text:p>
      <text:p text:style-name="P443">Лишь ищут куда бы ещё послать…. </text:p>
      <text:p text:style-name="P443">Голову мне продырявь, провода в мозги мне вставь, </text:p>
      <text:p text:style-name="P443">Вену проткни иглой, </text:p>
      <text:p text:style-name="P443">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3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43">Этот ритм словил меня, </text:p>
      <text:p text:style-name="P443">О, бэби, этта свинг, свинг, свинг! </text:p>
      <text:p text:style-name="P443">Ей-ей, меня словил, </text:p>
      <text:p text:style-name="P443">Прикинь, весь-целый-мир-вокруг поёт, </text:p>
      <text:p text:style-name="P443">Я в жизни не слыхал столь-сладких-звуков, </text:p>
      <text:p text:style-name="P443">Таких нет даже за углом, на Бейсин-Стрит, </text:p>
      <text:p text:style-name="P443">И в этом ритме, крошка, мы будем делать </text:p>
      <text:p text:style-name="P444">Свинг, свинг, свинг,</text:p>
      <text:p text:style-name="P444">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36">ются по полной</text:span>, глаза <text:span text:style-name="T237">на лоб лезут</text:span>, <text:span text:style-name="T237">над</text:span><text:span text:style-name="T103">ы́</text:span><text:span text:style-name="T237">хаешься</text:span> этай <text:s/>дури <text:span text:style-name="T237">аж</text:span> мазги <text:span text:style-name="T23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40">п</text:span>пке джазменов на возвышении. Голоса из восточных частных школ, выговарива<text:span text:style-name="T240">ют</text:span> «жопа» чуть округляют губы и <text:span text:style-name="T24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4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40">лакированном</text:span>, где-то по<text:span text:style-name="T240">вытертом</text:span> губами, эти мелкие серебряные зёрнышки распоясываются по ходу спуска гармошки в белокаменную шейку матки и в ночь за <text:span text:style-name="T24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4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38">лилипуточным</text:span> голос<text:span text:style-name="T23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40">х</text:span> программ<text:span text:style-name="T240">ах</text:span>, в своё время просочится <text:span text:style-name="T240">и </text:span>в <text:span text:style-name="T24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40">такое</text:span> тебе как раз и <text:span text:style-name="T24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4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4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41">А</text:span>х, ты <text:span text:style-name="T24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93">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42">гарвардскому</text:span> приятелю из числа его знакомых. Какая-то часть, конечно же, должна быть негритянским говном, но оно всё такое похожее. <text:span text:style-name="T24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4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4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4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45">Сквозь унитаз, <text:span text:style-name="T242">ты </text:span>взгляни на меня,</text:p>
      <text:p text:style-name="P445">Вот дурак попался,</text:p>
      <text:p text:style-name="P445">Хоть бы не начали ссать </text:p>
      <text:p text:style-name="P445">Дирли тирли трали рался </text:p>
      <text:p text:style-name="P39"/>
      <text:p text:style-name="Text_20_body">И в ту <text:span text:style-name="T24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4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43">саданул</text:span>, тёмный как холодный говяжий студень, по его позвоночнику, <text:soft-page-break/><text:span text:style-name="T24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4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4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4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46">Уже не помнишь Красного Малкольма, что наверху остался, </text:p>
      <text:p text:style-name="P446">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43">с</text:span>плетений древесины в конюшне—брусья, косяки, стойки сто<text:span text:style-name="T243">й</text:span>л, перекладины ясл<text:span text:style-name="T24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47">Средь Долины Красной Реки <text:s/>говорят, <text:span text:style-name="T249">в этот раз</text:span></text:p>
      <text:p text:style-name="P449"><text:span text:style-name="T244">П</text:span>оток снёс тебя <text:span text:style-name="T244">в</text:span> унитаз— </text:p>
      <text:p text:style-name="P447">Присядь, отдохни, <text:span text:style-name="T244">хвост держи пистолетом,</text:span> </text:p>
      <text:p text:style-name="P447">Канализации близок конец, </text:p>
      <text:p text:style-name="P447">Держись, молодец, </text:p>
      <text:p text:style-name="P448">На всём свете этом</text:p>
      <text:p text:style-name="P447">Не най<text:span text:style-name="T244">ти</text:span> крепче говна, </text:p>
      <text:p text:style-name="P447">Чем на </text:p>
      <text:p text:style-name="P447">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4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47">Одного в Сан Берду бандитика,</text:p>
      <text:p text:style-name="P447"><text:span text:style-name="T244">К</text:span>итайчонка <text:span text:style-name="T244">о</text:span>дного, что с<text:span text:style-name="T244">линял</text:span> с железной дороги,</text:p>
      <text:p text:style-name="P447">Одного с триппер<text:span text:style-name="T244">к</text:span>ом, с зобом <text:span text:style-name="T245">одного</text:span>, </text:p>
      <text:p text:style-name="P447">Одного в последней стадии прока-з<text:span text:style-name="T244">ы</text:span>, </text:p>
      <text:p text:style-name="P447">Зато с широким тазом,</text:p>
      <text:p text:style-name="P447">Хромого на левую, хромого на правую, </text:p>
      <text:p text:style-name="P447">Хромого на обе ноги, всех будет три! </text:p>
      <text:p text:style-name="P447">Одного гом<text:span text:style-name="T244">осе</text:span>ка, даже лесбу одну, </text:p>
      <text:p text:style-name="P447">Одного негришку, одного евреишку, </text:p>
      <text:p text:style-name="P447">Одного краснокожего с бизоном одним, </text:p>
      <text:p text:style-name="P447">И охотника на бизонов из Нью Мексико </text:p>
      <text:p text:style-name="P447"/>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48">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48">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48">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48">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48">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32"><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37">«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36">—Проф. Д-р Ласло Джамф, «Криптосем» (рекламная брошюра) Агфа, Берлин, 1934</text:p>
      <text:p text:style-name="Text_20_body"/>
      <text:p text:style-name="Text_20_body"><text:span text:style-name="T250">Набросок</text:span> на плотной кремовой бумаге под чёрно-буквенным штампом GEHEIME KOMMANDOSACHE, весьма подробно передающий, чернилом и ручкой, <text:span text:style-name="T250">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50">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50">л</text:span>ись отсле<text:span text:style-name="T250">дит</text:span>ь всё, что он смотрел или читал достигнув полового созревания… иначе, откуда ещё могли Они знать? </text:p>
      <text:p text:style-name="Text_20_body">– Тсс,– шеп<text:span text:style-name="T250">чет</text:span> она, её пальцы ласкают её длинные оливковые ляжки, обнажённые груди выпирают через верх<text:span text:style-name="T250">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50">так</text:span> и по<text:span text:style-name="T250">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50">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50">указано</text:span> время, мест<text:span text:style-name="T250">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51">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9">was tust du für die front, für den sieg? was hast du heute für deutschland getan?</text:span> В «Белом Посещении» по стенам пи<text:span text:style-name="T251">шет</text:span> лёд. Граффити льда в пасмурный день остекля<text:span text:style-name="T251">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51">как</text:span> <text:span text:style-name="T251">под</text:span>свет<text:span text:style-name="T251">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51">кого</text:span> стил<text:span text:style-name="T251">я</text:span> в его унизительной и сумрачной ложбине, это единственный вид: аббатство, <text:span text:style-name="T251">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51">го</text:span> <text:span text:style-name="T251">утёса</text:span>, волосы и госпитальный халат трепещут на ветру, <text:span text:style-name="T251">над</text:span> раскинувш<text:span text:style-name="T251">ей</text:span>ся на мили ширь<text:span text:style-name="T251">ю</text:span> южного побережья, бледный мел <text:span text:style-name="T251">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51">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55">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52">в</text:span> направлени<text:span text:style-name="T252">и</text:span> «Белого Посещения» в любой час ночи, тихие как шхуны, моторы приглушены—чёрные машины без хрома, что о<text:span text:style-name="T252">т</text:span>блескивали <text:s/>свет<text:span text:style-name="T252">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52">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52">прокладывал</text:span> путь из обтрёпанных динамиков беспроволочных приёмников <text:span text:style-name="T252">к</text:span> английски<text:span text:style-name="T252">м</text:span> мечт<text:span text:style-name="T252">ам</text:span>, <text:span text:style-name="T252">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52">такие</text:span> зелёные <text:s/>в <text:s/>потоках <text:span text:style-name="T252">солнца</text:span>, окаймляющие южные склоны <text:span text:style-name="T252">вдоль </text:span>долины Рейна, ночь в дыму камвольных кабаре столицы, подтяжки с оборочками словно <text:span text:style-name="T252">две </text:span>косы <text:span text:style-name="T252">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53">им</text:span>-то <text:span text:style-name="T253">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53">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53">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53">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54">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54">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54">а</text:span> удалённой мозговой ткани, <text:span text:style-name="T254">с </text:span>дат<text:span text:style-name="T254">ами</text:span> и час<text:span text:style-name="T254">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61">С</text:span>луж<text:span text:style-name="T261">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9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94">добился его</text:span><text:span text:style-name="T193"> назнач</text:span><text:span text:style-name="T194">ения</text:span><text:span text:style-name="T19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56">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57">где</text:span> прикипе<text:span text:style-name="T257">л</text:span> к определённой точке в комбинаторном анализе, излюбленно<text:span text:style-name="T257">му</text:span> времяпрепровождени<text:span text:style-name="T257">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57">Б</text:span>ригадный <text:span text:style-name="T257">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57">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58">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4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2">интерфейс</text:span><text:span text:style-name="T24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45">Вспоминая Брайтон</text:span></text:span><text:span text:style-name="T24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45">– Эт-от старык </text:span><text:span text:style-name="T82">н</text:span><text:span text:style-name="T245">е име-эт </text:span><text:span text:style-name="T82">стыд</text:span><text:span text:style-name="T24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46">сам знаешь</text:span><text:span text:style-name="T24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4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46">самого</text:span><text:span text:style-name="T245">—ве! что это? беф </text:span><text:span text:style-name="Emphasis"><text:span text:style-name="T245">rissolé?</text:span></text:span><text:span text:style-name="T245"> фаршированный беф </text:span><text:span text:style-name="Emphasis"><text:span text:style-name="T245">rissolé?</text:span></text:span><text:span text:style-name="T24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46">е</text:span><text:span text:style-name="T245">)—ни один из этих странных, очень странных овощных </text:span><text:span text:style-name="Emphasis"><text:span text:style-name="T245">rissolé </text:span></text:span><text:span text:style-name="T24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45">Таймз </text:span></text:span><text:span text:style-name="T245">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4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45">Führer</text:span></text:span><text:span text:style-name="T24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59">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59">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60">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60">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4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47">д</text:span><text:span text:style-name="T24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47">те</text:span><text:span text:style-name="T24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45">Homo Monstrosus</text:span></text:span><text:span text:style-name="T24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33"><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38">А будешь ерепениться, пошлём тебя обратно к д-ру Джамфу! </text:p>
      <text:p text:style-name="P538">Джамф привил ему рефлекс, и выбросил стимул. </text:p>
      <text:p text:style-name="P538">Похоже д-р Джамф сегодня проверял твою пипетку, а? </text:p>
      <text:p text:style-name="P547">—Нейл Носпикер 50,000 Оскорблений, § 6.72 </text:p>
      <text:p text:style-name="P547"><text:soft-page-break/>«Невежа Недоросль», Найлан Смит Прес,</text:p>
      <text:p text:style-name="P547">Кембридж (Массач.) 1933 </text:p>
      <text:p text:style-name="P547"/>
      <text:p text:style-name="Text_20_body"><text:span text:style-name="T149">Падинг</text:span>: Но не слишком ли это— </text:p>
      <text:p text:style-name="Text_20_body"><text:span text:style-name="T149">Пойнтсмен</text:span>: Сэр? </text:p>
      <text:p text:style-name="Text_20_body"><text:span text:style-name="T149">Падинг</text:span>: Разве это не <text:span text:style-name="T262">подло</text:span>, Пойнтсмен? Так вот вмешиваться в сознание другого человека? </text:p>
      <text:p text:style-name="Text_20_body"><text:span text:style-name="T149">Пойнтсмен</text:span>: Генерал, мы просто присоединяемся к длинному ряду экспериментов и изучения. Гавардский Университет, Армия США? Вряд ли это <text:span text:style-name="T263">подлые</text:span> заведения. </text:p>
      <text:p text:style-name="Text_20_body"><text:span text:style-name="T149">Падинг</text:span>: Мы не можем, Пойнтсмен, это зверство </text:p>
      <text:p text:style-name="Text_20_body"><text:span text:style-name="T149">Пойнтсмен</text:span>: Но американцы уже им занимались! разве не ясно? <text:span text:style-name="T263">М</text:span>ы с<text:span text:style-name="T263">же не с</text:span>овраща<text:span text:style-name="T263">ем</text:span> девственницу, или что— </text:p>
      <text:p text:style-name="Text_20_body"><text:span text:style-name="T149">Падинг</text:span>: <text:span text:style-name="T263">Выходит,</text:span> <text:span text:style-name="T263">будем</text:span> делать это потому, что американцы <text:span text:style-name="T263">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63">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63">со </text:span>сво<text:span text:style-name="T263">им</text:span> <text:span text:style-name="T263">Крошкой</text:span> Тайрон<text:span text:style-name="T263">ом </text:span>относительно <text:span text:style-name="T263">его </text:span>младенческого полового рефлекса. <text:span text:style-name="T263">Т</text:span>от год <text:span text:style-name="T263">отмечен приездом </text:span>Джамф<text:span text:style-name="T263">а</text:span> <text:span text:style-name="T263">в</text:span> Гарвард, <text:span text:style-name="T263">куда он </text:span><text:s/>прибы<text:span text:style-name="T263">л</text:span> из Дармштадта. Это было <text:span text:style-name="T264">на</text:span> начальной <text:span text:style-name="T264">стадии</text:span> его карьеры, прежде, чем <text:span text:style-name="T264">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64">за </text:span>одн<text:span text:style-name="T264">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64">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64">а</text:span> из трёх показателей, но тот пребывал ещё на стадии <text:span text:style-name="T264">разработки</text:span>. </text:p>
      <text:p text:style-name="Text_20_body"><text:span text:style-name="T264">Другое дело</text:span> эрекция, <text:span text:style-name="T264">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64">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70">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64">ли</text:span>ться <text:span text:style-name="T265">за предположенный период</text:span> сведения рефлекса к нулю. <text:span text:style-name="T264">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65">частичное</text:span> подавление <text:span text:style-name="T264">вне</text:span> предел<text:span text:style-name="T264">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65">Уг</text:span>асил ли <text:span text:style-name="T265">его</text:span> д-р Джамф <text:span text:style-name="T265">всего лишь</text:span> до нуля—дожда<text:span text:style-name="T265">вшись</text:span> пока ребёнок стал показывать нулевые эрекции на стимул х, и прекратил на этом? Может он забыл—или проигнорировал—«<text:span text:style-name="T265">частичное</text:span> подавление <text:span text:style-name="T264">вне</text:span> предел<text:span text:style-name="T264">ов</text:span> нуля»? Если проигнорировал, то почему? Что может <text:span text:style-name="T265">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65">Крошку</text:span> Тайрона—<text:span text:style-name="T265">то, как в случае с о</text:span>ткрыти<text:span text:style-name="T265">ем</text:span> Нового Света, разные люди сочли, что они открыли разные вещи. </text:p>
      <text:p text:style-name="Text_20_body">Роджер Мехико <text:span text:style-name="T265">полагает</text:span> это статистической странностью. Однако, он чувствует теперь некое <text:span text:style-name="T265">п</text:span>отрясение основ <text:span text:style-name="T265">данной</text:span> дисциплины, причём более сильное, чем позволительно колебать их <text:span text:style-name="T265">какой-то</text:span> странности. Странно, странно, странно—вдумайтесь в само слово: это взрывное «т» вслед за «с», переходит—<text:span text:style-name="T265">вне</text:span> предело<text:span text:style-name="T265">в</text:span> своего нуля—в иную область. Конечно, ты не переходишь. Но ты понимаешь, умом, <text:span text:style-name="T266">что</text:span><text:span text:style-name="Emphasis"> надо</text:span> <text:span text:style-name="T266">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66">им образом</text:span>, если вообще как<text:span text:style-name="T266">им-то</text:span>, <text:span text:style-name="T266">связано</text:span> это <text:span text:style-name="T266">с</text:span> секс<text:span text:style-name="T266">ом</text:span>. </text:p>
      <text:p text:style-name="Text_20_body">Но Эдвин Трикл, самый фрейди<text:span text:style-name="T266">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66">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66">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66">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66">снимков</text:span>, которые Теди Блот <text:span text:style-name="T266">сделал</text:span> с карты Слотропа, были спроецированы на Роджерову и обе картинки, девушки-звёзды и кружочки ракетны<text:span text:style-name="T266">х</text:span> удар<text:span text:style-name="T266">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66">довольно</text:span> <text:span text:style-name="T266">в</text:span>скор<text:span text:style-name="T266">е</text:span>, <text:s/>через <text:span text:style-name="T266">пару дней</text:span>, либо задержаться <text:s/>надолго, <text:span text:style-name="T266">до</text:span> десят<text:span text:style-name="T266">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67">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67">а</text:span>, в порнографии и у проституток, возможно <text:span text:style-name="T267">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67">всё же </text:span>намёк под самым нашим носом у нас не хватает ума, или смелости, заметить?… </text:p>
      <text:p text:style-name="Text_20_body">Но, если это <text:span text:style-name="T267">нечто </text:span>в воздухе, прямо тут, прямо сейчас, тогда ракеты следуют <text:span text:style-name="T267">ему</text:span>, в 100% случаев. Без исключений. Обнаружив его, мы снова докажем железную детерминированность всего, <text:span text:style-name="T267">для </text:span>каждой души. <text:span text:style-name="T267">Это о</text:span>ста<text:span text:style-name="T267">вит</text:span> слишком мало места для каких-<text:span text:style-name="T267">либо</text:span> надежд вообще. Сами понимаете, насколько важным <text:span text:style-name="T267">станет</text:span> <text:span text:style-name="T267">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67">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68">а</text:span>я масс<text:span text:style-name="T268">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68">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68">про</text:span>след<text:span text:style-name="T268">овав </text:span>за клубком тринадцать лет, он начинает кружить <text:span text:style-name="T268">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68">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69">тылок</text:span>, жуткие пенисы торчком, неорганич<text:span text:style-name="T269">ны</text:span>е, как и их глаза, что поблескивают инеем, или пластинками слюды, но не вожделением, и не к нему. Для них существует лишь работа…. </text:p>
      <text:p text:style-name="P294">–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71">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71">у</text:span>виде<text:span text:style-name="T271">в</text:span> белые преграды сквозь туман, <text:s/><text:span text:style-name="T271">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71">ающ</text:span>ая мозаика смотреть наружу в Пустыню… вне охранительного города… понятна лишь тем, кто отправляется вне… глаза вдал<text:span text:style-name="T271">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74">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71">для </text:span>себ<text:span text:style-name="T271">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72">быть</text:span> до конца жизни пациента, от всяких идей, чувств, самокритики, <text:span text:style-name="T272">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72">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72">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72">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73">уме</text:span>ет полностью их найти. <text:span text:style-name="T273">С</text:span>леды <text:span text:style-name="T273">их </text:span>заполнились льдом и чуть позже были унесены в море. </text:p>
      <text:p text:style-name="P412"><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95"><text:soft-page-break/>По тихому, скрытно от неё, камера следит как она движется, <text:span text:style-name="T275">пред</text:span>намеренно никуда, по комнатам, длинноногая, <text:span text:style-name="T275">с </text:span>подростков<text:span text:style-name="T275">ой</text:span> шир<text:span text:style-name="T275">иной</text:span> и присутуленность<text:span text:style-name="T275">ю</text:span> плеч, волосы не <text:span text:style-name="T275">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75">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75">из</text:span> <text:span text:style-name="T275">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75">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75">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75">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75">в</text:span> его понятия<text:span text:style-name="T275">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75">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76">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76">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76">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76">За</text:span> отражени<text:span text:style-name="T276">я</text:span>, которые она видит в зеркале, Катье тоже удостаивается удовлетворённости оператора, но ей известно то, ч<text:span text:style-name="T276">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77">оч</text:span>ка пятн<text:span text:style-name="T277">ист</text:span>ых трещин, а в его ночном дыхании, в тёмной печи его самого, навсегда <text:span text:style-name="T277">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77">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83">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77">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77">добавлен </text:span>Миполам, новый поливиниловый хлорид… крохотные кусочки лезвия бритвы топорщ<text:span text:style-name="T277">атся</text:span> из жизнеподобной розовой влажности, сотнями, о которые Катье, стоя на коленях, <text:span text:style-name="T277">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78">по всей</text:span> его светл<text:span text:style-name="T278">ой</text:span> кож<text:span text:style-name="T278">е</text:span> пятна послеполуденн<text:span text:style-name="T278">ого </text:span>блес<text:span text:style-name="T278">ка</text:span> синтетически оранжев<text:span text:style-name="T278">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78">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78">даже </text:span>сдержать дыхание, на минуту <text:span text:style-name="T278">по</text:span>чувств<text:span text:style-name="T278">овав</text:span> учащённое биенье <text:span text:style-name="T278">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78">та</text:span>ли». Унижение пойдёт на пользу пареньку по утрам в расположении, в строю его батареи возле <text:span text:style-name="Emphasis">Schußstelle 3</text:span>, где когда-то <text:span text:style-name="T291">неистово проносились </text:span><text:s/>лошади перед <text:span text:style-name="T291">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77">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78">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78">открыто</text:span> они не обсуждают это, похоже, Катье, Готфрид и Капитан Блисеро <text:span text:style-name="T278">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79">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79">лишь</text:span> топливо и окислитель. Но Капитан Блисеро с трепе<text:span text:style-name="T279">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79">ючено</text:span>—<text:span text:style-name="T279">за</text:span>част<text:span text:style-name="T279">ую</text:span> ракеты, <text:span text:style-name="T279">свихнувшись</text:span>, разворачиваются куда попадя с жутким ржанием в небе, разворачиваются и падают, каждая согласно своему <text:span text:style-name="T279">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79">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79">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79">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79">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80">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80">ее </text:span>бумаг<text:span text:style-name="T280">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80">ине</text:span> сердц<text:span text:style-name="T280">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80">из</text:span> всех в<text:span text:style-name="T280">ероят</text:span>ных подталкивани<text:span text:style-name="T280">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81">вызвал</text:span> эха <text:span text:style-name="T281">у</text:span> Судьбы безгласной.... Это он, Блисеро, взбирается на гору, как и взбирался почти уже 20 лет, задолго до того как принял <text:span text:style-name="T281">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81">из </text:span>форм Восточного фронта) в баре, на улице, в каком угодно тесном и неудобном костюме, тот безупречно реагировал на футбольный мяч, <text:span text:style-name="T281">когда</text:span> шутники, узнав его, <text:span text:style-name="T281">швыряли в него из</text:span> ниоткуда—бессмертное исполнение! один из тех импровизированных ударов, <text:span text:style-name="T281">до того</text:span> невозможно высоких, так чётко параболичных, мяч взмывает на мили вверх, чтобы <text:span text:style-name="T281">скользнуть</text:span> точн<text:span text:style-name="T281">ёхоньк</text:span>о меж двух высоких, фалличных электрических колонн Ufa-театра на Фридрихштрассе… он мог удерживать мяч на голове <text:span text:style-name="T281">вдоль</text:span> нескольк<text:span text:style-name="T281">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81">ывник</text:span>, уже пушечное мясо, бледный свет бара <text:span text:style-name="T281">лоится</text:span> поперёк его коротко остриженного черепа—«это рефлексы, понимаешь… Не я… Просто рефлексы». Когда же начал<text:span text:style-name="T281">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81">в которых таятся</text:span> не менее загадочны<text:span text:style-name="T281">е</text:span> гост<text:span text:style-name="T281">и</text:span>, чужак<text:span text:style-name="T281">и</text:span>, иногда не менее причудливы<text:span text:style-name="T281">е</text:span>, чем дар всегда оказываться там, где нет взрывов… кто-нибудь из <text:span text:style-name="T1">них</text:span>, это<text:span text:style-name="T284">го</text:span> сырь<text:span text:style-name="T284">я</text:span>, «<text:span text:style-name="T281">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82">Чересчур уж состарился</text:span>, грипп <text:s/>проходит не <text:span text:style-name="T282">так уже</text:span> быстро, живот может скрутить иногда на весь день, глаза ощутимо слепее с каждой <text:span text:style-name="T282">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82">нулась бы</text:span>, навсегда. Всё прочее лишь любовная игра перед актом. </text:p>
      <text:p text:style-name="P320">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85">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86">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86">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92">Страной</text:span>-<text:span text:style-name="T286">Боли</text:span>, стали сов<text:span text:style-name="T286">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86">х</text:span> белым песком <text:span text:style-name="T286">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86">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86">для</text:span> обеспеч<text:span text:style-name="T286">ения</text:span> точно<text:span text:style-name="T286">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9">in hoc signo vinces</text:span></text:span><text:span text:style-name="T149">.</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86">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50"><text:span text:style-name="Emphasis">Bringt doch der Wanderer auch vom Hange des Bergrands nicht eine </text:span></text:p>
      <text:p text:style-name="P450"><text:span text:style-name="Emphasis">Hand voll Erde ins Tal, die alle unsägliche, sondern ein erworbenes </text:span></text:p>
      <text:p text:style-name="P450"><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87">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87">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87">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87">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87">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02">о́</text:span>том пропахшей шерсти, сдерживая напряжённый смех, <text:span text:style-name="T288">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89">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89">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89">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89">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90">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90">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90">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90">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90">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52">ic heb u liever dan ên everswîn, </text:p>
      <text:p text:style-name="P451"><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97">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13"><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96">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93">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93">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93">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94">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94">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94">и</text:span> Остином нашли давны<text:span text:style-name="T294">м</text:span>-давно <text:span text:style-name="T294">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94">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94">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94">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94">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94">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94">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94">яка</text:span> это <text:span text:style-name="T294">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95">защёлка</text:span>, кольцо и всё прочее, одна из серии патриотических сластей выпущенных <text:span text:style-name="T295">до того как</text:span> сахар стал таким дефицитом, <text:span text:style-name="T295">наряду</text:span>, как он определил заглянув в банку, <text:span text:style-name="T295">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95">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95">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95">е</text:span> с короткими рукавами. Испарения бензоина проникают <text:span text:style-name="T295">ему в</text:span> мозг. Голова плывёт кругом в нимбе из<text:span text:style-name="T295">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95">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95">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96">ми</text:span> эбонитовы<text:span text:style-name="T296">ми</text:span> напёрстк<text:span text:style-name="T296">ами</text:span> из прошлого столетия, <text:span text:style-name="T296">за </text:span>шпильк<text:span text:style-name="T296">ам</text:span>и, част<text:span text:style-name="T296">ям</text:span>и клапанов, резьбовы<text:span text:style-name="T296">ми</text:span> запчаст<text:span text:style-name="T296">ям</text:span>и от непонятных музыкальных инструментов, радиодетал<text:span text:style-name="T296">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96">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96">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96">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96">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14"><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97">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98">бьёт в</text:span> стенку его груди… –«Ооо»,– вырвалось у неё и она потянулась обнять его, отбросив всякую сдержанность, открыта, <text:span text:style-name="T298">вся </text:span>дрожа, пока они прижимались друг к другу. <text:span text:style-name="T298">Позже</text:span> она ему рассказывала, что как только он взял её руку в тот вечер, она кончила. И первый раз, когда он прикоснулся к её пизде, <text:span text:style-name="T298">при</text:span>стисну<text:span text:style-name="T298">л</text:span> мягкую пизду Джессики <text:span text:style-name="T298">сквозь</text:span> её трусики, дрожь <text:span text:style-name="T298">снова</text:span> началась высоко меж её ляжек, охватывая <text:span text:style-name="T298">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98">В ходе этого</text:span>, свет для <text:span text:style-name="T298">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98">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98">вот</text:span> ощущение. Резко вверх до уровня кожи, выплёскиваясь <text:span text:style-name="T298">из</text:span> его соск<text:span text:style-name="T298">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99">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99">Поб</text:span>ывала ли когда-нибудь его <text:span text:style-name="T299">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99">ся</text:span>т <text:span text:style-name="T299">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99">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03">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99">О</text:span>щути<text:span text:style-name="T299">в</text:span> как его первые тёплые вздохи к<text:span text:style-name="T299">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00">обмягчившийся</text:span> хуй млеет, свисая <text:span text:style-name="T300">через</text:span> его ляжк<text:span text:style-name="T300">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00">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00">е</text:span> как-то втиснуты все в высоко закреплённую кабину и поголовно уставились вниз,<text:span text:style-name="T300"> из</text:span> <text:span text:style-name="T300">своей</text:span> поросячьей возн<text:span text:style-name="T300">и</text:span> по свиноматке, для лучшего обзора, глаза вылуплены, смуглые, слюна каплет <text:span text:style-name="T300">с</text:span> губ, <text:span text:style-name="T300">этого </text:span>представления его Джессики Свонлейк со скандально голой грудью и его самого пытающегося притормозить и отстать от грузовика—да <text:span text:style-name="T300">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01">ка</text:span> об<text:span text:style-name="T301">гона</text:span> и <text:span text:style-name="T1">впрямь</text:span> покажется подозрительны<text:span text:style-name="T301">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01">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01">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01">уж</text:span>—ну, вот, как раз тут, под затылком его шишковатой головы как у десятилетнего мальчика. Она его целует вверх и вниз кисло солён<text:span text:style-name="T301">ого</text:span> кусоч<text:span text:style-name="T301">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301">не разодрать</text:span>, и с длинным <text:soft-page-break/>светло-каштановым волосом впутавшимся ему в рот. Это явно не его волос. И ни кого-<text:span text:style-name="T301">нибудь</text:span> <text:span text:style-name="T301">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01">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02">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02">которое</text:span> её призрачная любовь смогла протолкнуть на эту сторону, к единственному кто что-то значил.... Один такой <text:span text:style-name="T302">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02">на </text:span>чуть <text:span text:style-name="T302">попозже</text:span>, так и <text:span text:style-name="T302">подмывало</text:span> оглянуться через плечо, или даже просто в, в старое зеркало, знаешь, <text:span text:style-name="T302">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83">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02">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02">по</text:span> зеркала<text:span text:style-name="T302">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98">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04">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04">ет</text:span>, что <text:span text:style-name="T304">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04">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08">o</text:span> <text:span text:style-name="Emphasis">зреющим нарывом посреди города</text:span>… но <text:span text:style-name="T305">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05">ведавшего,</text:span> пока не прошло, <text:span text:style-name="T305">как</text:span> ясно он <text:span text:style-name="T305">понимает</text:span> честную половину своей жизни, которой сейчас была Джессика, <text:span text:style-name="T305">как</text:span> фанатично должна его мать Война <text:span text:style-name="T305">возмущаться</text:span> её красот<text:span text:style-name="T305">ой,</text:span> её нахальн<text:span text:style-name="T305">ым</text:span> безразличие<text:span text:style-name="T305">м</text:span> к <text:span text:style-name="T305">догмам</text:span> смерти, в которые он <text:span text:style-name="T305">совсем</text:span> недавно <text:span text:style-name="T305">верил</text:span>—её не<text:span text:style-name="T306">одоли</text:span>м<text:span text:style-name="T306">ой</text:span> надежд<text:span text:style-name="T306">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54">,</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07">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54"><text:span text:style-name="Emphasis"><text:span text:style-name="T154">In dulci jubilo </text:span></text:span></text:p>
      <text:p text:style-name="P454"><text:span text:style-name="Emphasis"><text:span text:style-name="T154">Nun singet und seid froh! </text:span></text:span></text:p>
      <text:p text:style-name="P454"><text:span text:style-name="Emphasis"><text:span text:style-name="T154">Unsers Herzens Wonne </text:span></text:span></text:p>
      <text:p text:style-name="P454"><text:span text:style-name="Emphasis"><text:span text:style-name="T154">Leit in</text:span></text:span><text:span text:style-name="Emphasis"> praesipio, </text:span></text:p>
      <text:p text:style-name="P454"><text:span text:style-name="Emphasis"><text:span text:style-name="T154">Leuchtet vor die Sonne </text:span></text:span></text:p>
      <text:p text:style-name="P454"><text:span text:style-name="Emphasis"><text:span text:style-name="T154">Matris in gremio</text:span></text:span><text:span text:style-name="Emphasis">. </text:span></text:p>
      <text:p text:style-name="P454"><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99"><text:span text:style-name="T327">Сочельником веет </text:span><text:s/>с моря, <text:span text:style-name="T309">оно</text:span> сегодня на закате сияло зеленью и гладью, как стекло насыщенное железом: <text:span text:style-name="T309">веет</text:span> каждый день на нас, вс<text:span text:style-name="T309">е</text:span> неб<text:span text:style-name="T309">еса</text:span> <text:span text:style-name="T309">вышние</text:span> брюхатится святыми и тонкими <text:span text:style-name="T309">фанфарами</text:span> глашатаев. Ещё один год свадебных платьев, <text:span text:style-name="T309">что застряли</text:span> в сердце зимы, <text:span text:style-name="T309">по прежнему</text:span> невостребованны<text:span text:style-name="T309">ми</text:span>, <text:span text:style-name="T309">так и</text:span> висят себе тихими атласными рядами, <text:span text:style-name="T309">сборочки</text:span> белы<text:span text:style-name="T309">х</text:span> вуал<text:span text:style-name="T309">ей</text:span> начинают желтеть, и только <text:span text:style-name="T309">лишь </text:span>чуть всколыхиваются, когда <text:span text:style-name="T309">ты </text:span>проходишь мимо, зритель… гость <text:span text:style-name="T309">во </text:span>всех тупик<text:span text:style-name="T309">ах</text:span> города.... Уловив в платьях собственное отраженье пару раз, <text:s/>пол<text:span text:style-name="T309">увозникающее</text:span> из тени, <text:span text:style-name="T309">просто</text:span> лишь смазано яркие цвета по <text:span text:style-name="Emphasis">peau de soie</text:span>, <text:span text:style-name="T309">по</text:span>тянешься туда, где <text:span text:style-name="T309">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09">ристойными</text:span> мыло<text:span text:style-name="T309">м и </text:span>пудрой. Однако, сердцем своим девственна, и в надеждах своих <text:span text:style-name="T309">тоже</text:span>. <text:span text:style-name="T310">И не рассчитывай на</text:span> ярко-швейцарск<text:span text:style-name="T310">ие</text:span> или кристал<text:span text:style-name="T310">ь</text:span>но-<text:span text:style-name="T310">хрустальные праздники</text:span>, но <text:span text:style-name="T310">на</text:span> тёмный, затянутый тучами день <text:span text:style-name="T310">со</text:span> снег<text:span text:style-name="T310">ом, что</text:span> валит пеленой за городом, пелена халатов зимы, мягких <text:span text:style-name="T310">среди</text:span> ноч<text:span text:style-name="T310">и</text:span>, почти безветренно дышащих <text:span text:style-name="T310">под боком</text:span>. На станциях города <text:span text:style-name="T310">возвратившиеся</text:span> из Индо-Китая <text:span text:style-name="T310">военно</text:span>пленные <text:s/>прогуливают свои <text:span text:style-name="T310">жутко</text:span> вы<text:span text:style-name="T310">пир</text:span>ающие кости, <text:span text:style-name="T310">невесомые</text:span> как тот соня, или сони на лике луны, среди колясок на хроме пружин, из чёрных шкур, гулких как барабаны, меж <text:span text:style-name="T310">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11">холодок</text:span> ярки<text:span text:style-name="T311">х</text:span> облак<text:span text:style-name="T311">ов</text:span> среди запахов угля и пара, и <text:span text:style-name="T311">металло</text:span>пространства среди стоящих в очереди, бродящих, устало спящих, понаеха<text:span text:style-name="T311">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11">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11">ми</text:span> из посине<text:span text:style-name="T311">лых</text:span> орбит, сквозь головную боль, которую не может снять никакой Алазилс. Итальянцы-военнопленные бранятся из-под мешков с почтой, что <text:span text:style-name="T311">разбухают</text:span>, ежечасно прибывая с гулким эхом, <text:span text:style-name="T311">празднич</text:span>ной толщин<text:span text:style-name="T311">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11">всерьёз</text:span> рассматривает вопрос <text:span text:style-name="T311">составления</text:span> списка Неприемлемых Песен, с таблатурой для укелеле, <text:span text:style-name="T311">в целях</text:span> облегч<text:span text:style-name="T311">ения</text:span> опознани<text:span text:style-name="T311">я. </text:span><text:s/>Их жизнерадостность и любовь к песням, <text:span text:style-name="T311">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12">так что</text:span> они решили, сами по себе, придерживаться <text:soft-page-break/>профессионального итальянства, поглядыва<text:span text:style-name="T312">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12">сгущается</text:span> женщинами, бесцельно… <text:span text:style-name="T312">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12">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12">там </text:span>крокет <text:span text:style-name="T312">по</text:span>среди зимы, им хочется полуот<text:span text:style-name="T312">ключившейся</text:span> воскресной сонливости опавших листьев усохшего сада. Если же подвернётся вдруг <text:span text:style-name="T312">бесшабашно свежий</text:span> <text:s/>мир, типа ябло<text:span text:style-name="T312">чка</text:span> сброшенно<text:span text:style-name="T312">го</text:span> ветром <text:span text:style-name="T312">под</text:span> ног<text:span text:style-name="T312">и</text:span>, ну, найдётся время как-нибудь приноровиться… Но <text:span text:style-name="T313">они разохотились на </text:span><text:s/>почти послевоенн<text:span text:style-name="T314">ую</text:span> роскош<text:span text:style-name="T314">ь</text:span> <text:span text:style-name="T314">в</text:span> эт<text:span text:style-name="T314">у</text:span> недел<text:span text:style-name="T314">ю</text:span>, купить набор <text:span text:style-name="T314">детского </text:span>электр<text:span text:style-name="T314">о</text:span>поезда, <text:span text:style-name="T314">и тем самым попытаться каждому озарить </text:span><text:s/>свой набор маленьких <text:span text:style-name="T314">важных лиц</text:span>, сгладить свою <text:span text:style-name="T315">отчуждённость</text:span>, <text:span text:style-name="T315">так</text:span> знакомы <text:span text:style-name="T315">по</text:span> фотографи<text:span text:style-name="T315">ям</text:span> все, <text:span text:style-name="T315">а теперь вот в</text:span> жизни, охи <text:span text:style-name="T315">и </text:span>ахи, но не сейчас, не здесь на станции, <text:span text:style-name="T315">любое из</text:span> самы<text:span text:style-name="T315">х нужных</text:span> движени<text:span text:style-name="T315">й</text:span>: Война <text:span text:style-name="T315">избегала</text:span> их, за<text:span text:style-name="T315">капыва</text:span>ла, эти <text:span text:style-name="T315">произвольные</text:span> губительные <text:span text:style-name="T315">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16">из </text:span>деревенских в<text:span text:style-name="T316">е</text:span>сны и лета—они играли<text:span text:style-name="T316">сь</text:span> настоящими жестянками того же пирога—танки, истребители танков, дзоты, дредноуты розово-мясые, сине-жёлтые, <text:span text:style-name="T316">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16">И вовсе не верой платят они</text:span>—<text:span text:style-name="T316">это выходит</text:span> само собой. Он явился Новый Младенец. В волшебную ночь <text:span text:style-name="T316">перед этим</text:span>, животные <text:span text:style-name="T316">за</text:span>гов<text:span text:style-name="T316">орят между собой</text:span>, а небо будет из молока. Бабушки и дедушки, которые каждую неделю ждали пока Радио Доктор <text:span text:style-name="T316">станет</text:span> спрашивать, Что Такое Геморрой? Что Такое Энфизема? Что Такое Сердечный Приступ? <text:span text:style-name="T316">начнут</text:span> ждать за пределы бессонницы, <text:span text:style-name="T316">снова</text:span> <text:span text:style-name="T316">следить</text:span>, чтобы не <text:span text:style-name="T316">произошло</text:span> ежегодное невозможное, но с каким-то <text:span text:style-name="T317">зловредным </text:span>осадком—<text:span text:style-name="Emphasis">это</text:span> вот склон, небо <text:span text:style-name="Emphasis">может</text:span> показаться <text:span text:style-name="T317">нам </text:span>светлее—<text:span text:style-name="T317">как бы</text:span> трепет, хороший момент, которого т<text:span text:style-name="T317">ы</text:span> так <text:span text:style-name="T317">ждал</text:span>, не совсем обл<text:span text:style-name="T317">амывается</text:span>, но <text:span text:style-name="T317">у</text:span>же далеко не чудо… на посту в своих свитерах и шалях, наигранно сердитые, но осадок внутри <text:span text:style-name="T317">оживает в</text:span> нов<text:span text:style-name="T317">ой</text:span> зимн<text:span text:style-name="T317">ей</text:span> ферментаци<text:span text:style-name="T317">и</text:span> каждый год, всякий раз чуть слабее, но всегда <text:span text:style-name="T317">годен на то</text:span>, чтоб оживиться в эту пору…. <text:span text:style-name="T318">Обнослись догола</text:span>, блестящие костюмы и наряды <text:span text:style-name="T318">поры </text:span>шатания по пабам в <text:span text:style-name="T318">годы</text:span> их расцвета давно разодраны на полосы <text:span text:style-name="T318">для </text:span>обмот<text:span text:style-name="T318">ки</text:span> труб горячей воды и нагревател<text:span text:style-name="T318">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18">сколько</text:span> они знают своё <text:s/>тел<text:span text:style-name="T318">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18">до наступления новой</text:span> <text:s/>весн<text:span text:style-name="T318">ы</text:span>, слишком спешит, но похоже никому до этого <text:span text:style-name="T318">и</text:span> дела нет, или <text:span text:style-name="T318">же </text:span>не понимают. Войн<text:span text:style-name="T318">а нуждается в</text:span> электричеств<text:span text:style-name="T318">е</text:span>. <text:span text:style-name="T318">Идёт ускоренная</text:span> игра, Электро Монополия, между электрокомпаниями, Центральны<text:span text:style-name="T318">м</text:span> Комитет<text:span text:style-name="T318">ом по</text:span> Электричеств<text:span text:style-name="T318">у</text:span> и прочи<text:span text:style-name="T318">ми</text:span> ведомства<text:span text:style-name="T318">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19">лицом к лицу со</text:span> всеми старыми бессонными глазами—раскручивают свои минуты до воя переходящего в писк, до прострел<text:span text:style-name="T319">а в</text:span> сирен<text:span text:style-name="T319">у</text:span>. Это Безумный Карнавал Ночи. Веселье под <text:span text:style-name="T319">сенью</text:span> минутных стрелок. Истерика на бледных лицах циферблатов. Электрокомпании <text:span text:style-name="T319">твердят</text:span> о нагрузках, военные потребности столь велики, что часы снова замедлятся, если только этот ночной марш не краден<text:span text:style-name="T319">ная энергия</text:span>, <text:span text:style-name="T319">однако,</text:span> предпо<text:span text:style-name="T319">лагаемые</text:span> нагрузки не случаются <text:s/>день <text:span text:style-name="T319">ото дня </text:span>и Сеть по<text:span text:style-name="T319">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20">превратит нас в</text:span> самы<text:span text:style-name="T320">е</text:span> забыты<text:span text:style-name="T320">е</text:span> корн<text:span text:style-name="T320">и самих нас</text:span>. Но над морем туман сегодня, всё ещё тихо<text:span text:style-name="T320">нько</text:span> <text:span text:style-name="T320">извлекаемый</text:span> жемчуг. В центре города дуговые лампы трещат, взъерепенясь, в <text:span text:style-name="T320">приглушённом</text:span> сиянии на центральны<text:span text:style-name="T320">е</text:span> линии улиц, слишком льдистого цвета для свечек, в слишком густой измороси для <text:span text:style-name="T320">холокоста</text:span>… высокие красные автобусы <text:span text:style-name="T321">по</text:span>шат<text:span text:style-name="T321">ыва</text:span>ются, со всех фар маскировка снята недавн<text:span text:style-name="T321">им</text:span> распоряжени<text:span text:style-name="T321">ем</text:span>, теперь уворачивайся, пересекай ослеплённый, громадные, <text:span text:style-name="T321">горстями <text:s/>надранные</text:span> клочья сырости <text:span text:style-name="T321">ве</text:span>ют мимо, одинокие как пляжи под перламутровым туманом, чья колючая проволока, <text:s/>никогда не <text:span text:style-name="T321">изведавшая</text:span> внутреннего укуса тока, <text:s/>лишь пассивно тян<text:span text:style-name="T321">ется</text:span>, окисляясь в ночи, <text:span text:style-name="T321">обвивает теперь </text:span>как подводная водоросль, <text:span text:style-name="T322">кольцами, зверски холодная, </text:span>острая как скорпион, весь песок <text:span text:style-name="T321">милю за милей </text:span>без единого следа гуляющих, <text:span text:style-name="T322">с тех пор как</text:span> <text:span text:style-name="T321">ушли</text:span> <text:span text:style-name="T322">прогулочные лайнеры </text:span><text:s/>последни<text:span text:style-name="T322">х</text:span> лет мирного времени <text:span text:style-name="T322">торжественно провожать</text:span> прежни<text:span text:style-name="T322">й</text:span> мир <text:span text:style-name="T323">вечеров с</text:span> вином, оливковой рощицей, <text:span text:style-name="T323">дымом </text:span>трубоч<text:span text:style-name="T323">ки</text:span>, про<text:span text:style-name="T323">чь по ту сторону</text:span> Войны, теперь <text:span text:style-name="T323">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23">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23">е</text:span>ляются насколько получится, <text:span text:style-name="T323">настолько</text:span> далеко от своих овечьих одёжек, насколько год дозволит им отбрести. Так приидите ж. О<text:span text:style-name="T323">т</text:span>ставьте <text:span text:style-name="T323">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24">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24">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24">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24">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24">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24">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24">дать</text:span> шанс друг<text:span text:style-name="T324">ой</text:span> ноч<text:span text:style-name="T324">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24">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24">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25">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25">Черчилля</text:span>?», «Арри Полит<text:span text:style-name="T327">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55"><text:span text:style-name="Emphasis"><text:span text:style-name="T156">O</text:span></text:span><text:span text:style-name="Emphasis"><text:span text:style-name="T325">, </text:span></text:span><text:span text:style-name="Emphasis">Jesu parvule</text:span>,</text:p>
      <text:p text:style-name="P455">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26">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15"><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00">Парадоксальная фаза, <text:span text:style-name="T328">если</text:span> слабые стимулы вызывают <text:span text:style-name="T328">резкую</text:span> реакцию.... Когда это было? Н<text:span text:style-name="T328">а какой-то</text:span> ранн<text:span text:style-name="T328">ей</text:span> стади<text:span text:style-name="T328">и</text:span> сна: <text:s/>не услы<text:span text:style-name="T328">ш</text:span>ал <text:span text:style-name="T328">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28">упорно </text:span>вибрир<text:span text:style-name="T328">овали</text:span>, ужас<text:span text:style-name="T328">аясь</text:span> <text:span text:style-name="T328">подобной</text:span> армад<text:span text:style-name="T328">е</text:span> бомбардировщиков <text:span text:style-name="T328">летящих</text:span> на задание. Твоя собственная фигура недвижна, дышит ртом, одна, лицом <text:span text:style-name="T328">к</text:span>верх<text:span text:style-name="T328">у</text:span> на узкой койке <text:span text:style-name="T328">у</text:span> стен<text:span text:style-name="T328">ы</text:span> <text:span text:style-name="T328">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28">е</text:span> футов над твоим лицом <text:span text:style-name="T328">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29">ется, следуя</text:span> наклонной линии, по воздуху. И тут, неожиданно, он появился снова, курс <text:span text:style-name="T329">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29">теперь уже</text:span>, восприн<text:span text:style-name="T329">ято</text:span> присутствующими как пред<text:span text:style-name="T329">вест</text:span>ие—что-то не так, что-то совсем <text:span text:style-name="T329">даже </text:span>не так на сегодня… Никто не знает что означает этот круг света. <text:span text:style-name="T329">Была собрана</text:span> комиссия, <text:span text:style-name="T329">проводилось</text:span> исследование, ответ был так маняще близок—но теперь поведение света изменилось…. Собрание откладывается. От <text:span text:style-name="T329">столь</text:span> беспорядочных сполохов, наполняешься ожиданием чего-то ужасного—не <text:span text:style-name="T329">так</text:span>, чтоб <text:span text:style-name="T329">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30">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31">светящегося </text:span>круг<text:span text:style-name="T331">а</text:span>, ты вместо этого сворачиваешь влево. С тобою девушка, которая тебе жена, хотя вы никогда не <text:span text:style-name="T331">вступали в брак</text:span>, <text:span text:style-name="T331">и</text:span> никогда не встречал её прежде, но зн<text:span text:style-name="T331">аешь</text:span> <text:span text:style-name="T331">уже </text:span>много лет. Она молчит. Недавно прошёл дождь. Всё поблескивает, кр<text:span text:style-name="T347">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31">тот </text:span>кратко мигает и гаснет. Несмотря на явную свежесть, недавний дождь, живые цветы, <text:s/>вид <text:span text:style-name="T331">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31">Всё сияет вокруг</text:span>. Влага на мостовой. <text:span text:style-name="T331">Набрасывая</text:span> как<text:span text:style-name="T331">ой</text:span>-то тёплы<text:span text:style-name="T331">й</text:span> капюшон <text:span text:style-name="T331">себе на</text:span> <text:s/>шею и плечи, ты хочешь сказать жене: «Это самый зловещий момент <text:span text:style-name="T331">в этот вечер</text:span>». Но есть слово <text:span text:style-name="T331">подходящее лучше</text:span> «зловещ<text:span text:style-name="T331">его</text:span>». Пытаешься вспомнить его. Это чьё-то имя. Оно ждёт за сумерками, ясность, белые цветы. Свет <text:span text:style-name="T331">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32">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33">исхлёстаны</text:span> стеклянистой <text:span text:style-name="T333">круговертью</text:span> с французистыми завит<text:span text:style-name="T333">уш</text:span>ками <text:span text:style-name="T333">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33">засеивают</text:span> <text:s/>воспоминания<text:span text:style-name="T333">ми</text:span> зим<text:span text:style-name="T333">у</text:span>, <text:span text:style-name="T333">их </text:span>семена <text:s/>никогда не прорастут, <text:span text:style-name="T333">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33">т</text:span>смену, который тут не присутствует, которому не передадут, потому что <text:span text:style-name="T334">у </text:span>пар<text:span text:style-name="T333">ы</text:span>-<text:span text:style-name="T333">тройки</text:span>, <text:span text:style-name="T333">в</text:span> Секции Пси, способных расслышать, <text:span text:style-name="T334">подобного</text:span> загадочн<text:span text:style-name="T334">ого</text:span> хлам<text:span text:style-name="T334">а</text:span> <text:span text:style-name="T334">завались</text:span> на каждом сеансе—если вообще <text:span text:style-name="T334">обратят внимание</text:span>, то <text:span text:style-name="T334">оно отметится</text:span> в проект<text:span text:style-name="T334">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34">а</text:span> бедняга Спектро взлетел в освещённой норе-кабинке <text:span text:style-name="T334">как </text:span>и вся тёмная палата, ста<text:span text:style-name="T334">ли</text:span> часть<text:span text:style-name="T334">ю</text:span> взрыва, чьё приближение он так и не услы<text:span text:style-name="T334">х</text:span>ал, звук слишком запаздывает, уже после взрыва, призрак ракеты <text:span text:style-name="T334">приветствует</text:span> призраки только что произведённые ею. Дальше тишина. <text:span text:style-name="T334">Очередной</text:span> «случай» для Роджера Мехико, <text:soft-page-break/>воткнуть кругоголовую кнопку в его карту, квадрат перешёл <text:span text:style-name="T334">от</text:span> дв<text:span text:style-name="T334">у</text:span>х к трём попаданиям, <text:span text:style-name="T335">выравнивая</text:span> заполн<text:span text:style-name="T335">ение</text:span> тр<text:span text:style-name="T335">ёх вероятностей</text:span>, что как-то отставали в последнее время…. </text:p>
      <text:p text:style-name="Text_20_body">Кнопка? <text:span text:style-name="T336">Да и</text:span> того меньше, просто дырка от кнопки в бумаге, <text:span text:style-name="T336">которую</text:span> однажды <text:span text:style-name="T336">снимут</text:span>, когда ракеты <text:span text:style-name="T336">прекратят</text:span> падать, или когда молодой статистик решит забросить свой подсчёт, бумагу у<text:span text:style-name="T336">несут</text:span> уборщицы, она будет разодрана, сгорит… Пойнтсмен один, беспомощно ч<text:span text:style-name="T336">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37">одинаковая</text:span> смертность… эти трагичные дни… Но вот он уже просто трясётся, <text:span text:style-name="T336">разрешает</text:span> себе уставиться через пространство своего кабинета на Книгу, напомнить себе, что из <text:span text:style-name="T336">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45">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45">работники</text:span> ПРПУКа терп<text:span text:style-name="T345">я</text:span>т садовое и довоенное сумасшествие Крыла Д, <text:span text:style-name="T338">крайне</text:span> <text:span text:style-name="T338">редко</text:span> находя <text:span text:style-name="T338">случай для</text:span> обмена информацией о лечении и симптомах. Да, <text:span text:style-name="T338">а </text:span>могли бы <text:span text:style-name="T338">и потесней</text:span> сотрудничать. Истерика, в конце концов, <text:span text:style-name="T338">не та же </text:span>разве истерика. А вот <text:span text:style-name="T338">и</text:span> нет, <text:span text:style-name="T339">иди и убедись</text:span>, что нет. Как долго можно чувствовать себя таким <text:span text:style-name="T339">беззаботно </text:span>правым <text:span text:style-name="T339">касательно</text:span> пере<text:span text:style-name="T339">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39">что</text:span> могут <text:span text:style-name="T339">довести</text:span> до состояния, <text:span text:style-name="T340">с</text:span> котор<text:span text:style-name="T340">ым</text:span> Спектро <text:span text:style-name="T340">сталкивался </text:span>каждый день в своей палате, уже не существующей… до того, что Пойнтсмен <text:span text:style-name="T340">обнаруживает</text:span> в Собаках: <text:span text:style-name="T340">у</text:span> Пётр<text:span text:style-name="T340">а</text:span>, Наташ<text:span text:style-name="T340">и</text:span>, Никола<text:span text:style-name="T340">я</text:span>, Серге<text:span text:style-name="T340">я</text:span>, Катеньк<text:span text:style-name="T340">и</text:span>—или <text:span text:style-name="T340">у </text:span>Пав<text:span text:style-name="T340">ла</text:span> Сергеевич<text:span text:style-name="T340">а</text:span>, Варвар<text:span text:style-name="T340">ы</text:span> Николаевн<text:span text:style-name="T340">ы</text:span>, а потом<text:span text:style-name="T340">у</text:span> детей <text:span text:style-name="T340">их</text:span>, и—Когда это так отчётливо читается в лицах врачей… Гвенхидви <text:s/>под его мохнатой бородой не настолько уж непро<text:span text:style-name="T340">бив</text:span>аем, как, <text:span text:style-name="T340">возможно</text:span>, ему <text:span text:style-name="T340">бы этого </text:span>хотелось, Спектро поспеша<text:span text:style-name="T340">я</text:span> со шприцем к своему Лису, когда <text:span text:style-name="T340">на</text:span> самом деле ничто не <text:span text:style-name="T340">силах</text:span> остановить Абреакцию Бога Ночи, <text:span text:style-name="T340">покуда</text:span> не прекратится Блиц, ракеты <text:span text:style-name="T340">не</text:span> будут разобраны, <text:span text:style-name="T340">а</text:span> вся плёнка прокручена сзаду наперёд: <text:span text:style-name="T343">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40">ая</text:span> вспы<text:span text:style-name="T340">шка</text:span> цвет<text:span text:style-name="T340">а</text:span> <text:span text:style-name="T340">пламени</text:span>, за котор<text:span text:style-name="T340">ой</text:span> следует взрыв <text:span text:style-name="T340">затем</text:span> звук падения, <text:span text:style-name="T341">издёвка</text:span> (может ли такое <text:span text:style-name="T340">случиться ненароком</text:span>?) обратимо<text:span text:style-name="T341">го</text:span> процесса: кажд<text:span text:style-name="T341">ой</text:span> из них Господь <text:span text:style-name="T341">узаконивает</text:span> своё Государство, а мы, <text:s/>не <text:span text:style-name="T341">способные</text:span> его <text:span text:style-name="T341">обнаружить</text:span>, ни даже <text:span text:style-name="T341">понять</text:span>, начинаем думать о смерти не чаще, <text:span text:style-name="T342">право же</text:span>, чем <text:span text:style-name="T342">прежде</text:span>… и, не в силах пред<text:span text:style-name="T343">видеть их появление,</text:span> <text:s/>не <text:span text:style-name="T343">у</text:span>мея сби<text:span text:style-name="T343">ва</text:span>ть, держимся на притворстве, как <text:span text:style-name="T343">и </text:span>во времена <text:span text:style-name="T343">без </text:span>Блицев. Когда это <text:span text:style-name="T344">и в правду </text:span>происходит, отделываемся словом «случай». Или так <text:span text:style-name="T344">уж </text:span>нас у<text:span text:style-name="T344">бед</text:span>или. <text:span text:style-name="T345">Е</text:span>сть <text:span text:style-name="T345">такие </text:span><text:soft-page-break/>уровни, <text:span text:style-name="T345">где</text:span> случайность едва различима. <text:span text:style-name="T345">А</text:span> для таких работников как Роджер Мехико, это музыка, до<text:span text:style-name="T346">воль</text:span>но величавая, <text:span text:style-name="T345">все </text:span>эти серии степеней <text:s/></text:p>
      <text:p text:style-name="P545"><draw:frame draw:style-name="fr8"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46">енно</text:span> ракетопопаданиями в квадрат, распределение Поиссона определяет не только эти уничтожения, <text:span text:style-name="T346">от </text:span>которых никто не <text:span text:style-name="T346">в силах</text:span> <text:span text:style-name="T346">у</text:span>бежать, но и несчастные случаи при верховой езде, группы крови, радиоактивный распад, количество воен за год…. </text:p>
      <text:p text:style-name="P301">Пойнтсмен стоит у окна, его неясно отражённое лицо про<text:span text:style-name="T348">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48">изредка</text:span> поэтические <text:span text:style-name="T348">приступы</text:span> Маэстро, просто бумага, тебе это ни к чему, Книга и жуткое проклятье… пока не поздно… Да, отступись, п<text:span text:style-name="T348">ади</text:span> на колен<text:span text:style-name="T348">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48">Разваливается</text:span> как <text:span text:style-name="T348">в наползающей </text:span>простуд<text:span text:style-name="T348">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48">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48">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48">Ему</text:span> <text:span text:style-name="T348">даже</text:span>, в общем, <text:span text:style-name="T348">понятно</text:span> из-за чего: он <text:span text:style-name="T349">вызывает </text:span>жут<text:span text:style-name="T349">ь</text:span>. И <text:s/>даже <text:span text:style-name="T349">сам </text:span>чувствует, обычно, в какие моменты он <text:span text:style-name="Emphasis">становится</text:span> жутким—<text:span text:style-name="T349">та</text:span> определённая расстановка мускулов его лица, <text:span text:style-name="T349">и ощущает</text:span> испарин<text:span text:style-name="T349">у</text:span>… но с этим, похоже, ему уж ничего не поделать, <text:span text:style-name="T349">не получается</text:span> даже долго <text:span text:style-name="T349">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49">уж</text:span> хотел<text:span text:style-name="T349">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83">вам </text:span>пожалуйста, <text:span text:style-name="T383">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49">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49">я</text:span>… это вам не просто <text:span text:style-name="T349">сплошняк из</text:span> рубиновы<text:span text:style-name="T349">х</text:span> соск<text:span text:style-name="T349">ов</text:span> и чёрно-кружевны<text:span text:style-name="T350">х</text:span> пеньюар<text:span text:style-name="T350">ов</text:span>, знаете ли. <text:span text:style-name="T350">Существуют неприметные</text:span> входы в комнаты с запахом бумаги, негласные голосования в <text:span text:style-name="T350">каком-то</text:span> Комитете, или <text:span text:style-name="T350">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50">х</text:span>, лучши<text:span text:style-name="T350">х</text:span> люд<text:span text:style-name="T350">ей</text:span> вы<text:span text:style-name="T350">дёргивает</text:span> Смерть, имеется дверь, что мерещилась ему так часто в одиноких Тезеевых скитаний вдоль полиров<text:span text:style-name="T351">ки</text:span> коридоров лет: выход <text:span text:style-name="T351">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52">как бы</text:span> даже чувствует затуха<text:span text:style-name="T352">ние</text:span> контур<text:span text:style-name="T352">ов</text:span> в коре <text:span text:style-name="T352">сво</text:span>его мозга, отправ<text:span text:style-name="T352">ка</text:span> <text:span text:style-name="T352">на</text:span> вечн<text:span text:style-name="T352">ый покой</text:span> част<text:span text:style-name="T352">ей</text:span> того, кто уж там содержался, <text:span text:style-name="T352">заполнение</text:span> нетронут<text:span text:style-name="T352">ой</text:span> хими<text:span text:style-name="T352">ей</text:span>.... </text:p>
      <text:p text:style-name="Text_20_body">Кевин Спектро не проводил тако<text:span text:style-name="T353">е же, как у него,</text:span> чётко<text:span text:style-name="T353">е</text:span> разграничени<text:span text:style-name="T353">е</text:span> <text:s/>между Внешним и Внутренним. Тому кора представлялась <text:s/>орган<text:span text:style-name="T353">ом</text:span>-интерфейс<text:span text:style-name="T353">ом</text:span>, посредник<text:span text:style-name="T353">ом</text:span> между тем и <text:span text:style-name="T353">тем</text:span>, но <text:span text:style-name="T353">также </text:span>и<text:span text:style-name="Emphasis"> часть</text:span><text:span text:style-name="Emphasis"><text:span text:style-name="T353">ю</text:span></text:span><text:span text:style-name="Emphasis"> каждого</text:span>. «<text:span text:style-name="T353">Увидев</text:span> как оно <text:span text:style-name="T353">на</text:span> самом деле»,– спросил он однажды,– «<text:span text:style-name="T353">разве мы </text:span><text:s/>можем, любой из нас, оста<text:span text:style-name="T353">ва</text:span>ться <text:s/>отдел<text:span text:style-name="T353">ёнными</text:span>». Он <text:span text:style-name="T353">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54">м </text:span>направлен<text:span text:style-name="T354">ии</text:span>, к нулю, в ожидании превра<text:span text:style-name="T354">щения</text:span> в последнего из уходящих… <text:span text:style-name="T354">Успеет ли он</text:span>? <text:span text:style-name="T354">Ему надо</text:span> выжить… <text:span text:style-name="T354">добиться</text:span> Преми<text:span text:style-name="T354">и</text:span>, не для <text:span text:style-name="T354">личной</text:span> славы, нет—а исполнить обещание человеческому полю из семи, в которым был и он когда-то, <text:span text:style-name="T354">ради</text:span> те<text:span text:style-name="T354">х,</text:span> кто не дотянул.... Кадр среднего плана, он сам в освещении сзади, <text:span text:style-name="T354">в одиночестве</text:span> перед высоким окном <text:s/>Гранд-Отел<text:span text:style-name="T354">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54">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54">отлёт</text:span>, <text:span text:style-name="T354">с </text:span>воп<text:span text:style-name="T354">лями</text:span>, как Коммандос, давая выход всему наконец-то—некий поистине чудный взлёт жизни внутри него, в первый и <text:span text:style-name="T354">единственный</text:span> раз, когда лицо об<text:span text:style-name="T354">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55">здвинувшихся в нём далей</text:span>, жесток<text:span text:style-name="T355">ая</text:span> мужественность которых изумляют его самого).... То <text:soft-page-break/>было сном. Обстановка, лицо переменились, <text:span text:style-name="T355">почти ничего</text:span> кроме последовательности, что шло за чем, <text:span text:style-name="T355">не </text:span>удержалось после первой чашки кофе и сплюснутой зеленоватой таблетки Бензедрина. <text:span text:style-name="T355">Что-то похожее</text:span> на широкую стоянку грузовиков перед рассветом, <text:s/>свеже-пробрызганная мостовая <text:span text:style-name="T355">отливает</text:span> жирно-коричневыми, брезентоверхие оливковые грузовики стоят, <text:span text:style-name="T355">в </text:span>кажд<text:span text:style-name="T355">ом</text:span> сво<text:span text:style-name="T355">я</text:span> тайн<text:span text:style-name="T355">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56">главное в</text:span> поворот<text:span text:style-name="T356">е</text:span> лица, <text:span text:style-name="T356">во </text:span>встреч<text:span text:style-name="T356">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56">скачками</text:span> вдоль сумеречных набережных каналов забитых отбросами войны, взрывы ракет всякий раз <text:span text:style-name="T356">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56">о</text:span> собаки мягко <text:span text:style-name="T356">полощется</text:span>, в <text:span text:style-name="T357">куполе</text:span> черепа ярко<text:span text:style-name="T356">е</text:span> отраж<text:span text:style-name="T356">ение</text:span> зимни<text:span text:style-name="T356">х</text:span> облак<text:span text:style-name="T356">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57"> </text:span>не удаётся <text:span text:style-name="T357">ему </text:span>избежать до конца, потому что как всегда Райхсзигер <text:span text:style-name="T357">упорствует</text:span>, возглавляя, спокойный, неотменимый, <text:s text:c="2"/>за ним <text:span text:style-name="T357">ему буквально <text:s/>приходится гнаться, вновь и вновь</text:span> возвращаться <text:span text:style-name="T357">к погоне</text:span> в лихорадочном рондо, пока наконец они на склоне холма в конце долгого дня <text:span text:style-name="T357">срочных </text:span>донесений <text:span text:style-name="T357">фронтов</text:span> Армагеддона, среди алых сугробов буганвиллии, золотисты<text:span text:style-name="T357">х</text:span> троп<text:span text:style-name="T357">ов</text:span>, где вздымается пыль, столбы дыма над <text:span text:style-name="T358">далями </text:span>паучь<text:span text:style-name="T358">его</text:span> город<text:span text:style-name="T358">а</text:span>, который они пересекли, голоса в воздухе <text:span text:style-name="T358">оповещают</text:span>, что Южная Америка испепелена, небо над Нью-Йорком мерцает багрово от новейшего всё с<text:span text:style-name="T358">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59">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59">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59">же</text:span> б<text:span text:style-name="T359">удучи</text:span> доктором <text:span text:style-name="T359">он так и</text:span> не развил рефлексов на определённые раздражители? Ему лучше знать: он знает, <text:span text:style-name="T359">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60">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60">и все наши гипотезы верны</text:span>, и <text:span text:style-name="T360">многое другое</text:span>. К чему бы мы ни пришли, нельзя сомневаться, что он, физиологически, исторически, выродок. Нам ни в коем случае нельзя <text:span text:style-name="T360">утратить</text:span> контроль. Мысль о нём затерявшемся в мире людей, после войны, наполняет меня глубоким ужасом, от которого не могу избавиться….» </text:p>
      <text:p text:style-name="P416"><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02">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61">е</text:span>жданно заговорил через Эвентира, так негромко, что Норе едва удавалось расслышать хоть что-нибудь, даже чья именно душа вошла и <text:span text:style-name="T361">пользуется</text:span> <text:span text:style-name="T361">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61">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61">а</text:span> туфли и кремово-жёлтого цилиндрика, что крошился по поверхности, не выпуская его ни на миг, нарисовала пятиконечную звезду на асфальте, <text:span text:style-name="T361">несколько</text:span> в<text:span text:style-name="T361">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61">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61">с</text:span>сч<text:span text:style-name="T361">ёт</text:span>ное множество раз с тех пор как явился в «Белое Посещение», и всё нормально-штатно за исключением, о, <text:span text:style-name="T362">всего </text:span>один или, <text:span text:style-name="T362">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62">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62">было бы </text:span>невозможно <text:span text:style-name="T362">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62">вот</text:span> этот Черикок, с виду нормальный увалень, может чуть толстоват, начинает <text:span text:style-name="T362">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62">с</text:span>говорились не докладывать—ничего такого, что наруш<text:span text:style-name="T362">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63">умудряется посылать</text:span> голоса <text:span text:style-name="T363">на диски</text:span> или в <text:span text:style-name="T363">записывающее устройство</text:span> на расстоянии во много миль не <text:span text:style-name="T363">издавая звуков</text:span> и физически не прикасаясь к оборудованию? <text:span text:style-name="T363">Что за динамики</text:span> нач<text:span text:style-name="T363">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63">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63">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63">по сей день</text:span>—когда имеются послания для передачи—даже Сачса занервничал.... </text:p>
      <text:p text:style-name="Text_20_body">С недавних пор, всё словно бы <text:span text:style-name="T363">подчинено</text:span> нек<text:span text:style-name="T364">оей</text:span> эфемерн<text:span text:style-name="T364">ой</text:span> Программ<text:span text:style-name="T364">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64">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64">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64">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64">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64">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65">выходит</text:span> <text:span text:style-name="T365">т</text:span>ак <text:span text:style-name="T365">будто</text:span> поддающееся нашим измерениям тело всего лишь обрывок <text:span text:style-name="T365">такой</text:span> программы <text:span text:style-name="T365">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65">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65">об </text:span>это<text:span text:style-name="T365">м</text:span> в ходе инструктажа. </text:p>
      <text:p text:style-name="Text_20_body">– <text:span text:style-name="T365">С</text:span>казать мне что? </text:p>
      <text:p text:style-name="Text_20_body">– То же самое, что когда-то было сказано и мне. Мы передаём это, от поколения к поколению. (<text:span text:style-name="T365">Ей не подворачивается постороннего</text:span> занятия, как-то прикрыться им. Мы чувствуем, что для неё это <text:span text:style-name="T365">всё </text:span>ещё не стало рутиной. Из благовоспитанности, она <text:span text:style-name="T365">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66">минуешь</text:span>. Разве нет…? </text:p>
      <text:p text:style-name="Text_20_body">– Заморские пейзажи, о, да, и я так думала—необычные формирования, <text:span text:style-name="T366">взгляд</text:span> в<text:span text:style-name="T366">о</text:span> <text:span text:style-name="T366">Внешнюю</text:span> Луч<text:span text:style-name="T366">езарность</text:span>. Но всё это из нас, пойми. Миллионов нас, изменённых, чтоб стать интерфейсом, ороговеть, не чувствовать и <text:span text:style-name="T366">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66">далеке</text:span>, но у нас есть дом! (В ответ молчание.) Вернуться туда! Не наверх в интерфейс. Обратно в ЦНС! </text:p>
      <text:p text:style-name="Text_20_body">– (Спокойно) Так<text:span text:style-name="T366">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66">податливые</text:span> шкуры, тик натёртый лимоном, <text:span text:style-name="T366">вздымающиеся</text:span> извивы благовоний, яркая оптическая медь, <text:span text:style-name="T366">поблёкшие</text:span> Центрально-Азиатские ковры, алые с золот<text:span text:style-name="T366">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66">проникает</text:span> сквозь стебли филоденронов и разлапистых листьев <text:span text:style-name="T366">схвативших</text:span> в пригоршню <text:span text:style-name="T366">гаснущий</text:span> исход заката, <text:span text:style-name="T366">проскальзывает</text:span> умиротворённо жёлтым по резной стали пряжек на её <text:span text:style-name="T366">лодыжках,</text:span> полосками по бокам и вниз высоких каблуков её туфлей из патентованной кожи, <text:span text:style-name="T366">на</text:span>полированной до утраты цвета вообще, <text:span text:style-name="T366">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67">скатывается прочь</text:span> по <text:soft-page-break/>ним и снова возвращается к их беззащитному тылу. Запахи тлеющег<text:span text:style-name="T367">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67">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67">всякой</text:span> человеч<text:span text:style-name="T367">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67">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67">считает</text:span>, каждый тоже может видеть. Каждый из нас просматрива<text:span text:style-name="T367">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67">н</text:span>ые профили военного персонала и молодых дам окаймляют края облаков: мужественный креп экспедиционной пилотки <text:span text:style-name="T367">бороздит</text:span> вперёд темнот<text:span text:style-name="T367">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67">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67">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03">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68">приятия дня</text:span> не гнева, но окончательного безразличия.... О себе <text:span text:style-name="T368">же </text:span>он знает, что способен <text:span text:style-name="T368">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68">всё это звучит </text:span><text:s/>сквозь прорези и отвороты потрёпанной итальянской перчатки… ангел Молотилы Сэнт-Блейза, и <text:span text:style-name="T368">на йоту</text:span> не вымышленный, подыма<text:span text:style-name="T368">вш</text:span>ийся над Любеком в то пред-пасхальное воскресенье с ядовито-зелёными куполами у него под ступнями, неотвязный перекрёстный <text:span text:style-name="T368">раз</text:span>лёт красных черепиц мечущихся вверх и вниз с тысяч <text:span text:style-name="T368">заострённых</text:span> крыш, а бомбардировщики грудятся и пикируют, Балтика уже затерялась за занавесью дыма <text:span text:style-name="T368">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69">словно</text:span> ветер в мачтах, обрывках, кроватных пружинах или тарелках антенн флотов зимующих в доках… но только <text:span text:style-name="T369">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69">набрать высоту</text:span>, <text:span text:style-name="T369">прекратить бить </text:span><text:s/>по земле <text:span text:style-name="T369">ради</text:span> удар<text:span text:style-name="T369">а</text:span> по небу…. </text:p>
      <text:p text:style-name="P74">Капитан эскадрильи Сэнт-Блейз не включил описание этого ангела в свой <text:span text:style-name="T369">служебный</text:span> <text:span text:style-name="T369">рапорт</text:span>, опрашивающая его офицер ВААФ была известна на базе как драконша буквоедка худшего сорта <text:span text:style-name="T369">(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69">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69">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69">декадансу</text:span>, который его кормил и одевал. Унесённый насильно в 1930 ударом полицейской дубинки во время уличного шествия в Не<text:span text:style-name="T369">в</text:span>кёльне, он теперь сентиментально вспоминает вечера <text:span text:style-name="T370">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70">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70">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70">остаётся</text:span> памяти: никаких личных отметок. Ему приходится читать об<text:span text:style-name="T370">о всём</text:span> <text:span text:style-name="T370">в</text:span> запис<text:span text:style-name="T370">ях</text:span> других, слушать диски. <text:span text:style-name="T370">И</text:span> значит он должен <text:span text:style-name="T370">полагаться на</text:span> други<text:span text:style-name="T370">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70">его</text:span> воспит<text:span text:style-name="T370">ывали </text:span>в христианской, Западно-Европейской вере в <text:span text:style-name="T370">гла</text:span>венствующую роль своего «сознательного» с его воспоминаниями, всё прочее счита<text:span text:style-name="T371">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71">о</text:span>, как ему казалось, дожидавши<text:span text:style-name="T371">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17"><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0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73">что</text:span> за долгие годы достиг какой-никакой <text:span text:style-name="Emphasis">détente </text:span>с воздухом, <text:span text:style-name="T373">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73">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73">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73">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73">жажды</text:span> смерти, ракетного мистицизма—им такой и нужен, как Франц. Они-то уж знают как этим <text:span text:style-name="T373">вос</text:span>пользоваться. Знают как использовать почти кого угодно. Что станет с теми, кого использовать не получа<text:span text:style-name="T373">е</text:span>тся? </text:p>
      <text:p text:style-name="Text_20_body">Руди, Ваня, Ребекка, мы тут как <text:span text:style-name="T373">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78">разбита</text:span>. </text:p>
      <text:p text:style-name="Text_20_body"><text:span text:style-name="T374">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74">ей</text:span> или меньш<text:span text:style-name="T374">ей</text:span> <text:span text:style-name="T374">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74">встречается</text:span>. <text:span text:style-name="T374">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74">позволяла</text:span> ей кончить. <text:span text:style-name="T374">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74">всякие</text:span> нежности между ними (в настоящее время она пускала в грёзы и других мужчин)—но одиночества тоже прибавилось. <text:span text:style-name="T374">Однако,</text:span> морщины её не скоро <text:span text:style-name="T374">ещё углубятся</text:span>, её рот не выучился становиться твёрже того выражения, которым она <text:span text:style-name="T374">и</text:span> саму себя <text:span text:style-name="T374">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74">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74">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75">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72">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75">т</text:span>, всхрипыва<text:span text:style-name="T375">ют</text:span>, <text:span text:style-name="T375">стонут</text:span>… <text:span text:style-name="T1">Я знаю, что можно кончать вместе</text:span>… <text:span text:style-name="T375">и</text:span> Лени просыпается одна—Еврейка уже в <text:soft-page-break/>какой-то другой из здешних комнат—никогда не <text:span text:style-name="T375">могла </text:span>ул<text:span text:style-name="T375">овить</text:span> момент, <text:span text:style-name="T375">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75">различить разборчиво</text:span>, она увидела, там, на одном из краёв, смотр<text:span text:style-name="T375">ит</text:span> вниз на неё… Да, это <text:span text:style-name="T375">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75">ведь </text:span>Зигги рядом проплыл, по-собачьи, мы звали его «<text:span text:style-name="T375">Тролль</text:span>», он с т<text:span text:style-name="T375">ой</text:span> пор<text:span text:style-name="T375">ы</text:span> даже <text:span text:style-name="T375">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75">пособницы</text:span> Любви…. </text:p>
      <text:p text:style-name="Text_20_body">В Лени, сейчас, ничто не выдаёт её долгое занятие профессией, ничто. Она <text:span text:style-name="T375">всё </text:span>то <text:span text:style-name="T375">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76">ч</text:span>ка… <text:span text:style-name="T376">некоторые из</text:span> камн<text:span text:style-name="T376">ей</text:span> в стене были белыми как мука… может она его <text:span text:style-name="T376">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76">трубил</text:span> Зигги своим ускоренным голос<text:span text:style-name="T376">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76">лись под конец</text:span>, приход<text:span text:style-name="T376">или</text:span> с экзотической едой и винами, с новыми наркотиками, намного проще и честнее в вопросах секса. Никто не <text:span text:style-name="T376">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76">иногда </text:span>даже к<text:span text:style-name="T376">ак</text:span> сидит <text:span text:style-name="T376">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76">приложить к</text:span> её лиц<text:span text:style-name="T376">у</text:span>…. </text:p>
      <text:p text:style-name="Text_20_body">Ранним вечером на многоярусных балконах, террасах, слушатели <text:span text:style-name="T376">плотными</text:span> группа<text:span text:style-name="T376">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76">церемониальности</text:span>, Президент, посреди <text:span text:style-name="T376">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77">военные</text:span> заводы, мы утопим всё вооружение в море. Мне тошно от войны. Мне тошно просыпаться каждое утро <text:span text:style-name="T377">боясь</text:span> погибнуть». И вдруг ста<text:span text:style-name="T377">новится</text:span> невозможным ненавидеть его <text:span text:style-name="T377">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05">Невероятно весело в бассейнах, среди друзей. <text:span text:style-name="T379">Настоящее</text:span> веселье: течение диалектических процессов не способно вызывать такой в<text:span text:style-name="T379">сплеск</text:span> в сердце. Каждый становится любовью.... </text:p>
      <text:p text:style-name="Text_20_body"><text:span text:style-name="T149">армия любовников может быть побеждена</text:span>. </text:p>
      <text:p text:style-name="Text_20_body">Руди и Ваня затеяли спор об уличной тактике. Где-то кап<text:span text:style-name="T379">а</text:span>ет вода. Улица на<text:span text:style-name="T379">стига</text:span>ет, даёт <text:span text:style-name="T379">знать о</text:span> себ<text:span text:style-name="T379">е</text:span> повсюду. Лени <text:span text:style-name="T379">известно</text:span> это и ненави<text:span text:style-name="T379">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79">эт</text:span>ого, но возможно уже слишком поздно. Франц—Франц никогда не выходил на улицу надолго. <text:span text:style-name="T379">Вечно</text:span> какие-<text:span text:style-name="T379">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79">чётко на своём месте</text:span>, вспых коленок под жемчужной юбкой, когда девушка в косынке склоняется <text:span text:style-name="T379">ухватит</text:span>ь булыжник, мужчин<text:span text:style-name="T379">у</text:span> в чёрном костюме и коричневой безрукавке <text:span text:style-name="T379">сграбастали</text:span> полицейски<text:span text:style-name="T379">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80">увернуться от</text:span> <text:span text:style-name="T380">бегущего</text:span> демонстранта, <text:span text:style-name="T380">косится</text:span> поверх лацкана как-ты-посмел или <text:span text:style-name="T380">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80">мельче</text:span> и <text:span text:style-name="T380">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80">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80">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80">одят</text:span>,– защищалась она,– не причин<text:span text:style-name="T380">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80">начал</text:span> снисходительн<text:span text:style-name="T380">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80">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80">г</text:span> <text:span text:style-name="T380">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81">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81">человеческие </text:span>фигуры в костюмах, свитерах, пальто, наблюдавши<text:span text:style-name="T381">е</text:span> из бункеров или траншей. Это была ракета на своём стенде: статичное испытание. </text:p>
      <text:p text:style-name="Text_20_body">Звук начал <text:span text:style-name="T381">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81">чиркают</text:span> по влажным бумажным салфеткам, говорят все <text:span text:style-name="T381">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82">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06">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36"><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18"><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07">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84">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84">от</text:span> <text:span text:style-name="T384">боязни</text:span>, как все надежды, <text:span text:style-name="T384">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84">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84">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85">Гвенхидви</text:span> любитель выпить, в основном <text:span text:style-name="T385">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85">с </text:span>корня<text:span text:style-name="T385">ми</text:span> валериана, бородавочника и орхидей, <text:span text:style-name="T385">со всем, </text:span>что только подвернётся, честно <text:span text:style-name="T385">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85">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85">Гвенхидви</text:span> есть больные с <text:span text:style-name="T385">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85">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86">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86">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86">чтобы</text:span> хотя бы <text:s/>улыбнуться Гвенхидви <text:span text:style-name="T386">не</text:span> сопрово<text:span text:style-name="T386">ждая объяснительной</text:span> реч<text:span text:style-name="T386">ью</text:span>, <text:span text:style-name="T386">что сведёт</text:span> улыбку <text:span text:style-name="T386">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87">по ходу донимая Эстеллу</text:span> <text:span text:style-name="T387">сноровистыми</text:span> шл<text:span text:style-name="T387">епками</text:span>-щекот<text:span text:style-name="T387">ульками</text:span>, <text:span text:style-name="T387">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87">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87">по У</text:span>айтхолл<text:span text:style-name="T387">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87">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87">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88">ощупью</text:span> искать себя в окне? Наверное, мохнатый Валлиец совсем слетел с катушек? </text:p>
      <text:p text:style-name="P84">– Ты <text:s/>их не видишь,– <text:span text:style-name="T388">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88">лишь</text:span> <text:span text:style-name="T388">выписывать</text:span> их, из госпиталя. Обратно в это? Здесь тоже вполне могла быть Европа, <text:span text:style-name="T388">с бит-вами</text:span>, дребез-г<text:span text:style-name="T388">ам</text:span>и и вытаскивать их до мини-мального уровня, чтоб<text:span text:style-name="T388">ы</text:span> <text:span text:style-name="T388">бойня </text:span>продолжа<text:span text:style-name="T388">сь</text:span>? </text:p>
      <text:p text:style-name="Text_20_body">– Так ты не знал, что идёт война?– За это Пойнтсмен<text:span text:style-name="T388">у</text:span>, вместе с чашкой чая, <text:span text:style-name="T388">уделяется</text:span> <text:span text:style-name="T391">жуткая</text:span> <text:span text:style-name="T391">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89">лучше</text:span>, <text:span text:style-name="T389">чем</text:span> может знать Пойнтсмен, что это часть <text:span text:style-name="T389">течения</text:span> дня: сидеть в этой подлой комнате и <text:span text:style-name="T389">выкрикивать</text:span> в такую вот глухоту: что <text:span text:style-name="T389">мистер </text:span>Пойнтсмен <text:span text:style-name="T389">может</text:span> лишь играть самого же себя—стил<text:span text:style-name="T389">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90">оттиснуты глубже на</text:span> сушу. <text:span text:style-name="T391">Но</text:span> вот в Лондоне, <text:span text:style-name="T391">наличествует</text:span> градиент зловредности, а? <text:span text:style-name="T391">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91">хоть </text:span>какой-то тот или другой определённый образ. Политический, нет. Если Городу Параноику что-то приснится, нам <text:span text:style-name="T391">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94">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91">шь</text:span> своего друга Мехико? Посмотри<text:span text:style-name="T391">шь</text:span> на плотности по его карте? восток, восток и к югу от реки тоже, где <text:span text:style-name="T391">проживают</text:span> все блохи, вот <text:span text:style-name="T391">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91">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93">к</text:span> темноте, <text:span text:style-name="T393">группа</text:span> громадных <text:span text:style-name="T393">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93">тащатся</text:span> следом как сопрово<text:span text:style-name="T391">ждение морских</text:span> конво<text:span text:style-name="T391">ев</text:span>. Ночью, в очень поздние затишья между бомбовозами, огнём зениток и попаданиями ракет, их можно услышать, громк<text:span text:style-name="T391">о</text:span> как мыши, <text:span text:style-name="T391">прогрызают</text:span> бумажные пакеты Гвенхидви, оставляя полосы и отпечатки говна такого же цвета, как сами. <text:span text:style-name="T392">Им</text:span>, <text:span text:style-name="T392">как видно,</text:span> не слишком <text:span text:style-name="T392">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92">а</text:span>ть твёрдые интерфейсы, потому что они <text:span text:style-name="T392">старатели единения</text:span>, видишь ли. Рождественские жуки. Они сидели глубоко в соломе яс<text:span text:style-name="T392">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92">С</text:span>паситель <text:span text:style-name="T392">твой</text:span>, <text:s/>понимаешь.... </text:p>
      <text:p text:style-name="P419"><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08">В аквариуме две рыбки за<text:span text:style-name="T395">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95">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56">Пусть ничего вас не тревожит,</text:p>
      <text:p text:style-name="P457">Тогда увидим мы, быть может </text:p>
      <text:p text:style-name="P456">Что-то, что вам не заметно пока— </text:p>
      <text:p text:style-name="P456">Большое, злючее, колючее </text:p>
      <text:p text:style-name="P456">тянется вцепиться вам в бока </text:p>
      <text:p text:style-name="P456">О, садовнику сегодня радуга нужна, </text:p>
      <text:p text:style-name="P457">Мусорщик свой галстук нагладил, повязал. </text:p>
      <text:p text:style-name="P456">И каждый идёт и песенку поёт </text:p>
      <text:p text:style-name="P456">Вместе с круглым лицом в небесах. Ах! </text:p>
      <text:p text:style-name="P456"/>
      <text:p text:style-name="P456">Прекрасный в небе дом из полиэтилена </text:p>
      <text:p text:style-name="P456">Кегли из платины у тебя в руках— </text:p>
      <text:p text:style-name="P456">О, мамочка твоя толстенный пулемёт из теста, </text:p>
      <text:p text:style-name="P456">А папа страшный молодец-премолодец </text:p>
      <text:p text:style-name="P539">(Шёпотом и стакатто): </text:p>
      <text:p text:style-name="P456">О, менеджер посасывает трубку, </text:p>
      <text:p text:style-name="P456">Банкиры поедают своих жён, </text:p>
      <text:p text:style-name="P457">Весь мир <text:span text:style-name="T396">пошёл </text:span>вверх дном, пляшет под оркестры </text:p>
      <text:p text:style-name="P457">Проверь свои карманы и получи сюрприз твой наконец— </text:p>
      <text:p text:style-name="P456"/>
      <text:p text:style-name="P456"> Карманы выверни сюр-приз свой получи: </text:p>
      <text:p text:style-name="P456"><text:soft-page-break/> В них абсо-лютно ни души, в них пусто очень! </text:p>
      <text:p text:style-name="P456"> Погасли лампы над ступеньками в ночи, </text:p>
      <text:p text:style-name="P456">  Сезон для ламп прошёл и бал окончен… </text:p>
      <text:p text:style-name="P456"> А где-то на пляже <text:span text:style-name="T396">шёпот</text:span> пальм и <text:span text:style-name="T396">морская </text:span>природа, </text:p>
      <text:p text:style-name="P456"> Спасатель не пере-стаёт вздыхать, </text:p>
      <text:p text:style-name="P456"> И голоса—это Парень и Девушка Года, </text:p>
      <text:p text:style-name="P456"> Детишки, которым надо научится умирать…. </text:p>
      <text:p text:style-name="P456"/>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96">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96">с</text:span>, в котором живые души не по своей воле становятся демонами, что в основном течении Западной магии носят имя Клиппото<text:span text:style-name="T396">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96">такого </text:span>отца, который ещё не умер, человека, которого ты любишь и <text:span text:style-name="T396">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96">кисти</text:span> Джессики, чтобы согреть их у себя на груди, чувствует их, ледяные, сквозь свитер и рубашку, при<text:span text:style-name="T396">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96">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97">иные</text:span> врем<text:span text:style-name="T397">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98">превратится в</text:span> домашн<text:span text:style-name="T398">юю</text:span> <text:span text:style-name="T398">управляющую</text:span>, младш<text:span text:style-name="T398">его</text:span> партнёр<text:span text:style-name="T398">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99">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36">Слышишь, ангелы сходят с небес, трубя:</text:p>
      <text:p text:style-name="P436">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20"><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31" text:outline-level="3">2</text:h>
      <text:h text:style-name="P431" text:outline-level="3">Un Perm’ au Казино Герман Геринг<text:line-break/> </text:h>
      <text:p text:style-name="P534"><text:span text:style-name="Emphasis">Тебе достанется самый высокий, самый темноволосый ведущий актёр Голливуда.</text:span> </text:p>
      <text:p text:style-name="P552">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00">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00">позыв</text:span> к первой сигарете—и, совсем <text:span text:style-name="T400">уж</text:span> ненормально, всё ещё дожидаясь грохота первой ракеты, что положит начало дню. Зная всё <text:span text:style-name="T400">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00">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36">Англичанин застенчив очень, <text:span text:style-name="T401">повторю вам снова,</text:span></text:p>
      <text:p text:style-name="P458">Это вам не Ка-за-но-ва,</text:p>
      <text:p text:style-name="P458">Где надо дам раскрутить, </text:p>
      <text:p text:style-name="P458">Американцы впереди— </text:p>
      <text:p text:style-name="P458"/>
      <text:p text:style-name="P458">(Тантиви): — У англичанина нет той </text:p>
      <text:p text:style-name="P458"><text:soft-page-break/>Удали заатлантической, </text:p>
      <text:p text:style-name="P458">Что <text:span text:style-name="T401">дамам кажется</text:span> столь романтической, </text:p>
      <text:p text:style-name="P458">И притягательной такой… </text:p>
      <text:p text:style-name="P458"/>
      <text:p text:style-name="P458">(Блот): Янки многоженец с толпой своих подружек </text:p>
      <text:p text:style-name="P458">Не сможет смягчить лёд британских лиц, </text:p>
      <text:p text:style-name="P458">(Тантиви): Но он втайне их восхищает, </text:p>
      <text:p text:style-name="P458">Как, типа, эро-тич-ный Клаузевиц…. </text:p>
      <text:p text:style-name="P458"/>
      <text:p text:style-name="P458">(Вместе): А если б кто-то смог в себе объединить </text:p>
      <text:p text:style-name="P458">Американскую постельную техничность </text:p>
      <text:p text:style-name="P458">И внешности английской симпатичность, </text:p>
      <text:p text:style-name="P458">Ему б красотки все достались, в любое время дня и ночи </text:p>
      <text:p text:style-name="P458">Хотя мы знаем, что Англичанин застенчив очень. </text:p>
      <text:p text:style-name="P458"/>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01">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01">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01">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07">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02">зажатой во</text:span> рт<text:span text:style-name="T402">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02">жмуря</text:span> глаза от рубахи, которая слегка мерцает в полумраке коридора.– Ну, хотя бы заправь её и покрой чем-нибудь. Вот, я даже одолжу тебе этот <text:span text:style-name="T402">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02">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02">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09"><text:soft-page-break/>Они возникают в потоках солнечного света. Чайки <text:span text:style-name="T403">встре</text:span>чают <text:span text:style-name="T403">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403">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03">ел</text:span>ких отборных морских ракушек, тысячи их вмурованы в штукатурку, пурпурны<text:span text:style-name="T403">е</text:span>, <text:s/>коричневы<text:span text:style-name="T403">е</text:span>, розовы<text:span text:style-name="T403">е</text:span>, <text:span text:style-name="T403">взамен</text:span> большущ<text:span text:style-name="T403">ей</text:span> част<text:span text:style-name="T403">и</text:span> крыши (старая черепица всё ещё сложена штабелем возле Казино), созда<text:span text:style-name="T403">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03">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03">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03">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04">ч</text:span>ём наигромаднейший ёбаный осьминог из всех, что Слотроп видел не в кино, Джексон, <text:span text:style-name="T404">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04">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04">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04">из</text:span> движени<text:span text:style-name="T404">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04">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05">Е</text:span>вропейских ртов: «Я совсем уж было задохнулась». </text:p>
      <text:p text:style-name="Text_20_body">– Э..э—вы не немка. </text:p>
      <text:p text:style-name="Text_20_body">Отрицательно встряхива<text:span text:style-name="T405">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05">беспричинной</text:span> хитрости в её лице… </text:p>
      <text:p text:style-name="Text_20_body">И вот тут, в пляжной компании с незнакомцами, начина<text:span text:style-name="T406">ет полязгивать</text:span> в каждом слове твёрдо-острый прищёлк <text:span text:style-name="T406">металла</text:span>, а свет, хотя по-прежнему такой же яркий, уже не <text:span text:style-name="T406">изливает</text:span> ясности… это Пуританский рефлекс выискивать иные расклады под покровом видимо<text:span text:style-name="T406">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06">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06">Мне так показалось</text:span>, потому что <text:span text:style-name="T406">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06">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21"><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21"><text:soft-page-break/></text:p>
      <text:p text:style-name="P310">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08">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08">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08">как ему известно</text:span>, неспособные понять такое, а ещё меньше принять, как <text:span text:style-name="T408">и </text:span>он. Потому что, в конце концов, <text:span text:style-name="T408">возможно, это был всего лишь обрывок из</text:span> неоглядно<text:span text:style-name="T408">го</text:span>, патологическо<text:span text:style-name="T408">го</text:span> сн<text:span text:style-name="T408">а</text:span> Сталина. По крайней мере, <text:span text:style-name="T409">ему </text:span>оставалась физиология, <text:span text:style-name="T409">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09">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09">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09">Приз</text:span>наки начала его не интересуют, ни даже знаки отходные… Когда мотор судна даёт полный вперёд, взбитая им вода взды<text:span text:style-name="T409">билась,</text:span> розовая <text:span text:style-name="T409">от</text:span> закат<text:span text:style-name="T409">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09">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09">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09">вместе </text:span>с не<text:span text:style-name="T409">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09">кто-то</text:span> из Шотландцев <text:span text:style-name="T409">поспешает</text:span> через комнату к роялю. Сезар Флеботомо подкручивает свои скользкие усы придать <text:span text:style-name="T409">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9">балладу тантиви макер-мафика</text:span> </text:p>
      <text:p text:style-name="P459">Джин из Италии <text:span text:style-name="T410">под стать </text:span>проклять<text:span text:style-name="T410">ю</text:span> матери,</text:p>
      <text:p text:style-name="P459">А пиво Франции мерзкий антисептик, </text:p>
      <text:p text:style-name="P459">Испанский виски <text:span text:style-name="T410">может вы</text:span>пить лишь святой, </text:p>
      <text:p text:style-name="P459">Или хотя бы эпилептик. </text:p>
      <text:p text:style-name="P459">Белая молния пламя зажгла </text:p>
      <text:p text:style-name="P459"><text:soft-page-break/>Под бродильным чаном с отравой, </text:p>
      <text:p text:style-name="P459">От которой раскалывается голова, </text:p>
      <text:p text:style-name="P459">Но всё ни по чём его глотке бравой. </text:p>
      <text:p text:style-name="P459">(<text:span text:style-name="T1">Припев</text:span>): О—Тантиви <text:span text:style-name="T412">повсюду </text:span>напивался,</text:p>
      <text:p text:style-name="P459">С кем попадя и в любых местах, </text:p>
      <text:p text:style-name="P459">Пред выпивкой не молвит он «не буду», </text:p>
      <text:p text:style-name="P459">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59"><text:span text:style-name="T410">З</text:span>аматерел он в океанах грога,</text:p>
      <text:p text:style-name="P459">Где шатается поддатый кашалот, </text:p>
      <text:p text:style-name="P459">Он пол-морей избороздил, как сельскую дорогу, </text:p>
      <text:p text:style-name="P459">В любые бури он прёт вперёд. </text:p>
      <text:p text:style-name="P459">И в лондонский туман, и под солнцем Сахары, </text:p>
      <text:p text:style-name="P459">И<text:span text:style-name="T410">ли</text:span> на горных ледниках, под ветра вой, </text:p>
      <text:p text:style-name="P459">Будь хоть по самые завязки он затарен, </text:p>
      <text:p text:style-name="P459">Всегда готов он хряпнуть по одной. </text:p>
      <text:p text:style-name="P459"/>
      <text:p text:style-name="P460">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11">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11">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11">всего</text:span> лишь только вывеска. </text:p>
      <text:p text:style-name="Text_20_body">– Мы тут ещё <text:span text:style-name="T411">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11">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11">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11">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11">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13">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13">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13">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61">Мы всё ещё не целовались в страсти жаркой, </text:p>
      <text:p text:style-name="P461">Не мчались за луной, круша покой ночной, </text:p>
      <text:p text:style-name="P461">Когда утихли танцы </text:p>
      <text:p text:style-name="P461">Над тайною лужайкой… </text:p>
      <text:p text:style-name="P461"/>
      <text:p text:style-name="P461">Слишком рано, чтоб понять </text:p>
      <text:p text:style-name="P461">Была ли наша болтовня, </text:p>
      <text:p text:style-name="P461">Вздох или два тому назад, </text:p>
      <text:p text:style-name="P461">Не просто флирт, обычный флирт, </text:p>
      <text:p text:style-name="P461">Который унесётся прочь, </text:p>
      <text:p text:style-name="P461">Минует, как и эта ночь… </text:p>
      <text:p text:style-name="P461"> </text:p>
      <text:p text:style-name="P461">Как можно знать, </text:p>
      <text:p text:style-name="P461">Как угадать? </text:p>
      <text:p text:style-name="P461">Любовь готовит сети втайне, </text:p>
      <text:p text:style-name="P461">Не нам решать… </text:p>
      <text:p text:style-name="P461"/>
      <text:p text:style-name="P461">Быть может, </text:p>
      <text:p text:style-name="P461">Это начало радостной любви, </text:p>
      <text:p text:style-name="P461">И день вдруг превратится в ночь вращением Земли</text:p>
      <text:p text:style-name="P461">Милая, откуда же нам знать, </text:p>
      <text:p text:style-name="P461">Ещё так СЛИШКОМ РАНО, ЧТОБ ПОНЯТЬ. </text:p>
      <text:p text:style-name="P461"/>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14">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15">Нис</text:span>падающие перья налипают им на кожу, пока бегают по спальне, её испятнанное тело постоянно увиливает, часто даже в этом свете, совсем <text:span text:style-name="T415">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15">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15">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12">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17">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17">крупную</text:span> ступню в дву<text:span text:style-name="T417">х</text:span>цветном ботинке, кофе с индиго, исчезающем за дверью. Вбежав в спальню, он обнаруживает, что всё, в чём он <text:span text:style-name="T417">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17">коридора.</text:span> Скользкая простыня никак не хочет держаться. Она плещет, сползает, спадает под ноги. Вверх по ступеням, <text:span text:style-name="T417">через</text:span> две за шаг, лишь затем, чтоб найти наверху ещё один коридор, такой же пустой. Куда все запропастились? </text:p>
      <text:p text:style-name="P95">В <text:span text:style-name="T417">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17">сам же он </text:span>к этому времени уже несётся туда. На лестнице он слышит шаги <text:span text:style-name="T418">спешащие </text:span><text:s/>вниз. Большой Пурпурный Змей с проклятьями ска<text:span text:style-name="T419">тывается на </text:span><text:s/>три пролёта следом <text:s/>и <text:span text:style-name="T419">через</text:span> дверь на маленькую террасу, <text:span text:style-name="T419">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19">дальше уж</text:span> карабкаешься без проблем, как по приставной лестнице. И вот там, окружённый роскошным лиственным светом, Слотроп<text:span text:style-name="T420">у</text:span> не вид<text:span text:style-name="T420">но</text:span> дальше, чем на пару сучьев. Однако, дерево подрагивает, и<text:span text:style-name="T420">з чего</text:span> он делает вывод, что вор должен быть где-то тут. Упорно <text:span text:style-name="T420">взбирается</text:span> он дальше, простыня цепляется, рвётся, кожа исколота иглами, <text:s/><text:span text:style-name="T420">ис</text:span>царап<text:span text:style-name="T420">ана</text:span> кор<text:span text:style-name="T420">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20">оказался</text:span> на сам<text:span text:style-name="T420">ой</text:span> верхушк<text:span text:style-name="T420">а</text:span> дерева и, вцепившись, <text:span text:style-name="T420">раскачивается</text:span> вместе с ней, наслажда<text:span text:style-name="T420">ется</text:span> прекрасным видом на гавань и сушу, акварельно син<text:span text:style-name="T420">ее</text:span> море, <text:span text:style-name="T420">с </text:span>барашками на гребнях волн, <text:span text:style-name="T420">со </text:span>штормом, что собирается на дальнем горизонте, <text:span text:style-name="T420">поглядывает на </text:span>макушк<text:span text:style-name="T420">и</text:span> людских голов, которые движутся далеко внизу. Ё-моё. Ниже, ствол дерева начинает <text:span text:style-name="T420">по</text:span>треск<text:span text:style-name="T420">ивать</text:span>, <text:s/>вибраци<text:span text:style-name="T420">я чувствуется и</text:span> тут, на <text:span text:style-name="T420">его</text:span> хрупком насесте. </text:p>
      <text:p text:style-name="P96">– О-о, эх…– Тот <text:span text:style-name="Emphasis">прохиндей</text:span>. <text:span text:style-name="T424">На</text:span> дерев<text:span text:style-name="T424">е</text:span> он <text:span text:style-name="T420">по</text:span>лез <text:span text:style-name="Emphasis">вниз</text:span>, а не наверх! Теперь он где-то там внизу, наблюдает! Они знали, что Слотроп <text:span text:style-name="T420">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21">на</text:span>дпилили ствол почти напрочь <text:span text:style-name="T421">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21">Но</text:span> тут верхушка обламывается и, с великим шелестом и <text:span text:style-name="T421">треском</text:span>, смерч тёмных веток с иголками <text:span text:style-name="T421">крошит</text:span> его на пару тысяч острых <text:span text:style-name="T421">нис</text:span>падающих <text:span text:style-name="T421">осколков</text:span>, вниз валится Слотроп, <text:span text:style-name="T421">перефутболиваемый</text:span> <text:span text:style-name="T421">от</text:span> ветки <text:span text:style-name="T421">к</text:span> ветк<text:span text:style-name="T421">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21">в </text:span>шляпах с цветочками. Они играют в кр<text:span text:style-name="T422">о</text:span>кет. Похоже, Слотроп <text:span text:style-name="T421">шмякнется</text:span> где-то <text:span text:style-name="T421">среди них</text:span>. Он закрывает глаза и пытается представить тропический остров, надёжную комнату, где ничего <text:span text:style-name="T421">подобного</text:span> не может <text:span text:style-name="T421">произойти</text:span>. Откры<text:span text:style-name="T421">л он</text:span> их в момент удара о <text:span text:style-name="T421">землю</text:span>. В глубокой тиши<text:span text:style-name="T421">не</text:span>, прежде, чем он <text:span text:style-name="T421">успел </text:span>даже почувствова<text:span text:style-name="T421">ть</text:span> боль, раздаётся громкий цок удара деревом по дереву. Ярко-жёлтый полосатый шар про<text:span text:style-name="T421">носи</text:span>тся за дюйм от носа Слотропа и исчезает из виду, секундой позже <text:span text:style-name="T421">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21">по направлению</text:span> направлении, а возможно и сквозь, Слотропа. </text:p>
      <text:p text:style-name="Text_20_body">– С кем вы говорите, Генерал? </text:p>
      <text:p text:style-name="Text_20_body">– С эт<text:span text:style-name="T421">ой</text:span> вот <text:span text:style-name="T421">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22">ую</text:span>-нибудь «<text:span text:style-name="T422">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23">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23">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23">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16">Грёбанное</text:span> У.П.О.К., они там <text:span text:style-name="T416">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13">В безлюдьи полуденного затишья, <text:span text:style-name="T425">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26">черенками</text:span> перевёрнуты <text:span text:style-name="T426">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26">безутайных</text:span> и явных признаков азартной игры на удачу. Занятие <text:span text:style-name="T426">тут</text:span> иное, более реальное, менее жалостливое, систематически скры<text:span text:style-name="T426">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26">застенчивые</text:span> юноши <text:span text:style-name="T426">с</text:span> пастушк<text:span text:style-name="T426">ам</text:span>и, <text:s/>туманя<text:span text:style-name="T426">щаяся</text:span> листва, всплес<text:span text:style-name="T426">к</text:span> шарф<text:span text:style-name="T426">иков</text:span>…. Отовсюду <text:span text:style-name="T426">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36">О, МИР ТАМ, он</text:p>
      <text:p text:style-name="P462">Текуч, изворотлив, необясним! </text:p>
      <text:p text:style-name="P462"><text:soft-page-break/>Словно-как-будто-бы, сон-что-пришёл, блуждать в мозгу у тебя! </text:p>
      <text:p text:style-name="P462"><text:span text:style-name="T427">П</text:span>ляск<text:span text:style-name="T427">ой шута</text:span> в Запретном Крыле, </text:p>
      <text:p text:style-name="P462"><text:span text:style-name="T427">До</text:span>жидая<text:span text:style-name="T427">сь</text:span>, вдруг-осенит-и-забрезжит?—ну, </text:p>
      <text:p text:style-name="P462">Кто сказал даже вздумать нельзя? </text:p>
      <text:p text:style-name="P462">Ес-ли станет-малость-больнее, </text:p>
      <text:p text:style-name="P462">Всегда-можешь вернуться-обратно, ведь </text:p>
      <text:p text:style-name="P462">Ты-ж-никогда не-говоришь прощай-навсегда! </text:p>
      <text:p text:style-name="P462"/>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27">дисциляции</text:span> зла, конденсат и осадк<text:span text:style-name="T427">и</text:span>, к которым боишься принюхаться, от забытых коррупций, комнаты полные стоячих статуй в сером оперении простёрты<text:span text:style-name="T427">х</text:span> крыль<text:span text:style-name="T427">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27">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28">от</text:span> нежданного толчк<text:span text:style-name="T428">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28">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28">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22"><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14">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29">истончаясь</text:span> та<text:span text:style-name="T429">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29">с</text:span>саны и кофе, готовый к <text:span text:style-name="T429">возобновительному</text:span> курсу <text:s/>техническо<text:span text:style-name="T429">го</text:span> <text:span text:style-name="T429">Н</text:span>емецко<text:span text:style-name="T429">го</text:span>, <text:span text:style-name="T429">либо во всю</text:span> пытаясь затвердить теорию стреловидно-стабильных траекторий, <text:span text:style-name="T429">а может</text:span> водить, почти касаясь, кончиком носом по каким-нибудь немецким электросхемам, <text:span text:style-name="T429">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29">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30">нашли </text:span>способ <text:s/>солнце <text:span text:style-name="T430">рисовать</text:span>,– <text:span text:style-name="T430">излагает своё мнение</text:span> Слотроп. </text:p>
      <text:p text:style-name="Text_20_body">– Действительно, Готы, намного ранее, <text:span text:style-name="T430">для этого применяли</text:span> кружок с точкой в его центре. Обрыв <text:span text:style-name="T430">данной</text:span> линии явно совпадает с порой утраты наследия, <text:span text:style-name="T430">с</text:span> фрагментаци<text:span text:style-name="T430">ей племени, а</text:span> возможно <text:span text:style-name="T430">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30">трепетало поверх него. пока</text:span> <text:span text:style-name="T430">он</text:span> приближ<text:span text:style-name="T430">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30">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30">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31">сейчас</text:span> перемена в этом радиоконтроле Телефункена. Т<text:span text:style-name="T431">а</text:span> их <text:span text:style-name="T431">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32">наверняка, там речь</text:span> <text:span text:style-name="T432">о</text:span> дв<text:span text:style-name="T432">ух</text:span> полусфер<text:span text:style-name="T432">ах</text:span>, не так ли, симметрично предпол<text:span text:style-name="T432">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32">ется</text:span> не кому-то конкретно, привод<text:span text:style-name="T432">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33">жет</text:span> просто <text:span text:style-name="T433">для</text:span> пропаганд<text:span text:style-name="T433">ы</text:span> Оси. Что-то на тему того Пирл-Харбора. </text:p>
      <text:p text:style-name="P100">Сэр Стивен взвешивает предположение, явно довольный. Он <text:s/>выбра<text:span text:style-name="T433">н Ими</text:span> из-за всех тех Пуритан пришибленных словом, которыми тут и там увешано фамильное дерево Слотропа? Или <text:span text:style-name="T433">же</text:span> Они теперь <text:span text:style-name="T433">хотят</text:span> ввести в соблазн его мозги <text:span text:style-name="T433">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33">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33">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33">у</text:span>гнет<text:span text:style-name="T433">ае</text:span>т его, о чём он даже <text:span text:style-name="T433">было </text:span>и мечтал и вот нашёл, <text:span text:style-name="T433">да </text:span>слишком, к своему неподдельному испугу, <text:span text:style-name="T433">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34">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34">пропадала</text:span>, не будем жить прошлым, <text:span text:style-name="T434">вот </text:span>это сейчас и <text:span text:style-name="T434">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35">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35">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35">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35">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35">тем </text:span>файлам о его мечтах: всё в его жизни, что казалось произвольным или случайным, оказывается, под<text:span text:style-name="T435">ч</text:span>инялось <text:span text:style-name="T435">целенаправленному</text:span> Контролю, всё время, на манер управляемого колеса рулетки—где важен <text:span text:style-name="T435">лишь</text:span> результат, в це<text:span text:style-name="T435">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35">в</text:span>скор<text:span text:style-name="T435">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35">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36">таки </text:span>под неё, зарезервированную для собственных чёрно-белых плохих новостей, <text:span text:style-name="T436">словно</text:span> то и вправду был<text:span text:style-name="T436">о</text:span> Радуг<text:span text:style-name="T436">ой</text:span>, а они её родны<text:span text:style-name="T436">ми</text:span> дет<text:span text:style-name="T436">ьми</text:span>…. </text:p>
      <text:p text:style-name="P315">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37">подтибривают</text:span> его <text:span text:style-name="T437">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37">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38">ляя</text:span> <text:span text:style-name="T438">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38">Н</text:span>емецкого—смазанные <text:s/><text:span text:style-name="T438">оттиски мимеографа</text:span>, несколько выужен<text:span text:style-name="T438">ы даже</text:span> Польским Сопротивлением в сортирах тренировочного лагеря в Ближне, в пятнах неподдельного SS дерьма с мочой… или <text:span text:style-name="T438">в </text:span>заучивани<text:span text:style-name="T438">и</text:span> факторов конвертирования, дюймы в сантиметры, лошадиные силы в <text:span text:style-name="Emphasis">Pherdestärke</text:span>, <text:span text:style-name="T438">в </text:span>рисование по памяти схем и изометрии <text:span text:style-name="T438">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38">г</text:span>обоя в концерте—в том же Лондоне на всех командных уровнях <text:span text:style-name="T438">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38">этот</text:span> Додсон-Трак <text:span text:style-name="T439">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39">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39">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39">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39">рухнет</text:span>, обливая униформы и обувь—чтобы они могли начать построение заново. Игра пере<text:span text:style-name="T439">ходит</text:span> в <text:span text:style-name="T439">Сменного</text:span> Принца, где каждый <text:span text:style-name="T439">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63">Всю ночь вчера я шпокал Королеву Трансиль-ва-ни-и,</text:p>
      <text:p text:style-name="P463">Бургундскую сегодня буду шпокать, брат, </text:p>
      <text:p text:style-name="P463">Вот-вот пересеку границу Шизофре-ни-и, </text:p>
      <text:p text:style-name="P463">У Королевок я просто нарасхват…. </text:p>
      <text:p text:style-name="P463">На завтрак розовый шампусик и икра, </text:p>
      <text:p text:style-name="P463">А к чаю <text:span text:style-name="T440">завсегда</text:span> Шатобриан, кусочка два—</text:p>
      <text:p text:style-name="P463"><text:span text:style-name="T440">С</text:span>игары <text:span text:style-name="T440">я курю не ниже </text:span>десят<text:span text:style-name="T440">и</text:span> за штуку шиллингов, </text:p>
      <text:p text:style-name="P463">И до упаду хохочу, <text:span text:style-name="T441">когда хочу,</text:span></text:p>
      <text:p text:style-name="P463"><text:span text:style-name="T441">Передо мною</text:span> <text:span text:style-name="T440">чернь</text:span> расступ<text:span text:style-name="T441">ится</text:span> заранее, </text:p>
      <text:p text:style-name="P463">Дорогу <text:span text:style-name="T440">дать Шпок-</text:span>шпокарю Царицы Трансиль-вааа-ни-ии! </text:p>
      <text:p text:style-name="P105">Голова у Слотропа уже шар, который <text:span text:style-name="T442">летит</text:span> не вертикально, а по горизонтали, исключительно поперёк комнаты, но при этом остаётся на месте. Каждая клетка мозга <text:span text:style-name="T442">стала</text:span> пузырё<text:span text:style-name="T442">ч</text:span>к<text:span text:style-name="T442">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42">Н</text:span>е менее трёх кулачных поединков <text:span text:style-name="T442">в процесс продолжения</text:span>. Уже трудно определить <text:span text:style-name="T442">в каком конкретно месте идёт</text:span> игр<text:span text:style-name="T442">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42">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43">брюхо</text:span>-хватную <text:span text:style-name="T443">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16">–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44">га</text:span>лась к западу, а куда <text:span text:style-name="T444">ж </text:span>ещё <text:span text:style-name="T444">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44">им</text:span>ые гости… вон те фигуры в длинных одеяниях—наверное, <text:span text:style-name="T444">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44">таящиеся</text:span> в этой любви, разделённой с <text:span text:style-name="T444">череном</text:span> еженощных грабель Господина Смерти… потому что приказ КАС совершить рейд против гражданского Любека <text:span text:style-name="T444">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45">иваем</text:span>ого внутри, <text:span text:style-name="T445">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45">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45">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46">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46">ещё </text:span>в глубине, а дурак Слотроп слишком пьян, чтоб<text:span text:style-name="T446">ы хоть как-то</text:span> докопаться.– «<text:span text:style-name="T446">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46">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46">двига</text:span>ет<text:span text:style-name="T446">ся</text:span> <text:s/>соб<text:span text:style-name="T446">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64">(ведущий тенор): <text:span text:style-name="T446">Он</text:span> пенис <text:span text:style-name="T446">тот </text:span>считал <text:span text:style-name="T447">за</text:span> сво<text:span text:style-name="T447">й</text:span>—</text:p>
      <text:p text:style-name="P464">Твёрд <text:span text:style-name="T447">словно</text:span> кость, большой, озорной… </text:p>
      <text:p text:style-name="P464">С отважной сизой головой </text:p>
      <text:p text:style-name="P464">Торчком в кровати той, </text:p>
      <text:p text:style-name="P464">Где девоньки играли в Телефон— </text:p>
      <text:p text:style-name="P464">(бас): Те-ле-фон…. </text:p>
      <text:p text:style-name="P464">(внутренние голоса): Но пришли Они из дырки ночью, </text:p>
      <text:p text:style-name="P464">(бас): И ласково тетешкали покуда не пропал— </text:p>
      <text:p text:style-name="P464">(внутренние голоса): И больше уж нигде его он не сыскал… </text:p>
      <text:p text:style-name="P464">(тенор): Теперь он тает на глазах, </text:p>
      <text:p text:style-name="P464">Всё только "ох!", да только "ах!" </text:p>
      <text:p text:style-name="P464">По пенису, который он считал своиииим! </text:p>
      <text:p text:style-name="P464">(внутренние голоса): Был <text:span text:style-name="T447">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47">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47">именно </text:span>так оно и <text:span text:style-name="T447">продолжается</text:span> уже какое-то неопределённое время…. Вот и расслабься, впади в пассивность, посмотри что <text:span text:style-name="T447">вы</text:span>рис<text:span text:style-name="T447">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47">с</text:span>вер<text:span text:style-name="T447">ять</text:span> что к чему, <text:span text:style-name="T447">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48">у</text:span>держи<text:span text:style-name="T448">ва</text:span>тся среди прочёсанных кам<text:span text:style-name="T448">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48">С</text:span>воими крыльями <text:span text:style-name="T448">о</text:span>на смела <text:span text:style-name="T448">не ту</text:span> жизнь—не жизнь своего мужа Франца, который мечтал, умолял быть забранным именно так, но вместо этого удерж<text:span text:style-name="T448">ан</text:span> для чего-то совершенно другого—Петера Сачсу, <text:span text:style-name="T448">что</text:span> был пассивен по иному… или тут какая-то ошибка? Неужто Они никогда не д<text:span text:style-name="T448">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48">лась</text:span> древесной, широкой, материнской… всё, чему он должен следовать, это <text:soft-page-break/>обломки их времён <text:span text:style-name="T448">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23"/>
      <text:p text:style-name="P317">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57">й</text:span>. «Мать» это категория общественных служб, Матери <text:span text:style-name="T449">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52">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50">Тут</text:span> музыка <text:span text:style-name="T450">перехода</text:span>, <text:span text:style-name="T451">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18">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54">Phau Zwei»</text:span></text:span>. Подъём, <text:span text:style-name="T453">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53">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53">опёршись</text:span> на перила, он смотрит на <text:span text:style-name="T453">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53">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53">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53">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54">ы</text:span> зимо<text:span text:style-name="T454">й</text:span>, л<text:span text:style-name="T454">ьдисты</text:span>. Ей тепло. Но этого недостаточно. Никогда не было—нет уж, он понимает всё правильно, она имела ввиду <text:span text:style-name="T454">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54">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55">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54">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54">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24"><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19">– Обычно, своим поведением мы реагируем не на что-<text:span text:style-name="T457">либо</text:span> единичное, но на всю совокупность содержа<text:span text:style-name="T457">щегося</text:span> в нашем <text:span text:style-name="T457">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65">Так [никому эти личные записи Пойнтсмен никогда показывает], потянувшись</text:p>
      <text:p text:style-name="P465">к цветку на столе у себя, </text:p>
      <text:p text:style-name="P465">Знаю я, что комнаты моей мозаика простая </text:p>
      <text:p text:style-name="P465">Неспешно начинает растворяться, ингибиционно, </text:p>
      <text:p text:style-name="P465">Вокруг цветенья, стимула, потребности </text:p>
      <text:p text:style-name="P465">Горящей ярче, покуда резкость отхлынувшая </text:p>
      <text:p text:style-name="P465">Из всего вокруг, на нём сосредоточена </text:p>
      <text:p text:style-name="P465">(Но не настолько, чтобы слепить), как фокус наведённый. </text:p>
      <text:p text:style-name="P465">Хоть тут же, в гипнотичном комнаты смерканьи, </text:p>
      <text:p text:style-name="P467">Немало прочей всячины—книги, инструменты, </text:p>
      <text:p text:style-name="P467"><text:soft-page-break/>Одежда старика, для городков увесистая бита, </text:p>
      <text:p text:style-name="P465">Всё <text:span text:style-name="T458">стушевалось в призраки вещей</text:span>, </text:p>
      <text:p text:style-name="P465"><text:span text:style-name="T458">В</text:span> мои воспоминанья о том, где, как и почему всё было, </text:p>
      <text:p text:style-name="P465">Стёрты, в этот миг, лишь фокус пламенеет: </text:p>
      <text:p text:style-name="P465">В наклоне к хрупкому и ждущему цветку…</text:p>
      <text:p text:style-name="P465">Попутно, что-то там из прочего всего—ручка, иль пустой стакан— </text:p>
      <text:p text:style-name="P465">Задето, уронилось с места, где стояло, и, возможно, закатится </text:p>
      <text:p text:style-name="P468"><text:span text:style-name="T459">Вовне</text:span> границ померкших памяти…. </text:p>
      <text:p text:style-name="P465">Что, ясность тут внесём, отнюдь не «ротозейство старца», </text:p>
      <text:p text:style-name="P465">Тут сконце<text:span text:style-name="T456">н</text:span>трированность, которую те, что помоложе, </text:p>
      <text:p text:style-name="P465">Со смехом, тут же отметут, их мир </text:p>
      <text:p text:style-name="P465">Им дарит больше, чем одна потеря— </text:p>
      <text:p text:style-name="P465">Тогда как, в восемьдесят три, кора уж ослабела, </text:p>
      <text:p text:style-name="P465">Процессы возбуждения сгорели до золы, </text:p>
      <text:p text:style-name="P465">Настройкой к сдерживающим запретам истёрты пальцы, </text:p>
      <text:p text:style-name="P465">И всякий раз, как комната уходит в <text:s/>неясность <text:span text:style-name="T459">таковую</text:span>, </text:p>
      <text:p text:style-name="P465">Мне кажется, что я взглянул на город в учениях по отключенью света </text:p>
      <text:p text:style-name="P465">(Докатимся и до такого, если Германия <text:s/>продолж<text:span text:style-name="T457">и</text:span>т </text:p>
      <text:p text:style-name="P466">Столь безумный курс). И гаснет каждый огонёк…. </text:p>
      <text:p text:style-name="P466">За исключеньем одного цветка <text:span text:style-name="T459">горящего</text:span>, </text:p>
      <text:p text:style-name="P466">И не под силу погасить его Дежурным. Ил<text:span text:style-name="T459">ь</text:span> не <text:span text:style-name="T459">на</text:span> этот раз. </text:p>
      <text:p text:style-name="P466"/>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60">промаятьс</text:span>я <text:span text:style-name="T460">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60">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60">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60">л</text:span>и», и он, как ни в чём не бывало, работает в Фицморис-Хаус, желающие мо<text:span text:style-name="T460">г</text:span>ут у<text:span text:style-name="T460">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60">о</text:span>бще-то, работает от Молет-Стрит сейчас. Боюсь, мы не злоумышляли ничего страшнее небольшой координации усилий в этом дел<text:span text:style-name="T460">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60">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60">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61">слишком </text:span>важны. </text:p>
      <text:p text:style-name="Text_20_body">А други<text:span text:style-name="T461">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60">а</text:span> я <text:span text:style-name="T460">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21">Сверху, под Германск<text:span text:style-name="T464">им</text:span> углом <text:span text:style-name="T463">съёмки</text:span>, Вебли Силвермейлу вся эта лаборатуха смахивает на полн<text:span text:style-name="T464">ейший</text:span> лабиринт, <text:span text:style-name="T464">а </text:span>чё не<text:span text:style-name="T464">т</text:span>?.. бихейвиористы крутятся вокруг всех тех ихних столов и приборов, <text:span text:style-name="T464">прям тебе</text:span> крысы с мыш<text:span text:style-name="T464">вой</text:span>. Их <text:span text:style-name="T464">заставляет</text:span> бег<text:span text:style-name="T464">ать</text:span> не кусочек жрачки, а удачный эксперимент. Но кто наблюдает сверху, кто <text:span text:style-name="T464">от</text:span>сле<text:span text:style-name="T464">живает</text:span> их реакци<text:span text:style-name="T464">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64">покидают</text:span> <text:s/>свои загород<text:span text:style-name="T464">ки</text:span>, разрастаясь до размеров Вебли Силвермейла (хотя все <text:span text:style-name="T464">те</text:span> лаборанты, похоже, без понятия про это всё), чтоб танцевать с ним вдоль длинных проходов и мимо <text:span text:style-name="T464">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9">Павловия</text:span> (бальный танец) </text:p>
      <text:p text:style-name="P470">Весна пришла в Павловию-ю-ю,</text:p>
      <text:p text:style-name="P470">Я в лабиринте заблудился… </text:p>
      <text:p text:style-name="P469"><text:soft-page-break/>Пропах лизолом лёгкий бриз, </text:p>
      <text:p text:style-name="P469">И без конца мой поиск длился. </text:p>
      <text:p text:style-name="P469">Тебя я встретил в тупичке, </text:p>
      <text:p text:style-name="P470">Откуда взялась ты <text:span text:style-name="T465">и</text:span> как тебя звать? </text:p>
      <text:p text:style-name="P470">Тут наши носики нечаянно столкнулись </text:p>
      <text:p text:style-name="P470">И сердце моё научилось летать! </text:p>
      <text:p text:style-name="P469"/>
      <text:p text:style-name="P469">Так вместе отыскали мы путь свой, </text:p>
      <text:p text:style-name="P469">Кусочек жрачки сгрызли, или два… </text:p>
      <text:p text:style-name="P469">Всё было словно вечер в кафешке с тобой, </text:p>
      <text:p text:style-name="P469">Ничё мне не надо, не нужны нам слова… </text:p>
      <text:p text:style-name="P469">Осень пришла в Павловию-ю-ю, </text:p>
      <text:p text:style-name="P469">И <text:span text:style-name="T464">вот</text:span> я <text:span text:style-name="T464">снова </text:span>один— </text:p>
      <text:p text:style-name="P469">Долбают меня милливольтами, </text:p>
      <text:p text:style-name="P469">Аж до нейронов и до кости </text:p>
      <text:p text:style-name="P469">Тебя вспоминаю моментами, </text:p>
      <text:p text:style-name="P471">Хоть имя <text:span text:style-name="T465">забылось</text:span>, уж ты прости— </text:p>
      <text:p text:style-name="P469">Ничего не осталось <text:span text:style-name="T465">мне кроме</text:span> Павлови-и-и, </text:p>
      <text:p text:style-name="P469">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65">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70">Омой меня водой, </text:p>
      <text:p text:style-name="P470">Которой моешь дочь свою грязнулю, </text:p>
      <text:p text:style-name="P470">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65">отсюда</text:span> уловить обертона: «Я благословенный Метатрон. Я хранитель Тайны. Я о<text:span text:style-name="T465">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66">словно</text:span> вода. Старому Падингу нужно выдержать с полдюжины кабинетов или приёмных, прежде чем он достигнет <text:s/>место <text:span text:style-name="T466">своего </text:span>назначения. Не прошло ещё и полмесяца, но здесь уже зарождается некое подобие ритуала, его повторяемости. В каждой из комнат <text:span text:style-name="T466">подстроена</text:span> какая-нибудь особенная гадость для него: тест, который он должен пройти. Хотелось бы ему знать, не <text:span text:style-name="T466">происки </text:span><text:s/>ли это Пойнтсмен<text:span text:style-name="T466">а</text:span>. Конечно, конечно, <text:span text:style-name="T466">чьи</text:span> же ещё… как <text:span text:style-name="T466">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66">текущей</text:span> ночи. В первой комнате: шприц и прочие к нему причиндалы оставлены на столе. Очень явно поблескивают, а всё прочее в<text:span text:style-name="T466">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66">сохранилось в памяти</text:span>, это <text:span text:style-name="T466">что</text:span> он говори<text:span text:style-name="T466">т</text:span>, а кто-то его слуша<text:span text:style-name="T466">ет</text:span>… Он дрожит <text:span text:style-name="T466">в</text:span> страх<text:span text:style-name="T466">е с</text:span> лицо<text:span text:style-name="T466">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66">лишь</text:span> <text:span text:style-name="T466">воз</text:span>можно, преобладающей формы (<text:span text:style-name="T466">типа, </text:span>как безумный разрушитель в своей вечерней посудомоечной воде нач<text:span text:style-name="T466">инае</text:span>т тереть ложку меж<text:span text:style-name="T466">ду</text:span> двух чашек, или даже <text:span text:style-name="T466">затиснув</text:span> стаканом и тарелкой, из страха перед Трясучкой, якобы… потому что на самом деле это он <text:span text:style-name="T466">уже </text:span>ухватил трясучкин язык, защемил между двух фатальных контактов пальцами, что <text:span text:style-name="T466">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66">о</text:span> стольких войнах за Англию, <text:span text:style-name="T466">ч</text:span>то всех уж не упомню… разве я не <text:span text:style-name="T466">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66">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67">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67">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67">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62">таком</text:span> свете ногти почти черны. «Хватит. Приготовься». </text:p>
      <text:p text:style-name="P322">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75">осветительной ракетой</text:span>, что висел<text:span text:style-name="T475">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68">вы</text:span>стр<text:span text:style-name="T468">а</text:span>чи<text:span text:style-name="T468">ва</text:span>ли свои узоры <text:span text:style-name="T468">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68">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68">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68">союзку</text:span>. Уголком глаза, на столике, <text:span text:style-name="T469">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69">священодейство</text:span> в эту ночь понравится мне. </text:p>
      <text:p text:style-name="P107">Это <text:span text:style-name="T469">самый тяжкий</text:span> момент для него. Она уже отвергала его <text:span text:style-name="T469">прежде</text:span>. Его воспоминания про Выступ ей не интересны. Похоже ей не так интересно про массовую мясорубку, как <text:span text:style-name="T469">сам</text:span> миф, <text:span text:style-name="T469">а</text:span> <text:span text:style-name="T469">пр</text:span>о пережит<text:span text:style-name="T469">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69">добавка</text:span> злости, <text:span text:style-name="T469">что</text:span>, <text:span text:style-name="T469">как </text:span>ей уже известно, нужна ему, <text:span text:style-name="T469">подействует</text:span> <text:span text:style-name="T469">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70">старели</text:span> в Нидер-Ландах, чьи голоса портились из юных в старческие, от задорности к безразличию, а та война <text:span text:style-name="T470">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70">оказались</text:span> <text:span text:style-name="T470">совсем</text:span> молоденькими. Летний день, день любви: один из самых страстных дней, что я познала. <text:span text:style-name="T470">Неплохо</text:span>. Ты заслужил сегодня <text:s/>свою боль». </text:p>
      <text:p text:style-name="Text_20_body">Эта часть исполняемой рутины ей не претит, по крайней мере. Хотя <text:span text:style-name="T471">ей</text:span> никогда не <text:span text:style-name="T471">доводилось </text:span>чита<text:span text:style-name="T471">ть</text:span> класси<text:span text:style-name="T471">ку</text:span> британской порно-литературы, она чувствует себя уверенно, как рыба в воде, <text:span text:style-name="T471">в</text:span> основно<text:span text:style-name="T471">м из</text:span> местн<text:span text:style-name="T471">ых</text:span> течени<text:span text:style-name="T471">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71">лишь</text:span> так ей удаётся сдерж<text:span text:style-name="T471">ив</text:span>ать собственные стоны <text:span text:style-name="T471">при</text:span> кажд<text:span text:style-name="T471">ом</text:span> из его всхлипов боли, два голоса диссонанс<text:span text:style-name="T471">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71">в </text:span>боли, <text:span text:style-name="T471">нужды в чём-то</text:span> <text:s/>настояще<text:span text:style-name="T471">м</text:span>, неподдельно<text:span text:style-name="T471">м</text:span>. Его так далеко <text:span text:style-name="T471">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71">Для</text:span> тако<text:span text:style-name="T471">го</text:span> случа<text:span text:style-name="T471">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72">представляется, такая неловкость</text:span>, но <text:span text:style-name="T472">с</text:span>держаться <text:span text:style-name="T472">никак</text:span> не <text:span text:style-name="T472">получается</text:span>, <text:span text:style-name="T472">представляется</text:span> негритянск<text:span text:style-name="T472">ий</text:span> член, он знает, что <text:span text:style-name="T472">да,</text:span> отчасти <text:span text:style-name="T472">это </text:span>вразрез с <text:span text:style-name="T472">окружающими</text:span> условиями, но невозможно отринуть этот образ брутального Африканца, <text:span text:style-name="T472">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72">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72">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72">выскальзывает</text:span> из его рук. Она приказывает ему дрочить пред нею. <text:span text:style-name="T472">Н</text:span>а<text:span text:style-name="T472">смотревшись</text:span> капитана Блисеро с Готфридом, <text:span text:style-name="T472">она </text:span>знает как отдать команду надлежащ<text:span text:style-name="T472">и</text:span>м <text:span text:style-name="T472">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74">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73">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73">сдерживания</text:span> поноса. Хотя возможно, завтрашней ночью… может тогда. Он не знает как ему выдерживать дальше. Но, может, <text:s/>в <text:span text:style-name="T476">часы перед <text:s/></text:span>рассвет<text:span text:style-name="T476">ом</text:span>…. </text:p>
      <text:p text:style-name="P425"><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23">Великий гребень—зелёное равноденствие и превращение, сонных рыб в молодого барашка, водной дрёмы в пробудившийся огонь, <text:span text:style-name="T477">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78">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78">а</text:span>, с поворотом задвижки, выплеснуться и поджарить Германских захватчиков, <text:span text:style-name="T478">которые застряли</text:span> в устаревших уже кошмарах… горючее в ожидании гиперголичного возж<text:span text:style-name="T479">ига</text:span>ния, либо майского <text:span text:style-name="T479">бунта</text:span> ду<text:span text:style-name="T479">ши</text:span>, <text:span text:style-name="T479">чтобы </text:span>под <text:span text:style-name="T479">бодрую</text:span> мелодию баварского музыкотворца Карла Орфа </text:p>
      <text:p text:style-name="P453">O, O, O,</text:p>
      <text:p text:style-name="P453">To-tus flore-o! </text:p>
      <text:p text:style-name="P453">Iam amore virginali </text:p>
      <text:p text:style-name="P472"><text:span text:style-name="T1">Totus ardeo .</text:span> . .</text:p>
      <text:p text:style-name="P112">воспламенить вс<text:span text:style-name="T479">ю</text:span> эт<text:span text:style-name="T479">у </text:span>крепость-побережье, от Портсмута до Дангениза, полыхать весенней люб<text:span text:style-name="T479">овью</text:span>. Такие вот замыслы вынашиваются ежедневно в <text:span text:style-name="T479">самых</text:span> <text:span text:style-name="T479">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79">затаённый</text:span> холод, вопреки раздуваемым в море пожарам? </text:p>
      <text:p text:style-name="P112">В Казино Герман Геринг новый режим приходит к власти. Единственн<text:span text:style-name="T479">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79">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79">расставаний</text:span>. Но теперь— </text:p>
      <text:p text:style-name="P534"><text:soft-page-break/>Пословицы для Параноиков, 1: Тебе никак не позволяется коснуться Хозяина, но можешь щекотать <text:s/>его <text:span text:style-name="T477">творения</text:span>. </text:p>
      <text:p text:style-name="Text_20_body">И потом, ну, он с недавних пор начинает <text:span text:style-name="T480">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80">ему </text:span>кажется будто он прикоснулся, и остался притронутым, на какое-то время, к знакомой нам <text:span text:style-name="T480">уже </text:span>душе, к голосу, который не раз <text:span text:style-name="T480">вещал</text:span> через медиума исследовательского заведения Кэрола Эвентира: <text:span text:style-name="T480">снова</text:span> покойный Роланд Фельдпат, издавна привлечённый специалист по системам управления, формулам наведения, <text:span text:style-name="T480">реагированию </text:span><text:s/>на <text:span text:style-name="T480">ЧП</text:span> <text:s/>в одном <text:span text:style-name="T480">или ином </text:span>из Заведений Аэронавтики. <text:span text:style-name="T480">Похоже</text:span> на то, что, по неким личным мотивам, Роланд продолжает зависать над этим Слотропианским пространством, <text:span text:style-name="T480">как</text:span> залитом светом солнца, чья энергия едва ли до него доходит, <text:span text:style-name="T480">так </text:span>и в бури щекочущие его спину статичным электричеством, шептания Роланда доносятся с восьми километров, <text:span text:style-name="T480">крутая</text:span> высота, где он расквартирован на одной из Последних Парабол—куда никогда не <text:span text:style-name="T480">следует</text:span> распростран<text:span text:style-name="T480">ять</text:span> зон<text:span text:style-name="T480">у</text:span> полётов—<text:span text:style-name="T480">занимая</text:span> теперь должност<text:span text:style-name="T480">ь</text:span> одного из невидимых <text:span text:style-name="T480">Огранич</text:span>ителей в стратосфере, на безнадёжно <text:span text:style-name="T480">обюрократившейся</text:span> той стороне, ничуть не <text:span text:style-name="T480">в </text:span>мен<text:span text:style-name="T480">ьш</text:span>е<text:span text:style-name="T480">й мере</text:span>, чем всегда было и на этой, он <text:span text:style-name="T481">поджал</text:span> свои астральные растопырки насколько можно было <text:span text:style-name="T481">рассчитывать</text:span>, при<text:span text:style-name="T483">мазался</text:span> к «небу», такой весь из себя взвинченный <text:span text:style-name="T484">провалами</text:span> попыт<text:span text:style-name="T484">ок</text:span> установить контакт, <text:span text:style-name="T484">по причине</text:span> бессилия <text:span text:style-name="T484">кое-каких</text:span> сновидцев, <text:span text:style-name="T482">что</text:span> пытаются про<text:span text:style-name="T482">буди</text:span>ться, <text:span text:style-name="T484">либо</text:span> заговорить, <text:span text:style-name="T483">да</text:span> не <text:span text:style-name="T483">выходит,</text:span> и <text:span text:style-name="T484">брыкаются против гирек</text:span> и щуп<text:span text:style-name="T484">ов</text:span> черепной боли, той что, похоже, при пробуждении станет и вовсе невыносимой, он <text:span text:style-name="T484">дожидается</text:span> бесцельны<text:span text:style-name="T484">х,</text:span> не вызванны<text:span text:style-name="T484">х</text:span> необходимостью появлени<text:span text:style-name="T484">й</text:span> тут пеньтюхов наподобие Слотропа— </text:p>
      <text:p text:style-name="Text_20_body">Роланд <text:span text:style-name="T484">в мандраже</text:span>. Может вон <text:span text:style-name="T23">тот</text:span>? <text:span text:style-name="T489">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84">о</text:span>н наживка? </text:p>
      <text:p text:style-name="P113">Как видно, Роланду придётся попыхтеть, тут уж ничего не поделаешь. Раз <text:span text:style-name="T484">уж </text:span>они до такого доходят, он им <text:span text:style-name="T484">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84">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84">за</text:span>гнать молодых энтузиастов Кибернетической Традиции в <text:span text:style-name="T485">пахоту на</text:span> Управлени<text:span text:style-name="T485">е</text:span>: в конце концов, экономическая инфляция, устремляясь в высь, как шар, в её своеобразном <text:span text:style-name="T485">воспроизведении</text:span> поверхности Земли, возносясь ценами всё выше, неуправляемо, день за днём взлетала <text:span text:style-name="T485">всё выше и выше</text:span>, <text:span text:style-name="T485">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86">о сноровкой</text:span>, которая не заставила себя ждать. Дождливые дни никогда не <text:span text:style-name="T487">позволяли себе лишнего</text:span> гром<text:span text:style-name="T487">а</text:span> и молни<text:span text:style-name="T487">й</text:span>, <text:span text:style-name="T487">а только</text:span> высокомерно стеклянная серость <text:span text:style-name="T487">с</text:span>капливала<text:span text:style-name="T486">с</text:span>ь в нижних <text:span text:style-name="T487">слоях</text:span>, монохромный вид долин заполненных мшистой трухой, корнями торчащими к небу с не слишком злобной игривостью (вроде <text:span text:style-name="T487">определённого</text:span> бело<text:span text:style-name="T487">го сюрприза</text:span> для элитарников, там наверху, которые никогда не замечают, нет… ), долины переполняются осенью, <text:span text:style-name="T487">и</text:span> <text:s/>увядают <text:span text:style-name="T487">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87">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87">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88">ое</text:span> <text:span text:style-name="T488">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88">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90">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95">Да, такие эпизоды бывали, типа, </text:span><text:span text:style-name="T197">Германскими</text:span><text:span text:style-name="T195">. Ну, в последнее время Слотропу даже сны сн</text:span><text:span text:style-name="T196">ятся</text:span><text:span text:style-name="T195"> на этом языке. Его тут вовсю обуча</text:span><text:span text:style-name="T196">ют</text:span><text:span text:style-name="T195"> диалектам,</text:span><text:span text:style-name="Emphasis"><text:span text:style-name="T198"> Plattdeutsch</text:span></text:span><text:span text:style-name="T195">, для зоны, которая планир</text:span><text:span text:style-name="T196">уется</text:span><text:span text:style-name="T19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96">по</text:span><text:span text:style-name="T19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91">и</text:span> базу статичных тестов в Лэнгхёрсте возле Хорсхэма и начал<text:span text:style-name="T491">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91">стал</text:span> Отцом Британских Исследований Жидкого Кислорода, <text:span text:style-name="T491">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91">ую</text:span> эпох<text:span text:style-name="T491">у</text:span>, <text:span text:style-name="T491">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92">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92">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92">с</text:span> передатчик<text:span text:style-name="T492">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92">стой</text:span>. <text:s/><text:span text:style-name="T496">Т</text:span>олько <text:span text:style-name="T496">ли </text:span><text:span text:style-name="T1">это</text:span> <text:span text:style-name="T496">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95">с</text:span> </text:p>
      <text:p text:style-name="Text_20_body">Хилари Бонс и его Озадаченная Улыбка. Ещё один невинный, тихий энтузиаст, <text:span text:style-name="T492">из породы</text:span> сэр<text:span text:style-name="T492">а</text:span> Стивен<text:span text:style-name="T492">а</text:span> Додсон-Трак<text:span text:style-name="T492">а</text:span>. Но: </text:p>
      <text:p text:style-name="P534">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92">изобразить</text:span> что-то <text:span text:style-name="T492">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92">вероятно</text:span> у него генетическая к тому предрасположенность—<text:span text:style-name="T492">от </text:span>все<text:span text:style-name="T492">х</text:span> те<text:span text:style-name="T492">х</text:span> былые Слотропы, таскавши<text:span text:style-name="T492">х</text:span> библии сред<text:span text:style-name="T492">и</text:span> синеющих вершин, как часть своего снаряжения, знавши<text:span text:style-name="T492">х</text:span> назубок главы и стихи <text:span text:style-name="T492">о </text:span>конструкци<text:span text:style-name="T492">ях</text:span> Арок, Храмов, Тронов <text:span text:style-name="T492">Зримых</text:span>—все материалы и размеры. Данные, за которыми <text:span text:style-name="T492">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92">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93">Однако,</text:span> что <text:span text:style-name="T493">данное</text:span> «устройство изоляции» делает рядом с номером контракта на Агрегат? А к тому же ещё <text:soft-page-break/>помечен<text:span text:style-name="T493">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93">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95">Г</text:span>енерала Виверна, заскакивая в дверь,– хотелось бы глянуть на тот Документ SG-1. </text:p>
      <text:p text:style-name="Text_20_body">– Хо, хо,– отвечает <text:span text:style-name="T495">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93">крадущиеся</text:span> шаг<text:span text:style-name="T493">и</text:span>, которые, похоже никому не слышны…. </text:p>
      <text:p text:style-name="Text_20_body">– Что-то не так?– В дверном проёме снова нос Хилари Бонса. </text:p>
      <text:p text:style-name="Text_20_body">– <text:span text:style-name="T493">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93">вы</text:span>, ребята, в Лангхёрсте не <text:span text:style-name="T493">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93">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93">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94">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97">К</text:span>С<text:span text:style-name="T497">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94">получен</text:span> ответ из Лондона, пр<text:span text:style-name="T494">и</text:span>тарахтел, чисто печатаясь на машине Бонса, теперь прихорашивается. Информацию можно прочесть и после. Напевает, </text:p>
      <text:p text:style-name="P473">С лицом как микрофон <text:s/>сияющим,</text:p>
      <text:p text:style-name="P473"><text:span text:style-name="T494">С прямым пробором</text:span> в волосах, </text:p>
      <text:p text:style-name="P473"><text:span text:style-name="T494">Пломбира</text:span> шарик<text:span text:style-name="T494">ом сладкo <text:s/>тающим,</text:span>, </text:p>
      <text:p text:style-name="P473">Я, мистер Беззаботность, <text:span text:style-name="T494">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94">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26"><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24">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98">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98">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98">х</text:span>, перекрыв доступ к двери в туалет. <text:span text:style-name="T498">Снаружи,</text:span> офицеры <text:span text:style-name="T498">помоложе</text:span> заблёвывают цинии. Парочки прогуливаются. Девушек предостаточно, драпированы <text:span text:style-name="T498">в</text:span> бархат, рукава прозрачны<text:span text:style-name="T498">е</text:span>, <text:span text:style-name="T498">сами широкие в плечах, со </text:span>следами недоедания, <text:span text:style-name="T498">в</text:span> шестимесячны<text:span text:style-name="T498">х</text:span> завивка<text:span text:style-name="T498">х</text:span>, говорят на полудюжине языков, <text:span text:style-name="T498">попадаются</text:span> коричневые от здешнего солнца, другие бледны как Зам Смерти из более восточных <text:span text:style-name="T498">регионов</text:span> Войны. Рьяные молодчики с волосами <text:span text:style-name="T498">глаже </text:span>патентованной кожи шустрят вокруг, старательно завлекая дам, тогда как головы постарше и <text:span text:style-name="T498">вовсе</text:span> без волос предпочитают <text:span text:style-name="T498">вы</text:span>ж<text:span text:style-name="T498">и</text:span>дать, прикладывая минимум усилий, глаза <text:s/>и рт<text:span text:style-name="T499">ы устремлены</text:span> по комнатам вокруг, толкуя, между тем, про бизнес. <text:span text:style-name="T499">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74">Джу-лия,</text:p>
      <text:p text:style-name="P474">Без тебя проживу ли я? </text:p>
      <text:p text:style-name="P474">Как мне выманить твой </text:p>
      <text:p text:style-name="P474">Хоть один поцелуй? </text:p>
      <text:p text:style-name="P474"/>
      <text:p text:style-name="P474">Джуул-яааа, </text:p>
      <text:p text:style-name="P474">Никто тебя не любит так как я, </text:p>
      <text:p text:style-name="P474">Никто не приголубит так, как я, </text:p>
      <text:p text:style-name="P474">Только дай мне один поцелуй! </text:p>
      <text:p text:style-name="P474"/>
      <text:p text:style-name="P474"><text:soft-page-break/>Ах, Джуул-яааа— </text:p>
      <text:p text:style-name="P474">Тебя одну люблю я, </text:p>
      <text:p text:style-name="P474">Стремлюсь, как пчёлка к улью, </text:p>
      <text:p text:style-name="P474">К тебе одной— </text:p>
      <text:p text:style-name="P474">Поверь, постой— </text:p>
      <text:p text:style-name="P474"/>
      <text:p text:style-name="P474">Джу-лия, </text:p>
      <text:p text:style-name="P474">Вопить я буду Алелуйа, </text:p>
      <text:p text:style-name="P474">Когда красотка Джулия </text:p>
      <text:p text:style-name="P474">Придёт в объятия мои. </text:p>
      <text:p text:style-name="Text_20_body">Саксофония и мелодия в стиле Парк-Лейн, <text:span text:style-name="T499">самое оно </text:span><text:s/>для определённых состояний сознания. Слотроп <text:span text:style-name="T499">заметил</text:span> Хилари Бонса, <text:s/>явно <text:span text:style-name="T499">павшего</text:span> жертвой <text:span text:style-name="T499">галлюциногенного</text:span> голландского сыра, <text:span text:style-name="T499">тот</text:span> <text:span text:style-name="T499">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99">видит</text:span>. </text:p>
      <text:p text:style-name="P117">Алкаши с наркушами, утратив всякий стыд, вступают в <text:span text:style-name="T499">бойцовские</text:span> <text:span text:style-name="T499">единоборства</text:span> в буфете и на кухнях, обыскивают кладовки, вылизывают донышки кастрюль. <text:span text:style-name="T499">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99">сфокусировано</text:span>, пока не разда<text:span text:style-name="T499">ёт</text:span>ся саркастичный туш оркестра на появление сам<text:span text:style-name="T499">ого</text:span> жутк<text:span text:style-name="T499">ого</text:span> мордоворота из всех, какие <text:span text:style-name="T499">попадались</text:span> Слотропу за пределами кино про Франкенштейна—в белом зут-с<text:span text:style-name="T499">ъю</text:span>те, с уймой складок <text:span text:style-name="T499">на штанинах</text:span>, да <text:span text:style-name="T499">при том</text:span> ещё и длинная золотая цепочка <text:span text:style-name="T499">от</text:span> часов, что взбалтывается сверкающей петлёю на каждый его шаг по комнате, где он хмурится на каждого, типа, в спешке, <text:span text:style-name="T500">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00">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00">роняет</text:span> на ковёр вишню марашино и раздавливает <text:span text:style-name="T500">при</text:span> шаг<text:span text:style-name="T500">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00">Пора переходить в толкачи</text:span> наркот<text:span text:style-name="T500">ой</text:span>»,– грит Жан-Клод. </text:p>
      <text:p text:style-name="Text_20_body"><text:soft-page-break/>– Слышь,– приятель Слотропа вытаскивает конверт плотной бумаги, который, <text:span text:style-name="T500">как </text:span>даже в сумраке <text:span text:style-name="T500">угадывает</text:span> Слотроп, набит американскими оккупационными кредитками с жёлтой печатью,– ты подержи это при себе, пока не <text:span text:style-name="T500">заберу</text:span>. Похоже Итало хочет <text:span text:style-name="T500">за</text:span>явиться <text:span text:style-name="T500">сюда</text:span> раньше Тамары, а я не уверен кто— </text:p>
      <text:p text:style-name="Text_20_body">– Расклад, сталпыть, такой, Тамара <text:span text:style-name="T500">на</text:span>думала <text:span text:style-name="T500">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00">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00">после </text:span>эти<text:span text:style-name="T500">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00">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01">новения</text:span> бриз<text:span text:style-name="T501">а</text:span>, через кого-то из множества своих контактов он снял общее расписание на каждый фильм в каждом оккупационном городе, и известен случай, <text:span text:style-name="T501">когда</text:span> он угнал Генеральский джип просто <text:span text:style-name="T501">затем</text:span>, чтоб <text:span text:style-name="T501">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01">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01">времён</text:span> Второй Мировой, <text:span text:style-name="T501">обыкновенная</text:span> вечеринка у Рауля, на которой предстоящая доставка <text:span text:style-name="T501">партии </text:span>опиума используется Тамарой <text:span text:style-name="T501">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01">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01">оно </text:span>там прёт <text:span text:style-name="T501">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01">заводятся</text:span> визжать, спринтуя на <text:span text:style-name="T501">все </text:span>выходы. Наркуши оглядываются по сторонам, помаргивая, улыбаясь, вторя, всяк <text:span text:style-name="T501">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01">ты-</text:span>уж-та<text:span text:style-name="T501">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502">тут недавно</text:span> даму спас от осьминога, <text:span text:style-name="T502">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04">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03">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03">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03">тех</text:span> пустых комнат, где роятся мухи…. </text:p>
      <text:p text:style-name="P427"><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25">Imipolex G <text:s/>оказался <text:span text:style-name="T516">ни</text:span>чем <text:s/>более—или менее—страшным, чем новы<text:span text:style-name="T507">м видом </text:span>пластик<text:span text:style-name="T507">а</text:span>, <text:span text:style-name="T507">этот</text:span> ароматический гетероцикличный полимер <text:span text:style-name="T507">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07">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07">до</text:span> ранни<text:span text:style-name="T507">х</text:span> исследовани<text:span text:style-name="T507">й</text:span> проводивши<text:span text:style-name="T507">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07">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07">могут </text:span>заранее <text:s/>определится какие <text:span text:style-name="T508">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08">их</text:span> часто принимали <text:s/>за Нацистские лозунги и, <text:s/>в общем-то, <text:s text:c="2"/>они <text:span text:style-name="T508">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08">уд</text:span>а <text:span text:style-name="T508">близящийся</text:span> вечер сгущался до фактуры дыма из курительной трубки, а руки молодых пассажиров <text:span text:style-name="T508">тянулись прочь</text:span> из рукавов своих пальто в<text:span text:style-name="T508">о</text:span> <text:span text:style-name="T508">что</text:span>-нибудь ещё, как карлики в поисках убежища, либо экстатично <text:span text:style-name="T508">отрешались от</text:span> расписания <text:span text:style-name="T509">ради</text:span> тактильны<text:span text:style-name="T509">х</text:span> утех с бельём намного <text:span text:style-name="T509">превосходившим нейлон своей </text:span>соблазнительн<text:span text:style-name="T509">остью</text:span>…). Л. Джамф, <text:span text:style-name="T509">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09">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09">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09">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09">достаточно</text:span> ценные <text:span text:style-name="T509">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09">с нескрываемым</text:span> <text:span text:style-name="T509">волнением</text:span>. Пара моментов, <text:span text:style-name="T510">незамедлительно</text:span> бросаются в глаза. Ему доходит больше, чем он вообще мог <text:span text:style-name="T510">предположит</text:span>ь, даже в <text:span text:style-name="T510">своих</text:span> самых параноидных <text:span text:style-name="T510">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10">ется</text:span> в Бритиш Шелл в тот же, примерно, период… и, ой, ё-моё, <text:soft-page-break/>Слотропу вдруг доходит где <text:span text:style-name="T26">собрана</text:span><text:span text:style-name="T510">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10">оё</text:span> Шелл Мекс-Хаус—<text:span text:style-name="T510">буквально</text:span> в сердце <text:span text:style-name="T510">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10">от них отделаешься</text:span>, даже если не больно?), грубо <text:span text:style-name="T510">расшвыривая</text:span> папки, <text:span text:style-name="T510">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11">о</text:span> бле<text:span text:style-name="T511">ющего</text:span> перед их правотой, и не распахнутое окно, побег по-Цыгански, гадальные карты <text:span text:style-name="T511">россыпью</text:span> в спешке, и даже не <text:span text:style-name="T511">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11">словно</text:span> кожа прыщавых лиц, хрупких как последние <text:span text:style-name="T511">из</text:span> Германски<text:span text:style-name="T511">х</text:span> стен, <text:span text:style-name="T511">что</text:span> стоя<text:span text:style-name="T511">т </text:span><text:s/><text:span text:style-name="T511">лишившись</text:span> опоры после <text:span text:style-name="T511">взрывов</text:span> отгремевшей бомбёжки и <text:span text:style-name="T511">колеблются </text:span>теперь высоко над головой, готовые <text:span text:style-name="T511">вот-вот </text:span>сложиться вниз с небес под <text:span text:style-name="T511">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11">Пора</text:span> сдвинуть шляпу на лоб, пустить по кругу после-заварушную сигарету, прикидывая как будем ноги уносить… ты запомнил как<text:span text:style-name="T511">им путём</text:span> добирались, все <text:span text:style-name="T511">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34">Пословица для Параноиков, 3: Если тебя вынудили задавать неправильные вопросы, то им <text:span text:style-name="T512">и</text:span> думать <text:span text:style-name="T512">ни к чему как отвечать </text:span>на <text:span text:style-name="T512">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12">C</text:span>ложного Изделия. </text:p>
      <text:p text:style-name="P120">“<text:span text:style-name="Emphasis"><text:span text:style-name="T154">S-Gerät</text:span></text:span>, 11/00000.” </text:p>
      <text:p text:style-name="P120">Если эти цифры серийный номер ракеты, как видно по их форме, то это должн<text:span text:style-name="T512">о</text:span> быть <text:span text:style-name="T512">некая</text:span> спецмодель—Слотроп ни разу не слыхал о чём-то с четырьмя нулями, не говоря уж о пяти… и ни про какое изделие <text:span text:style-name="Emphasis"><text:span text:style-name="T154">S-Gerät</text:span></text:span>, <text:span text:style-name="T512">имеются лишь</text:span> <text:span text:style-name="Emphasis">K-Gerät</text:span> и <text:span text:style-name="Emphasis">L-Gerät </text:span><text:s/>упом<text:span text:style-name="T512">янутые</text:span> в руководстве… ну, Документ SG-1, который, якобы, не существует, должен прояснять всё это…. </text:p>
      <text:p text:style-name="Text_20_body"><text:span text:style-name="T512">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12">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17">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17">земле</text:span> Германской артиллерией...» и подписал его самый предан<text:span text:style-name="T512">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13">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13">Отправили</text:span> его друга <text:span text:style-name="T513">погибнуть </text:span>в какой-то <text:span text:style-name="T513">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13">считал</text:span>, что на грацию у него дефицит. Однако, <text:span text:style-name="T513">получилось</text:span>. Он изумлён и <text:span text:style-name="T514">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14">сорвался</text:span> в Ниццу, в быстром побеге по горной дороге, заносясь на виражах и <text:span text:style-name="T514">визжа</text:span> тормозами над согретыми солнцем пропастями, <text:span text:style-name="T514">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15">ъезж</text:span>ает в город в своём белом зуте, тёмных очках, трепеща полями шляпы как у Сидни Гринстрита. Он не <text:span text:style-name="T515">отличается особой</text:span> непримет<text:span text:style-name="T515">ностью в</text:span> толп<text:span text:style-name="T515">е</text:span> военных и мамзелей, <text:span text:style-name="T515">что перешли</text:span> уже на летнюю форму одежды. Но <text:s/>брос<text:span text:style-name="T515">ив</text:span> машину возле Площади Гарибальди, <text:span text:style-name="T515">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15">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15">когда</text:span> свет неба уравнивается со светом уличных фонарей, <text:s/>перед <text:span text:style-name="T515">самой </text:span>первой звездой, <text:span text:style-name="T515">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26">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18">вовсю </text:span>в комнатах с увесистой мебелью. Лестничная клетка оказывается не очень вертикальной, а <text:span text:style-name="T520"><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19">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19">т</text:span> обувь пока ты спишь, но ещё и подм<text:span text:style-name="T519">етёт</text:span> маненько, постави<text:span text:style-name="T519">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20"><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20"><text:s/></text:span></text:span><text:span text:style-name="Emphasis">как вы парни</text:span> и застенчивая улыбка… эй, Тантиви, ты где пропадал? </text:p>
      <text:p text:style-name="P123">– Где <text:span text:style-name="T520"><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19">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20"><text:s/></text:span><text:span text:style-name="Emphasis">mon ami</text:span>». </text:p>
      <text:p text:style-name="Text_20_body">– Ну, ладно,– снова машет карточкой Ваксвинга. </text:p>
      <text:p text:style-name="P123">– Ах, <text:span text:style-name="T520"><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19">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19">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19">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20"><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19">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20"><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19">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20"><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20">из</text:span>водят часы <text:span text:style-name="T520">на </text:span>игр<text:span text:style-name="T520">у</text:span> в молекулы, имитиру<text:span text:style-name="T520">ют</text:span> производственный синтез, рассыпаясь, складываясь вновь, сцепленные и пересцепленные, он то <text:span text:style-name="T520">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20">ется</text:span> подштопать где-то отрезок колеи, долгие ожидания на сортировочных станциях, где рельсы <text:span text:style-name="T520">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20">какая из </text:span>воюющих сторон, только сама Война, неизменный исковерканный пейзаж, в котором «нейтральная Швейцария» довольно <text:span text:style-name="T520">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27">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21">перекликаются</text:span> гудк<text:span text:style-name="T521">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21">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21">до чего</text:span> же всё переменилось. Германская инфляция, мне с бы <text:span text:style-name="T521">с</text:span>ледовало делать выводы, нули нанизанные друг за другом отсюда и аж до Берлина. Мне при<text:span text:style-name="T521">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21">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21">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21">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22">лев</text:span>ой форме, выходцы из Южной Америки, закутанные в меховые пальто и дрожащие на ярком солнце, пожилые ипохондрики, <text:span text:style-name="T522">которых</text:span> <text:span text:style-name="T522">грянувшая</text:span> Войн<text:span text:style-name="T522">а</text:span> застука<text:span text:style-name="T522">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22">уж это </text:span>будь уверен, среди всех мрачных лиц и улиц <text:span text:style-name="T522">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9">Психи на Побывке!</text:span> </text:p>
      <text:p text:style-name="P436">(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22">на </text:span>затемнение рассудка. Однако, с виду все счастливы, по-свойски <text:span text:style-name="T522">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36"/>
      <text:p text:style-name="P475">А вот и мы, привет-привет—готовы вы к такому или нет,</text:p>
      <text:p text:style-name="P475">Хоть маски одевайте, хоть козни <text:span text:style-name="T522">затев</text:span>айте, </text:p>
      <text:p text:style-name="P475">Нам все лишь смех—из саночек мы сковырнулись в снег,</text:p>
      <text:p text:style-name="P475">Как детвора, когда пришла весёлая пора </text:p>
      <text:p text:style-name="P475">Каникулов. </text:p>
      <text:p text:style-name="P475"/>
      <text:p text:style-name="P475">О, да, мы Психи на Побывке </text:p>
      <text:p text:style-name="P475">Забот ни шиша— </text:p>
      <text:p text:style-name="P475">Мозги наши в промывке, </text:p>
      <text:p text:style-name="P475"><text:soft-page-break/>На Ярмарке душа, </text:p>
      <text:p text:style-name="P475">Придурки в отпуску, похерили тоску, </text:p>
      <text:p text:style-name="P475">Под лёгкий модный стук </text:p>
      <text:p text:style-name="P475">Нашей чечётки! </text:p>
      <text:p text:style-name="P475"/>
      <text:p text:style-name="P475">По кругу шляпу мы пускаем—для вашей хмурости и слёз, </text:p>
      <text:p text:style-name="P475"><text:span text:style-name="T523">А с ними</text:span> страхов, что одолевают вас <text:span text:style-name="T523">из</text:span>давн<text:span text:style-name="T523">а</text:span> и так всерьёз— </text:p>
      <text:p text:style-name="P475">Поверьте опытному психу, жизнь стоит, чтобы жить её, </text:p>
      <text:p text:style-name="P475">Так обними и расцелуй своё сегодня и моё! </text:p>
      <text:p text:style-name="P475">Ла-да-да, яа-та, йа-та, та-та… (Они продолжают распевать без слов, фоном для того, что следует дальше): </text:p>
      <text:p text:style-name="P541">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23">хоть </text:span>кто разглядит! Ну, в общем, короче, мне ясно прекрасно как тебя колбасит от этих уличных торгашей, что тут т<text:span text:style-name="T523">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40"/>
      <text:p text:style-name="P540">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23">при</text:span> гланд<text:span text:style-name="T523">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40">Слотроп: Пойду вздремну, пожалуй… </text:p>
      <text:p text:style-name="P540">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23">Случалось заниматься</text:span> разраб<text:span text:style-name="T523">откой</text:span> полимер<text:span text:style-name="T523">а</text:span>, когда вокруг одни <text:span text:style-name="T523">лишь</text:span> праздношатающиеся? <text:span text:style-name="T523">При</text:span> наш<text:span text:style-name="T523">е</text:span>м гигантск<text:span text:style-name="T523">о</text:span>м родителе <text:span text:style-name="T523">с</text:span> север<text:span text:style-name="T523">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24">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28"><text:span text:style-name="T529">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36">Пословицы для Параноиков, 4: <text:span text:style-name="T525">Начнёшь с</text:span>крыва<text:span text:style-name="T525">т</text:span>ься, начинают искать. </text:p>
      <text:p text:style-name="Text_20_body">Заннгггг! диддиланг, диддила-та-та-та, йа-та-та-та это тут Увертюра к Вильгельму Теллю, <text:span text:style-name="T525">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25">прикидывает</text:span> он. Ноги уже нач<text:span text:style-name="T525">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25">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25">точно</text:span>, <text:span text:style-name="T525">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26">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26">вообще</text:span>, со смертностью пешеходов, с безостановочным пересечением потребностей или отчаяния <text:span text:style-name="T526">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26">наличной </text:span>мелочи хват<text:span text:style-name="T526">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27">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27">а</text:span> вот карикатура тут, типа как, для <text:span text:style-name="T527">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27">и</text:span>ной коллег, <text:span text:style-name="T527">в том числе</text:span> международн<text:span text:style-name="T527">ая звезда</text:span> эксцентрик<text:span text:style-name="T527">и</text:span> Грасиела Имаго Порталес, угнали Германскую подлодку устаре<text:span text:style-name="T527">вше</text:span>го образца <text:span text:style-name="T527">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27">по</text:span>слет<text:span text:style-name="T527">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27">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27">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27">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28">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28">е</text:span>й его извращённости и <text:span text:style-name="T528">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28">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28">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28">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28">Сквалидози</text:span> в Цюрихе, чтобы установить контакт с правительствами, которые захотели бы, <text:span text:style-name="T528">из каких</text:span> угодно <text:span text:style-name="T528">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28">Сквалидози</text:span> называет сумму, которой хватит расплатиться с Марио Швейтаром и поддержит Слотропа <text:span text:style-name="T528">в </text:span>сыт<text:span text:style-name="T528">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28">Сквалидози</text:span>, что остаётся один за столом. Встрях чубом, свет меркнет. </text:p>
      <text:p text:style-name="P428"/>
      <text:p text:style-name="P329">Самолёт, развалюшный DC-3, выбран за сходство с лунным светом, за доброе выражение его морды с окошками, <text:span text:style-name="T530">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30">так</text:span> зрелищны, как <text:span text:style-name="T530">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30">себе </text:span>в самолёт и летят куда хотят… зачем тормозится в Женеве? Точн<text:span text:style-name="T530">як</text:span>, <text:span text:style-name="T530">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31">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31">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31">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31">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31">шастают</text:span> из <text:span text:style-name="T531">улочки</text:span> в <text:span text:style-name="T531">улочку</text:span>, Слотроп сидит с кофе, круасантом, газетой. Вскоре тучи рассеиваются. Солнце <text:span text:style-name="T531">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31">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31">он</text:span> сейчас <text:span text:style-name="T531">усматривает </text:span>туп<text:span text:style-name="T531">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32">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32">к </text:span>тен<text:span text:style-name="T532">ям</text:span> и листв<text:span text:style-name="T532">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33">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32">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32">ит</text:span> и швыря<text:span text:style-name="T532">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32">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29"><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30">М-р Пойнтсмен решил Троицу <text:span text:style-name="T534">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35">верстает</text:span> коридоры «Белого Посещения», где все прочие словно бы застыли в <text:soft-page-break/>позах явно паркинсонов<text:span text:style-name="T535">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35">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35">срез</text:span> секс<text:span text:style-name="T535">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35">сквериках</text:span>, корота<text:span text:style-name="T535">ют</text:span> время над салатами из хризантем и кастрюльками <text:span text:style-name="T535">с </text:span>баранин<text:span text:style-name="T535">ой</text:span>, либо торчат в <text:span text:style-name="T535">какой-нибудь</text:span> фруктовой лавке. —«Эй, Спид, гля<text:span text:style-name="T535">нь</text:span>, <text:span text:style-name="T1">дыни</text:span>! Я ни одной не <text:span text:style-name="T535">пробовал</text:span> <text:span text:style-name="T535">с</text:span> Третьего Курса—ух-ты, понюхай вот эту, просто прелесть! Как насчёт дыни, Спид? А? Да, <text:span text:style-name="T535">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36">эта вот</text:span>,– проворачивает показать ему, как негодяи поворачивают лица запуганных девушек,– та самая, что выбрал я, <text:span text:style-name="T536">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36">ж-оно-</text:span>точно-<text:span text:style-name="T1">доброе</text:span>! ухмылка <text:span text:style-name="T536">достаточно</text:span> широка, чтоб <text:span text:style-name="T536">распрямить</text:span> их обоих, <text:s text:c="2"/>осклабившихся <text:span text:style-name="T536">до дрожи</text:span>, тут <text:span text:style-name="T536">вот</text:span>, а сама <text:span text:style-name="T536">до того</text:span> <text:span text:style-name="T1">старая</text:span>, что годится <text:span text:style-name="T536">им в</text:span> Матер<text:span text:style-name="T536">и</text:span>—их общей Матерью, вобравшей самые гадкие черты м-с Пурде и м-с Спид—фактически, она теперь и становится именно такой, <text:span text:style-name="T536">буквально</text:span> у них на глазах. Эти <text:span text:style-name="T536">руины </text:span>моря <text:s/>полны <text:span text:style-name="T536">соблазни</text:span>тельниц—вот уж где склизко и блудливо. И пок<text:span text:style-name="T537">уд</text:span>а <text:span text:style-name="T537">двух вылупившихся</text:span> детектив<text:span text:style-name="T537">ов</text:span> всмятку <text:span text:style-name="T537">затягивает</text:span> её аур<text:span text:style-name="T537">а</text:span>, <text:span text:style-name="T537">с </text:span>подмиг<text:span text:style-name="T537">ами</text:span> прям тут, на улице, <text:span text:style-name="T537">в </text:span>медн<text:span text:style-name="T537">ых</text:span> <text:span text:style-name="T537">от</text:span>блеск<text:span text:style-name="T537">ах</text:span> хны, с цветами страсти на вискозном шёлке—за миг до спотыкливой <text:span text:style-name="T537">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37">пр</text:span>о сок<text:span text:style-name="T537">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37">о</text:span> <text:span text:style-name="T537">выскакивает</text:span> <text:span text:style-name="T537">в этот миг</text:span>, мимо мешков с песком и <text:span text:style-name="T537">низвергающихя</text:span> кулис, сдерживая одышку, чтобы прокартавить им скрипуче <text:span text:style-name="T537">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37">Однако,</text:span> «доходит» <text:span text:style-name="T537">на тот манер </text:span>как, типа, заходишь <text:span text:style-name="T538">к себе в</text:span> спальню, а на тебя <text:span text:style-name="T538">валится</text:span>, из лёгкой <text:span text:style-name="T538">сумеречности</text:span> на твоём потолке, гигантский угорь мурена, зубы <text:span text:style-name="T538">оскалены</text:span> в дурноватой ухмылке смерти, выдыхает, <text:span text:style-name="T538">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38">обнаружение</text:span> случа<text:span text:style-name="T538">ев</text:span>, когда имена на карте Слотропа не <text:span text:style-name="T538">не приходят в</text:span> соответстви<text:span text:style-name="T538">е</text:span> с фактами, которые нам удалось установить, его пребывани<text:span text:style-name="T538">я</text:span> в Лондоне. Установ<text:span text:style-name="T538">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38">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38">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39">намеревается</text:span> перевести программу в Группу Операций Особых Запусков (ГООС), <text:span text:style-name="T539">в виде</text:span> придаток<text:span text:style-name="T539">а</text:span> к Британским усилиям ракетной зачистки, Операция Ответный Огонь, что базируется в Каксхевене на Северном море. Чуть ли не каждый день <text:span text:style-name="T539">видит</text:span> <text:span text:style-name="T539">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39">же </text:span><text:span text:style-name="T1">ещё</text:span> делает хоть что-нибудь? разве не на нём всё <text:span text:style-name="T1">держится</text:span>, <text:span text:style-name="T541">за</text:span>част<text:span text:style-name="T541">ую</text:span> без опоры на что-<text:span text:style-name="T539">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39">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39">распоряжении</text:span> ВКСЭС Артиллерийское управление Американской Армии и целая рать конкурирующих исследовательских команд заняты<text:span text:style-name="T539">х</text:span> сбором всего, что <text:span text:style-name="T539">только </text:span>подвернётся. Они уже обложили фон Брауна и 500 других, интернировали их в Гармише. Что если они <text:span text:style-name="T539">с</text:span>хватили Слотропа? </text:p>
      <text:p text:style-name="P132"><text:soft-page-break/><text:span text:style-name="T539">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40">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31">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42">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42">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42">исполненное</text:span> надежд<text:span text:style-name="T542">ы</text:span>, обещани<text:span text:style-name="T542">я</text:span> лавандовых сумерек, беседок из нержавеющей стали, где каждый возведён наконец-таки в аристократы, и где любовь без <text:span text:style-name="T543">всякой</text:span> платы…. </text:p>
      <text:p text:style-name="P133">Пойнтсмен на сегодня планировал не говорить о делах, <text:span text:style-name="T543">а</text:span> пустить беседу на самотёк, более или менее органичный. Ждать пока другие выдадут себя. Разговор минимален. Деннис Джойн<text:span text:style-name="T543">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44">я</text:span> никак не предполагает в ней какого-либо влияния, всё же её побаивается. Много чего он всё-таки пока ещё не знает. <text:span text:style-name="T545">Пожалуй</text:span>, всего бол<text:span text:style-name="T545">е</text:span>е, что беспокоит его <text:span text:style-name="T545">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46">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46">Дом </text:span>Двенадцат<text:span text:style-name="T546">ь</text:span>»), Прентис слишком <text:span text:style-name="T546">уж</text:span> зачастил туда, подкатывает к секретаршам, пыта<text:span text:style-name="T546">ется</text:span> заглянуть в ту или иную папку…. С чего бы это? Какую послежизнь <text:span text:style-name="T546">обрела</text:span> Контора по эту сторону Дня Победы? Что <text:span text:style-name="T546">надо </text:span>Прентису… <text:soft-page-break/>сколько он стоит? Может влюбился в эту Боргесиус? Разве <text:span text:style-name="T546">способна</text:span> эта женщина любить? <text:span text:style-name="T1">Любовь</text:span>? <text:span text:style-name="T547">Попробуй</text:span> тут не <text:span text:style-name="T547">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46">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48">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49">ы</text:span>й сдвиг по фазе, нет?– старается говорить негромко, ухмыляясь со спортивной паранойей туманно в сторону странного Павловца—не <text:span text:style-name="T549">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49">вснх имеющих</text:span> хоть как-то <text:span text:style-name="T549">отношение к</text:span> фильм<text:span text:style-name="T549">у</text:span>, участников массовок, установщиков камер, работников <text:span text:style-name="T549">по </text:span>проявлени<text:span text:style-name="T549">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49">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49">устрашения</text:span> прошлогоднего врага окажется истинной, буквально—и теперь никак не <text:span text:style-name="T549">выйдет</text:span> загнать их назад в бутылку или даже выговорить заклинание задом наперёд: никто и не знал заклинани<text:span text:style-name="T549">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49">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49">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50">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50">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51">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50">ся ему</text:span> принадлежащим лицу на широко известной фотографии <text:span text:style-name="T550">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50">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50">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30"><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33" text:outline-level="3">2</text:h>
      <text:h text:style-name="Heading_20_1" text:outline-level="1">В Зоне</text:h>
      <text:h text:style-name="P432" text:outline-level="3"> </text:h>
      <text:p text:style-name="P545">Тото, у меня такое чувство, что это мы совсем не в Канзасе… </text:p>
      <text:p text:style-name="P17">—<text:span text:style-name="T149">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52">ой</text:span> <text:span text:style-name="T552">леденящий сонм</text:span>, способные одним выдохом, <text:span text:style-name="T552">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53">хохорятся</text:span> своею мощью: не <text:span text:style-name="T553">слишком</text:span>-то <text:s/>к лицу святым <text:span text:style-name="T553">такое</text:span>, ни даже Христианам. Молитвы виноградарей, сборщиков, энтузиастов винопотребления, к ним <text:span text:style-name="T553">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53">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53">ала</text:span> <text:span text:style-name="T553">возрастать</text:span> поверх зубов дракона, падших Юнкерсов, сожжённых танков. Солнце <text:span text:style-name="T553">про</text:span>гре<text:span text:style-name="T553">ва</text:span>ет холмистые склоны, реки текут яркие, как вино. Святые сжали<text:span text:style-name="T553">ли</text:span>сь. Ночи мягки. Мороз не вернулся. Это весна мира. Урожай винограда, даст Бог хотя бы сто солнечных дней, <text:span text:style-name="T553">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53">ел,</text:span> рассыпаясь по городу, <text:span text:style-name="T554">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54">л</text:span>, чьи пальцы легче снов, на <text:span text:style-name="T554">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55">по ходу события</text:span> <text:span text:style-name="T555">никакого</text:span> обсужд<text:span text:style-name="T555">ения</text:span> <text:s/>верований Иреро относительно предков <text:span text:style-name="T555">не велось</text:span>. И всё же своих он чувствует сейчас тем сильнее, чем дальше отступают границы, а Зона <text:span text:style-name="T555">смыкается вокруг</text:span> <text:span text:style-name="T555">н</text:span>его, тех своих Англо-Саксонских Белых Протестантов в застёгнутом чёрном, которы<text:span text:style-name="T556">м</text:span> слышал<text:span text:style-name="T556">ся</text:span> обращённый к ним голос Бога в каждом встрепенувшемся листке или <text:span text:style-name="T556">в </text:span>корове отпущенной пастись среди яблоневых садов осенью…. </text:p>
      <text:p text:style-name="Text_20_body">Знаки Катье и <text:span text:style-name="T556">её </text:span>двойники тоже. Однажды ночью он сидел в детском домике для игр среди покинутой усадьбы, подкладыва<text:span text:style-name="T556">л</text:span> в костёр волосы куклы блондинки с глазами из ляпис-лазури. Он оставил эти глаза, через пару дней <text:span text:style-name="T556">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56">магистралей</text:span> последнего рас<text:span text:style-name="T556">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56">ш</text:span>енных Германских игрушечек, орангутанг на колёсиках, появляется ки-ки-кикая в света костра, дёргается, болта<text:span text:style-name="T557">я</text:span> головой, на лице ухмылка идиота, царапая ста<text:span text:style-name="T556">л</text:span>ьными сгибами пальце<text:span text:style-name="T556">в</text:span> пол. Чуть не за<text:span text:style-name="T556">ехал</text:span> в огонь прежде чем кончился завод, качающаяся голова замерла в <text:span text:style-name="T557">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57">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57">м</text:span>, похоже, указывает<text:span text:style-name="T557">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57">приписан к</text:span> <text:s/>Миттельверке, <text:s/>подземном<text:span text:style-name="T558">у призводственному</text:span> комплекс<text:span text:style-name="T558">у</text:span> <text:span text:style-name="T558">в подчинении </text:span><text:s/>SS. <text:span text:style-name="T558">И</text:span> слова <text:span text:style-name="T558">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58">пере</text:span>полнены зрачками, губы в кратерах болячек. Они пели, <text:span text:style-name="T558">не все, но </text:span>некоторые. Многие из них ещё дети. Это песня Перемещённого Лица, Пе-Эла, и Слотропу не раз ещё доведётся <text:span text:style-name="T558">выслушать</text:span> её в Зоне, на привалах, на дорогах, в дюжине вариаций: </text:p>
      <text:p text:style-name="P476">Как увидишь поезд этим вечером,</text:p>
      <text:p text:style-name="P476"><text:soft-page-break/>На краю небес вдали, </text:p>
      <text:p text:style-name="P476">Завернись в одеяло из досок </text:p>
      <text:p text:style-name="P476">Пусть пройдёт он, а ты засни. </text:p>
      <text:p text:style-name="P476"/>
      <text:p text:style-name="P477"><text:span text:style-name="T559">Ночь за ночью поезда нас зовут</text:span>, </text:p>
      <text:p text:style-name="P476">Из далей <text:span text:style-name="T560">где меркнет свет</text:span>, </text:p>
      <text:p text:style-name="P477"><text:s/><text:span text:style-name="T559">Ч</text:span>ерез пустые города <text:span text:style-name="T559">п</text:span>оезда <text:span text:style-name="T559">те</text:span> идут, </text:p>
      <text:p text:style-name="P476"><text:span text:style-name="T560">Нигде им пристанища нет</text:span>. </text:p>
      <text:p text:style-name="P476"/>
      <text:p text:style-name="P476">Паровоз без машиниста, </text:p>
      <text:p text:style-name="P476">И прожектор светит сам, </text:p>
      <text:p text:style-name="P476">Пассажиров им не надо </text:p>
      <text:p text:style-name="P476">Полуночным поездам, </text:p>
      <text:p text:style-name="P476"/>
      <text:p text:style-name="P476">Опустели все вокзалы, </text:p>
      <text:p text:style-name="P476">Рельсы холодно молчат: </text:p>
      <text:p text:style-name="P476">Что <text:span text:style-name="T560">теряем –</text:span> им в прибыток, </text:p>
      <text:p text:style-name="P476"><text:span text:style-name="T562">И </text:span>колёса <text:span text:style-name="T562">всё</text:span> стучат. </text:p>
      <text:p text:style-name="P476"/>
      <text:p text:style-name="P478">Поезда<text:span text:style-name="T561">м</text:span> <text:span text:style-name="T561">средь</text:span> ночи чёрной,</text:p>
      <text:p text:style-name="P476"><text:span text:style-name="T561">Вольно</text:span> вместе с ветром выть, </text:p>
      <text:p text:style-name="P478"><text:span text:style-name="T563">Да греметь во тьме бездонной</text:span>, </text:p>
      <text:p text:style-name="P476">Ну, а нам петь и грешить. </text:p>
      <text:p text:style-name="P344"/>
      <text:p text:style-name="P344">Трубки ходят по кругу. Дым зависает на сырых деревянных брусьях, выплёскивается через щели в <text:span text:style-name="T564">течение </text:span>ноч<text:span text:style-name="T564">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64">несчастьем</text:span>. </text:p>
      <text:p text:style-name="Text_20_body">Досье Швейцарской фирмы на Л. (т. е. Ласло) Джамфа перечисляет все его достижения к моменту <text:span text:style-name="T564">его </text:span><text:s/>при<text:span text:style-name="T564">езда для</text:span> работ<text:span text:style-name="T564">ы</text:span> в Цюрихе. <text:span text:style-name="T564">В</text:span>ыясн<text:span text:style-name="T564">яется</text:span>, <text:span text:style-name="T564">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64">личных</text:span> деловых сделках. Похоже этот Бленд, в начале двадцатых, плотно стыковался с операциями Гуго Штинеса в Германии. Штинес, при жизни, <text:span text:style-name="T564">представлял из себя</text:span> вундеркинда Европейских финансов. За пределами Рура, где его семья на протяжении поколений <text:span text:style-name="T565">оставались</text:span> угольными баронами, молодой Штинес создал <text:span text:style-name="T565">обширную</text:span> империю производства стали, газа, электроэнергии, трамвайных и судоходных линий <text:span text:style-name="T565">прежде</text:span>, <text:span text:style-name="T565">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65">под контролем </text:span>Рейнелбе-Юнион в <text:span text:style-name="T565">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65">л</text:span> иностранные деньги за марки занятые в Рей<text:span text:style-name="T565">х</text:span>сбанке, <text:span text:style-name="T565">по</text:span>нижая <text:span text:style-name="T565">затем </text:span>курс марки, и выплачива<text:span text:style-name="T565">л</text:span> займы ничтожной долей <text:span text:style-name="T565">от </text:span>первоначальной <text:span text:style-name="T565">суммы</text:span>. Бол<text:span text:style-name="T565">е</text:span>е всех прочих финансистов <text:span text:style-name="T565">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66">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66">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66">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66">от </text:span>вживлённ<text:span text:style-name="T566">ого</text:span> <text:span text:style-name="T566">прибора</text:span>, <text:span text:style-name="T566">который они внесли</text:span> в его тело подобно колониальному аванпосту тут, в нашем неупорядоченном шумном мире, ещё одно <text:span text:style-name="T566">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66">рас</text:span>продавать свою долю в операциях Штинеса. <text:span text:style-name="T566">Какая-то</text:span> из <text:span text:style-name="T566">таких</text:span> продаж произв<text:span text:style-name="T566">одилась</text:span> через Ласло Джамфа <text:span text:style-name="T566">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72">о</text:span>папа Слотроп. </text:p>
      <text:p text:style-name="P139">Н<text:span text:style-name="T567">е</text:span>слабый способ докопаться, что твой отец заключил, 20 лет тому, сделку для <text:span text:style-name="T567">о</text:span>платы тво<text:span text:style-name="T567">его</text:span> образовани<text:span text:style-name="T567">я</text:span>. Если вдуматься, Слотропу не <text:span text:style-name="T567">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67">насчёт </text:span>наблюдени<text:span text:style-name="T567">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67">обуздат</text:span>ь обычным Ёб Твою… Запах, запретная комната, на самом краешке его памяти. Не видно, <text:span text:style-name="T567">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67">своей</text:span> жизни, однако, <text:s/>в <text:soft-page-break/><text:span text:style-name="T567">самых</text:span> глубин<text:span text:style-name="T567">ах</text:span>, <text:span text:style-name="T567">вернувшись </text:span>обратно <text:s/>в <text:span text:style-name="T567">ту </text:span>тёпл<text:span text:style-name="T567">ую</text:span> тем<text:span text:style-name="T567">ень</text:span>, <text:span text:style-name="T567">к</text:span> начальны<text:span text:style-name="T567">м</text:span> форм<text:span text:style-name="T567">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68">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71">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68">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69">при </text:span>ВКОЭС, фантази<text:span text:style-name="T569">ям</text:span> Геббельса не <text:span text:style-name="T569">хватало такой</text:span> разухабист<text:span text:style-name="T569">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69">и</text:span> даже, как известно <text:soft-page-break/>Марви, не разоружены. –«Мало нам забот с Русами, <text:span text:style-name="T569">Л</text:span>ягушатниками, <text:span text:style-name="T569">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69">После</text:span> Д<text:span text:style-name="T569">ня</text:span> Победы почти везде, где была ракета, <text:span text:style-name="T569">встретишь</text:span> ниггера. Никогда чтоб вся батарея из одних буги-вугов, даже <text:span text:style-name="T569">К</text:span>апустники не <text:span text:style-name="T1">настолько</text:span> тупые! Одна батарея это 81 человек, <text:span text:style-name="T1">плюс</text:span> всё <text:span text:style-name="T569">её</text:span> обеспечение, тут тебе и управление стартом, и электричество, и топливо, охранение тоже—кореш, это <text:span text:style-name="T569">получилася</text:span> б целая куча ниггеров в одном месте. А они всё так же по<text:span text:style-name="T569">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69">л</text:span>ь<text:span text:style-name="T569">ч</text:span>е. </text:p>
      <text:p text:style-name="Text_20_body">– Зато наше терпение,– добавляет спокойный голос из темноты,– <text:span text:style-name="T570">необъятно</text:span>, хотя, <text:span text:style-name="T570">пожалуй</text:span>, не безгранично.– С этими словами, высокий Африканец с широкой длинной бородой подступает <text:span text:style-name="T570">и </text:span>сошвыр<text:span text:style-name="T570">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73">колеся</text:span> руками-ногами, пропадает из виду. Ели толпятся на холмах. Ущербная луна взошла над зазубренным кряжем.</text:p>
      <text:p text:style-name="P345">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75">С</text:span> Марви одн<text:span text:style-name="T575">и</text:span> беспокойств<text:span text:style-name="T575">а</text:span>, это точно. Всё же он не настолько большая проблема как...– Он всматривается в Слотропа.– Хмм. А вы действительно военный <text:span text:style-name="T575">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74">т</text:span> на крыше, по<text:span text:style-name="T574">чёсывает</text:span> свои босые ноги. Друг? Добрый знак? <text:span text:style-name="T1">Чёрные ракетчики</text:span>? Что блядь за головоломки? </text:p>
      <text:p text:style-name="P479">Ну, банда, <text:s/>утро доброе, начнём его прощаньем:</text:p>
      <text:p text:style-name="P480"><text:span text:style-name="T575">Бывай, </text:span>Втора-а-я Мирова-а-я!</text:p>
      <text:p text:style-name="P479"><text:span text:style-name="T574">П</text:span>ока, трах-тарарах! </text:p>
      <text:p text:style-name="P479">Б<text:span text:style-name="T575">итвы позади</text:span> и мы кайфуем, </text:p>
      <text:p text:style-name="P479"><text:soft-page-break/>И вот он я, несу вам солнца на плечах— </text:p>
      <text:p text:style-name="P479">Привет, Германский Герман, и неча рожу кривить, </text:p>
      <text:p text:style-name="P479">Домой ты попадёшь, так радуйся давай— </text:p>
      <text:p text:style-name="P479">Нам тут в Ракете хмурых лиц не нада, </text:p>
      <text:p text:style-name="P479">У нас прекрасен каждый-божий день— </text:p>
      <text:p text:style-name="P479">(Брось хныкать, Гретхен!) <text:span text:style-name="T575">В</text:span>аляй </text:p>
      <text:p text:style-name="P479">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75">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75">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79">Любовь никогда не уйдёт, </text:p>
      <text:p text:style-name="P479">До конца никогда не умрёт, </text:p>
      <text:p text:style-name="P479">При взгляде на сувенир, </text:p>
      <text:p text:style-name="P479">Нежданно вдруг оживёт. </text:p>
      <text:p text:style-name="P479"/>
      <text:p text:style-name="P479">Ты покинул меня, </text:p>
      <text:p text:style-name="P479">Но цветок розы белой </text:p>
      <text:p text:style-name="P479">Хранит книга моя, </text:p>
      <text:p text:style-name="P479">Меж страниц пожелтелых… </text:p>
      <text:p text:style-name="P479"/>
      <text:p text:style-name="P479"><text:soft-page-break/>Год сменяется годом, </text:p>
      <text:p text:style-name="P479">Я давно уж не та, </text:p>
      <text:p text:style-name="P479">Отчего же слезами </text:p>
      <text:p text:style-name="P479">Роза та залита… </text:p>
      <text:p text:style-name="P479"/>
      <text:p text:style-name="P479">Любовь не пройдёт никогда, </text:p>
      <text:p text:style-name="P479">Если это любовь, </text:p>
      <text:p text:style-name="P479">Днём, иль ночью тревожит она, </text:p>
      <text:p text:style-name="P479">Вновь свежа и нежна, </text:p>
      <text:p text:style-name="P479">Как алая роза, любимый, </text:p>
      <text:p text:style-name="P479">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75">ы</text:span> сбивают с толку звук моторов и, кажется, он идёт <text:span text:style-name="T575">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76">до того </text:span>всё <text:s/>неорганизованно. Без договорённостей никак не<text:span text:style-name="T576">л</text:span>ь<text:span text:style-name="T576">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76">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76">тут же</text:span> кончает, фантазии о Чичерине, нескрываемо и трогательно, на её лице. Это раздражает Слотропа, хотя не мешает кончить и самому. </text:p>
      <text:p text:style-name="P346">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77">погружается</text:span> в дремоту, вновь возбуждается её губами, пальцами, скольжением по нему рос<text:span text:style-name="T577">ян</text:span>ых ног. Солнце в <text:span text:style-name="T577">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77">угощает</text:span> его вареной капустой, ложк<text:span text:style-name="T577">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77">вдоль</text:span> мостовой. </text:p>
      <text:p text:style-name="Text_20_body">Что-то <text:span text:style-name="T578">грянуло</text:span>, хлопая крыльями, с неба, когти скребут верх балдахина. «Что это?»– <text:span text:style-name="T578">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78">полакомится</text:span>, <text:span text:style-name="T578">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78">Но где-то </text:span>задерживается. Так<text:span text:style-name="T578">ое </text:span>случается. </text:p>
      <text:p text:style-name="Text_20_body"><text:soft-page-break/>Слотроп выс<text:span text:style-name="T578">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78">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79">что </text:span>ты вовсе не ищешь Ракету Номер 00000. Надо же, <text:s text:c="2"/>глупо <text:span text:style-name="T579">так</text:span> <text:span text:style-name="T579">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79">единственной</text:span> ракетой из 6000 <text:span text:style-name="T579">оборудованной</text:span> прибором <text:span text:style-name="T579">из </text:span>Imipolex G? </text:p>
      <text:p text:style-name="Text_20_body">– А про <text:span text:style-name="T1">Schwarzgerät</text:span>, тебе вообще до лампочки,– не унимается она. <text:span text:style-name="T579">Ни в какую не хочет </text:span>ун<text:span text:style-name="T579">я</text:span>т<text:span text:style-name="T579">ь</text:span>ся. </text:p>
      <text:p text:style-name="P142">– <text:span text:style-name="T579">Эт ты о чём</text:span>?</text:p>
      <text:p text:style-name="P142">– Его ещё называют <text:span text:style-name="T1">S-Gerät</text:span>. </text:p>
      <text:p text:style-name="P142">Из списка <text:span text:style-name="T579">последующей</text:span> сборки , Слотроп, вспомнил? Вернер, на балдахине, заухал. Сигналит тому Чичерину, точняк. </text:p>
      <text:p text:style-name="P534">Параноики не <text:span text:style-name="T583">оттого</text:span> параноики (Пословица 5) что они параноики, а потому что постоянно <text:span text:style-name="T579">вляпываются</text:span>, эти ёбаные идиоты, <text:s/>в <text:span text:style-name="T579">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79">всякие там </text:span>ракеты, приборы. </text:p>
      <text:p text:style-name="Text_20_body">– Я <text:span text:style-name="T579">прочитываю</text:span> почту Вацлава,– как будто отвечает на тупой вопрос, но <text:span text:style-name="T579">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80">У меня</text:span> редакторы <text:span text:style-name="T580">такие</text:span> твердолобы<text:span text:style-name="T580">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80">е</text:span>нужная <text:span text:style-name="T580">больше</text:span> метла через плечо. Меня избрали <text:span text:style-name="T580">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80">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80">если даже</text:span> не знаю что <text:span text:style-name="T580">тут вообще может <text:s/>быть </text:span>интересного. </text:p>
      <text:p text:style-name="Text_20_body">– <text:span text:style-name="T581">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81">покойник</text:span> был шпион<text:span text:style-name="T581">ом</text:span>, <text:span text:style-name="T581">ладно</text:span>, пока, мне <text:span text:style-name="T581">ещё</text:span> в Пенемюнде и к <text:span text:style-name="T581">одной </text:span>роскошной польской девке с грудями как ванильное мороженое, заскочу к тебе в другой раз. </text:p>
      <text:p text:style-name="Text_20_body">– Мне, <text:span text:style-name="T581">так </text:span>думаю, <text:span text:style-name="T581">уже </text:span>пора отсюда,– грит Слотроп,– в пишущую машинку ленту надо <text:span text:style-name="T581">ещё</text:span> заправ<text:span text:style-name="T581">ля</text:span>ть, карандаши под<text:span text:style-name="T581">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82">его</text:span> он ещё не <text:span text:style-name="T582">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82">готов</text:span> достать. За полмиллиона швейцарских франков, если ты в курсе. <text:span text:style-name="T582">Будет ждать </text:span>на Странд-Променад, каждый день до полудня. <text:span text:style-name="T582">В</text:span> бел<text:span text:style-name="T582">ом</text:span> костюм<text:span text:style-name="T582">е</text:span>. </text:p>
      <text:p text:style-name="Text_20_body"><text:soft-page-break/>О, даже так? –«Блодгет Ваксвинг». </text:p>
      <text:p text:style-name="Text_20_body">– Он не подписал. Но не думаю, что Ваксвинг. <text:span text:style-name="T582">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83">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82">полным</text:span> счастьем четырёхлет<text:span text:style-name="T582">ки</text:span> и <text:span text:style-name="T582">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82">персонально</text:span>, даже засыпает, вскоре, в объятии её голых рук. </text:p>
      <text:p text:style-name="P347"><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48">Это рассвет из книжки <text:span text:style-name="T585">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85">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85">круговой </text:span>обороне. Солнце уже пригревает. Горы полнятся запахом вечнозелёных. Этот <text:span text:style-name="T625">старлей</text:span> за рулём служит в танковой роте, <text:span text:style-name="T586">назначенной в</text:span> охран<text:span text:style-name="T586">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24">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86">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86">шариковые</text:span> подшипники от сервомотор<text:span text:style-name="T586">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88">делалось</text:span> <text:span text:style-name="T1">на самом деле</text:span>?» </text:p>
      <text:p text:style-name="P144">Посетитель, готовый выложить экстравагантную сумму, редко оста<text:span text:style-name="T586">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86">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86">по ту сторону</text:span> мерца<text:span text:style-name="T586">ния</text:span> защитн<text:span text:style-name="T586">ого</text:span> барьер<text:span text:style-name="T586">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87">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87">от </text:span>кажд<text:span text:style-name="T587">ого</text:span> луч<text:span text:style-name="T587">ится</text:span> яркий от<text:span text:style-name="T587">свет</text:span> флуоресцентных пластиков, обратно в Вальс, в странно всеобщий Вальс Будущего, <text:span text:style-name="T587">чуть</text:span> обеспок<text:span text:style-name="T587">аи</text:span>вающ<text:span text:style-name="T587">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87">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87">уя</text:span> челюсти, встроена секция, почти что гульфик для лица, содержащий возможность радиосвязи, что выступ<text:span text:style-name="T587">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89">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25">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84">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49">Вход в туннель исполнен в виде параболы. Манера Альберта Спира. Кое-кого в тридцатые тянуло на параболы, <text:span text:style-name="T590">и тогда же</text:span> Альберт Спир <text:s/>заведовал Новой Германской Архитектурой, а <text:span text:style-name="T590">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91">он </text:span>узнал, что парабола является также формой предполагаемого пути ракеты в пространстве. (Что он, фактически, сказал, было: «О, прекрасно».) А <text:span text:style-name="T591">такое имя дала ему </text:span>его мать, <text:span text:style-name="T591">назвав</text:span> <text:span text:style-name="T591">первым </text:span>имен<text:span text:style-name="T591">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92">сеть</text:span> на шесте <text:span text:style-name="T592">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92">е</text:span> «Специальн<text:span text:style-name="T592">ой</text:span> Мисси<text:span text:style-name="T592">и</text:span> V-2» в Париже. Фирменное блюдо кухни Ваксвинга. Вторая рота 47-го мотострелкового полка 5-й мотострелковой дивизии похоже занята ещё чем-то <text:span text:style-name="T592">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92">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92">с каких пор</text:span>, <text:span text:style-name="T592">с каких пор начал</text:span> затрухива<text:span text:style-name="T592">ть</text:span> эту страну…. Внутрь, под параболу и <text:s/>в <text:span text:style-name="T592">толщу </text:span>гор<text:span text:style-name="T592">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93">оказаться</text:span> <text:span text:style-name="T593">затерянными</text:span> в недра<text:span text:style-name="T593">х</text:span> гор, и не всегда ради <text:span text:style-name="T593">лишь</text:span> вставших торчком ожиданий—Венера, фрау Хольда, её сексуальные услады—нет, многи<text:span text:style-name="T594">х манят</text:span>, <text:span text:style-name="T594">в сущности</text:span>, <text:s/>гном<text:span text:style-name="T594">ы</text:span>, создани<text:span text:style-name="T594">я</text:span> мельче тебя, <text:span text:style-name="T594">манит</text:span> тягуче<text:span text:style-name="T594">е</text:span>, <text:span text:style-name="T594">словно</text:span> в склепе, времен<text:span text:style-name="T594">я,</text:span> в ногу с твоей прогулкой <text:span text:style-name="T594">покрывшись</text:span> капюшон<text:span text:style-name="T594">ом</text:span> тут, внизу, <text:span text:style-name="T594">не спеша,</text:span> через дворы длящиеся миля за милей, <text:span text:style-name="T594">без боязни</text:span> заблудиться… вдали от людских взглядов… даже Миннезингеру нужно порой побыть одному… долгие <text:span text:style-name="T594">укрощённые</text:span> прогулки пасмурного дня… уютность <text:span text:style-name="T594">замкнутости</text:span> места, где все в полном согласии относительно Смерти. </text:p>
      <text:p text:style-name="Text_20_body">Слотроп<text:span text:style-name="T595">у известно</text:span> это место. Не столько по картам, которые ему при<text:span text:style-name="T595">ш</text:span>лось <text:span text:style-name="T595">зубрить</text:span> в Казино, а тем самым знанием, <text:span text:style-name="T595">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95">из неисчислимых</text:span> множеств <text:span text:style-name="T595">сообщаемых</text:span> Богом и Историей. Когда узники Доры впали в своё буйство, электрические лампочки в ракетных цехах <text:span text:style-name="T595">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95">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95">Либо</text:span> же <text:span text:style-name="T595">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95">сообщить</text:span> архитектору: «Мастер!»– кричит он.– «Мастер!» Ольш зан<text:span text:style-name="T595">има</text:span>л квартиру в Миттельверке, отделившись от производства парой частных тоннелей не <text:span text:style-name="T595">представленных</text:span> ни <text:span text:style-name="T595">на</text:span> одном плане этого места. Впада<text:span text:style-name="T596">в</text:span> в грандиозную идею <text:span text:style-name="T596">относительно подобающей архитектору</text:span> жизн<text:span text:style-name="T596">и</text:span> на этих глубинах, он <text:span text:style-name="T596">уже </text:span>треб<text:span text:style-name="T596">овал обращения с</text:span> <text:s/>титул<text:span text:style-name="T596">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96">му</text:span> из зданий не <text:span text:style-name="T596">полагалось</text:span> стоять. С виду вполне нормальные, они спроектированы падать, <text:span text:style-name="T596">подобно заснувшему </text:span><text:s/>в опере толстяк<text:span text:style-name="T596">у, что</text:span> валится кому-то на колени, как только <text:span text:style-name="T596">вколочена</text:span> последняя заклёпка, <text:span text:style-name="T596">сняты </text:span>последние <text:span text:style-name="T596">опалубки</text:span> с нововоздвигнутой аллегорической статуи. В этом проблема «желания смерти» Ольша, как эти помощнички её называют: ей <text:span text:style-name="T596">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96">померк</text:span>, каждый стол в этом сводчатом, почти наружном зале <text:span text:style-name="T596">снабжён</text:span> сво<text:span text:style-name="T596">им</text:span> собственны<text:span text:style-name="T596">м</text:span> свет<text:span text:style-name="T596">ом</text:span> от лампы накаливания. Гномы <text:span text:style-name="T596">остаются</text:span> тут, в ночи, <text:s/><text:span text:style-name="T596">только</text:span> лишь <text:span text:style-name="T596">с </text:span>их лампочками, сияющими условно, неопределённо… всё это может утонуть во мраке так легко, <text:span text:style-name="T597">в любую</text:span> секунду…. Каждый гном работает за <text:span text:style-name="T597">отдельной</text:span> чертёжной доской. Они работают допоздна. Назначен срок—неясно лишь работают <text:span text:style-name="T597">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97">хлопушкой</text:span>!» </text:p>
      <text:p text:style-name="Text_20_body">– Продолжай, Хупла, с информацией, что <text:span text:style-name="T597">стала причиной</text:span> тво<text:span text:style-name="T597">го</text:span> довольно грубо<text:span text:style-name="T597">го</text:span> появлени<text:span text:style-name="T597">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98">податливым</text:span> <text:s/>символизму связанному с Ракетой. В статичном пространстве архитектора, ему, <text:span text:style-name="T598">вероятно,</text:span> приходилось использовать двойной интеграл, время от времени, в начале его карьеры, <text:span text:style-name="T598">ис</text:span>числяя объёмы под поверхностями, чьи уравнения известны—массы, моментумы, центры тяжести. Но столько лет уж миновало с т<text:span text:style-name="T598">ой</text:span> пор<text:span text:style-name="T598">ы</text:span>, как приходилось <text:span text:style-name="T598">иметь дело с </text:span>чем-либо столь элементарным. Нынче большая часть его вычислений <text:span text:style-name="T598">ведётся</text:span> <text:span text:style-name="T598">насчёт</text:span> мар<text:span text:style-name="T598">ок</text:span> <text:span text:style-name="T598">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98">Однако, </text:span><text:s/>в динамичном пространстве жив<text:span text:style-name="T598">ущей</text:span> Ракеты, двойной интеграл имеет <text:span text:style-name="T598">иное</text:span> значение. <text:span text:style-name="T598">Тут ин</text:span>теграция <text:s/>оперир<text:span text:style-name="T599">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99">яе</text:span>тся к борту, из центра. На нём закреплена катушка. <text:span text:style-name="T599">При движении</text:span> катуш<text:span text:style-name="T599">ки</text:span> через магнитное поле, в ней возника<text:span text:style-name="T599">ет</text:span> электрический ток. Чем больше ускорение, тем сильнее ток. Так что Ракета, со своей стороны, в полёте прежде всего <text:span text:style-name="T599">оценивала</text:span> ускорение. Люди, <text:span text:style-name="T599">от</text:span>сле<text:span text:style-name="T599">живая его</text:span>, первым делом <text:span text:style-name="T599">оценивали</text:span> положение, или расстояние. Для перехода от ускорения к расстоянию, Ракет<text:span text:style-name="T599">е</text:span> <text:span text:style-name="T599">требовалось</text:span> интегрировать дважды—<text:span text:style-name="T599">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99">для достижения того</text:span>, что человеческий глаз видит прежде <text:span text:style-name="T600">чего-либо прочего</text:span>—расстояние по курсу полёта. </text:p>
      <text:p text:style-name="P149">Тут снова выступала та обратная симметрия, та самая, которую <text:span text:style-name="T600">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00">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00">проходил через</text:span> мостовую схему Витстона и заряжал конденсатор. Заряд <text:span text:style-name="T600">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00">накопленный в</text:span> ход<text:span text:style-name="T600">е</text:span> полёта уравнивается с <text:s/>зарядом (<text:span text:style-name="Emphasis">АiL</text:span>) <text:span text:style-name="T600">размещённом </text:span>на другом конце, конденсатор разряжен. <text:span text:style-name="T600">С</text:span>рабатывает <text:span text:style-name="T600">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00">наподобие</text:span> монолит<text:span text:style-name="T600">ов</text:span> оставле<text:span text:style-name="T600">н</text:span>ны<text:span text:style-name="T600">х</text:span> ему в сумраке, оставлен<text:span text:style-name="T600">н</text:span>ы<text:span text:style-name="T600">х</text:span> некоей подпорченной идеей «Цивилизация», в котор<text:span text:style-name="T601">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01">я</text:span> на со<text:span text:style-name="T601">бор</text:span>ах живого камня». Нет, ничего <text:span text:style-name="T601">такого </text:span>подобного, но <text:span text:style-name="T601">в виде</text:span> точк<text:span text:style-name="T601">и</text:span> в пространстве, точк<text:span text:style-name="T601">и</text:span> расположенн<text:span text:style-name="T601">ой</text:span> <text:span text:style-name="T601">именно</text:span> там, где должно прер<text:span text:style-name="T601">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01">Д</text:span>ля каждой пусковой площадки <text:span text:style-name="T601">и</text:span>меется <text:span text:style-name="T601">своя </text:span><text:span text:style-name="Emphasis">Brennschluss</text:span> точка. Они всё так <text:span text:style-name="T601">и</text:span> висят там, каждая из них, созвездие в ожидании 13-го знака Зодиака названное его именем… но они расположены к Земле <text:span text:style-name="T601">настолько</text:span> близко, что из многих мест не видны вообще, а из зоны <text:span text:style-name="T602">где</text:span> <text:s text:c="2"/>различимы, они складываются в совершенно иные конфигурации. </text:p>
      <text:p text:style-name="P350">Двойной интеграл это <text:span text:style-name="T603">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03">повтора </text:span>Их энтропий, от Их льстивости и от Их денег: <text:span text:style-name="T603">возможно</text:span> ему кажется, что если <text:s/><text:span text:style-name="T603">удастся</text:span> сделать <text:span text:style-name="T603">это</text:span> для неё, то и для себя тоже сможет… <text:span text:style-name="T604">но это считай что</text:span> благородств<text:span text:style-name="T604">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04">подобно</text:span> голоса<text:span text:style-name="T604">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604">складкам</text:span> неровной поверхности, <text:span text:style-name="T604">смахивает на</text:span> <text:s/>поддел<text:span text:style-name="T604">ку</text:span> пещер<text:span text:style-name="T604">ы </text:span>в парке аттракционов. Входы в поперечные тоннели проплывают мимо как наставленные раструбы с воздухом сквозящим из их ртов... когда-то <text:span text:style-name="T605">прежде</text:span> визжали токарные станки, игривые токари <text:s/>перестрел<text:span text:style-name="T605">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05">тиск</text:span>ивали <text:span text:style-name="T605">лязг</text:span> в воздухе, как глухая пора зимы, и янтарный свет ра<text:span text:style-name="T605">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05">необоримая</text:span>. Каждая вещь замерла, утонула, обессиле<text:span text:style-name="T605">в от</text:span> сумрак<text:span text:style-name="T605">а</text:span>, смертельн<text:span text:style-name="T605">ого</text:span> сумрак<text:span text:style-name="T605">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05">ки</text:span> своего промышленного запаха. И пусть <text:span text:style-name="T605">всё ещё</text:span> на плаву и с привидениями, <text:span text:style-name="T605">тут</text:span> вам не легендарн<text:span text:style-name="T605">ая</text:span> <text:span text:style-name="T605">шхуна</text:span> Marie-Celeste—дальнейший курс не настолько чёток, эти рельсы под ногами бегут вперёд и во все стороны по затихшей Европе, и <text:span text:style-name="T605">пот скатывается по </text:span>наш<text:span text:style-name="T605">ей</text:span> плот<text:span text:style-name="T605">и</text:span>, <text:span text:style-name="T612">и</text:span> <text:span text:style-name="T605">про</text:span>бег<text:span text:style-name="T605">аю</text:span>т мурашки <text:span text:style-name="T606">от</text:span> дом<text:span text:style-name="T606">овы</text:span>х тайн, чердачного ужаса <text:span text:style-name="T612">не столько </text:span>перед тем Что Может Тут <text:span text:style-name="T612">Произойти</text:span>, как от нашего знания, что ведь и впрямь <text:span text:style-name="T612">скорее всего</text:span> <text:span text:style-name="T1">происходи</text:span><text:span text:style-name="T37">ло</text:span>…<text:span text:style-name="T612">и</text:span> <text:span text:style-name="T606">так </text:span>всегда <text:s/><text:span text:style-name="T606">просто </text:span>было, в открытых пуст<text:span text:style-name="T606">ошах</text:span>, поддаться Паническому страху безлюдья, <text:span text:style-name="T612">однако, </text:span><text:soft-page-break/><text:span text:style-name="T612">здесь</text:span> наваливаются городские фантомы, <text:span text:style-name="T612">явившись</text:span> по твою душу, когда ты заблудился или застрял <text:span text:style-name="T606">посреди</text:span> уходящего времени, где нет больше Истории, нет капсулы машины времени, чтобы <text:span text:style-name="T606">отыскать</text:span> свой путь обратно, <text:span text:style-name="T606">а</text:span> только опоздание и пустота <text:span text:style-name="T606">з</text:span>аполнившие громадный перрон, после эваку<text:span text:style-name="T606">ации</text:span> столиц<text:span text:style-name="T606">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06">у</text:span> <text:span text:style-name="T606">под</text:span> белым<text:span text:style-name="T606">и</text:span> потолкам<text:span text:style-name="T606">и</text:span>… их <text:span text:style-name="T606">только</text:span> в Зоне встре<text:span text:style-name="T606">т</text:span>ишь, они соответствуют новейшей Неопределённости. Призраки <text:span text:style-name="T607">привыкли быть</text:span> либо подобием мёртвых или же <text:span text:style-name="T607">привидениями</text:span> живых. Но тут в Зоне категории <text:span text:style-name="T607">совершенно</text:span> <text:span text:style-name="T607">с</text:span>мешались. Статус имени по которому тоскуешь, которое любишь, ищешь, стал сомнительным и <text:span text:style-name="T607">отстранённым</text:span>, но в этом больше <text:span text:style-name="T607">простой</text:span> бюрократи<text:span text:style-name="T607">и</text:span> массового отсутствия—кто-то всё ещё жив, кто-то умер, но многие, многие забыли кто они есть. Их подобие уже не поможет. Тут внизу лишь <text:span text:style-name="T608">пеленанья</text:span> сброшенные на свету, в темноте же: лики Неопределённости…. </text:p>
      <text:p text:style-name="Text_20_body">Пос<text:span text:style-name="T609">т</text:span>-А4-ное человечество движется, со стуком и <text:span text:style-name="T609">гамом</text:span>, среди тоннелей. Слотроп видит гражданских в хаки, со значками, <text:span text:style-name="T609">в </text:span>подшлемник<text:span text:style-name="T609">ах</text:span> с трафарет<text:span text:style-name="T609">ами</text:span> <text:span text:style-name="T609">букв</text:span> Джи-Эл, иногда ему кивают, блеснув очками под дальней лампочкой, чаще просто не замечают. Отделения рядовых ходят скорым шагом, туда-<text:span text:style-name="T609">обратно</text:span>, таскают ящики. Слотроп голоден, а Жёлтого Джеймса нигде не видать. И нет никого тут внизу, <text:span text:style-name="T609">что </text:span>сказа<text:span text:style-name="T609">л бы</text:span> «как ты?», ещё меньше <text:span text:style-name="T609">таких, кто </text:span>накорми<text:span text:style-name="T609">л бы</text:span> независимого Йана Скафлинга. Нет, погоди, ей-бо, тут под<text:span text:style-name="T609">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09">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09">размещалась</text:span> часть завода <text:span text:style-name="T609">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09">х</text:span> секций всё ещё тут, складированы <text:span text:style-name="T610">чередуясь</text:span>, стабилизатор<text:span text:style-name="T610">ами</text:span> вверх/стабилизатор<text:span text:style-name="T610">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10">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10">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10">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50">Ракетные Лимерики</text:span>. </text:p>
      <text:p text:style-name="P482">Однажды была хрень Фау-2 </text:p>
      <text:p text:style-name="P482">Без лётчиков летала, </text:p>
      <text:p text:style-name="P482">На кнопку нажмёшь </text:p>
      <text:p text:style-name="P482">Всё вдрызг разнесёт </text:p>
      <text:p text:style-name="P482">Оставит лишь яму и трупов немало.</text:p>
      <text:p text:style-name="Text_20_body">Мотив извест<text:span text:style-name="T610">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81"><text:span text:style-name="Emphasis">[Припев:] Ja, ja, ja, ja!</text:span> </text:p>
      <text:p text:style-name="P481">В Пруссии не лижут пусю, </text:p>
      <text:p text:style-name="P481">Кошек там слишком мало, </text:p>
      <text:p text:style-name="P481">Да и тем больше мусор по вкусу, </text:p>
      <text:p text:style-name="P481">Так давай повальсуем, Русский, чтоб небу жарко стало! </text:p>
      <text:p text:style-name="P152"/>
      <text:p text:style-name="Text_20_body"><text:span text:style-name="T611">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14">завалились</text:span> на бок. </text:p>
      <text:p text:style-name="P481">Жил да был паренёк, его звали Крокетай </text:p>
      <text:p text:style-name="P481">Один раз поимел он секс с ракетой, </text:p>
      <text:p text:style-name="P481">Подверись тебе наблюдать, </text:p>
      <text:p text:style-name="P481">Ты <text:span text:style-name="T613">и</text:span> глаз <text:span text:style-name="T613">бы </text:span>не мог оторвать, </text:p>
      <text:p text:style-name="P481">Что творили они в случке этой. </text:p>
      <text:p text:style-name="P351"><text:soft-page-break/>Слотроп голоден и хочет пить. Несмотря на явные <text:span text:style-name="T615">и </text:span>несомненн<text:span text:style-name="T615">ые</text:span> миазмы зла в Штольне 41, он начинает высматривать как можно туда спуститься и, быть может, <text:span text:style-name="T615">пристроиться на</text:span> долю в тамошнем ланче. <text:span text:style-name="T615">Как оказалось</text:span>, единственный путь <text:span text:style-name="T615">вниз</text:span> это трос подъёмного крана над головой. <text:span text:style-name="T615">Окоселый</text:span> <text:span text:style-name="T615">М</text:span>ладший <text:span text:style-name="T615">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15">ознесен</text:span> над Штольней 41, головы движутся туда-сюда далеко внизу, пивная пена п<text:span text:style-name="T615">о</text:span>л<text:span text:style-name="T615">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15">М</text:span>ладший <text:span text:style-name="T615">Е</text:span>фрейтор врубает тормоз. Маниакальный хохот <text:span text:style-name="T615">сверху за спиной</text:span>. Трос, резко натянувшись, шелестит в ладони Слотропа пока <text:span text:style-name="T616">рука его</text:span> не отдёр<text:span text:style-name="T616">нулась и он</text:span> падает и плавно <text:span text:style-name="T616">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83">Был такой себе парень по имени Гектор,</text:p>
      <text:p text:style-name="P483">Он обожал стартовый эректор, </text:p>
      <text:p text:style-name="P483">Но хлюпы и хлопы </text:p>
      <text:p text:style-name="P483">Резких спадов давления </text:p>
      <text:p text:style-name="P483">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17">подносится</text:span> на <text:span text:style-name="T617">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17">в исходное положение</text:span>, к его озорному крановщику и следующему дуболому, что поддастся на его посулы скорого спуска. </text:p>
      <text:p text:style-name="P483">Один парень, по имени Джек Маккой,</text:p>
      <text:p text:style-name="P483">Перепихнулся с боеголовкой, </text:p>
      <text:p text:style-name="P483">Жена, как узнала, </text:p>
      <text:p text:style-name="P483">Ушла сразу, </text:p>
      <text:p text:style-name="P483"><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17">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84">Был техник по имени Урбино </text:p>
      <text:p text:style-name="P484">Он перепихнулся с турбиной </text:p>
      <text:p text:style-name="P484">Сказал: «Выходит глаже, </text:p>
      <text:p text:style-name="P484">Чем с женщиной даже, </text:p>
      <text:p text:style-name="P484">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17">по-</text:span>спортивно<text:span text:style-name="T617">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17">отсапнул</text:span> пену из своего носа, когда Марви, замети<text:span text:style-name="T618">в его,</text:span> вылупил <text:span text:style-name="T618">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54">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18">над </text:span>брюха<text:span text:style-name="T618">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18">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18">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18">явного </text:span>мандража. </text:p>
      <text:p text:style-name="Text_20_body">– Что теперь делать? </text:p>
      <text:p text:style-name="Text_20_body">– Ты будешь экспертом по выразительному <text:span text:style-name="T618">А</text:span>нглийскому. Скажи что-нибудь обидное. </text:p>
      <text:p text:style-name="Text_20_body">Слотроп высовывает голову в длинный тоннель и кричит с самым <text:span text:style-name="T618">А</text:span>нглийским акцентом <text:span text:style-name="T618">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20">о</text:span> Глимпф, <text:s/>привод<text:span text:style-name="T619">я</text:span> кран в движение. </text:p>
      <text:p text:style-name="P352">Свежая мысль приходит на ум Слотропу. Он снова высовывает голову и вопит: «Майор Марви сосает <text:span text:style-name="T149">ниггеров</text:span>!» </text:p>
      <text:p text:style-name="Text_20_body">– Я думаю, нам следует поторопиться,– грит Глимпф. </text:p>
      <text:p text:style-name="Text_20_body">– Эх, <text:span text:style-name="T621">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21">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21">ется</text:span> <text:span text:style-name="T621">через этот</text:span> кромешн<text:span text:style-name="T621">ы</text:span>й <text:span text:style-name="T621">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21">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21">а</text:span> теперь даже чувствуется ветерок. Хорошо катим. </text:p>
      <text:p text:style-name="P485"><text:span text:style-name="T622">С</text:span>качет <text:span text:style-name="T622">как в классики </text:span>всяк Нацистёнок, <text:s/>рад быть здесь</text:p>
      <text:p text:style-name="P485">На Миттельверке-Экспресс! </text:p>
      <text:p text:style-name="P485">Смешные Фашисты усы подкрутили, привет-привет! </text:p>
      <text:p text:style-name="P485"><text:soft-page-break/><text:span text:style-name="T622">А </text:span>едем <text:span text:style-name="T622">куда</text:span>? <text:span text:style-name="T622">Давай</text:span>, угадай! </text:p>
      <text:p text:style-name="P485">Туда, где дефицитов <text:span text:style-name="T622">и</text:span> налогов <text:s/>нет, </text:p>
      <text:p text:style-name="P485">Где кончатся пути, <text:span text:style-name="T622">там </text:span>и есть та страна, </text:p>
      <text:p text:style-name="P485"><text:span text:style-name="T622">Где п</text:span>ридут для Минни <text:span text:style-name="T622">и</text:span> Макс<text:span text:style-name="T622">а</text:span> добрые времена, </text:p>
      <text:p text:style-name="P485">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22">аж</text:span> посвист<text:span text:style-name="T622">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22">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22">С</text:span>зади, громко будто в мегафоны, в массовом хорале: </text:p>
      <text:p text:style-name="P436">Однажды был парень по имени Рей,</text:p>
      <text:p text:style-name="P282">– О, блядь,– грит Слотроп.</text:p>
      <text:p text:style-name="P485">Любитель аккумуляторных батарей </text:p>
      <text:p text:style-name="P485">До замыкания в 50 вольт доигрался </text:p>
      <text:p text:style-name="P485">И от хуя его лишь огрызок остался </text:p>
      <text:p text:style-name="P485">Хлипкий, как устрица из морей. </text:p>
      <text:p text:style-name="P485"><text:span text:style-name="Emphasis"/></text:p>
      <text:p text:style-name="P485"><text:span text:style-name="Emphasis">Ja, ja, ja, ja,</text:span> </text:p>
      <text:p text:style-name="P485">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86">Однажды был парень по имени Лограф,</text:p>
      <text:p text:style-name="P486">Который засадил в <text:span text:style-name="T1">ос</text:span>цилл<text:span text:style-name="T1">ограф</text:span>, </text:p>
      <text:p text:style-name="P486">Циклический след их плотских утех </text:p>
      <text:p text:style-name="P486">Озадачил всех </text:p>
      <text:p text:style-name="P486"><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23">На это</text:span> им в зад, в гармонической раскладке на четыре голоса: </text:p>
      <text:p text:style-name="P486">Однажды парень по имени Юрий</text:p>
      <text:p text:style-name="P486">Сопло ебал через клапан вентури </text:p>
      <text:p text:style-name="P486">Его на том поймали, и арестовали </text:p>
      <text:p text:style-name="P486">И срок большой ему вмандюрил </text:p>
      <text:p text:style-name="P486">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23">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23">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23">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23">ет</text:span> парой кольтов калибр .45 </text:p>
      <text:p text:style-name="Text_20_body">Слотроп ныряет за цилиндрический предмет в задней части трактора. Марви <text:span text:style-name="T623">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23">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23">у</text:span>гас<text:span text:style-name="T623">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23">ую</text:span> парабол<text:span text:style-name="T623">у</text:span> зелёных склонов гор и солнечного света…. </text:p>
      <text:p text:style-name="P353">–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25">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25">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26">текут</text:span> из его бойниц. Зелёное дыхание лесов стало острее, похолодало. </text:p>
      <text:p text:style-name="P158">Они <text:span text:style-name="T626">идут</text:span> по <text:span text:style-name="T626">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26">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26">на</text:span> Баварск<text:span text:style-name="T626">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26">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26">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87"><text:s text:c="2"/>ОХ… а уж тута… </text:p>
      <text:p text:style-name="P487">По щелям Нацисты, </text:p>
      <text:p text:style-name="P487">Во стенах Фашисты, </text:p>
      <text:p text:style-name="P487">А Япошки лыбятся зубами-домино, </text:p>
      <text:p text:style-name="P487">Норовят за яйца тя </text:p>
      <text:p text:style-name="P487">Хапанутя. </text:p>
      <text:p text:style-name="P487">Но... </text:p>
      <text:p text:style-name="P487">Кады кончица война </text:p>
      <text:p text:style-name="P487">Ох, же ж радый буду я, </text:p>
      <text:p text:style-name="P487">Погоню до Русаков </text:p>
      <text:p text:style-name="P487">По новой завести </text:p>
      <text:p text:style-name="P487">Да и Третию </text:p>
      <text:p text:style-name="P487">Закруговертити... </text:p>
      <text:p text:style-name="P354"><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42"><text:soft-page-break/>В <text:span text:style-name="T627">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27">тносительно</text:span> давлени<text:span text:style-name="T627">я</text:span> в камере. Наши расчёты показывают, что давление в 40 atü <text:span text:style-name="T627">стало</text:span> бы наиболее оптимальным. Но данные все<text:span text:style-name="T627">х</text:span> <text:span text:style-name="T627">проведённых </text:span><text:s/>нами <text:span text:style-name="T627">тестов</text:span> группируются вокруг значения всего в 10 atü». </text:p>
      <text:p text:style-name="P534">– Тогда, разумеется,– ответил Нгу<text:span text:style-name="T627">а</text:span>рарор<text:span text:style-name="T627">е</text:span>ру,– вы должны следовать данным. </text:p>
      <text:p text:style-name="P534">– Но это не будет ни самым совершенным, ни достаточным значением– возразил Немец. </text:p>
      <text:p text:style-name="P534">– Гордый человек,– сказал <text:span text:style-name="T627">Нгуарарореру</text:span>,– что в этих данных, если не прямое откровение? Откуда <text:s/>они <text:span text:style-name="T629">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28">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29">Метрополию</text:span>, этот громадный тупой зоопарк, как образчики, <text:span text:style-name="T629">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29">ылавшимися</text:span> <text:span text:style-name="T629">на </text:span>подав<text:span text:style-name="T629">ление</text:span> Велико<text:span text:style-name="T629">го</text:span> восстани<text:span text:style-name="T629">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29">по</text:span> установлени<text:span text:style-name="T629">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30">х</text:span>ся далеко позади неё, тёмны<text:span text:style-name="T630">е</text:span> склад<text:span text:style-name="T630">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30">вливается</text:span> в кончики пальцев. Это несомненно и освежающе, как сон. Это тепло. Чем <text:span text:style-name="T630">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30">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30">эта примесь</text:span> уже Германск<text:span text:style-name="T630">ой—</text:span>из Славянской и Цыганской<text:span text:style-name="T630">—</text:span>кров<text:span text:style-name="T630">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30">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31">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31">т</text:span> полоску кожи без узелка: это частица старинного символизма, который среди них счита<text:span text:style-name="T631">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31">ого</text:span> и человечь<text:span text:style-name="T631">его</text:span>. Otu- для неодушевлённ<text:span text:style-name="T631">ого</text:span> и распространяющ<text:span text:style-name="T631">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31">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31">т</text:span>о больше, н<text:span text:style-name="T631">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31">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31">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31">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31">настолько</text:span> честны, как могли бы, может мы и впрямь отняли у них стада и земли… ну, а <text:span text:style-name="T631">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32">в</text:span> этих Иреро, было тайной <text:span text:style-name="T632">столь</text:span> же непостижимой, как кладбища слонов, или лемминг<text:span text:style-name="T632">и</text:span> бросающи<text:span text:style-name="T632">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32">уловка</text:span> <text:span text:style-name="T632">в</text:span> наслаждени<text:span text:style-name="T632">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32">всевозможные</text:span> формы, <text:span text:style-name="T632">которые</text:span> ему удаётся <text:span text:style-name="T632">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32">превращая </text:span>самого себя, в новую конфигурацию. Он чувствует это. И <text:span text:style-name="T632">в </text:span>это<text:span text:style-name="T632">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32">путь</text:span> <text:span text:style-name="T632">начертанный им</text:span>, и <text:span text:style-name="T633">его</text:span> откровения. Это ему не льстит. </text:p>
      <text:p text:style-name="P355">То, что Енцин хочет создать не будет иметь истории. И тут не <text:span text:style-name="T634">потребуется правки</text:span> <text:span text:style-name="T634">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35">наметилось</text:span> некое странное сближение с Пустыми: в <text:span text:style-name="T635">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35">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35">А вот</text:span> чего нет, так это—ладно, забудь. </text:p>
      <text:p text:style-name="Text_20_body">– Ха! Нечем продолж<text:span text:style-name="T635">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35">Тут</text:span> охва<text:span text:style-name="T635">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35">Такая уйма</text:span> в одном акте? </text:p>
      <text:p text:style-name="Text_20_body">Всё это и <text:span text:style-name="T635">кое-что</text:span> ещё. Оба знают, что подспудно идёт обсуждение акта самоубийства, который включает <text:span text:style-name="T635">ещё и</text:span> <text:span text:style-name="T635">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35">по</text:span> все<text:span text:style-name="T635">м</text:span> пустеющи<text:span text:style-name="T635">м</text:span> чертог<text:span text:style-name="T635">ам</text:span>, две тени-женщины выползают из полостей своей умирающей раковины, у <text:span text:style-name="T635">финальной</text:span> пепельной полосы прибоя, <text:span text:style-name="T635">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35">елк</text:span>ого «бычка». Это пустая болтовня, или <text:span text:style-name="T636">же </text:span>Омбинди <text:span text:style-name="T636">хочет</text:span> обмахерить Енцина? Если <text:span text:style-name="T636">сказать</text:span>, типа: «Это ж ты жулишь, верно?»– а окажется, что нет, тогда— Однако, альтернатива настолько странна, что Енцина, так уж оно выходит, <text:span text:style-name="T151">П</text:span><text:span text:style-name="T149">риболтали </text:span><text:span text:style-name="T151">Н</text:span><text:span text:style-name="T149">а </text:span><text:span text:style-name="T151">С</text:span><text:span text:style-name="T149">амоубийство </text:span></text:p>
      <text:p text:style-name="P488">А мне похрен что я ем, </text:p>
      <text:p text:style-name="P488">Буги-вуги надоели совсем, </text:p>
      <text:p text:style-name="P488">Но меня приболтали на <text:span text:style-name="T1">самоубийство</text:span>! </text:p>
      <text:p text:style-name="P488"/>
      <text:p text:style-name="P488">И под гитару, и под трубу, </text:p>
      <text:p text:style-name="P488">Все ваши песни «бу-бу-бу-бу!» </text:p>
      <text:p text:style-name="P488">И меня приболтали на самоубийство! </text:p>
      <text:p text:style-name="P488"/>
      <text:p text:style-name="P488">Всё по талонам: от соли до трусиков, </text:p>
      <text:p text:style-name="P488">Мамашами становятся флиртующие пупсики, </text:p>
      <text:p text:style-name="P488">Плевать! Меня приболтали на <text:span text:style-name="T1">самоубийство</text:span>! </text:p>
      <text:p text:style-name="P488"/>
      <text:p text:style-name="P488">Ни галстук мне не нужен, ни нараспашку ворот, </text:p>
      <text:p text:style-name="P488">Ссышь на деревню, <text:span text:style-name="T640">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36">таких</text:span>, о чём <text:span text:style-name="T636">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36">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36">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37">ной</text:span>, а?– Чтобы прошлое рода развеялось <text:span text:style-name="T637">полностью</text:span>, все воспоминания должны стать общедоступными, какой резон хранить историю устремляясь к Последнему Н<text:span text:style-name="T637">у</text:span>лю…. <text:span text:style-name="T637">При всей</text:span> цинично<text:span text:style-name="T637">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37">из</text:span>люб<text:span text:style-name="T637">ленный</text:span> конёк Омбинди с его призывами обратиться к невинности прошлого, о которой он <text:span text:style-name="T637">всего</text:span> лишь слы<text:span text:style-name="T637">ш</text:span>ал, <text:span text:style-name="T637">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37">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37">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38">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38">меридианы</text:span> тела.… Нам <text:span text:style-name="T638">надлежит</text:span> изуч<text:span text:style-name="T638">а</text:span>ть эти новые карты Земли: и с ростом интереса к путешествиям в Глубинку, когда карты обретают иной смысл, <text:span text:style-name="T638">мы должны</text:span>….»– И он <text:span text:style-name="T638">заводится ещё и</text:span> о землях Гондваны, <text:s/>до разбегания материков, когда Аргентина ласково приалась к Юго-Западу… люди <text:span text:style-name="T638">вы</text:span>слуш<text:span text:style-name="T638">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38">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38">обрела</text:span> плоть, плоть <text:s/><text:span text:style-name="T638">переходит</text:span> дальше <text:span text:style-name="T639">во что</text:span>-то ещё…. Енцин отчётливо видит ловушку, но не способ обойти её…. И вот теперь сид<text:span text:style-name="T639">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39">завитушками</text:span> железной стружк<text:span text:style-name="T639">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39">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39">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39">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39">Вайсман</text:span> принёс новое имя домой, к своему возлюбленному, не столько покрасоваться, <text:span text:style-name="T639">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56">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41">в пограничьи с</text:span> кра<text:span text:style-name="T641">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41">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41">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44">в</text:span>люб<text:span text:style-name="T644">лённост</text:span>ь к последнему взрыв—<text:span text:style-name="T645">вмыв</text:span> и <text:span text:style-name="T645">вс</text:span>крик <text:span text:style-name="T645">вырывающийся</text:span> выше страха…. С чего бы Вайсман<text:span text:style-name="T641">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42">только</text:span> лишь в прилегающей <text:span text:style-name="T642">вплотную </text:span>пустоте, слегка вле<text:span text:style-name="T642">чься</text:span> его потоком, но <text:span text:style-name="T642">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42">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42">для</text:span> этих мраморных кулуар<text:span text:style-name="T642">ов</text:span> власти. Енцин охладел: не столько типа угасание пламени, как в полном смысле повеяло холодом, вкус горечи <text:span text:style-name="T642">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42">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42">по</text:span> наивности, которую я уже утратил, что всё возбуждение тех дней доставалось мне, так или иначе, как дар от Вайсмана. Он п<text:span text:style-name="T642">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42">столь</text:span> несчётному числу светловолосых молодых людей, тому как пот и пыль <text:span text:style-name="T642">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43">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57">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46">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47">первая</text:span> половина смены Андреаса, в основном принимает, отвечает только <text:span text:style-name="T647">в случае необходимости</text:span>. Выстукивание любой шифровки это приглашение мгновенной паранойи. Тут же <text:span text:style-name="T648">взвивается</text:span> возможность, что засекут твою антенну, тысячи квадратных километров там, в ночи, полной врагов в их собственных лагерях <text:span text:style-name="T648">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48">удобный</text:span> момент напасть и уничтожить без следа…. Енцин полагает, они будут выжидать пок<text:span text:style-name="T648">уд</text:span>а первая Африканская ракета не будет <text:s/>собрана <text:span text:style-name="T648">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50">заставляет</text:span> нас к <text:span text:style-name="T39">предполагать</text:span> «послевоенно<text:span text:style-name="T650">е</text:span> соперничеств<text:span text:style-name="T650">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48">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48">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48">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48">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9">schwarze besatzung am rhein</text:span></text:span><text:span text:style-name="Emphasis"><text:span text:style-name="T154">!</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49">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49">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49">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58"><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58">Вот-вот рассветёт. На сотню футов ниже расстилается бледное покрывало облака протянувшееся к западу насколько им хватает глаз. <text:span text:style-name="T651">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51">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51">ч</text:span>ком, что не знал такого. Впрочем, о ведьмах он почти без понятия, <text:span text:style-name="T651">хотя</text:span> <text:span text:style-name="T651">у н</text:span>его <text:span text:style-name="T651">в </text:span>предках <text:span text:style-name="T651">имелась даже</text:span> одна настоящая Салемская Ведьма, одна из последних в <text:span text:style-name="T651">ряду</text:span> вздёрнутых, несколько <text:span text:style-name="T651">подобных ей</text:span> на протяжении столетий зависли с фамильного дерева Слотропа. <text:span text:style-name="T651">З</text:span>вали <text:span text:style-name="T651">её </text:span>Эми Спру, отщепенка в семье, что стала Антиномианисткой в возрасте 23 <text:span text:style-name="T651">и</text:span>, <text:span text:style-name="T651">не в себе, <text:s/></text:span><text:s/>бегала <text:span text:style-name="T651">по</text:span> округе Бёркшира, опередив на 200 лет Чокнутую Сью Дамхэм, крадя младенцев, <text:span text:style-name="T652">гоняя</text:span> в сумерки на коровах, <text:span text:style-name="T652">устраивая</text:span> жертв<text:span text:style-name="T652">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89">Она шла в Род-Айленд прибежище найти, </text:p>
      <text:p text:style-name="P489">Решила отдохнуть в Салеме по пути, </text:p>
      <text:p text:style-name="P489">Но там им не понравилось как она улыбалась </text:p>
      <text:p text:style-name="P489">И к утру в компании ведьм на <text:span text:style-name="T652">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53">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56">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53">так</text:span> называе<text:span text:style-name="T653">мое</text:span> «<text:span text:style-name="T653">людское</text:span> <text:span text:style-name="T653">любопытство</text:span>», конечно, увлека<text:span text:style-name="T653">ет</text:span>, нам <text:span text:style-name="T653">же </text:span>всегда интересно чем вы, ребята, занимаетесь… Гели хмык<text:span text:style-name="T653">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54">ведутся </text:span>они идут с <text:span text:style-name="T654">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54">к</text:span>верх<text:span text:style-name="T654">у</text:span>, пока он бесчинствует с воплями <text:span text:style-name="T1">Схватить </text:span><text:span text:style-name="T154">Агликашку ’есоса мне похер сколько требуется людей хоть и ёбаная </text:span><text:span text:style-name="T1">дивизия</text:span><text:span text:style-name="T154">,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54">имеются</text:span> и в Гарварде и, наверняка, где-то выходят на Лайла Блэнда… кто они, а? что нужно им от Слотропа? Он уже <text:s/>знает <text:span text:style-name="T654">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55">что называется</text:span> <text:span text:style-name="T655">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55">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55">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55">ит</text:span> их, <text:span text:style-name="T655">несмотря на</text:span> <text:span text:style-name="T655">упирающиеся </text:span><text:s/>ног<text:span text:style-name="T655">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55">валиваются</text:span>, машут «до свиданья». Последней отцеп<text:span text:style-name="T655">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55">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55">з</text:span>ен: Собор, Ратхаус, церковь св. Бласиуса… квартал без крыш, в котором он встретил Гели…. </text:p>
      <text:p text:style-name="P359">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57">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57">Пре</text:span>свят<text:span text:style-name="T657">ое Блядство</text:span>! У меня точн<text:span text:style-name="T657">як</text:span> галлюцинации <text:span text:style-name="T657">гуляют</text:span>».– И тому подобный <text:span text:style-name="T662">подхалимаж</text:span> младшего подельника. </text:p>
      <text:p text:style-name="Text_20_body"><text:soft-page-break/>– <text:span text:style-name="T657">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63">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57">чуть</text:span> слышно, различается хор Фурий: </text:p>
      <text:p text:style-name="P490">Был молодчага по имени Женя,</text:p>
      <text:p text:style-name="P490">Любитель усилителя напряжения, </text:p>
      <text:p text:style-name="P490">Но пара коротких </text:p>
      <text:p text:style-name="P490">Оставила парня в чём мать родила </text:p>
      <text:p text:style-name="P490">И дом его сожгла дотла! </text:p>
      <text:p text:style-name="P490"/>
      <text:p text:style-name="P490"><text:span text:style-name="Emphasis">Ja, ja, ja, ja!</text:span> </text:p>
      <text:p text:style-name="P490">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58">чешет</text:span> мимо и <text:span text:style-name="T1">шмяк</text:span> влепляется <text:span text:style-name="T658">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59">На этот раз</text:span> им видна спина самолёта, кабина лётчика битком полна накачанных пивом Американцев, они поют: </text:p>
      <text:p text:style-name="P491">Был парень по имени Риттер,</text:p>
      <text:p text:style-name="P491">Он поимел контрольный трансмиттер,</text:p>
      <text:p text:style-name="P491"><text:span text:style-name="T660">С той поры</text:span> его хуй </text:p>
      <text:p text:style-name="P491">Стал болтаться как буй, </text:p>
      <text:p text:style-name="P491">Ил<text:span text:style-name="T660">и</text:span> шквалом растерзанный свитер. </text:p>
      <text:p text:style-name="Text_20_body">Дистанция <text:s text:c="2"/>метров <text:span text:style-name="T660">сто </text:span>и быстро сокращается. Шнорп <text:span text:style-name="T660">ухватывает</text:span> руку Слотропа, <text:span text:style-name="T660">по</text:span>казывает вправо по курсу. Провидению вздумалось выставить на их пути белый склон большущего облака и ветер <text:span text:style-name="T660">у</text:span>скор<text:span text:style-name="T660">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60">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91">Был однажды парень по имени Род, </text:p>
      <text:p text:style-name="P491">Он трахнул сервопривод, </text:p>
      <text:p text:style-name="P491">Но его конец </text:p>
      <text:p text:style-name="P491">Отрастил зубец, </text:p>
      <text:p text:style-name="P491">Не член стал, а полный урод. </text:p>
      <text:p text:style-name="Text_20_body">Шнорп возится с пламенем, серо-розовый нимб, чтоб ста<text:span text:style-name="T660">ло</text:span> менее заметным, однако <text:span text:style-name="T660">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60">угодить</text:span> <text:span text:style-name="T660">по</text:span> шар<text:span text:style-name="T660">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91">Был <text:span text:style-name="T660">один молодчик</text:span> из Декатера </text:p>
      <text:p text:style-name="P491">Что спал с ЖК генератором </text:p>
      <text:p text:style-name="P491">Яйца и хуй сковало льдом </text:p>
      <text:p text:style-name="P491">Жопу тоже, но малость потом </text:p>
      <text:p text:style-name="P491">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60">при себе</text:span> как лёгкое вооружение. Но они <text:span text:style-name="T660">проскользнули</text:span> мимо и туман уже снова смыкается. Раздались пара выстрелов. </text:p>
      <text:p text:style-name="Text_20_body">– Блядь, если они продырявят <text:span text:style-name="T660">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61">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61">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61">плывёт</text:span> над сельской местностью, чью зелёную чересполосицу сумерки <text:span text:style-name="T661">сводят</text:span> сейчас к чёрному: нить речки пылающей в вечернем солнце, <text:span text:style-name="T661">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61">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61">вспоминается</text:span> тут Слотроп<text:span text:style-name="T661">у</text:span>.– «Да. Это там, где и я преодолел звуковой барьер….» </text:p>
      <text:p text:style-name="P360"><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60">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65">др</text:span>ав серые подолы рубах, бродят <text:s/>гр<text:span text:style-name="T665">езя</text:span> посреди полей. Грёзы о еде, забытьи, других историях…. </text:p>
      <text:p text:style-name="Text_20_body"><text:soft-page-break/><text:span text:style-name="T665">Здешняя тишь</text:span> это от<text:span text:style-name="T665">ход</text:span> звука, как отступает прибой перед приливом: звуки утекают прочь, под уклон акустических каналов, скопиться, где-то там, в гр<text:span text:style-name="T665">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65">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66">ое</text:span> при<text:span text:style-name="T666">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66">В</text:span>ибриру<text:span text:style-name="T666">я всей</text:span> плот<text:span text:style-name="T666">ью</text:span> движется чокнутый сборщик утиля Чичерин, <text:span text:style-name="T666">в составе </text:span>котор<text:span text:style-name="T666">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66">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66">П</text:span>риказ<text:span text:style-name="T666">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66">щее</text:span> интересы народа. <text:span text:style-name="T667">И по мнению </text:span>Чичерин<text:span text:style-name="T667">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67">потребности</text:span>, которую он уже и не пытается понять, <text:span text:style-name="T667">на </text:span>необходимост<text:span text:style-name="T667">и</text:span> уничтожить <text:span text:style-name="Emphasis">Schwarzkommando </text:span>и своего мифического сводного брата Енцина. <text:span text:style-name="T667">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67">Тот был</text:span> <text:span text:style-name="T667">из</text:span> давни<text:span text:style-name="T667">х</text:span> <text:span text:style-name="T667">деятелей</text:span>, Меньшевик перешедший к Большевикам, <text:span text:style-name="T667">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67">вот</text:span> и ладно. Теперь такое государство есть. Но опять-таки, есть и <text:span text:style-name="T667">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67">исполненными</text:span> предан<text:span text:style-name="T667">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68">громоздились на</text:span> подоконник<text:span text:style-name="T668">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68">на </text:span>лошад<text:span text:style-name="T668">ях</text:span>, <text:span text:style-name="T668">непрестанных</text:span> толчков земл<text:span text:style-name="T668">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68">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68">ыхало</text:span> молниями: трепещущими, слепящими. Жуть. Земля сотрясается гулом ниже предела слышимости. Может <text:span text:style-name="T668">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68">бозрим</text:span>ыми десятинами трав, столбиками коровяка, в зыб<text:span text:style-name="T668">ком колыхании</text:span> насколько хватает глаз, зелёно<text:span text:style-name="T668">м</text:span> и серо<text:span text:style-name="T668">м</text:span> от ветра. Ошелом<text:span text:style-name="T668">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69">на</text:span> самы<text:span text:style-name="T669">х</text:span> промозглы<text:span text:style-name="T669">х</text:span> <text:span text:style-name="T669">бивуаках</text:span> его души, сталкиваясь в оголённом Ленинграде с неизбежностью своей смерти, смертями своих товарищей, никогда не обратится <text:span text:style-name="T669">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70">подходит</text:span> быть даже «воспоминанием». Галина скорее уж <text:span text:style-name="T670">нечто</text:span> типа фигуры алфавита, или процедуры при разборке винтовки Мосина—да, <text:span text:style-name="T670">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70">е</text:span>мны, словно от ударов без промаху. Челюсть у неё невелика, квадратна и <text:span text:style-name="T670">выступает</text:span> вперёд, нижние зубы показываются чаще, когда заговорит…. Почти никогда не улыбается. Кости её лица крепко изогнуты и склёпаны. <text:span text:style-name="T670">А</text:span>ура <text:span text:style-name="T670">её из</text:span> пыл<text:span text:style-name="T670">и</text:span> мела, хозяйственно<text:span text:style-name="T670">го</text:span> мыл<text:span text:style-name="T670">а,</text:span> пот<text:span text:style-name="T670">а</text:span>. С отчаянной Любой на <text:span text:style-name="T670">периферии</text:span>, <text:span text:style-name="T670">непременно</text:span>, своей комнаты, у своего окна, миловидный беркут. Галина натренировала её—но летает <text:span text:style-name="T670">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70">наподобие</text:span> поклона и салюта швабр<text:span text:style-name="T670">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70">в</text:span> дружбе этого Русского. Отец Джакыпа Кулана погиб во время восстания 1916, <text:span text:style-name="T670">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71">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71">в </text:span>так<text:span text:style-name="T671">ой дали</text:span> от железной дороги. Они охотились на Сартов, Казахов, Кыргызов, Дунганов в то жуткое лето, как на дичь. <text:span text:style-name="T671">Велся</text:span> ежедневный <text:span text:style-name="T671">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71">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71">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71">посулом</text:span> соколиной охоты—опутят, небес <text:span text:style-name="T671">с</text:span> земл<text:span text:style-name="T671">ёю</text:span>, <text:span text:style-name="T671">странствий</text:span>…. Или молчани<text:span text:style-name="T671">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71">устрашающи</text:span> как стихии в этом медвежьем углу—предназначены для Земли б<text:span text:style-name="T102">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64">ем</text:span> Неназываем<text:span text:style-name="T664">ым</text:span>, что так страшит её…. </text:p>
      <text:p text:style-name="P361">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72">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72">й</text:span> гладко<text:span text:style-name="T672">й</text:span>, безукоризненно<text:span text:style-name="T672">й</text:span> проск<text:span text:style-name="T672">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73">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73">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74">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75">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62">–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76">джентльменское</text:span> отвращение. <text:span text:style-name="T676">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76">же </text:span>день, как Чичерин <text:span text:style-name="T676">явился</text:span> доложить <text:span text:style-name="T676">о</text:span> <text:span text:style-name="T676">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76">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77">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77">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77">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77">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77">в</text:span> послеполуденных и садовых форм<text:span text:style-name="T677">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77">появляются</text:span> от чего-то ещё. <text:span text:style-name="T677">З</text:span>дешний гашиш <text:span text:style-name="T677">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78">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78">в основном из</text:span> куско<text:span text:style-name="T678">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78">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79">н</text:span>айти и пары экспертов, которые <text:span text:style-name="T679">пришли <text:s/>бы к </text:span>согласи<text:span text:style-name="T679">ю</text:span> даже о значении этого слова. «Понуждение»? А кого не понуждают? «Соизволение»? «Подчинённость»? А эти что <text:span text:style-name="T679">о</text:span>знача<text:span text:style-name="T679">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79">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79">пока</text:span> однажды <text:span text:style-name="T679">не </text:span>пропад<text:span text:style-name="T679">ё</text:span>т в хаосе. То же самое и с вашим работодателем. </text:p>
      <text:p text:style-name="Text_20_body">– Мой «работодател<text:span text:style-name="T682">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80">ав</text:span>ать больше правды, прежде чем <text:span text:style-name="T680">по</text:span>чувствовать неловкость. Его терпе<text:span text:style-name="T680">ливость</text:span> с Чичеринской красноармейской версией экономики <text:span text:style-name="T680">оказалась</text:span> довольно <text:span text:style-name="T680">обширной</text:span>. Они расстались <text:span text:style-name="T680">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80">Чудненько</text:span> <text:s/>прове<text:span text:style-name="T680">сти</text:span> зим<text:span text:style-name="T680">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80">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80">даже</text:span> 20 лет спустя. И теперь он знает. А <text:span text:style-name="T680">раз</text:span> это всё <text:s/><text:span text:style-name="T680">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80">придания </text:span>Дантова оттенка <text:s/>Их понятия<text:span text:style-name="T681">м</text:span> <text:span text:style-name="T680">о</text:span> расправ<text:span text:style-name="T680">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63">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83">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83">включёнными</text:span> на палубе по ночам, таскали мешки с углём, полуслепые <text:span text:style-name="T683">от </text:span>луч<text:span text:style-name="T683">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84">просто</text:span> <text:span text:style-name="T684">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84">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84">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84">скупых</text:span> слов в Адмиралтействе. Но это была эра Сиадоры Александровны, той самой с нижним бельём из шкуры козлёнка, и <text:span text:style-name="T684">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85">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85">Вайсмана</text:span> и его политическ<text:span text:style-name="T685">ом</text:span> приключени<text:span text:style-name="T685">и</text:span> в Юго-Западной) было воспроизведено неким ушлым аппаратчиком и ушло в досье на самого Чичерина. И так оно обернулось, что <text:span text:style-name="T685">по прошествии пары</text:span> <text:s text:c="2"/>месяц<text:span text:style-name="T685">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85">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85">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85">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85">точно</text:span> торчанье в Арабских кварталах города, дожида<text:span text:style-name="T685">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85">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86">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86">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86">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86">как </text:span>часовы<text:span text:style-name="T686">е</text:span>, обглоданные до кости. Горбуны, прокажённые, гебефреники и ампутанты вс<text:span text:style-name="T686">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64">До чего алфавитна природа молекул. Это доходит тебе тут, внизу: тут встречаешь Комитеты молекулярной структуры один <text:span text:style-name="T687">в</text:span> <text:span text:style-name="T687">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87">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87">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87">ое</text:span> <text:span text:style-name="T687">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87">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87">плодятся</text:span> в городах, в Самарканде, Пишпеке, Верном и Ташкете. Вдоль тротуаров и на стенах по<text:span text:style-name="T687">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88">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88">подъезжают к</text:span> деревн<text:span text:style-name="T688">е</text:span>, которую они искали. Люди собрались в круг: весь день <text:span text:style-name="T688">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88">при всей</text:span> деревн<text:span text:style-name="T688">е</text:span> ведут насмешливую ну-ты-мне-нравишься-хотя-у-тебя-есть-пара-сдвигов-например <text:span text:style-name="T688">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88">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92">Ты выпил много очень много кумыса,</text:p>
      <text:p text:style-name="P492">Я должно быть слышу тут слова кумыса— </text:p>
      <text:p text:style-name="P492">Где ты был в тот вечер, когда мой брат </text:p>
      <text:p text:style-name="P492">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92">Мне послышалось ты сказал слово «свадьба»? </text:p>
      <text:p text:style-name="P492">Так это и <text:span text:style-name="T691">есть</text:span> свадьба— </text:p>
      <text:p text:style-name="P492">В этом тёплом кругу песен, </text:p>
      <text:p text:style-name="P492">Весёлом и громком, как всякая свадьба. </text:p>
      <text:p text:style-name="P492"/>
      <text:p text:style-name="P492">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9">Песня </text:span><text:span text:style-name="Emphasis"><text:span text:style-name="T149">Акына</text:span></text:span> </text:p>
      <text:p text:style-name="P493">Я пришёл от края мира, </text:p>
      <text:p text:style-name="P493">Я пришёл из дыхания ветра, </text:p>
      <text:p text:style-name="P493">Там увидел я совсем небывалое, </text:p>
      <text:p text:style-name="P493">Даже Джамбул не смог бы об этом спеть. </text:p>
      <text:p text:style-name="P493">Страхом в сердце острее острого, </text:p>
      <text:p text:style-name="P493">Он прорежет любой металл. </text:p>
      <text:p text:style-name="P493"/>
      <text:p text:style-name="P493">В древних легендах говорится об этом, </text:p>
      <text:p text:style-name="P493">О времени старше, чем Коркыт, </text:p>
      <text:p text:style-name="P493">Который взял от дерева ширгай </text:p>
      <text:p text:style-name="P493">Первый кобыз и первую песнь— </text:p>
      <text:p text:style-name="P493">Говорится в ней о в земле далёкой, </text:p>
      <text:p text:style-name="P493">Где размещён Кыргызский Свет. </text:p>
      <text:p text:style-name="P493"/>
      <text:p text:style-name="P493">В месте том слова неизвестны, </text:p>
      <text:p text:style-name="P493">И горят глаза словно свечи в ночи, </text:p>
      <text:p text:style-name="P493">И лик Бога там пребывает </text:p>
      <text:p text:style-name="P493">Укрытый маскою неба— </text:p>
      <text:p text:style-name="P493">У высокого чёрного камня в пустыне, </text:p>
      <text:p text:style-name="P493">До времени последних дней. </text:p>
      <text:p text:style-name="P493"/>
      <text:p text:style-name="P493">А и не будь то место таким далёким, </text:p>
      <text:p text:style-name="P493">И если б нашлись слова, выговорены, </text:p>
      <text:p text:style-name="P493">То Бог стал бы золотой иконой, </text:p>
      <text:p text:style-name="P493"><text:soft-page-break/>Иль страницею в книге бумажной. </text:p>
      <text:p text:style-name="P493">Но Оно представляется как Кыргызский Свет— </text:p>
      <text:p text:style-name="P493">Нет у Этого иных имён. </text:p>
      <text:p text:style-name="P493"/>
      <text:p text:style-name="P493">Гром Его голоса глухота, </text:p>
      <text:p text:style-name="P493">Отблеск огня Его незрячесть, </text:p>
      <text:p text:style-name="P493">Равнина пустыни содрогается, </text:p>
      <text:p text:style-name="P493">И лицо Его невыносимо. </text:p>
      <text:p text:style-name="P493">Ник<text:span text:style-name="T691">о</text:span>му не дано остаться тем, кем был, </text:p>
      <text:p text:style-name="P493">Увидавши Кыргызский Свет. </text:p>
      <text:p text:style-name="P493"/>
      <text:p text:style-name="P493">Говорю же вам я видел Это, </text:p>
      <text:p text:style-name="P493">В месте древнее, чем тьма, </text:p>
      <text:p text:style-name="P493">Куда даже Аллах не может достигнуть. </text:p>
      <text:p text:style-name="P493">Сами видите, борода моя поле под инеем, </text:p>
      <text:p text:style-name="P493">С палкой хожу, чтоб не падать, </text:p>
      <text:p text:style-name="P493">Но свет этот должен нас превращать детей. </text:p>
      <text:p text:style-name="P493"/>
      <text:p text:style-name="P493">И теперь не могу ходить далеко, </text:p>
      <text:p text:style-name="P493">Детям надо ходить научиться. </text:p>
      <text:p text:style-name="P493">И слова мои слуху вашему, </text:p>
      <text:p text:style-name="P493">Кажутся лепетом несмышлёныша. </text:p>
      <text:p text:style-name="P493">Оттого, что глаза мои унёс Кыргызский Свет, </text:p>
      <text:p text:style-name="P493">Как дитя теперь щупаю Землю. </text:p>
      <text:p text:style-name="P493"/>
      <text:p text:style-name="P493">Это к северу, в шести днях пути, </text:p>
      <text:p text:style-name="P493">По ущельям серого цвета смерти, </text:p>
      <text:p text:style-name="P493">А потом через каменную пустыню, </text:p>
      <text:p text:style-name="P493">К горе, чья вершина белая юрта. </text:p>
      <text:p text:style-name="P493">И если ты прошёл безопасно, </text:p>
      <text:p text:style-name="P493"><text:soft-page-break/>Место чёрного камня найдёт тебя. </text:p>
      <text:p text:style-name="P493"/>
      <text:p text:style-name="P493">Но если ты для этого не рождён, </text:p>
      <text:p text:style-name="P493">Оставайся у своего тёплого красного огня, </text:p>
      <text:p text:style-name="P493">И оставайся со своей женой, в кибитке, </text:p>
      <text:p text:style-name="P493">И никогда не найдёт тебя Свет, </text:p>
      <text:p text:style-name="P493">И сердце твоё станет тяжким от старости, </text:p>
      <text:p text:style-name="P493">А глаза закрываться будут только для сна. </text:p>
      <text:p text:style-name="Text_20_body">– <text:span text:style-name="T689">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90">познавшим</text:span> его, подобно утренним землетрясениям и гонящему тучи ветру, <text:span text:style-name="T690">в </text:span>очередной чистке, войне, <text:span text:style-name="T690">подобно </text:span>миллионам миллионов душ ушедших до него, он едва сможет вспомнить Это. </text:p>
      <text:p text:style-name="Text_20_body">Но в Зоне, <text:span text:style-name="T690">затаившись</text:span> в летней Зоне, Ракета ждёт. Его снова потянет на тот же путь…. </text:p>
      <text:p text:style-name="P365"><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65">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92">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92">ов</text:span>ых луковиц. Внести <text:span text:style-name="T692">сюда </text:span>малость Американского просвещения. Но он <text:span text:style-name="T692">от них </text:span>просто в отчаян<text:span text:style-name="T692">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93">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93">После ночи</text:span> без сна и сдыхая от жажды, Слотроп лежит животом на земле и хлебает воду, просто старый бродяга, <text:span text:style-name="T693">что</text:span> спеши<text:span text:style-name="T693">л</text:span>ся тут у бочага…. Дуболом. Рвота, судороги, понос, и кто он <text:span text:style-name="T693">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93">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93">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94">типа</text:span> Германск<text:span text:style-name="T694">ой</text:span> народн<text:span text:style-name="T694">ой</text:span> песенк<text:span text:style-name="T694">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94">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94">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94">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94">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94">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94">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94">бродят</text:span> вокруг <text:span text:style-name="T694">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94">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95">И</text:span> <text:span text:style-name="T695">как </text:span>не бы<text:span text:style-name="T695">ва</text:span>ло. </text:p>
      <text:p text:style-name="Text_20_body"><text:soft-page-break/>– Странный разговор, Полковник. </text:p>
      <text:p text:style-name="Text_20_body">– Не слишком, если побываешь там, где нам <text:span text:style-name="T696">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96">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96">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96">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96">подверженной</text:span> случайн<text:span text:style-name="T696">остям</text:span>, как и <text:span text:style-name="T696">у нас</text:span>, мог<text:span text:style-name="T696">ла</text:span> оказаться <text:span text:style-name="T696">судьба </text:span>Агрегат<text:span text:style-name="T696">а</text:span> 4—<text:span text:style-name="T696">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96">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96">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96">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96">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96">отбрасыват</text:span>ь пока не отрылось полметра стабилизатора. Определённость Номера. <text:span text:style-name="T697">Нгуарарореру</text:span> <text:span text:style-name="T697">наклоняется</text:span> <text:span text:style-name="T697">отереть</text:span> грязь прочь, открывает часть опознавательного номера, бел<text:span text:style-name="T697">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98">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98">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98">ю</text:span>т ваш<text:span text:style-name="T698">и</text:span> <text:span text:style-name="T698">устремления</text:span>. Но они пытаются прихлопнуть нас. Я только что из Гамбурга. Там у нас неприятности. Они <text:span text:style-name="T698">по</text:span>пытались выдать это за нападение Пе-эЛов, но за <text:span text:style-name="T698">всем</text:span> стояло Британск<text:span text:style-name="T698">ая</text:span> военн<text:span text:style-name="T698">ая администрация</text:span>, и им <text:span text:style-name="T698">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66">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99">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99">рас</text:span>пе<text:span text:style-name="T699">ва</text:span>л песенку или две подыгрывая на ук<text:span text:style-name="T699">улел</text:span>е, и не чуишь раззи, что тут ты оказался в засасывающих болотах греха, Слотроп? <text:span text:style-name="T699">возможно</text:span> не совсем т<text:span text:style-name="T699">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99">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38">о</text:span>рой: той, с кем он проведёт какое-то время прежде, чем <text:span text:style-name="T699">покинет</text:span> снова. Минезингер <text:span text:style-name="T699">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00">вших</text:span> для неё пурпурный гель в <text:span text:style-name="T707">фильтр </text:span>основно<text:span text:style-name="T707">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00">нашёптываний</text:span>, что веют <text:span text:style-name="T700">обвиваясь</text:span>, как <text:span text:style-name="T700">от </text:span>кожаны<text:span text:style-name="T700">х</text:span> занавес<text:span text:style-name="T700">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00">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00">несомненного</text:span> нет не может быть да так и есть да это же КОСЯК! А и горит <text:span text:style-name="T701">же </text:span>где-то совсем неподалёку. Пронизанная золотом зелень покатых полей <text:span text:style-name="T701">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01">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01">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01">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01">воображал</text:span> полномасштабное Чествование Р<text:span text:style-name="T701">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01">н</text:span>ных липах, жареные индюшки <text:span text:style-name="T701">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01">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01">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01">Тот</text:span> отзванивает <text:span text:style-name="T701">многоголосьем</text:span>. Некоторые ноты малость не строят, к тому же: они звучат очень странно, <text:span text:style-name="T701">когда</text:span> все вместе…. </text:p>
      <text:p text:style-name="Text_20_body">– Не знаю который час,– Кислота озирается по сторонам,– нам не нужно <text:span text:style-name="T701">ещё </text:span>заглянуть в Чикаго-Бар? Или это вчера было? </text:p>
      <text:p text:style-name="Text_20_body">– <text:span text:style-name="T701">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02">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02">совсем</text:span> <text:span text:style-name="T702">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02">о</text:span> кистями пламени до порохового чёрного по всем взрыво<text:span text:style-name="T702">произведённ</text:span>ым изгибам и выступам, исчёркан<text:span text:style-name="T702">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03">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03">о</text:span> тут тела людей, откопаны из-под сегодняшних развалин, каждое в своём солдатском пердёжном мешке с биркой. Но тут больше, чем <text:span text:style-name="T703">просто </text:span>оптический промах. Они доходят, они пресуществились, а после лета и с наступлением голодной зимы, как знать чем будем мы кормиться <text:span text:style-name="T703">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03">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03">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94">Прошлой ночью мне приснился сон, </text:p>
      <text:p text:style-name="P494">Я в улёте тянул из кальяна </text:p>
      <text:p text:style-name="P494">Тут Арабский джин, здоровенный как слон, </text:p>
      <text:p text:style-name="P494">Выпрыгнул из дыма-тумана: </text:p>
      <text:p text:style-name="P494">«Твои желанья исполню я, </text:p>
      <text:p text:style-name="P494">Всё, что только захочешь ты» </text:p>
      <text:p text:style-name="P494">«Братан»,– говорю,– «директива моя: </text:p>
      <text:p text:style-name="P494">Ты добудь мне наркоты». </text:p>
      <text:p text:style-name="P494">Улыбнулся, схватил он за руку меня, </text:p>
      <text:p text:style-name="P494">Понеслись мы повыше крыш </text:p>
      <text:p text:style-name="P494">Оказались в стране, где вместо гор у ручья </text:p>
      <text:p text:style-name="P494">Горою был сложен гашиш! </text:p>
      <text:p text:style-name="P494">А в ручье том журчал морфин, </text:p>
      <text:p text:style-name="P494">А деревья расцветали таблетками: </text:p>
      <text:p text:style-name="P494">Рамилар, ноксирон, кадеин, </text:p>
      <text:p text:style-name="P494">И море грибов изумляли расцветками! </text:p>
      <text:p text:style-name="P494"><text:span text:style-name="T703">А</text:span> навстречу попадались красотки одни </text:p>
      <text:p text:style-name="P494">С движениями тягучими </text:p>
      <text:p text:style-name="P494">Протягивали пригоршнями кокаин, </text:p>
      <text:p text:style-name="P494">Угоститься по такому случаю. </text:p>
      <text:p text:style-name="P494">И покатились дни </text:p>
      <text:p text:style-name="P494">На марихуанной ноте, </text:p>
      <text:p text:style-name="P494">Мускатные чаи </text:p>
      <text:p text:style-name="P494">Закусывались кактусами пейоте. </text:p>
      <text:p text:style-name="P494">И печенюшками разными, </text:p>
      <text:p text:style-name="P494">И все были такими классными, </text:p>
      <text:p text:style-name="P494"><text:soft-page-break/>Что я решил там навеки остаться. </text:p>
      <text:p text:style-name="P494">Но этот джин всё по своему сбацал. </text:p>
      <text:p text:style-name="P494">Киданул он меня обратно </text:p>
      <text:p text:style-name="P494">В этот мир холода и мрака, </text:p>
      <text:p text:style-name="P494">Вот такой оказался он подлой собакой. </text:p>
      <text:p text:style-name="P494">Теперь проведённые в Наркутии дни вспоминаю </text:p>
      <text:p text:style-name="P494">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06">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03">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04">палить</text:span> его <text:span text:style-name="T704">и меня заодно</text:span>. Все те Русские могут выстроиться вокруг печи и ловить приход. </text:p>
      <text:p text:style-name="Text_20_body"><text:soft-page-break/>– Наверное,– самая декадент<text:span text:style-name="T704">н</text:span>ая красотка, какую только в жизни видел Слотроп, в светящихся индиго теня<text:span text:style-name="T704">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05">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09">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09">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09">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09">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09">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10">гда </text:span><text:s/>может быть также, даже здесь, <text:span text:style-name="T710">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10">и</text:span> нагромождения обломков, их <text:span text:style-name="T710">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10">с</text:span> земл<text:span text:style-name="T710">и</text:span> носят свои лёгкие у себя на груди. Объявления о<text:span text:style-name="T710">б</text:span> <text:span text:style-name="T710">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13">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11">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11">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11">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11">что</text:span> дожидаю<text:span text:style-name="T711">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11">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12">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12">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08">и </text:span>официанту затянуться, <text:span text:style-name="T708">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14">со </text:span>Слотроп<text:span text:style-name="T714">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14">да</text:span> ничего такого не вид<text:span text:style-name="T714">н</text:span>ел<text:span text:style-name="T714">ось</text:span>, что могло <text:span text:style-name="T714">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14">А</text:span> како<text:span text:style-name="T714">м</text:span>у другу не охота—как бы тебе попонятнее?—<text:span text:style-name="T1">шмякнуть тортом </text:span><text:span text:style-name="T154">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14">с </text:span>перманганат<text:span text:style-name="T714">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15">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15">Совсем</text:span> не то, что нужно для А4, <text:span text:style-name="T1">а, Ракетмэн</text:span>? Этот твой <text:span text:style-name="T715">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15">При</text:span> моей невезух<text:span text:style-name="T715">е</text:span>… </text:p>
      <text:p text:style-name="Text_20_body">– Что-то ты в лице переменился, Ракетмэн. </text:p>
      <text:p text:style-name="Text_20_body"><text:soft-page-break/>– Что, до <text:span text:style-name="T715">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19">не </text:span>пустился рвать когти вдоль улицы, однако п-пииск точно <text:span text:style-name="T715">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16">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16">под покровом</text:span> своего Ракетмэн<text:span text:style-name="T716">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16">ет</text:span> на малой, солдат в <text:span text:style-name="T716">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16">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16">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16">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16">впёртую</text:span> ему в рот с таким напором, что у <text:span text:style-name="T716">бедняги</text:span> и глаза перекосило, хотя руку, или что там удерживает ошеломляющий сервелат: на снимке не видно.<text:span text:style-name="T149">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17">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17">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95">Джубли Джим разносчик-торговец, ты только посмотри,</text:p>
      <text:p text:style-name="P495">Подмигивает дамам от Стокбриджа до Ли— </text:p>
      <text:p text:style-name="P495">Купи подружке брошку, забудешь про скуку, </text:p>
      <text:p text:style-name="P495">А вот наряды бальные по доллару за штуку, </text:p>
      <text:p text:style-name="P495">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17">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17">но</text:span> в более мягком <text:span text:style-name="T717">уже</text:span> освещении, пробуждаются тёплые оттенки, лёгкие тени мускулов ляжек, на<text:span text:style-name="T717">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18">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20">перед его</text:span> лицо<text:span text:style-name="T720">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21">где-то внизу</text:span>, нежданно, бледная арка переезда Авус возникает впереди. <text:span text:style-name="T721">Ещё чуть</text:span> дальше и Слотроп вернётся обратно в Американский сектор. Он <text:span text:style-name="T721">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21">среди всего </text:span><text:s/>проч<text:span text:style-name="T721">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22">чтоб они послужили</text:span> смертельн<text:span text:style-name="T722">ой</text:span> преград<text:span text:style-name="T722">ой</text:span>. Тут всё сплошь самоучки, Фрицы фон О<text:span text:style-name="T722">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22">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22">стоп-сигнала</text:span> <text:span text:style-name="T723">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23">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23">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23">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52">А</text:span><text:span text:style-name="T149">дмиралтейство, </text:span><text:span text:style-name="T152">М</text:span><text:span text:style-name="T149">ид, </text:span><text:span text:style-name="T152">Г</text:span><text:span text:style-name="T149">осдепартамент, </text:span><text:span text:style-name="T152">Н</text:span><text:span text:style-name="T149">ачальники </text:span><text:span text:style-name="T152">Ш</text:span><text:span text:style-name="T149">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24">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24">содержимого</text:span>. </text:p>
      <text:p text:style-name="Text_20_body">– О, нет. Нет. Не транди.– Какое-то время он стоит на улице, <text:s text:c="2"/>дрож<text:span text:style-name="T724">а</text:span> и прокли<text:span text:style-name="T724">ная</text:span> то<text:span text:style-name="T724">го</text:span> Моряк<text:span text:style-name="T724">а</text:span> Бодайн<text:span text:style-name="T724">а</text:span>, долбодон<text:span text:style-name="T724">а</text:span>, сволоч<text:span text:style-name="T724">угу</text:span> и агент<text:span text:style-name="T724">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24">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25">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25">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25">у</text:span>вил<text:span text:style-name="T725">ива</text:span>ет за угол виллы, и вниз к берегу, оставляя Микки Руни, <text:span text:style-name="T725">у</text:span>пёршего локти <text:span text:style-name="T725">в</text:span> перила, так и смотреть. </text:p>
      <text:p text:style-name="Text_20_body">Выйдя за проволоку, избегая часовых, у самого края воды, по<text:span text:style-name="T725">качи</text:span>вая вещев<text:span text:style-name="T725">ую</text:span> сумк<text:span text:style-name="T725">у</text:span> <text:span text:style-name="T725">за</text:span> её завязк<text:span text:style-name="T725">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25">он, похоже,</text:span> забрёл <text:span text:style-name="T725">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25">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25">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25">за</text:span>вихре<text:span text:style-name="T725">нии</text:span> <text:span text:style-name="T725">анестезии</text:span>, парит застенчиво над пропастью Смерти…. </text:p>
      <text:h text:style-name="P281"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26">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27">солидарность</text:span> <text:span text:style-name="T727">под</text:span> <text:span text:style-name="T727">непрестанным</text:span> стресс<text:span text:style-name="T727">ом</text:span>, который, впрочем, тут <text:span text:style-name="T727">далеко </text:span>не один. Луз нынче с Филипе, хотя <text:span text:style-name="T727">номинально</text:span> она девушка Сквалидози—после того, как Сквалидози пропал в своей поездке в Цюрих, она начала крутить с поэтом на основ<text:span text:style-name="T728">е</text:span> страстной декламации «Павос Реалес» Лугонеса, <text:span text:style-name="T728">в ту </text:span><text:s/>душн<text:span text:style-name="T728">ую</text:span> ноч<text:span text:style-name="T728">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28">Наверно</text:span> глупо было так поступ<text:span text:style-name="T728">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28">же ты </text:span>разбираешься в людях. </text:p>
      <text:p text:style-name="Text_20_body">– А что по-твоему мне следовало делать: отвести его сперва к психоаналитику? <text:span text:style-name="T729">Оценить</text:span> <text:span text:style-name="T729">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29">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29">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29">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29">для</text:span> люб<text:span text:style-name="T729">ой</text:span> марк<text:span text:style-name="T729">е</text:span>, модел<text:span text:style-name="T729">и</text:span> и год<text:span text:style-name="T729">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30">вознамерился</text:span> финансировать все свои будущие фильмы из собственных несметных доходов. –«Единственный способ довести съёмки до конца ¿verdad? <text:span text:style-name="T730">А с</text:span>кажи<text:span text:style-name="T730">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30">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30">тот</text:span> составляет для фон Гёля, используя для этого одолженный у Эль Нято томик Мартина Фиеро, давно распавшийся на части от пере<text:span text:style-name="T730">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96">Aquí me pongo a cantar</text:p>
      <text:p text:style-name="P496">l compás de la vigüela, </text:p>
      <text:p text:style-name="P496"><text:soft-page-break/>que el hombre que lo desvela </text:p>
      <text:p text:style-name="P496">una pena estrordinaria, </text:p>
      <text:p text:style-name="P496">como la ave solitaria </text:p>
      <text:p text:style-name="P496">con el cantar se consuela.</text:p>
      <text:p text:style-name="P367">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31">путём</text:span> уничтожения людей, которые живут там: превра<text:span text:style-name="T731">тить</text:span> деревень в каторжные лагеря, переда<text:span text:style-name="T731">ть</text:span> стран<text:span text:style-name="T731">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31">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31">ужн</text:span>о. Однако, я <text:span text:style-name="T731">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31">Неч</text:span>то настолько анти-общественное? </text:p>
      <text:p text:style-name="Text_20_body">– Но <text:span text:style-name="T731">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31">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31">вшуюся</text:span> «<text:span text:style-name="Emphasis">Emulsion J</text:span>», которую изобрёл Ласло Джампф, <text:span text:style-name="T731">которая обладала особым</text:span> свойством делать, даже при обычном дневном освещении, человеческую кожу прозрачной на глубину в пол<text:span text:style-name="T731">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32">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32">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32">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35">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32">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32">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32">с</text:span> кажды<text:span text:style-name="T732">м</text:span> оборот<text:span text:style-name="T732">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33">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33">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33">лохмы</text:span> серебряной мочалки <text:span text:style-name="T1">прямо</text:span><text:span text:style-name="T45">,</text:span><text:span text:style-name="T1"> тебе, в мозги</text:span>!» Так что, в мягком море-обороте эт<text:span text:style-name="T733">ой</text:span> ноч<text:span text:style-name="T733">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33">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33">и</text:span> расчёт 3-дюймовой пушки на турели по правому борту эсминца, крошил <text:span text:style-name="T733">его</text:span> полчаса в клочья, пока серый военный корабль держался в отдалении, опасаясь заразы. </text:p>
      <text:p text:style-name="P191">Так какое <text:span text:style-name="T733">же </text:span>море ты пересёк, конкретно, и в какое море погружался не раз до дна, в тревоге, <text:span text:style-name="T734">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34">затхлого</text:span> подлодочного дыхания? Понадобилось Дело Дрейфуса, чтобы расшевелить и объединить Сионистов, <text:span text:style-name="T734">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97"><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68">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36">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36">для него было </text:span><text:s/>бы лучше, если б его где-нибудь прикрыли. Он вообще без понятия что такое его свобода, а ещё меньше чего она стоит. Так что <text:span text:style-name="T736">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36">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36">только </text:span>он одел маску, перед зеркалом возле иконки, он <text:span text:style-name="T736">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36">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54">Schwarzgerät</text:span></text:span>. И он сочетал «<text:span text:style-name="Emphasis">schwarz</text:span>-» со странными существительными в отрывках <text:span text:style-name="T736">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36">еск</text:span>о<text:span text:style-name="T736">го</text:span> комбин<text:span text:style-name="T736">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36">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37">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37">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37">стиснувшие</text:span> руль,– или Американец, или кто он там есть, ты уж узнай <text:span text:style-name="T737">откуда</text:span> он берёт такую дурь. </text:p>
      <text:p text:style-name="Text_20_body">– П<text:span text:style-name="T737">иши</text:span> докладную, чтобы не забыть,– отдаёт приказ Чичерин. Они оба начинают гоготать как чокнутые там, под деревом. </text:p>
      <text:p text:style-name="P498"><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69">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39">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39">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39">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40">змель</text:span>чается прочь от мощных линз, что когда-то воззрялись в них. Круги свет<text:span text:style-name="T740">а</text:span> намалёваны на декорациях, действуя Слотропу на нервы, которому постоянно попадаются эти <text:span text:style-name="T740">разрежено</text:span> жёлтые полосы, резко озирается, потом вообще разворачивается в поисках источника света, которого там никогда <text:s/>не бы<text:span text:style-name="T740">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40">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40">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40">тут</text:span> всегда было её любимое место. <text:span text:style-name="T740">Здесь</text:span> ею руководил великий Герхардт фон Гёль в завуалированно порнографичных фильмах ужасов. –«Я знала, что он гений, с самого начала. <text:span text:style-name="T740">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40">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40">В</text:span> них <text:span text:style-name="T740">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44">взблеск</text:span> браслет<text:span text:style-name="T744">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41">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41">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41">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41">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41">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45">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8">Вистуле</text:span></text:span><text:span text:style-name="Emphasis"><text:span text:style-name="T746">,</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42">уж </text:span>там подвернётся с рубцами от порки ждущими в плоти их неба, такого сумрачного, что никак не скрыться, ждущими пока <text:span text:style-name="T742">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42">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43">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43">за</text:span>ходит<text:span text:style-name="T743">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99"><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70">...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47">насколько</text:span> лж<text:span text:style-name="T747">иво</text:span> её притвор<text:span text:style-name="T747">н</text:span>о<text:span text:style-name="T747">е</text:span> <text:span text:style-name="T747">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47">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47">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9">произошло зачатие</text:span></text:span><text:span text:style-name="Emphasis"><text:span text:style-name="T747">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47">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48">раж</text:span>ают партизанские <text:span text:style-name="T748">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48">проводил</text:span> каникул<text:span text:style-name="T748">ы</text:span> <text:s/>в Цвёльфкинде<text:span text:style-name="T748">ре</text:span>? Держал своего отца за руку, когд<text:span text:style-name="T748">а</text:span> вы ехали на поезде от Любека, уставясь на свои колени, или на других детей, <text:s/>как <text:span text:style-name="T748">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48">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48">в </text:span>наде<text:span text:style-name="T748">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48">с</text:span> бород<text:span text:style-name="T748">ой</text:span>… он видел витки стальной проволоки обтянутые чёрной резиной, <text:span text:style-name="T748">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48">к</text:span>ивая, как <text:span text:style-name="T748">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48">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49">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51">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49">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49">ец</text:span>,– выплюнула ему, как плевалась на его слепоту каждый день, <text:span text:style-name="T749">а кроме</text:span> неё <text:s text:c="2"/>ещё <text:span text:style-name="T749">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49">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49">как заверяла</text:span> Арми<text:span text:style-name="T749">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49">ну, </text:span>правда <text:span text:style-name="T749">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50">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50">авшись</text:span> прин<text:span text:style-name="T750">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50">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50">без </text:span>фанати<text:span text:style-name="T750">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71">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52">раз</text:span>неслись ветром. Он даже в кино не мог ходить. Совсем <text:span text:style-name="T752">изредка</text:span> <text:span text:style-name="T752">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52">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52">ю</text:span> Берлинских трущоб, думал он, <text:span text:style-name="T752">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52">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52">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52">п</text:span>ке решил смешать перекись водорода со спиртом перед впрыскиванием смеси в толкающую камеру, посмотреть что <text:span text:style-name="T752">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52">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53">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53">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53">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53"><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53">смсленн</text:span>ыми молитвами, Енцин <text:span text:style-name="T753">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53">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53">с </text:span>цемент<text:span text:style-name="T753">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53">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54">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54">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54">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54">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54">ом</text:span> не <text:span text:style-name="T754">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54">ми</text:span> клапан<text:span text:style-name="T754">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72">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55">тебе крутили</text:span> кадры начиная с высоты <text:span text:style-name="T755">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55">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55">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55">тесно сдвинуты</text:span>, рядом с цветастым саквояжем из ковровой ткани, юбка натянута поверх её колен, <text:span text:style-name="T755">а</text:span> глаза встревоженно, фатально, <text:span text:style-name="T755">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56">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57">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57">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57">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57">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57">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57">словно</text:span> песня какой-то птицы. Синее Пенемюнде зеркалилось вокруг них по всем направлениям, мечта из бетона и стальных масс отража<text:span text:style-name="T757">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57">о</text:span>знач<text:span text:style-name="T757">а</text:span>ло, что секретность ничуть не наруш<text:span text:style-name="T757">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58">по</text:span> данной части Пенемюнде, выстраивая на своём куске потолка планы, отбр<text:span text:style-name="T758">асываем</text:span>ые мечты, заслуги перед <text:span text:style-name="T758">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73">Пёклер <text:s/>в ту ночь, возможно, всего лишь свидетелем—или же он и впрямь часть всего этого. Ему не открылось что именно. Ты вдумайся. Вот-вот <text:span text:style-name="T759">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59">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59">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59">о</text:span>знач<text:span text:style-name="T759">а</text:span>ло—один из этих архетипов начинает выглядеть весьма и очень даже как <text:span text:style-name="T759">всякий</text:span> другой, о, ты слышишь кого-то из этих ново трудоустроенных, что заискивающей толпой завал<text:span text:style-name="T759">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59">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60">осознание</text:span> насколько далеко зашли репрессии в т<text:span text:style-name="T760">у пору</text:span>, мы можем получить <text:span text:style-name="T760">из</text:span> глубин<text:span text:style-name="T760">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60">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60">по </text:span>его вычурно<text:span text:style-name="T760">му</text:span> выражени<text:span text:style-name="T760">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60">шаблоном</text:span>, основой <text:span text:style-name="T760">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60">грёз </text:span>окружающий Мир. Но сколько подлости, цинизма в том, как используют этот сон. Змий возгла<text:span text:style-name="T760">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63">ха</text:span>! Не поймите меня <text:span text:style-name="T760">превратно</text:span>, это действительно милый город, чудесные радушные люди—когда не дерутся на дуэли. Хотя если всерьёз, они встречают тебя <text:span text:style-name="T760">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60">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60">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61">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62">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62">дрыхшего</text:span> без задних ног. Затем остыл до раздражённости элитарного инженера: «Они тупицы, не отличат синус от косинуса, <text:span text:style-name="T764">а</text:span> ещё <text:span text:style-name="T764">хотят</text:span> <text:span text:style-name="T1">мне </text:span><text:span text:style-name="T160">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9">Жертва в Пустоте</text:span>! </text:p>
      <text:p text:style-name="P503">Nur . . . ein . . . Op-fer! </text:p>
      <text:p text:style-name="P503">Sehr ins Vakuum, </text:p>
      <text:p text:style-name="P503">(“Может хоть кто-нибудь попользуется мною?”) </text:p>
      <text:p text:style-name="P503">Wird niemand ausnut-zen mich, auch? </text:p>
      <text:p text:style-name="P503">(“Я раб без госпожи, я в простое,”) </text:p>
      <text:p text:style-name="P503">Nur ein Sklave, ohne Her-rin, (ya-ta ta-ta) </text:p>
      <text:p text:style-name="P503">(“И кому, к чорту, нужна эта свобода?”) </text:p>
      <text:p text:style-name="P503">Wer zum Teufel die Freiheit, braucht? </text:p>
      <text:p text:style-name="P500"/>
      <text:p text:style-name="P374">(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65">постарайтесь</text:span> прорваться сквозь молчания, <text:span text:style-name="T765">постарайтесь</text:span> дотянуться и связаться….) </text:p>
      <text:p text:style-name="P504"><text:span text:style-name="T765">Т</text:span>ускнеют натриевые фонари <text:s/>Берлин<text:span text:style-name="T765">а</text:span>,</text:p>
      <text:p text:style-name="P504"><text:soft-page-break/>В бар прихожу, но нет там никого! Все разошлись уж прочь, </text:p>
      <text:p text:style-name="P504">А для меня жутчее Греческой трагедии </text:p>
      <text:p text:style-name="P504">Остаться ЖЕРТВОЙ ВАКУУМА в эту ночь! </text:p>
      <text:p text:style-name="P199">Шли дни, похожие для Пёклера один на другой. Идентичное утро плюха<text:span text:style-name="T766">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66">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66">заговор</text:span> против кого-<text:span text:style-name="T766">т</text:span>о <text:span text:style-name="T766">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66">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66">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67">изобретением</text:span> Похлмана по <text:span text:style-name="T767">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67">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67">являлись</text:span> кодировкой чего-то помимо лично<text:span text:style-name="T767">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68">у</text:span>держи<text:span text:style-name="T768">вае</text:span>т<text:span text:style-name="T768">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68">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68">л</text:span> <text:span text:style-name="T768">просчитывать</text:span> комбинации для третьего визита, для четвёртого…. У Вайсмана, тех, кто за ним, <text:span text:style-name="T768">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68">а</text:span>, опустошённый <text:span text:style-name="T768">подобно</text:span> Пёклер<text:span text:style-name="T768">у</text:span>, чувствовать в ту ночь, <text:span text:style-name="T768">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69">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69">относительно</text:span> перекрёстного допроса. Не смог узнать кто она. В фальшивой Антарктике, не имея понятия что привлекло её туда, <text:span text:style-name="T769">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75">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70">д</text:span>на из её ладошек замерла у начала его оголившейся икры. Глаза их встретились на полсекунды. Несколько неопределённостей <text:span text:style-name="T770">с</text:span>двинулись для Пёклера и обрели смысл. К его стыду, первым его чувством стала гордость. Он и не знал, что был <text:span text:style-name="T770">на</text:span>столь<text:span text:style-name="T770">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70">у</text:span> их недовольства. Ты можешь не понимать в чём собственно состоит их работа, не на уровне данных, но <text:span text:style-name="T770">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70">нам следует</text:span> отложить свои суждения пока что, после войны будет время <text:span text:style-name="T770">разобраться</text:span> c Пёклерам<text:span text:style-name="T770">и</text:span> и их гнусным секретишкам…. </text:p>
      <text:p text:style-name="P200">Он ударил её по темени открытой ладонью, громкий и жуткий удар. Это <text:span text:style-name="T770">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70">з</text:span>а <text:span text:style-name="T770">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70">В</text:span>троём, <text:s/><text:span text:style-name="T770">стояли они </text:span>на той палубе, обнявшись…. </text:p>
      <text:p text:style-name="Text_20_body">Нет. Пёклер предпочёл считать, что <text:span text:style-name="T771">ей</text:span> хотел<text:span text:style-name="T771">ось</text:span> покоя в ту ночь, <text:span text:style-name="T771">не </text:span>хотела остаться одна. Несмотря на Их игру, Их явную злобу, хотя у него не было оснований больше доверять «Илзе», чем он доверял <text:span text:style-name="T771">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71">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71">е</text:span>мся бумажном мозгу Государства некая <text:span text:style-name="T771">определённая</text:span> извращённость была <text:span text:style-name="T771">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71">ли</text:span> красный и зелёный, снова и снова, в темнот<text:span text:style-name="T771">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71">с</text:span> фигур<text:span text:style-name="T771">ами</text:span> и комбинаци<text:span text:style-name="T771">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72">Г</text:span>енерала фон Троф<text:span text:style-name="T772">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72">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72">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72">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72">приблизительно около</text:span> калибра 2, <text:span text:style-name="T775">утоншаясь</text:span> к хвосту, которая затем растягивалась, <text:s/>к <text:span text:style-name="T772">до невозможности </text:span>высокой точке, <text:span text:style-name="T775">от</text:span> меньш<text:span text:style-name="T775">его</text:span> плечев<text:span text:style-name="T775">ого</text:span> радиус<text:span text:style-name="T775">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73">При подъезде к</text:span> на станци<text:span text:style-name="T773">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73">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73">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73">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73">неслись</text:span> на восток, в Польшу. Запуски с Пенемюнде все были нацелены в море и невозможно было пронаблюдать обратный вход А4. Ближна <text:span text:style-name="T773">стала</text:span> почти исключительно проектом SS: часть <text:span text:style-name="T776">созидания</text:span> империи Ген.-Майор<text:span text:style-name="T776">ом</text:span> Каммлер<text:span text:style-name="T776">ом</text:span>. Ракету в ту пору лихорадили проблемы взрывов в воздухе в завершающей фазе—аппарат разрывался на части до достижения цели. У каждого <text:span text:style-name="T774">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74">с</text:span> окислител<text:span text:style-name="T774">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74">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74">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74">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76">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77">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77">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77">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77">слишком</text:span> <text:span text:style-name="T777">много</text:span> и на слишком многое. Пёклер никак не согласовывается, право же ни в какую, <text:span text:style-name="T777">с его</text:span> мечта<text:span text:style-name="T777">нием</text:span> быть безупречно принесённым в жертву <text:span text:style-name="T777">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77">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78">разновидностям</text:span> пытки. </text:p>
      <text:p text:style-name="Text_20_body">Однако, внутри жизни Пёклера, не в записях, но в душе, в его <text:span text:style-name="T778">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78">а</text:span>, что застигнет его <text:span text:style-name="T778">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79">С</text:span>тол <text:span text:style-name="T779">его </text:span>завален документами, докладами, справочниками. Оказалось сюрпризом увидеть его не <text:span text:style-name="T779">таким</text:span> демоничным, а измытаренным, как <text:span text:style-name="T779">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79">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79">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80">Д</text:span>о самого августа, <text:span text:style-name="T780">когда</text:span> пришёл отпуск, как обычно в своём чёрном картонном конверте, и Пёклер <text:span text:style-name="T780">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80">вш</text:span>ую в фойе отеля в Цвёльфкиндер с такой же точно тьмой в её глазах (как мог он не заметить прежде? <text:span text:style-name="T780">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85">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85">а</text:span>ре и в Любеке, <text:span text:style-name="T785">а</text:span> иногда слышали разрывы бомб. Что делал Пёклер в этом мире <text:span text:style-name="T785">грёз</text:span>, среди этой лжи? Его страна ожидала разрушения захватчиками вторгшимися с востока и запада: в Нордхаузен истерия <text:span text:style-name="T785">достигла</text:span> эпического уровня <text:span text:style-name="T785">с подготовкой</text:span> первы<text:span text:style-name="T785">х</text:span> ракет <text:s/>к выпуску в поле, исполнить инженерные пророчества из древних мирных времён. Почему в <text:span text:style-name="T785">столь</text:span> критич<text:span text:style-name="T785">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85">опустошённо</text:span>, без истинного интереса, поглядывали на случайных мальчиков предназначенных для <text:span text:style-name="Emphasis">Volkssturm</text:span>, мальчики <text:span text:style-name="T785">чуть </text:span>старше, больше не интересующиеся ею. Они мечтали о получен<text:span text:style-name="T785">ии</text:span> приказ<text:span text:style-name="T785">ов</text:span>, <text:span text:style-name="T785">о грандиозных </text:span><text:s/>взрывах и смерти—если они даже <text:span text:style-name="T785">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86">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86">Alpdrücken</text:span></text:span><text:span text:style-name="T786">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01"><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77">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87">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87">н</text:span>ки кроватей, <text:span text:style-name="T787">что</text:span> отдаю<text:span text:style-name="T787">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87">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87">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9">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87">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87">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87">вот</text:span> тут-<text:span text:style-name="T787">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88">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88">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88">лихорадочных </text:span>температур. Где-то утечка газа <text:span text:style-name="T788">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88">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88">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88">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88">перерытую взрывами</text:span> стоянку грузовиков, откуда полчаса не может выбраться, кругов<text:span text:style-name="T788">ё</text:span>рт<text:span text:style-name="T788">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89">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89">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89">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89">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89">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90">давнишним</text:span> <text:span text:style-name="T790">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90">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91">о</text:span>, это 30-е столетие и безрассудный Ракетмэн <text:span text:style-name="T791">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91">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91">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91">и </text:span>вход в Миттельверке, параболичной, <text:span text:style-name="T791">только</text:span> больше <text:span text:style-name="T791">смахивает</text:span> на рот и глотку, суставы хряща отступ<text:span text:style-name="T791">или</text:span> в ожидании, выжидая проглотить… повыше рта, <text:span text:style-name="T791">пара</text:span> оквадраченных глаз, белки органди, зрачки черные, как смола, уставились на него… оно хохочет, как и все эти годы, <text:span text:style-name="T791">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91">а</text:span>й…. Но боль, двадцать, двадцать пять лет боли застывшей <text:span text:style-name="T791">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92">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92">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92">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92">смотрится</text:span> как одна большая комната, тёмная, полная табачного и косячного дыма, осыпавшихся гребней штукатурки там, где стены <text:span text:style-name="T792">про</text:span>шиблены <text:span text:style-name="T792">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92">ночных бульварных</text:span> тротуаров <text:s/>обтягивающ<text:span text:style-name="T792">им</text:span> камень мелки<text:span text:style-name="T792">ми</text:span> морщинка<text:span text:style-name="T792">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92">ью</text:span>, безвольн<text:span text:style-name="T792">ым</text:span> подчинени<text:span text:style-name="T792">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93">п</text:span>равимый старый наркоман недостаточно добр, чтоб удержаться и не <text:span text:style-name="T793">распахнуть</text:span> мгновенно старую матросскую сумку и заглянуть, глазами как проссаные в сугробе дырки, <text:span text:style-name="T793">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05">Из Марокко кой-чего кусочек </text:p>
      <text:p text:style-name="P505">Заверну я в носовой платочек </text:p>
      <text:p text:style-name="P502"/>
      <text:p text:style-name="P378">– Да. Такие дела, Дер-Шпрингер настучал про наш фальшивопечатный бизнес. Типа временн<text:span text:style-name="T794">ый</text:span> <text:span text:style-name="T794">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94">ует</text:span> Стерлинг<text:span text:style-name="T794">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94">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94">тут достаточно для вывода</text:span>, что Кислота никак не может быть <text:span text:style-name="T794">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94">Ф</text:span>унтов <text:span text:style-name="T794">С</text:span>те<text:span text:style-name="T794">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94">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94">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95">свои </text:span>приставания к Густаву в рояле и подходит присесть и потереться щекой о ворс <text:span text:style-name="T795">в</text:span> штан<text:span text:style-name="T795">ин</text:span>ах Слотропа, миленькие голые ножки перешёптываются друг об дружку, волосы распущены, рубаха полурасстёгнута, <text:span text:style-name="T795">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95">комфорта</text:span>, тут радушный дом, никаких предпочтений отдельным <text:span text:style-name="T795">ощущениям</text:span> или органам, всем <text:span text:style-name="T795">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95">вот </text:span>подтя<text:span text:style-name="T795">нула</text:span> свои колен<text:span text:style-name="T795">к</text:span>и, <text:span text:style-name="T795">в</text:span>полз<text:span text:style-name="T795">ае</text:span>т <text:span text:style-name="T795">ц</text:span>епляясь <text:span text:style-name="T795">за </text:span>волос<text:span text:style-name="T795">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95">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97">во </text:span>выйду, п<text:span text:style-name="T797">а</text:span>йду <text:span text:style-name="T797">и </text:span>вторг<text:span text:style-name="T797">нусь</text:span> в Польшу. Тоже мне, Ода Радости. Да у него даже чувства юмора не было. Я тебе говорю,– покачивая старым морщинистым пальцем,– того <text:span text:style-name="T795">же</text:span> Возвышенного <text:span text:style-name="T795">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96">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96">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96">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96">и</text:span>сь наконец? Или придётся начинать da capo с Карлом Орфом? </text:p>
      <text:p text:style-name="Text_20_body">– Об этом я <text:span text:style-name="T796">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98">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96">да</text:span>лись там, на концерте <text:span text:style-name="T796">среди</text:span> <text:span text:style-name="T796">прочих</text:span> <text:span text:style-name="T796">пархатых</text:span> стары<text:span text:style-name="T796">х</text:span> п<text:span text:style-name="T796">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96">ин такой же</text:span> и я тебе <text:s/>изображу её, сыграю <text:s/>на <text:span text:style-name="T799">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97">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97">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97">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97">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97">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79">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01">х</text:span> и больших шляпах с мягкими полями <text:span text:style-name="T801">и</text:span> рею<text:span text:style-name="T801">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02">Ходил по делам</text:span>,– Слотроп шарит <text:span text:style-name="T802">среди</text:span> накрыты<text:span text:style-name="T802">х</text:span> жестян<text:span text:style-name="T802">ок</text:span> на полке над плитой, находит головки сушёного клевера заварить чай. </text:p>
      <text:p text:style-name="Text_20_body">– Но ты бросил меня одну.– Её волосы вз<text:span text:style-name="T802">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02">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802">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02">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02">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03">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03">просекают</text:span> тёмные вздутые рубчики на более ранних синяках, что сходили уже с её ягодиц и ляжек. <text:span text:style-name="T803">Он вынужден</text:span> пустить кровь, прежде, чем она убирает рыбу. Закончив, она становится на колени и целует его ботинки. Не совсем <text:span text:style-name="T803">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803">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53">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54">трижды</text:span></text:span>. </text:p>
      <text:p text:style-name="Text_20_body">Домик у реки служит заводью, которая действует как пружина-подвеска для дня и погоды, пропуская <text:span text:style-name="T803">лишь</text:span> плавную смену света и <text:span text:style-name="T803">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803">вспоминаются</text:span> установк<text:span text:style-name="T804">и</text:span> звука в <text:span text:style-name="T804">пору </text:span>её ранней карьер<text:span text:style-name="T804">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04">которые</text:span> <text:span text:style-name="T804">совпадают с</text:span> представления<text:span text:style-name="T804">ми</text:span> Режиссёра о живописности—<text:span text:style-name="T804">половодье</text:span> лиц загримированных жёлтым с белыми губами из-за несовершенства киноплёнок того периода, <text:span text:style-name="T804">обливающиеся</text:span> п<text:span text:style-name="T102">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05">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05">длится</text:span> и <text:span text:style-name="T805">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05">из </text:span>вежливо<text:span text:style-name="T805">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05">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05">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05">служивает её</text:span> <text:span text:style-name="T805">странствие</text:span>. Ключевая гамма <text:span text:style-name="T805">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05">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00">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05">ой</text:span> гамм<text:span text:style-name="T805">ой</text:span> теперь зелёный. «И там, пробившись к солнцу,/ Останки её нашли сон в воде/ И в глубине лета/ Творения <text:span text:style-name="T805">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80"><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81"><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06">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06">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06">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06">с живущей в нём </text:span>семь<text:span text:style-name="T806">ёй</text:span>, <text:span text:style-name="T806">то и </text:span>семья органична, <text:span text:style-name="T806">а </text:span>дом <text:span text:style-name="T806">отчётливо</text:span>-<text:span text:style-name="T806">с</text:span>чит<text:span text:style-name="T806">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07">пока </text:span>ещё не окончательно созревшие для паранойи,– «а <text:span text:style-name="T807">с наличием у дома </text:span><text:s/>туалетн<text:span text:style-name="T807">ой</text:span> част<text:span text:style-name="T807">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07">заметно</text:span> краснеет, потупившись на свои колени, среди добродушн<text:span text:style-name="T807">о</text:span> улыбчивых зубов своих однокашников <text:span text:style-name="T807">по </text:span>технолог<text:span text:style-name="T807">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07">я</text:span>сь опирается о стену, замечательно похожий на Американского ковбойного актёра Генри Фонда, <text:span text:style-name="T807">давно</text:span> забыл, что дом органичен и никто ему не ука<text:span text:style-name="T807">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07">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07">ю</text:span> <text:span text:style-name="T807">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08">может </text:span>педик? Что я такое? Ч<text:span text:style-name="T808">т</text:span>о <text:span text:style-name="T808">нужно</text:span> Джи-Эл, чтоб я был тут? Это некая неясная <text:span text:style-name="T808">мера</text:span> <text:span text:style-name="T808">наказания</text:span> в компании, даже <text:span text:style-name="T809">вплоть до</text:span>, Боже правый, вечн<text:span text:style-name="T809">ой</text:span> ссылк<text:span text:style-name="T809">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17">вспоротый</text:span> хот-дог с рекламного щита). Прокати её в Баффало Плавни </text:p>
      <text:p text:style-name="P506">Ты прикинь какая хохма—</text:p>
      <text:p text:style-name="P506"><text:span text:style-name="T810">С</text:span>тарый комарище в плавнях </text:p>
      <text:p text:style-name="P506">Голову <text:span text:style-name="T810">сунул</text:span> ей под платье, в <text:span text:style-name="T810">самые </text:span>лохмы, </text:p>
      <text:p text:style-name="P506">С улыбкой противной и плавной, </text:p>
      <text:p text:style-name="P506">Выжить непросто в Баффало Плавнях, </text:p>
      <text:p text:style-name="P506">Эй, Москит, </text:p>
      <text:p text:style-name="P506">Закрой-ка свои глазки ты: </text:p>
      <text:p text:style-name="P506">Йа та, йа та-та, йа та-та, тата </text:p>
      <text:p text:style-name="P506">Ты прикинь какая хохма, </text:p>
      <text:p text:style-name="P506">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11">таки </text:span>до него и сделали своё неудобосказуемое дело. А мы <text:span text:style-name="T811">пос</text:span>ып<text:span text:style-name="T102">а́</text:span>ли <text:span text:style-name="T811">инсектицидами</text:span>, а и бомбили плавни цитронеллой, и это неправильно, ребята. Они плодятся быстрее, чем мы успе<text:span text:style-name="T811">ва</text:span>ем их <text:span text:style-name="T811">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11">допустим, чтоб </text:span><text:s/><text:span text:style-name="T811">они </text:span><text:span text:style-name="T53">существовали</text:span> даже? </text:p>
      <text:p text:style-name="P507">—Выжить непросто в Баффало Плавнях,</text:p>
      <text:p text:style-name="P507">Эй, Москит, </text:p>
      <text:p text:style-name="P507">Закрой-ка свои глазки ты, </text:p>
      <text:p text:style-name="P507">Хабба, хабба— </text:p>
      <text:p text:style-name="P507">Эй, Москит, </text:p>
      <text:p text:style-name="P507">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11">срочно </text:span>просраться. <text:span text:style-name="T811">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12">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12">в постоянных</text:span> поиск<text:span text:style-name="T812">ах</text:span> нео<text:span text:style-name="T812">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12">б</text:span> не <text:span text:style-name="T812">понять</text:span> в какую сторону оно направляется. Команда корабля размещались, фактически, каждый в <text:span text:style-name="T812">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12">чья</text:span> колода, <text:span text:style-name="T812">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12">ит</text:span>ые, как очереди в банках), сортирные юристы делятся советами, всевозможные посетители приходят и уходят, ссутул<text:span text:style-name="T812">ившиеся</text:span> команды подводных лодок нервно вскидывают <text:span text:style-name="T812">взгляд</text:span> каждую секунду или две к потолку, моряки с эсминцев резвя<text:span text:style-name="T812">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12">ся</text:span> солёной воды ревёт под ними), <text:span text:style-name="T812">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13">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13">маскировки</text:span> <text:span text:style-name="T813">испытательной</text:span> станции в Пенемюнде), <text:span text:style-name="T813">никак</text:span> не <text:span text:style-name="T813">располагает</text:span> времен<text:span text:style-name="T813">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13">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14">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13">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14">достаётся многим из нас</text:span>. </text:p>
      <text:p text:style-name="P382"><text:span text:style-name="T815">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29">гомерианцев среди</text:span> горных ущел<text:span text:style-name="T829">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15">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15">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15">А</text:span> у тебя <text:span text:style-name="T815">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15">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15">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18">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19">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16">оно</text:span> уж<text:span text:style-name="T816">е</text:span> там, летает, этот несущий порыв в—это и есть свобода? Неужели никто не ощущает как<text:span text:style-name="T819">ое</text:span> гравитация <text:span text:style-name="T819">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20">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83"><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83"><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22">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22">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22">о</text:span>е, лишённ<text:span text:style-name="T822">о</text:span>е окон, припудренн<text:span text:style-name="T822">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22">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22">Прилегающая </text:span><text:s/>к ней <text:span text:style-name="T822">полоса</text:span> отведена кипарисам. Фонтан<text:span text:style-name="T822">чики</text:span> <text:span text:style-name="T822">ниспадают</text:span> в массивны<text:span text:style-name="T822">е</text:span> каменны<text:span text:style-name="T822">е</text:span> чаш<text:span text:style-name="T822">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23">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23">Рядом с топью</text:span>»,– это <text:span text:style-name="T823">её</text:span> ш<text:span text:style-name="T823">опо</text:span>т?– «на закате, эта женщина в чёрном….» </text:p>
      <text:p text:style-name="Text_20_body">– Ладно тебе. Всё хорошо,– опять по<text:span text:style-name="T823">кати</text:span>ли Берлинские <text:span text:style-name="T823">бредни</text:span>.– Она тут просто для лечения.– Идиот, идиот—прежде, чем он успевает её остановить, она вырывается и <text:span text:style-name="T823">убегает</text:span> прочь, отчаянн<text:span text:style-name="T823">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23">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23">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23">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24">с нею</text:span>. Осталось не больше километра. </text:p>
      <text:p text:style-name="Text_20_body">– <text:span text:style-name="T824">О</text:span> <text:span text:style-name="T823">чём ты</text:span>? </text:p>
      <text:p text:style-name="Text_20_body"><text:soft-page-break/>– Бианка, моё дитя, и мои друзья. Я думала они давно уже в С<text:span text:style-name="T824">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24">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24">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24">валивает</text:span>, Слотроп, вскрик<text:span text:style-name="T824">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21">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24">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25">прийтись</text:span>. Обсуши<text:span text:style-name="T825">вайся</text:span>, я выйду посмотрю что <text:span text:style-name="T825">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25">ставит из</text:span> себя кинопродюсер<text:span text:style-name="T825">а</text:span>. Ну, ты знаешь Карела. И конечно же ей больше всего <text:span text:style-name="T825">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25">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25">изображала</text:span> с ней папашу. Сомневаюсь, что у неё <text:span text:style-name="T825">есть</text:span> отец. Это было непорочным зачатием, она чистая <text:span text:style-name="T825">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25">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508">Добро пожаловать на борт, эй, <text:span text:style-name="T826">тут</text:span> крутая ор-гия,</text:p>
      <text:p text:style-name="P508"><text:span text:style-name="T826">Тебе понравится</text:span>, мой друг, <text:span text:style-name="T826">от неё в восторге я.</text:span></text:p>
      <text:p text:style-name="P509"><text:s/><text:span text:style-name="T826">К</text:span>ак <text:s/>начинали, <text:span text:style-name="T826">у</text:span>же не вспомнить,</text:p>
      <text:p text:style-name="P508">Зато конец <text:span text:style-name="T826">будет у нас</text:span>, без вариантов, <text:span text:style-name="T826">полный </text:span>класс! </text:p>
      <text:p text:style-name="P508">Ведём себя по скотски, без лишних слов, и плотски, </text:p>
      <text:p text:style-name="P508">Но ты придёшься ко двору, </text:p>
      <text:p text:style-name="P508"><text:span text:style-name="T826">Отбросив</text:span> этики муру </text:p>
      <text:p text:style-name="P508">И ста<text:span text:style-name="T826">в к тому же </text:span><text:s/>истерично громогласным! </text:p>
      <text:p text:style-name="P508"/>
      <text:p text:style-name="P508">Тут мамочки любовников меняют, </text:p>
      <text:p text:style-name="P508"><text:soft-page-break/>У дочек ухажёров отбивают. </text:p>
      <text:p text:style-name="P508">Большим эрекциям особая предилекция, </text:p>
      <text:p text:style-name="P508">Ты не поверишь и глазам, </text:p>
      <text:p text:style-name="P508">Иди попробуй сам, </text:p>
      <text:p text:style-name="P508">И подымайся </text:p>
      <text:p text:style-name="P508">На борт <text:span text:style-name="Emphasis">Титаника</text:span>, где среди праздника </text:p>
      <text:p text:style-name="P508">В трюм айсберг трахнет <text:span text:style-name="T826">наконец</text:span>, </text:p>
      <text:p text:style-name="P509">И <text:span text:style-name="T828">всем</text:span> придёт <text:span text:style-name="T826">капец</text:span>,</text:p>
      <text:p text:style-name="P509"><text:span text:style-name="T826">За</text:span>молкнет визг и вой, </text:p>
      <text:p text:style-name="P508"><text:span text:style-name="T827">Ну, так вали</text:span> на борт, друг мой!</text:p>
      <text:p text:style-name="P384">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30">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30">бывшая</text:span> херня, что творилась когда-то на вилле Рауля де ля Пирлимпинпин<text:span text:style-name="T832">а</text:span> и, насколько <text:span text:style-name="T830">кажется </text:span>Слотроп<text:span text:style-name="T830">у</text:span>, вечеринка всё та же. </text:p>
      <text:p text:style-name="Text_20_body">Он примечает Маргрету с её дочерью, но вокруг <text:span text:style-name="T830">тех</text:span> сгрудились оргиасты держа его <text:span text:style-name="T830">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30">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30">со всей </text:span>тщательно<text:span text:style-name="T830">стью</text:span> и безукоризненно <text:s/>переплетены ниткой жемчуга, чтобы открыть висящие серьги кристалла блистающего <text:span text:style-name="T830">под</text:span> её крохотны<text:span text:style-name="T830">ми</text:span> моч<text:span text:style-name="T830">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30">исполнилось и</text:span> 30, в Зоне, от <text:span text:style-name="T832">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31">повествует для</text:span> все<text:span text:style-name="T831">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31">одан</text:span> и он придвигается <text:span text:style-name="T831">вы</text:span>слушать. – её Нептун с изъяном. А чей без? спросит кое-кто. Ах. Но, <text:span text:style-name="T832">для </text:span>обитател<text:span text:style-name="T831">ей</text:span> <text:span text:style-name="T56">э</text:span><text:span text:style-name="T1">той</text:span> планеты, <text:s/>Грета, <text:s/><text:span text:style-name="T831">основном,</text:span> жила <text:s/>на Нептуне—недуг её был более прямолинеен, чист и ясен, чем известные <text:s/>тут <text:span text:style-name="T831">среди нас</text:span>. </text:p>
      <text:p text:style-name="P215">Она нашла Онейрин в тот день, когда её аванпост в Англии, <text:span text:style-name="T831">прив</text:span>ычный <text:span text:style-name="T831">поставщик</text:span> Хлородайн<text:span text:style-name="T831">а</text:span>, под<text:span text:style-name="T831">качал</text:span>. Недалеко от Темзы, когда герань света плыла по небу <text:span text:style-name="T832">чересчур</text:span> медленно, <text:span text:style-name="T832">до невозможности</text:span> выразить—медн<text:span text:style-name="T832">оватый свет</text:span>, <text:span text:style-name="T832">свет</text:span> лёгкого загара кожи и мягкого персика, стилизованные цветы рисовались и <text:span text:style-name="T832">про</text:span>рисов<text:span text:style-name="T832">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33">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33">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33">для</text:span> карнавальн<text:span text:style-name="T833">ого</text:span> освещени<text:span text:style-name="T833">я</text:span> цвете, костлявая хихикающая Смерть вот-вот <text:span text:style-name="T833">хапнет</text:span> <text:span text:style-name="T833">пару</text:span> любовников <text:span text:style-name="T833">из </text:span>постели. </text:p>
      <text:p text:style-name="Text_20_body">Он <text:span text:style-name="T834">запросто переводится</text:span> на тему Ракеты. «Эта А4»,– грит он,– «мне видится младенцем И<text:span text:style-name="T835">и</text:span>сусом, с <text:span text:style-name="T835">бесконечными</text:span> комитетами Иродов, <text:span text:style-name="T834">что тужатся</text:span> убить его в младенчестве—Пруссаки, некоторые из них, в глубине глубин своих сердец, всё ещё <text:span text:style-name="T835">смотрят на</text:span> артиллери<text:span text:style-name="T835">ю</text:span> как к опасно<text:span text:style-name="T835">е</text:span> нововведени<text:span text:style-name="T835">е</text:span>. Если б ты только видел… с первой же минуты, ясно было, они становились всё покорнее перед её… в ней и впрямь <text:span text:style-name="T835">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36">позволили</text:span> случиться. Невозможно вообразить кого-то, кто <text:span text:style-name="T1">избрал</text:span> бы <text:span text:style-name="T836">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36">еннечески</text:span> хочет—хочет?—знать: «Ну, я был в Нордхаузене, видал куски и части. Но никогда А4 в полном сборе. Это <text:span text:style-name="T836">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36">затем</text:span> отходит. Неясно, <text:span text:style-name="T836">раз</text:span>дум<text:span text:style-name="T836">ыв</text:span>ал ли Танац <text:span text:style-name="T836">над</text:span> ответ<text:span text:style-name="T836">ом:</text:span> «Да, заправленная, живая, готовая к запуску… пятьдесят футов в высоту, дрожит… а потом это фантастич<text:span text:style-name="T836">ески</text:span>й мощный рёв. Почти рвёт <text:span text:style-name="T836">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36">яркими</text:span> исключениями конечно. Мы живём ради <text:span text:style-name="T836">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36">гром</text:span>а, отступления через <text:s/>нефтяные поля <text:span text:style-name="T836">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40">elnj ария</text:span> капитана <text:span text:style-name="T836">из </text:span><text:span text:style-name="Emphasis">Wozzeck</text:span>, и голос вдруг срывается в самые верхни<text:span text:style-name="T836">е</text:span> регистры истерики. Всё разваливалось и он вернулся к какой-то бы<text:span text:style-name="T836">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36">залиты</text:span> серым дождём <text:span text:style-name="T836">изнутри</text:span>. Он <text:span text:style-name="T836">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37">чересчур</text:span> Христианизированными, <text:span text:style-name="T837">слишком</text:span> расслабились <text:span text:style-name="T837">от</text:span> наши<text:span text:style-name="T837">х</text:span> обязанност<text:span text:style-name="T837">ей</text:span> перед <text:span text:style-name="Emphasis">Gesellschaft</text:span> с его знаменитым «Договором», которого никогда не существовало, <text:span text:style-name="T837">так </text:span>что мы, даже мы, приходим в ужас сталкиваясь с <text:span text:style-name="T837">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37">рвалось</text:span> из-под контроля— </text:p>
      <text:p text:style-name="Text_20_body">На этом месте их прервали Маргрета и Бианка театральн<text:span text:style-name="T837">ой</text:span> <text:span text:style-name="T837">инсценировкой</text:span> матери и непослушного дитя. Перешёптыванье с дирижёром, любители затей охотно окружают <text:span text:style-name="T837">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37">в </text:span>жутко<text:span text:style-name="T837">м</text:span> сомнени<text:span text:style-name="T837">и</text:span> продержится ли он в п<text:span text:style-name="T837">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37">ую</text:span> улыбк<text:span text:style-name="T837">у</text:span>, запинающ<text:span text:style-name="T837">ую</text:span>ся чечётк<text:span text:style-name="T837">у</text:span>… её нежные голые руки начинают <text:span text:style-name="T837">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37">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37">ты</text:span> к грудям и <text:span text:style-name="T837">гениталиям</text:span>, кадыки <text:span text:style-name="T838">по</text:span>драгивают, языки в пробежке по губам… где старая мазохистка и статуя, которую Слотроп знал в Берлине! Грета словно <text:span text:style-name="T838">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38">е</text:span>тся зеркально-обёрнут<text:span text:style-name="T838">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38">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38">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38">сами </text:span>они <text:span text:style-name="T838">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38">в обрамлении</text:span> ресниц <text:s/>пушисты<text:span text:style-name="T838">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38">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38">наркотиков</text:span> и болтовня возобновляются и многие начинают <text:span text:style-name="T839">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39">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39">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85"><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85">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41">ительны</text:span>й разговор со Слотропом, но приближаясь к пробуждению он забыл его, как обычно. Теперь <text:span text:style-name="T841">вот </text:span>лежит уставясь на валы и подшипники над головой, колен<text:span text:style-name="T841">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41">совсем с ума сошла</text:span>, только что обвинила меня в любовной связи с Танацем. <text:span text:style-name="T57">Безумие</text:span>, <text:s text:c="2"/>конечно, <text:span text:style-name="T848">мы </text:span>добрые <text:span text:style-name="T1">друзья</text:span>, но и только… если б она уделяла мне хоть чут<text:span text:style-name="T841">очку</text:span> <text:s/>внимани<text:span text:style-name="T841">я</text:span>, то знала бы. </text:p>
      <text:p text:style-name="P217">–<text:span text:style-name="T841">Но</text:span> заднице твоей <text:s/><text:span text:style-name="T841">о</text:span>на уж точно уделила там внимание, <text:span text:style-name="T841">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41">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41">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42">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42">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42">сразу же и</text:span> до<text:span text:style-name="T842">шло</text:span>, пока всё про<text:span text:style-name="T842">исходит</text:span>—уже попозже <text:span text:style-name="T842">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42">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48">м</text:span> героическо<text:span text:style-name="T848">м</text:span> <text:s/>взрывно<text:span text:style-name="T848">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50">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43">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43">большое </text:span><text:s/>открытие. </text:p>
      <text:p text:style-name="P219">Но её руки зашевелились у него на шее, встревоженно. И есть от чего. Конечно, он побудет тут, но в <text:span text:style-name="T843">завершение</text:span> уйдёт, и оттого его <text:span text:style-name="T843">следует</text:span> причисл<text:span text:style-name="T843">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43">исполняет</text:span> формальности от<text:span text:style-name="T843">быт</text:span>ия, прививки от забывчивости, визы на выезд со штампами любовных укусов… но о <text:span text:style-name="T843">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43">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43">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43">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43">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43">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43">с</text:span>веряя <text:span text:style-name="T843">со </text:span>сколько в <text:span text:style-name="T843">Те</text:span> раз<text:span text:style-name="T843">ы</text:span>, в зеркале заднего вида, каждый из которых слишком внутри металла и сгорания, <text:span text:style-name="T844">придавая</text:span> планам на день больше <text:span text:style-name="T844">значимости</text:span>, чем чему-то, <text:span text:style-name="T844">что </text:span><text:s/>мо<text:span text:style-name="T844">жет</text:span> приключиться нежданно, по Закону Мёрфи, прин<text:span text:style-name="T844">е</text:span>ся, возможно, спасение…. <text:span text:style-name="T844">Пропадают</text:span>, <text:span text:style-name="T844">раз за разом</text:span>, мимо бедн<text:span text:style-name="T847">яги</text:span> Бекета <text:span text:style-name="T847">у</text:span>топленного из-за размытой дамбы, вверх и вниз по коричневым как колея склонам, мехграбли ржавеющие дни напролёт, серо-лиловое небо <text:span text:style-name="T844">потемнело</text:span> как жёванная резинка, туман начинающий <text:span text:style-name="T844">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44">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44">однако,</text:span> <text:span text:style-name="T844">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44">яет</text:span> <text:span text:style-name="T844">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44">на</text:span> <text:span text:style-name="T1">её</text:span> обочин<text:span text:style-name="T844">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45">Разлучены</text:span>, да эти <text:span text:style-name="T845">разлучены как надо</text:span>. Ещё как. Чересчур приблизиться и станет больно возвращать её. Но <text:span text:style-name="T845">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45">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45">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45">с</text:span> массовк<text:span text:style-name="T845">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45">при</text:span>сутул<text:span text:style-name="T845">ивш</text:span>емуся на своём сиденье, <text:span text:style-name="T845">которому </text:span>ни разу не <text:span text:style-name="T845">грозило</text:span> ни по прямой, ни по диагонали за весь вечер, ты, чь<text:span text:style-name="T849">ё</text:span> отлуч<text:span text:style-name="T849">ение</text:span> от водно-белой любви её матери абсолютна, ты, один, <text:span text:style-name="T845">бормочущий</text:span> <text:span text:style-name="T1">знаю я их</text:span>, <text:span text:style-name="T849">пропущен</text:span>, хихикающий <text:s/><text:span text:style-name="T1">и </text:span><text:span text:style-name="T58">я туда же</text:span>, не<text:span text:style-name="T849">способный</text:span>, прикидывающий <text:span text:style-name="T846">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86"><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87">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51">атор</text:span>ского флота Япон<text:span text:style-name="T851">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52">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52">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52">оставалось</text:span> бы делать?– Он хихикает и сплёвывает апельсиновое зёрнышко за борт. <text:span text:style-name="T852">В общем,</text:span> он про<text:span text:style-name="T852">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52">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52">направлен</text:span> <text:span text:style-name="T852">ему в</text:span> глаз. –«Она не сказала тебе из-за чего? Чёрт, Джек, тебе лучше знать….» </text:p>
      <text:p text:style-name="P78">Рассказ <text:span text:style-name="T852">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52">За</text:span>тем, чтоб война <text:span text:style-name="T852">приобретала</text:span> бы б<text:span text:style-name="T102">о́</text:span>льшую зн<text:span text:style-name="T102">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53">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53">чтоб</text:span> вски<text:span text:style-name="T853">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53">х</text:span> удив<text:span text:style-name="T853">ило</text:span>, что он продержался так долго. Грета была передана Зигмунду вряд ли выздоровевшей, но без <text:span text:style-name="T853">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53">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53">чаще всего</text:span> полупьян, тупо упивш<text:span text:style-name="T853">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53">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54">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54">на</text:span> Венецианском праздни<text:span text:style-name="T854">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54">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54">свою</text:span> тросточку перед Ингаляториумом, с видом заблудившегося, некуда идти, да и желания нет. Не сговариваясь, <text:s text:c="2"/>они <text:span text:style-name="T854">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54">c</text:span>водились и на миг <text:span text:style-name="T854">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51">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88">На следующий вечер, Моритури следил за ней в последний раз. Вдоль <text:span text:style-name="T858">основного</text:span> русла, под привычные деревья, мимо пруда с Германскими золотыми рыбками, <text:s/>напомина<text:span text:style-name="T855">вший</text:span> ему о доме, через площадки для гольфа, где последни<text:span text:style-name="T855">е</text:span> белоусы<text:span text:style-name="T855">е</text:span> игроки дня пробивались через тенёта и ловушки, их клюшконосцы в аллегорической постойке смирно в сиянии заката, вяз<text:span text:style-name="T855">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55">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55">игр</text:span>авшийся, когда все ушли. Волосами его был холодный снег. Моритури мог слышать лишь обрывки <text:span text:style-name="T855">произносимого</text:span> ими. Мальчик <text:span text:style-name="T855">с</text:span>начал<text:span text:style-name="T855">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55">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55">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55">второй</text:span> рукой в перчатке между его ног. Моритури бросился вперёд. Какой-то миг они раскачивались <text:span text:style-name="T855">едиой</text:span> группой. Серая Нацистская статуя: могла бы называться «Семья». Никакой Греческой неподвижности: нет, они <text:span text:style-name="T1">шевелились</text:span>. <text:span text:style-name="T855">И р</text:span>еч<text:span text:style-name="T855">и</text:span> не <text:span text:style-name="T855">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56">о,</text:span> как <text:span text:style-name="T856">случай</text:span> с д’Анунцио в Фиоме, как сам Рейх, как <text:span text:style-name="T856">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56">А </text:span>самому <text:span text:style-name="T856">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56">за</text:span>кончилось бы так же, в официальном заключении, или как <text:span text:style-name="T856">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56">Изучающий</text:span> взгляд лишает Слотропа равновесия. Дождь <text:span text:style-name="T856">во всю</text:span> барабанит по тенту, <text:span text:style-name="T859">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56">взвесь</text:span> весь <text:span text:style-name="T856">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56">и </text:span><text:span text:style-name="T245">выше</text:span>, пок<text:span text:style-name="T856">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56">тяивать</text:span>—<text:span text:style-name="T856">да</text:span> вылазь уже из-за стола, ты, жопа— </text:p>
      <text:p text:style-name="Text_20_body">– Мы так и будем <text:span text:style-name="T856">лишь</text:span> просто двигаться, только и всего. <text:span text:style-name="T856">Под</text:span> кон<text:span text:style-name="T856">ец</text:span> не имеет значения. </text:p>
      <text:p text:style-name="Text_20_body">– <text:span text:style-name="T856">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57">Всё чего я</text:span> хочу, <text:span text:style-name="T857">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57">и</text:span> размерам<text:span text:style-name="T857">и</text:span>, достаточно велик для городских развлечений, достаточно <text:span text:style-name="T857">и </text:span>для безмятежности <text:span text:style-name="T857">необходимой</text:span> человеку. <text:span text:style-name="T857">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57">кручи</text:span>вается торопливо, хлеща кругами по дождю. Тент провисает воронкой, <text:span text:style-name="T857">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57">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57">ко</text:span> все<text:span text:style-name="T857">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57">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57">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57">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57">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57">ы</text:span> что-нибудь случилось. </text:p>
      <text:p text:style-name="Text_20_body">Один из Общих Распорядков на этом судне. Ничего не должно случ<text:span text:style-name="T857">а</text:span>ться. Ладно, Слотроп вежливо вставляет остатки своей сигары между губ <text:span text:style-name="Emphasis">Mme</text:span>. Прокаловска и оставляет её попыхивать е<text:span text:style-name="T857">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57">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89"><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89">Мужчины всегда могли <text:span text:style-name="T188">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60">М</text:span>ноги<text:span text:style-name="T860">е имели</text:span> тот или другой невероятный дар, антигравитация, вещие сны… коматозные образы вокруг их лиц, <text:span text:style-name="T860">в </text:span>мерцающ<text:span text:style-name="T860">ем</text:span> <text:s/>воздухе: свет сам по себе <text:span text:style-name="T860">эти</text:span> слёзы <text:span text:style-name="T860">плача</text:span>, <text:span text:style-name="T860">излитые</text:span> <text:span text:style-name="T860">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60">расторяющаяся</text:span> тень, что сияет чёрным вокруг всего… либо же <text:span text:style-name="T860">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60">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61">удавалось</text:span> заставить его говорить и думать в точности, как <text:span text:style-name="T861">она того</text:span> хо<text:span text:style-name="T861">чет</text:span>. </text:p>
      <text:p text:style-name="Text_20_body">На миг она задумалась—не совсем словами—не так ли точно чувствует <text:span text:style-name="T861">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61">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61">них</text:span> мы модулировали его энергию….</text:p>
      <text:p text:style-name="Text_20_body"/>
      <text:p text:style-name="Text_20_body">В роли ошеломлённой дебютантки Лотты Люстиг, она <text:span text:style-name="T861">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61">различимы</text:span>, но они <text:span text:style-name="T861">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61">вовсе</text:span>… <text:span text:style-name="T861">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61">даже</text:span></text:span><text:span text:style-name="Emphasis"><text:span text:style-name="T865">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61">На него находило</text:span> вдохновение, после порки. <text:span text:style-name="T861">До того</text:span> переполнялся мыслью, что <text:span text:style-name="T862">у них получится</text:span>, убегут. <text:span text:style-name="T863">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63">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65">под ударом</text:span>, в своей беспомощности избежать, ей являлось одно и то же видение, только одно, <text:span text:style-name="T865">при</text:span> каждо<text:span text:style-name="T865">м</text:span> в<text:span text:style-name="T865">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66">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64">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64">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64">мыслим</text:span>о было продвигаться в это дальше. Ужас <text:span text:style-name="T864">объял</text:span> обоих. Они развернулись, чувствуя спинами это, и торопливо ушли. </text:p>
      <text:p text:style-name="P341">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67">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54">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54">: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67">в </text:span>упоительно<text:span text:style-name="T867">м</text:span> незнани<text:span text:style-name="T867">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67">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67">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67">проговорить</text:span>, и я произнесла «За́мок». Рот улыбнулся мельком, но <text:span text:style-name="T867">отсутствующе</text:span>, изморщиненные волко-очи ушли уже даже <text:span text:style-name="T867">вне таких</text:span> <text:span text:style-name="T868">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68">помещении</text:span> казались знакомыми. Я знала их по фильмам, в них <text:span text:style-name="T868">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68">е</text:span> не <text:span text:style-name="T868">имели</text:span> и следа его шарма. Они все дожидались Блисеро. Встреча знати в За́мке. <text:span text:style-name="T868">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68">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68">научившиеся</text:span> говорить, с этими их словами, <text:span text:style-name="T868">которые</text:span> изобретают на каждом шагу. Мне это <text:span text:style-name="T868">по</text:span>казалось эктоплазмой—которую они заставили, объединёнными усилиями, материализоваться на столе. Ни <text:span text:style-name="T870">один</text:span> не шевелил губами. Это был сеанс. Я поняла тогда, что Блисеро перенёс меня <text:span text:style-name="T868">за</text:span> гран<text:span text:style-name="T868">ь</text:span>. Ввёл <text:s/>наконец-<text:span text:style-name="T868">то</text:span> в его род<text:span text:style-name="T868">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68">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69">из</text:span> мо<text:span text:style-name="T869">ей</text:span> голов<text:span text:style-name="T869">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69">стар</text:span>аться попасть в Свинемюнде. Что-то явно <text:span text:style-name="T869">произошло</text:span> на площадке. На поляне царила тишь, которую мне случалось почувствовать лишь однажды. Однажды в Ме<text:span text:style-name="T869">кси</text:span>к<text:span text:style-name="T869">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42"><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42"><text:soft-page-break/></text:p>
      <text:p text:style-name="P342">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71">так вызывающе</text:span> за <text:span text:style-name="T871">столь</text:span> хрупк<text:span text:style-name="T871">ой</text:span> тонк<text:span text:style-name="T871">ой перегородкой</text:span> <text:s/>и в упор <text:span text:style-name="T871">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71">через</text:span> борозд<text:span text:style-name="T871">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71">промелькивать</text:span> в корабельной оснастке. Шторм дёргает за <text:s/>канат<text:span text:style-name="T871">ы и тросы</text:span>, наполняя ночь под тучами <text:span text:style-name="T871">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71">е</text:span> стоять, где <text:span text:style-name="T871">фосфоресцирующая</text:span> трава рябит в прицелах, а люфт ощу<text:span text:style-name="T871">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71">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72">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72">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72">по</text:span> которы<text:span text:style-name="T872">м</text:span> трудно <text:span text:style-name="T872">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72">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72">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72">через</text:span> считанны<text:span text:style-name="T872">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72">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72">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73">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73">в</text:span> отблеска<text:span text:style-name="T873">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73">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73">хоть</text:span> <text:span text:style-name="T873">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73">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74">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43"><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43">Голоса <text:s/>Немецк<text:span text:style-name="T875">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75">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78">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75">милое</text:span> дело проворачивать на нём дела. </text:p>
      <text:p text:style-name="Text_20_body">– Я малость занимался….– О, да и бросил остатки того гашиша Б<text:span text:style-name="T875">о</text:span>дайна, не так ли, несколько ёбаных унций фактически, на том <text:span text:style-name="Emphasis">Анубисе</text:span>, умник. Сиди и облизывай<text:span text:style-name="T875">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76">ь</text:span> может спрятаться за любым из этих <text:span text:style-name="T876">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77">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76">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76">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76">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76">распорядителям</text:span>—<text:span text:style-name="T876">достаточно</text:span> однажды <text:span text:style-name="T876">очнуться</text:span> и <text:span text:style-name="T876">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76">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76">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77">ю</text:span>, обёрнуто<text:span text:style-name="T877">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77">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77">прозябают</text:span> в вечной сумеречности, тут… всегда— </text:p>
      <text:p text:style-name="P17"><text:span text:style-name="T149">Прекрасная Погода (Фокс-трот)</text:span> </text:p>
      <text:p text:style-name="P510">—прекрасная погода для чёрного рын-ка</text:p>
      <text:p text:style-name="P510">Золото и серебро текут, звенят, блестят! </text:p>
      <text:p text:style-name="P510">От Моря Кораллов до Балтики синей </text:p>
      <text:p text:style-name="P510">Деньги чудеса творят. </text:p>
      <text:p text:style-name="P510"><text:soft-page-break/>Будто луч маяка сверкает этикетка, </text:p>
      <text:p text:style-name="P510">В таком декольте ты будешь как конфетка! </text:p>
      <text:p text:style-name="P510">Зелёное иль алое, неважно, подружка! </text:p>
      <text:p text:style-name="P510">В таком даже маманя, смотрится шлюшкой… </text:p>
      <text:p text:style-name="P510">А и прекрасная погода для чёрного, чёрного ры(ы)нка, </text:p>
      <text:p text:style-name="P510">Найдёшь тут всё: от танкера и до ботинков! </text:p>
      <text:p text:style-name="Text_20_body">Нэриш и Отто тут тоже <text:span text:style-name="T877">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54">об нём уже </text:span></text:span><text:span text:style-name="Emphasis"><text:span text:style-name="T162">прошёл </text:span></text:span><text:span text:style-name="Emphasis"><text:span text:style-name="T154">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32">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54">Deine</text:span></text:span><text:span text:style-name="Emphasis"> </text:span><text:span text:style-name="Emphasis"><text:span text:style-name="T1">Mut</text:span></text:span><text:span text:style-name="Emphasis"><text:span text:style-name="T154">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79">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82">,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43">Я Пиратская Царица на волнах Балтики всей, со мной не залупайся: не соберёшь костей,</text:p>
      <text:p text:style-name="P543">От всех, что когда-то пытались, одни лишь черепа на дне остались, </text:p>
      <text:p text:style-name="P543">Рыбки как посыльные к ним в глаза заплывают, песенки распевают: </text:p>
      <text:p text:style-name="P543">«Теперь догадался, что зря залупался на бизнес Гори Гнаб?» </text:p>
      <text:p text:style-name="P543">Затею битву с крейсером, возьму на абордаж,</text:p>
      <text:p text:style-name="P543"><text:soft-page-break/><text:span text:style-name="T880">Завидев мою</text:span> посудин<text:span text:style-name="T880">у,</text:span> адмиралы впадают в мандраж. </text:p>
      <text:p text:style-name="P543">Встречала я Летучего Голландца, он стал послушным, как мелкий краб, </text:p>
      <text:p text:style-name="P543">С тех пор орёт по всем морям: «Не залупайтесь на бизнес Гори Гнаб!» </text:p>
      <text:p text:style-name="P543"/>
      <text:p text:style-name="P234">После чего она ухватывается за своё рулевое колесо и добавляет ходу. Теперь они стремглав <text:span text:style-name="T880">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80">в нахлынувших </text:span><text:s/>грёза<text:span text:style-name="T880">х</text:span> о смерти, ошалело <text:span text:style-name="T880">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81">Был</text:span> в состоянии <text:span text:style-name="T881">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81">сбавил</text:span> ходульно<text:span text:style-name="T881">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9">Нэриш</text:span>: Ты считаешь тут может быть какая-то… какая-то <text:span text:style-name="T1">политическая</text:span> причина? </text:p>
      <text:p text:style-name="Text_20_body"><text:span text:style-name="T149">Фон Гёль</text:span>: (покачивая головой) Я просто не знаю, Клаус. После того случая в Центральной Азии— </text:p>
      <text:p text:style-name="Text_20_body"><text:span text:style-name="T149">Нэриш</text:span>: Ты имеешь ввиду— </text:p>
      <text:p text:style-name="Text_20_body"><text:span text:style-name="T149">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9">Нэриш</text:span>: Никто из <text:span text:style-name="T1">них</text:span> не хочет. Но эта девушка…. </text:p>
      <text:p text:style-name="Text_20_body"><text:span text:style-name="T149">Фон Гёль</text:span>: Малышка Гели Трипинг. Та, что считает себя ведьмой. </text:p>
      <text:p text:style-name="Text_20_body"><text:span text:style-name="T149">Нэриш</text:span>: Но ты действительно думаешь, что она пойдёт на этот—этот её план, найти Чичерина? </text:p>
      <text:p text:style-name="Text_20_body"><text:span text:style-name="T149">Фон Гёль</text:span>: Я думаю… <text:span text:style-name="T1">Они</text:span>… <text:span text:style-name="T883">да</text:span>…. </text:p>
      <text:p text:style-name="Text_20_body"><text:span text:style-name="T149">Нэриш</text:span>: Но Герхардт, она же его любит. </text:p>
      <text:p text:style-name="Text_20_body"><text:span text:style-name="T149">Фон Гёль</text:span>: Он не устраивал свиданий с ней, не так ли? </text:p>
      <text:p text:style-name="Text_20_body"><text:span text:style-name="T149">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33">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84">только</text:span> теперь <text:span text:style-name="T884">доходит</text:span>, маскировкой не ко<text:span text:style-name="T884">го-то</text:span> ещё, а Велосипедист<text:span text:style-name="T884">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84">он</text:span> пегих, чалых, снежно-белых, красных как кровь. Дикие летние утки вспол<text:span text:style-name="T884">ошились</text:span>, мокрым брызжущим взрывом, из зелени камышей, перемахивают за корму судна и опускаются вслед за ним, где <text:span text:style-name="T884">и </text:span>кач<text:span text:style-name="T884">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84">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84">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84">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85">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85">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85">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85">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86">т</text:span> <text:span text:style-name="T886">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86">у</text:span> северо-восточно<text:span text:style-name="T886">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34"><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34">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89">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89">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89">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95">сигнал</text:span> вам <text:s/>ломиться прочь <text:span text:style-name="T895">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89">применение</text:span> старую <text:span text:style-name="T889">уловки</text:span> Кислоты Бумера. Он вскидывает <text:span text:style-name="T889">в </text:span>рук<text:span text:style-name="T889">е</text:span> бутылк<text:span text:style-name="T889">у</text:span> водки, указывая на неё и скалясь. </text:p>
      <text:p text:style-name="Text_20_body">– <text:span text:style-name="T892">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90">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90">случалось </text:span>когда-либо <text:s/>за всю историю этой игры. И подобные Нэришу и Слотропу <text:s/>уже <text:span text:style-name="T890">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90">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90">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90">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54">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90">Пенемюнде</text:span> в холодно застывшую погоду для запусков… долгий взгляд с вершины какой-<text:span text:style-name="T890">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02">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90">бег</text:span>ает через какую-то часть рельефа Слотропиановской доли мозга и растворяется в его поверхности, исчезая. Так-то вот <text:span text:style-name="T890">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90">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90">про</text:span>сия<text:span text:style-name="T890">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90">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91">а</text:span>? </text:p>
      <text:p text:style-name="P335">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93">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39">fräulein’</text:span></text:span><text:span text:style-name="Emphasis"><text:span text:style-name="T940">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93">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93">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93">Гады</text:span>»,– скулит Русский,– «ух, <text:s/>паскуд<text:span text:style-name="T893">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93">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93">ую</text:span> <text:span text:style-name="T893">н</text:span>а полтора метра <text:span text:style-name="T893">выше</text:span> пола по всей длине комнаты. </text:p>
      <text:p text:style-name="Text_20_body">– Бросай свой карандаш,– командует Слотроп.– <text:span text:style-name="T893">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93">связаться с</text:span> вам<text:span text:style-name="T893">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97">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94">тяжких </text:span>ударов <text:span text:style-name="T894">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94">вдоль</text:span> коридор<text:span text:style-name="T894">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94">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94">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94">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94">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94">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94">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95">й</text:span> <text:span text:style-name="T895">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95">Раскручивается</text:span> адская катавасия—сирены воют, прожектора <text:span text:style-name="T895">об</text:span>шар<text:span text:style-name="T895">иваю</text:span>т <text:s/>лес наверху, <text:span text:style-name="T896">слышны </text:span>моторы грузовиков, <text:span text:style-name="T896">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96">Теперь з</text:span>аваруха <text:span text:style-name="T896">перемещается</text:span> повыше Испытательной Установки VII. <text:span text:style-name="T896">П</text:span>оявляются <text:s/><text:span text:style-name="T896">ф</text:span>ары, пара за парой, <text:span text:style-name="T898">по</text:span> той дороге <text:span text:style-name="T898">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36">– Где корабль?– Хафтунг в белой панике. Утки вс<text:span text:style-name="T899">полошились</text:span>, перекрякиваются вокруг. Ветер шевелит траву. Когда лучи прожекторов <text:span text:style-name="T899">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99">который давно уж</text:span> слишком слаб,– давай <text:span text:style-name="T899">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99">затормозив до стопа</text:span>. </text:p>
      <text:p text:style-name="Text_20_body">– Всем на борт,– рявкает она. </text:p>
      <text:p text:style-name="Text_20_body">Слотроп <text:span text:style-name="T899">кричит и</text:span> кричит призывы Нэришу. Фрау Гнаб <text:span text:style-name="T899">д</text:span>а<text:span text:style-name="T899">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99">от</text:span> кадр<text:span text:style-name="T899">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00">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00">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900">состояла</text:span> в том, чтоб постоянно придерживаться фиксированного количества, А. Иногда ты <text:span text:style-name="T900">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00">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01">пришлось</text:span> когда-то, за <text:span text:style-name="T901">тридевять</text:span> земель, посреди ночи, Грааль, с тем д<text:span text:style-name="T901">а</text:span>вним <text:span text:style-name="T901">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01">возбуждающе</text:span>, по металлической раме к углу Aiw (так установлены тебе контакты: замыкаться, ты ж пойми, именно при таком угловом значении). Или <text:span text:style-name="T901">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01">по</text:span>смели <text:span text:style-name="T901">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01">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01">ов</text:span>ые воронки сверху, слюдяные трубки…. </text:p>
      <text:p text:style-name="Text_20_body">Разве не была та жизнь приличнее гангстерства? Дружба чище… не такая <text:span text:style-name="T901">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01">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01">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37"><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38">И тут Енцин, Андреас и Кристиан, прям тебе Смит, Кляйн &amp; Френч, вламываются в подвальную комнатушку—полевые серые ранцы, плетёные туфли, <text:s/>штан<text:span text:style-name="T902">ины</text:span> подвёрнут<text:span text:style-name="T902">ы,</text:span> руки блестят от машинного масла и солидола, по<text:span text:style-name="T902">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02">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02">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02">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03">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903">ы</text:span>в<text:span text:style-name="T903">ае</text:span>тся однажды <text:span text:style-name="T903">среди </text:span>ноч<text:span text:style-name="T903">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04">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03">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05">с переизбытком</text:span> Нацистск<text:span text:style-name="T905">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54">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55">Море по колено, Батя, Дезокс-ёпфедрин всем скажжит "цыц!" </text:p>
            <text:p text:style-name="P555">По карманам у меня по́лно щастья без границ, </text:p>
            <text:p text:style-name="P555">Я по Зоне проношуся, среди диких псов, </text:p>
            <text:p text:style-name="P555">Раздаю задарма клочья своих личных снов… </text:p>
            <text:p text:style-name="P555">Да хошь радиолампы с приёмника маво ты вытаску-уй, </text:p>
            <text:p text:style-name="P555">До лампочки мине вся эта чип-уха— </text:p>
            <text:p text:style-name="P555">А на госгимны ты меня типеря не подсажу-вуй </text:p>
            <text:p text:style-name="P555">Склепаю сам не хуже, чем вся ента труха…. </text:p>
            <text:p text:style-name="P555"/>
            <text:p text:style-name="P555">Не закрываю рот, хоть слушать некому, </text:p>
            <text:p text:style-name="P555">Трещу без умолку всяческую муть— </text:p>
            <text:p text:style-name="P555">Без толку пристаю к калекам у </text:p>
            <text:p text:style-name="P555">Кого ботиночки самсем не жмуть! </text:p>
            <text:p text:style-name="P555"/>
            <text:p text:style-name="P555">Тебя от меня эфедринит, малышка, </text:p>
            <text:p text:style-name="P555">Ты от меня впадаешь в экстаз </text:p>
            <text:p text:style-name="P555">В комендантский час, када свет угас, </text:p>
            <text:p text:style-name="P555"><text:soft-page-break/>Я не хуже других отпресую матрас, </text:p>
            <text:p text:style-name="P555">(Токо свечку зажги) </text:p>
            <text:p text:style-name="P555">Как в прошлый раз….</text:p>
          </table:table-cell>
        </table:table-row>
      </table:table>
      <text:p text:style-name="P339"/>
      <text:p text:style-name="P339">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06">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40"><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40">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07">эскадрами</text:span> брони, под седыми волнами Балтики раскроенной килями, покойники под флот<text:span text:style-name="T907">илия</text:span>ми волн, прерий моря…. </text:p>
      <text:p text:style-name="Text_20_body">И тут же нога фон Гёля пихает Слотропа отнюдь не <text:span text:style-name="T907">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07">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07">помощь.</text:span> </text:p>
      <text:p text:style-name="Text_20_body">– Ты сам не знаешь о чём говоришь.– Глаза его сталь клинка, не <text:span text:style-name="T907">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07">это </text:span>он <text:s/>не благород<text:span text:style-name="T907">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08">зацепка</text:span> с Ракетой. Но уже понял, что ничего не выйдет. Он и Шпрингер <text:span text:style-name="T908">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08">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08">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08">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10">такого</text:span> не <text:span text:style-name="T910">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08">заглянуть</text:span> сквозь дождь в глаза Шпрингера,– ты знал, что я был на борту. Ты меня теперь подставляешь, верно? </text:p>
      <text:p text:style-name="Text_20_body">– Когда <text:span text:style-name="T909">это</text:span> <text:span text:style-name="T1">ты</text:span> <text:span text:style-name="T909">был </text:span>на борту? </text:p>
      <text:p text:style-name="Text_20_body">– Брось— </text:p>
      <text:p text:style-name="P246">– Слушай—<text:span text:style-name="T909">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09">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09">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09">из-</text:span>под раковин<text:span text:style-name="T909">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09">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09">синхронно</text:span>, подтягивают, суда ударяются, расходятся, ударяются… но <text:span text:style-name="Emphasis">Анубис</text:span>, <text:span text:style-name="T911">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09">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90">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12">довелось</text:span> встре<text:span text:style-name="T912">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12">ступил </text:span>он <text:span text:style-name="T912">на</text:span> пол, свет гаснет. Воздуходувы с протяжным <text:span text:style-name="T912">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12">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12">предполагает</text:span> там сой<text:span text:style-name="T912">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12">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91"><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22">Где Папа Римский, чей посох зацвёл бы для меня? </text:p>
      <text:p text:style-name="P522">Вновь меня манит гора её шелками, ароматами, </text:p>
      <text:p text:style-name="P522"><text:span text:style-name="T913">К т</text:span>елам намащ<text:span text:style-name="T913">е</text:span>нным её рабынь, её посулам </text:p>
      <text:p text:style-name="P522">Неспешных, утончённых пыток, что небесам сродни, </text:p>
      <text:p text:style-name="P522"/>
      <text:p text:style-name="P522"><text:span text:style-name="T913">Сиянья ч</text:span>истото<text:span text:style-name="T913">й</text:span>—к поющим узам, </text:p>
      <text:p text:style-name="P522">К хлыстам: что рассекают спектр в размахе. </text:p>
      <text:p text:style-name="P522">Меня, игрушку утлую в пасти непогод, находит зов её, </text:p>
      <text:p text:style-name="P522">Куда ни повернусь, в густеющей ночи. </text:p>
      <text:p text:style-name="P522"/>
      <text:p text:style-name="P522">За мною нет покинутой Лизоры. </text:p>
      <text:p text:style-name="P522">В последней исповеди я преклонил колени, </text:p>
      <text:p text:style-name="P522">Агностик, пред сияньем жемчугов его… </text:p>
      <text:p text:style-name="P522">И тут, в моём последнем расщеплённом вздохе </text:p>
      <text:p text:style-name="P522">Ни песни нет, ни похоти, как нет вины, воспоминаний: </text:p>
      <text:p text:style-name="P522">Ни пентаграмм, ни кубков, ни святого Дурака…. </text:p>
      <text:p text:style-name="P435"/>
      <text:p text:style-name="Text_20_body">Бригадный генерал Падинг умер ещё в середине июня от <text:span text:style-name="T913">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13">сваленные</text:span> Вебли Сильвернейлом в музыкальной комнате, за<text:span text:style-name="T913">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13">е</text:span>, отсижива<text:span text:style-name="T913">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14">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14">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511">Наркоманья несыть,</text:p>
      <text:p text:style-name="P511">О, наркоманья несыть! </text:p>
      <text:p text:style-name="P511">Вселяешься как бесы, </text:p>
      <text:p text:style-name="P511">Самый пушистый кайф ломаешь, </text:p>
      <text:p text:style-name="P511">Меня в свинью ты превращаешь, </text:p>
      <text:p text:style-name="P511">Как всех познавших НАРКОМАНЬЮ НЕСЫТЬ! </text:p>
      <text:p text:style-name="P248"/>
      <text:p text:style-name="P248">Теперь в город въезжают два изнурённы<text:span text:style-name="T914">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14">по</text:span>крывает почти всю его грудь. Ратбон и Сакал придерживают лошадей неловко улыбаясь. </text:p>
      <text:p text:style-name="Text_20_body"><text:span text:style-name="T149">Ратбон</text:span>: Это же не может быть <text:span text:style-name="T68">на самом деле</text:span>, как думаешь? </text:p>
      <text:p text:style-name="Text_20_body"><text:span text:style-name="T149">Сакал</text:span>: Ху, ху! Ишшо как в<text:span text:style-name="T914">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9">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14">х</text:span> Кольтов). </text:p>
      <text:p text:style-name="Text_20_body"><text:span text:style-name="T149">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9">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9">Сакал</text:span>: Ты забыл <text:span text:style-name="T914">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9">Сакал</text:span>: Этта, мы <text:span text:style-name="T1">оба иво видим</text:span>. Значицца взаправдашний. </text:p>
      <text:p text:style-name="Text_20_body"><text:span text:style-name="T149">Ратбон</text:span>: Совместные галлюцинации не такая уж невидаль в нашем мире, партнёр. </text:p>
      <text:p text:style-name="Text_20_body"><text:span text:style-name="T149">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14">и</text:span> свали<text:span text:style-name="T914">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12">Самый пушистый кайф ломаешь, </text:p>
      <text:p text:style-name="P512">Меня в свинью ты превращаешь, </text:p>
      <text:p text:style-name="P512">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15">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15">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15">как и </text:span>преж<text:span text:style-name="T915">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15">которая</text:span> ни <text:span text:style-name="T915">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15">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15">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15">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15">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15">и</text:span>ться. <text:span text:style-name="T915">Сейчас</text:span> мы в коридорах избранных нами, и направляемся к Трибуне….» </text:p>
      <text:p text:style-name="P392"><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15">Дорогая Мама, я послал пару человек в Ад сегодня…. </text:p>
      <text:p text:style-name="P20">—Фрагмент, предположительно, из <text:span text:style-name="Emphasis">Евангелие от Фомы</text:span></text:p>
      <text:p text:style-name="P548">(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16">сбиваются в</text:span> групп<text:span text:style-name="T916">ы</text:span>, расхаживают в одино<text:span text:style-name="T916">чн</text:span>ой задумчивости, или рассматривают картины, книги, экспонаты. <text:span text:style-name="T916">Обстановка</text:span> смахивает на <text:span text:style-name="T916">некий весьма</text:span> обширный музей, построен<text:span text:style-name="T916">ный</text:span> во множестве уровней и новые крылья при<text:span text:style-name="T916">страива</text:span>ются как живая ткань—хотя всё <text:span text:style-name="T916">тут</text:span> и впрямь разрастается в некую окончательную форму, которую <text:span text:style-name="T916">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16">требуется</text:span> заходить <text:span text:style-name="T1">внутрь</text:span>, обследовать бесчисленные полки, <text:span text:style-name="T916">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16">молотый</text:span> миндаль, вишни величино<text:span text:style-name="T916">ю</text:span> с шарики <text:s/>пинг-понга, и поп-корн в топлёном зефире и масле, и помадки тысячи <text:span text:style-name="T916">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17">р</text:span>ойти<text:span text:style-name="T917">сь</text:span> куда приведёт… <text:span text:style-name="T917">держит путь</text:span> не слишком-то довольный, сматывая ирис метр за метром, порой засовывая кусочек в рот—мм, арахисовое масло и патока—в общем, его <text:span text:style-name="T917">путь в </text:span>лабиринт<text:span text:style-name="T917">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17">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17">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17">по</text:span> ступеня<text:span text:style-name="T917">м</text:span> маршей, <text:span text:style-name="T917">которые</text:span> пошире, как только там скопится поток <text:span text:style-name="T917">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17">нынче</text:span> <text:span text:style-name="T917">при</text:span>держ<text:span text:style-name="T917">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17">до чего </text:span>они всё ещё <text:s/>его будоражат, эти независимые женщины не достигшие двадцати, их воодушевл<text:span text:style-name="T917">ение</text:span> так заразительн<text:span text:style-name="T917">о</text:span>. </text:p>
      <text:p text:style-name="Text_20_body"/>
      <table:table table:name="Table2" table:style-name="Table2">
        <table:table-column table:style-name="Table2.A"/>
        <table:table-column table:style-name="Table2.B"/>
        <table:table-row>
          <table:table-cell table:style-name="Table2.A1" office:value-type="string">
            <text:p text:style-name="P514">Послушай, это просто—не, —при, —лично, </text:p>
            <text:p text:style-name="P514">Такой <text:span text:style-name="T917">улёт</text:span>, всё—так, —от, —лично, </text:p>
            <text:p text:style-name="P514">Про возраст свой забыли все… </text:p>
            <text:p text:style-name="P514">Пчёлы в ме—ду </text:p>
            <text:p text:style-name="P514">Нам не по—, —ме, —ха, </text:p>
            <text:p text:style-name="P514">И на хо—ду </text:p>
            <text:p text:style-name="P514">Нас качает от—сме, —ха, </text:p>
            <text:p text:style-name="P513">Весельем бурлим у всех на виду </text:p>
          </table:table-cell>
          <table:table-cell table:style-name="Table2.B1" table:number-rows-spanned="2" office:value-type="string">
            <text:p text:style-name="P410"/>
            <text:p text:style-name="P410"/>
            <text:p text:style-name="P410">Откуда взялся этот оркестр свинга? </text:p>
            <text:p text:style-name="P410">Она вся просто скачет ходуном, </text:p>
            <text:p text:style-name="P410">ей хочется пуститься в джиттербаг, </text:p>
            <text:p text:style-name="P410">утратить гравитацию свою и он </text:p>
            <text:p text:style-name="P411">навстречу ей делает шаг...</text:p>
          </table:table-cell>
        </table:table-row>
        <table:table-row>
          <table:table-cell table:style-name="Table2.A1" office:value-type="string">
            <text:p text:style-name="P514"><text:s/></text:p>
            <text:p text:style-name="P514">На—чхать что тебе—из—твоей—тачки— кричат, </text:p>
            <text:p text:style-name="P514">Не оглян<text:span text:style-name="T918">ись</text:span>—и—они—замол—чат, </text:p>
            <text:p text:style-name="P514">За—будь, —что,— говорит—твой—ка—лендарь, </text:p>
            <text:p text:style-name="P514">В ладони, словно пуп—сик, —у, —дарь! </text:p>
            <text:p text:style-name="P514"/>
            <text:p text:style-name="P514">Глаза горят—так, —выра, —зительно, </text:p>
            <text:p text:style-name="P514">А смех ей-Бо, —гу, —зара, —зителен, </text:p>
            <text:p text:style-name="P514">Нет сил остаться про—сто, зрителем, </text:p>
            <text:p text:style-name="P513">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18">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18">ыхается</text:span> в своём младенчестве, ещё не представлена Народу, так что данный термин возможно было услыхать <text:span text:style-name="T918">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18">составило</text:span> большого труда подметить это. Раз уж мы тут только однажды, всего лишь на один только раз, тогда мы <text:span text:style-name="T918">несомненно</text:span> тут затем, чтобы взять то, что можем, пока можем. Если Они взяли куда больше нашего, и взяли не только от Земли, но и от нас—ну, <text:span text:style-name="T918">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18">тща</text:span>тельнейше распростран<text:span text:style-name="T918">яем</text:span>ый, из их обманов, как известных, так и неизвестных? </text:p>
      <text:p text:style-name="Text_20_body">Нам остаётся рассм<text:span text:style-name="T918">о</text:span>тр<text:span text:style-name="T918">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18">их</text:span> лично<text:span text:style-name="T918">стных качеств</text:span>, хотя и не могу <text:span text:style-name="T918">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19">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19">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19">именно</text:span> тем <text:span text:style-name="T919">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93">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20">позволишь</text:span>, чтоб <text:span text:style-name="T1">этот</text:span> лапш<text:span text:style-name="T920">у</text:span> тебе навешал?– а <text:span text:style-name="T920">и </text:span>кто <text:span text:style-name="T920">ещё</text:span> мог <text:span text:style-name="T920">бы это </text:span>быть, с засаленным помпадуром начёса почти такой же высоты как и само лицо, в котором различается приплюснутая, пропущенная <text:span text:style-name="T920">через</text:span> мясорубку душа бойца, к<text:span text:style-name="T920">оторый</text:span> не только сигал очертя голову, но и полнился плохими предчувствиями <text:span text:style-name="T920">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20">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16">Помолись за простого стукача,</text:p>
      <text:p text:style-name="P516">На свет он вышел из пизды, как и тыыыы— </text:p>
      <text:p text:style-name="P516">Не стоит на него ворчать, </text:p>
      <text:p text:style-name="P516">Он пашет как подземные кроты… </text:p>
      <text:p text:style-name="P516">И когда собою ты доволен, </text:p>
      <text:p text:style-name="P516">Спроси себя: а ему каково? </text:p>
      <text:p text:style-name="P516">Неужто хуже, что тебя продадут </text:p>
      <text:p text:style-name="P516">За пару монет, что кончаются в пару минут, </text:p>
      <text:p text:style-name="P516">Чем мы<text:span text:style-name="T925">тари</text:span>ться всю жизнь <text:span text:style-name="T925">из-за</text:span> того? </text:p>
      <text:p text:style-name="P254"/>
      <text:p text:style-name="Text_20_body">– Не уверен, что мне тут понравиться,– Пират, с раст<text:span text:style-name="T920">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20">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21">из тех</text:span> люд<text:span text:style-name="T921">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21">шла</text:span> <text:span text:style-name="T921">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21">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21">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9">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21">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21">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63">Стать</text:span> д—»? </text:p>
      <text:p text:style-name="P256"><text:soft-page-break/>– <text:span text:style-name="T163">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23">вс</text:span>кри<text:span text:style-name="T923">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21">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24">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22">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22">ть</text:span> однажды как давно: в самом начале игры, был <text:span text:style-name="T922">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22">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22">о чём</text:span> <text:span text:style-name="T922">другом, кроме как </text:span><text:s/>про собственную жопу, свою драгоценную, проклятую, личную жопу…. </text:p>
      <text:p text:style-name="P394">–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26">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27">отдельно взятым Человеком во</text:span> вс<text:span text:style-name="T927">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17">И весь мир чем-то занят, это сумерки становятся ночью! </text:p>
      <text:p text:style-name="P517">Кто знает какие улицы познали наши ботинки с утра? </text:p>
      <text:p text:style-name="P517">Кто знает, сколько бросили мы друзей плакать водиночку? </text:p>
      <text:p text:style-name="P517">Однажды нам приходит пора </text:p>
      <text:p text:style-name="P517">Вместе мотив этот день-деньской напевать… </text:p>
      <text:p text:style-name="P517">Каждый танцует, в сумерки, </text:p>
      <text:p text:style-name="P517">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95"><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95"><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28">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32">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29">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396"><text:span text:style-name="T821">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30">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30">й</text:span> уверенности, что Урсула совсем рядом, прямо <text:span text:style-name="T930">там </text:span>за кругом света от костра, смотрит на него, видит его, но не так как раньше. Он заводит Слотропа в расположени<text:span text:style-name="T930">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30">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30">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31">с</text:span> коноплей и табаком <text:span text:style-name="T931">у</text:span> Индейц<text:span text:style-name="T931">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31">тёплой</text:span> от солнца отходящего вниз ко сну…. </text:p>
      <text:p text:style-name="Text_20_body">Мог ли он быть дорожной развилкой, куда Америка никогда не ступила, той един<text:span text:style-name="T931">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31">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31">под</text:span> кафельной облицовк<text:span text:style-name="T931">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31">у</text:span> никогда не узнат<text:span text:style-name="T931">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397"><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34" text:outline-level="3">ЙАААГГГГХХХХ— Слотроп вскидывает свою ношу пальто, готов <text:s/>швырнуть и <text:span text:style-name="T937">рвануть</text:span> наутёк, но майор лишь улыбается. –«Привет, товари<text:span text:style-name="T937">шш</text:span>. Ты как раз вовремя для Атомного Чили от Д<text:span text:style-name="T937">у</text:span>айна Марви! Д<text:span text:style-name="T937">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37">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33">Мне доводилось</text:span> взаимодействова<text:span text:style-name="T933">ть</text:span> с <text:span text:style-name="T933">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33">шш</text:span>. Эт х’сос так въелся в меха не оставлят места свабод п<text:span text:style-name="T933">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33">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33">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33">а</text:span>р<text:span text:style-name="T933">а</text:span>ле<text:span text:style-name="T933">с</text:span>ским Младенчиком»,– и тут оба они разражаются хохотом. Чиклиц и впр<text:span text:style-name="T933">ямь</text:span> на<text:span text:style-name="T934">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34">по</text:span> переброск<text:span text:style-name="T934">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34">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35">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35">Как сам себе кумекаю,</text:span> <text:s/><text:span text:style-name="T935">огромное</text:span> будущее <text:span text:style-name="T935">за</text:span> эти<text:span text:style-name="T935">ми</text:span> V-вооружения<text:span text:style-name="T935">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35">все </text:span>эт<text:span text:style-name="T935">и</text:span> сырые, недавние вторжения не <text:span text:style-name="T935">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35">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35">ю</text:span> эт<text:span text:style-name="T935">у</text:span> <text:span text:style-name="T935">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35">наверняка можно</text:span> на<text:span text:style-name="T935">таскать</text:span> их <text:span text:style-name="T935">в </text:span>пени<text:span text:style-name="T935">и</text:span> или ещё там что, заключу групповой контракт с Де Миллем. <text:span text:style-name="T935">Ему сгодятся</text:span> для <text:span text:style-name="T935">по</text:span> настоящ<text:span text:style-name="T935">ему</text:span> крутых номеров, религиозные сцены, сцены оргий.— </text:p>
      <text:p text:style-name="Text_20_body">– Ха!– Вскрикивает Марви, облив<text:span text:style-name="T935">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36">угодить</text:span> в клещи Британцев и Русских. Марви с Чиклицем отправляются <text:span text:style-name="T936">на осмотр</text:span> и Слотроп тоже приглашён. Но сперва тот вопрос с Атомным Чили Д<text:span text:style-name="T936">у</text:span>айна Марви, который оказывается пробой <text:span text:style-name="T936">на </text:span>мужеств<text:span text:style-name="T936">о</text:span>. Бутылка с шампанским под рукой, но запивать из неё <text:s/>признак слабости. Когда-то Слотроп клюнул бы, но теперь ему даже и думать не <text:span text:style-name="T936">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36">пытается</text:span> переехать велосипедистов налево и направо, разгоняет скотину, пока <text:span text:style-name="T936">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36">ми</text:span>, типа «Не подъёбывай Малого, <text:span text:style-name="T936">не</text:span> то <text:s/><text:span text:style-name="T936">быть тебе</text:span> Заёба<text:span text:style-name="T936">н</text:span>ным, <text:span text:style-name="T936">а не Ёбарем</text:span>», что продолжается какое-то время и вызывает лишь пару-другую изумлённых Фашистских салютов от старушек и детворы на обочин<text:span text:style-name="T936">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37">врубилси</text:span>. На тибе ж пагонав нету. Яснааа… ты типа Совейск<text:span text:style-name="T942">ий</text:span> <text:span text:style-name="T942">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37">отметелить</text:span>, как падайдут ищо таваришши?» </text:p>
      <text:p text:style-name="Text_20_body">– <text:span text:style-name="T937">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37">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37">Они ж при</text:span> оружи<text:span text:style-name="T937">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37">добираца</text:span>, таваришш, но ты <text:span text:style-name="T1">чокнутый</text:span> и<text:span text:style-name="T938">т</text:span>ти туда одиночкой. Чё <text:span text:style-name="T937">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37">объяснять</text:span> насколько это важно...– полная полспудных смыслов пауза Лугоши,– … для <text:span text:style-name="T1">всех</text:span> нас. </text:p>
      <text:p text:style-name="Text_20_body">Так что, ему <text:span text:style-name="T937">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39">Fräulein</text:span></text:span><text:span text:style-name="Emphasis"><text:span text:style-name="T940">’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398">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41">Ж </text:span>КАК— </text:p>
      <text:p text:style-name="P518">ИСКА-АТЬ ИГОЛКУ В СТОГУ СЕ-Е-Е-НА! </text:p>
      <text:p text:style-name="P518">Ссссс—смотривинфракаких-то лучах полнолуния, </text:p>
      <text:p text:style-name="P518">(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36">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399"><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399"><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43">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43">делало</text:span> контроль качки и рысканья <text:span text:style-name="T943">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45">жет</text:span> нос свой в Гармише, уж Марви да<text:span text:style-name="T945">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43">возможно</text:span> смотр<text:span text:style-name="T943">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43">к</text:span>их моряков, выправишь своему отцу визы в далёкую Лемурию, на солнечные курорты <text:span text:style-name="T943">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50">па гроб</text:span> <text:span text:style-name="T1">жи</text:span><text:span text:style-name="T75">зни</text:span>. Типер<text:span text:style-name="T943">я</text:span> сичёш чё те черномазики удумали, <text:span text:style-name="T1">хто-та</text:span> должон тармазнуть их покуда не <text:span text:style-name="T946">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47">у тебя</text:span> делает! Вам <text:span text:style-name="T1">понятно</text:span>? </text:p>
      <text:p text:style-name="P264">– Чё за <text:span text:style-name="T943">базар ващще</text:span>? Политический диспут? Мало <text:span text:style-name="T943">опуст</text:span>ило, шо <text:s/><text:span text:style-name="Emphasis">Schwarzkommando </text:span><text:span text:style-name="Emphasis"><text:span text:style-name="T164">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44">ш</text:span>ти все, но Своп окей. Вощем, у ДжиЭл тут связи с Сименс, они работали над управленем V-2, <text:span text:style-name="T944">секё</text:span>шь— </text:p>
      <text:p text:style-name="Text_20_body">– Своп Еврей,– грит Чиклиц. </text:p>
      <text:p text:style-name="Text_20_body">– Неа—Чёртов, сам низнаиш чё гриш. </text:p>
      <text:p text:style-name="Text_20_body">– Я те<text:span text:style-name="T948">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44">у </text:span>каво-т<text:span text:style-name="T944">а</text:span> имя <text:span text:style-name="T944">такое</text:span>, знаш, шо то <text:span text:style-name="T949">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44">иа</text:span>там за океан. Когда реб<text:span text:style-name="T944">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44">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44">беждё</text:span>н. Не столько явны<text:span text:style-name="T944">ми</text:span> улик<text:span text:style-name="T944">ами,</text:span> <text:span text:style-name="T944">что </text:span>обнаруж<text:span text:style-name="T944">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44">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00"><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00">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52">топотня</text:span> их крохотных ног становил<text:span text:style-name="T952">а</text:span>с<text:span text:style-name="T952">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52">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52">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52">и</text:span> в предыдущие 30 лет, был призван прошлой зимой в<text:span text:style-name="Emphasis"> Volksgrenadier</text:span> и больше не вернулся. Теперь белые фонарики <text:span text:style-name="T952">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52">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52">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53">ной</text:span>-<text:span text:style-name="T953">с</text:span>-капуст<text:span text:style-name="T953">ой</text:span> задней комнаты маленького кафе <text:span text:style-name="T953">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53">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53">проникался</text:span> так<text:span text:style-name="T953">им</text:span> страх<text:span text:style-name="T953">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53">к</text:span> восток<text:span text:style-name="T953">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54">пускаться</text:span> вечером или порожним днём <text:span text:style-name="T954">в </text:span>изуч<text:span text:style-name="T954">ение</text:span> Δх’<text:span text:style-name="T954">ов</text:span> и Δу’<text:span text:style-name="T954">ов</text:span> его бродяжного духа, в бегах—изучать как меняется он <text:span text:style-name="T954">за отрезок</text:span> падения ножа шторки, что <text:span text:style-name="T951">успевало</text:span> услышаться ему в воде, бегущей как и он всегда, в утраченной тиши, позади него, уже позади. </text:p>
      <text:p text:style-name="P401">Даже теперь, лёжа рядом с чужаком переодетым свиньёй, её отец мимолётная частица Слотропа, или кто там ещё лежал тут раньше, нелетучий, и <text:span text:style-name="T955">вы</text:span>слуш<text:span text:style-name="T955">ив</text:span>ал то же самое обещание: «Я пойду с тобой куда угодно».– <text:span text:style-name="T955">Ему</text:span> вид<text:span text:style-name="T955">ятся</text:span> <text:span text:style-name="T955">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55">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55">те</text:span> приближаются, от дома к дому, в поисках своего дезертира, и это Слотроп<text:span text:style-name="T955">у</text:span> <text:span text:style-name="T955">надо</text:span> уходить, а <text:span text:style-name="T955">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55">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59">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58">ЫК</text:span></text:span><text:span text:style-name="Emphasis">КОО</text:span> она взбесилась, хочет отклюнуть <text:span text:style-name="T956">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56">смотри не </text:span>свихнись мозгами, особенно когда стараешься ровнее дер<text:span text:style-name="T956">ж</text:span>ать те яйца. Петух нарисовался на пороге, орёт <text:span text:style-name="Emphasis">Achtung, Achtung</text:span>, <text:span text:style-name="T956">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57">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57">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57">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19">Свинья всегда весёлый друг, </text:p>
      <text:p text:style-name="P519">Кабан, свиноматка, подсвинок, </text:p>
      <text:p text:style-name="P519">Пусть вдрызг у тебя развалился ботинок </text:p>
      <text:p text:style-name="P519">Пусть беды горой навалились, </text:p>
      <text:p text:style-name="P519">И все норовят лохануть тебя вдруг, </text:p>
      <text:p text:style-name="P519">И все на тебя ополчились, </text:p>
      <text:p text:style-name="P519">Знай: в беспросветности вокруг, </text:p>
      <text:p text:style-name="P519">Свинья тебя не подведёт, </text:p>
      <text:p text:style-name="P519">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57">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57">ю </text:span>ночь. Слотроп часто просыпается, видит, что улёгшаяся на хвое свинья присматривает за ним. Не так, что<text:span text:style-name="T957">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57">шь</text:span> ли, хех-хе, ничего <text:span text:style-name="T957">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49">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57">полиамид</text:span>,– Пёклер прячет пистолет обратно под свою рубашку. </text:p>
      <text:p text:style-name="Text_20_body"><text:soft-page-break/>– <text:span text:style-name="T957">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57">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02"><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02">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68">такие</text:span> <text:span text:style-name="T1">идентичные</text:span>….» </text:p>
      <text:p text:style-name="Text_20_body">В последнюю треть его жизни, на Ласло Джамфа нашла—так казалось тем, кто из лес<text:span text:style-name="T960">ов</text:span> лекционн<text:span text:style-name="T960">ого</text:span> зал<text:span text:style-name="T960">а</text:span> наблюдал как медленно гранулируют его веки, <text:span text:style-name="T960">лик обрастает </text:span>пятна<text:span text:style-name="T960">ми</text:span> и морщин<text:span text:style-name="T960">ами</text:span>, разруша<text:span text:style-name="T960">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60">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60">до чего</text:span> стабильн<text:span text:style-name="T960">ым</text:span> был<text:span text:style-name="T960">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60">либо</text:span>! Он хватает, он держит! Он не Большевик и он не Еврей. Вам никогда не нужно опасаться относительности со стороны льва. <text:span text:style-name="T960">Ему</text:span> хочет<text:span text:style-name="T960">ся</text:span> абсолюта. Жизн<text:span text:style-name="T960">и</text:span> и смерть. Побед<text:span text:style-name="T960">ы</text:span> и поражени<text:span text:style-name="T960">я</text:span>. Не перемирий или договорённостей, но радост<text:span text:style-name="T960">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61">благодаря</text:span> Инфляци<text:span text:style-name="T961">и</text:span> и Депресси<text:span text:style-name="T961">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61">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61">тчо </text:span>отечески благожелателен и справедлив, <text:s/>носи<text:span text:style-name="T961">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62">впрах разнести</text:span> драгоценное строение из магии и кровосмесительства, скреплявшие королевства Бургундцев. Пёклер был <text:span text:style-name="T962">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62">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62">всё проспал</text:span>, насмехалась над его инженерской преданностью причине-и-следствию. Как мог он объяснить ей, что художественные связи <text:span text:style-name="T962">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62">Подразумевалось</text:span>, что <text:span text:style-name="T962">начнёшь </text:span>пров<text:span text:style-name="T962">одит</text:span>ь параллели с Гуго Штинесом, неутомимым <text:span text:style-name="T962">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62">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62">вшийся</text:span> к судьбе, которую, он знал, ему не избежать, немой ад стрельбы, гранат, войск <text:span text:style-name="T962">взявших в кольцо</text:span> его резиденцию, и собственное его безумие в конце тайного туннеля…. А кто довёл его до погибели, если не идол <text:span text:style-name="T963">пресных </text:span>утренни<text:span text:style-name="T963">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63">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63">выразится</text:span> <text:span text:style-name="T963">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03"><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04">Если б тот Лайл не стал Масоном, он бы скорей всего так и продолжал свои гнусные <text:span text:style-name="T964">аферы</text:span>. <text:s/><text:span text:style-name="T969">В</text:span> Мире, <text:span text:style-name="T969">н</text:span>аряду <text:span text:style-name="T969">с </text:span>махинациями <text:span text:style-name="T969">как видом </text:span>предпринимательств<text:span text:style-name="T969">а</text:span> на службе <text:s/>несправедливости, предусмотрены также уравновешивающие <text:span text:style-name="T969">балансиры</text:span>, время от времени. Не <text:span text:style-name="T969">в виде</text:span> предпринимательств<text:span text:style-name="T969">а</text:span>, но, по крайней мере, в общем танце вещей. Масоны, в этом самом танце, оказались одной из вещей <text:span text:style-name="T965">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65">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65">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65">бы</text:span> там <text:span text:style-name="T965">ни </text:span>занималась контора Свопа, они делали это <text:span text:style-name="T965">втихаря</text:span>. Никто не видел их файлов. Бленд также никому ничего не говорил. </text:p>
      <text:p text:style-name="P269">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65">владельца</text:span> компании. Бленд <text:span text:style-name="T965">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65">нашлись</text:span> и такие, <text:span text:style-name="T965">что</text:span> усм<text:span text:style-name="T965">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65">с</text:span>могли бы закупить вагон программистов, которые бы сделали всю <text:span text:style-name="T965">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66">у </text:span>автомат<text:span text:style-name="T966">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70">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66">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49">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49">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66">ли</text:span> величайшие <text:span text:style-name="T966">из </text:span>пальц<text:span text:style-name="T966">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67">изведавшими,</text:span> <text:span text:style-name="T967">по</text:span>среди залов жути и не<text:span text:style-name="T967">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20">Всег-да привалит—ещё доллар, </text:p>
      <text:p text:style-name="P520">Не так, то эдак, да! </text:p>
      <text:p text:style-name="P520">Поменьше надо спать, </text:p>
      <text:p text:style-name="P520">Про-снись, с росою на траве, </text:p>
      <text:p text:style-name="P520">И сможешь жопу им порвать— </text:p>
      <text:p text:style-name="P520">Всегда ты доллар зашибёшь, </text:p>
      <text:p text:style-name="P520">С той пира-ми-дой где глаз натянут, </text:p>
      <text:p text:style-name="P520">Слышь, парнишь, </text:p>
      <text:p text:style-name="P520">С подмигом он тебе поёт: «<text:span text:style-name="T967">Не ссы! Насквозь т</text:span>ы всё проссышь!» </text:p>
      <text:p text:style-name="P520"/>
      <text:p text:style-name="P520">Желание есть, так и путь найдётся, </text:p>
      <text:p text:style-name="P520">Смотри не упусти, </text:p>
      <text:p text:style-name="P520">Мозгами шевели-крути, </text:p>
      <text:p text:style-name="P520">И где только придётся </text:p>
      <text:p text:style-name="P520">Сгреби ещё хоть доллар, </text:p>
      <text:p text:style-name="P520">Неважно: решкой иль орлом, </text:p>
      <text:p text:style-name="P520">Пока Война при напролом </text:p>
      <text:p text:style-name="P520">Давай вперёд, за долларом, </text:p>
      <text:p text:style-name="P520">За долларом! </text:p>
      <text:p text:style-name="P268"/>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05">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71">ив</text:span>ал, общность не сознающая себя, умолчание, которое истории в энциклопедиях услужливо заполнили агентствами, инициалами, <text:span text:style-name="T971">прочерками</text:span> и пропусками, <text:span text:style-name="T971">которые</text:span> делают невозможным найти их снова… но в тот момент, из-за чрезмерно театрально<text:span text:style-name="T971">й</text:span> суетни Гангстеров да Масонов, он<text:span text:style-name="T971">а</text:span> сконцентрировал<text:span text:style-name="T971">ась</text:span> тут, в задней части храма Маторгана, элегантный хаос <text:span text:style-name="T971">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71">их</text:span> <text:span text:style-name="T971">инженерских</text:span> <text:span text:style-name="T971">обязанностей,</text:span> он <text:span text:style-name="T971">находил ещё</text:span> время <text:s/>служить агентом по сбору информации для Штинеса. Тут <text:span text:style-name="T971">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72">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72">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72">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979">разок</text:span> <text:span text:style-name="T1">also</text:span> или два, и, не успели оглянуться, большая часть аппаратов работают. Можешь биться об заклад, <text:span text:style-name="T972">радостных</text:span> Масонов побольшало в Маторгане, Миссури. </text:p>
      <text:p text:style-name="P270">В <text:span text:style-name="T977">у</text:span>плату за его доброе дело, Лайл Бленд, которому оно <text:span text:style-name="T972">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72">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72">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72">которых</text:span> Католики, могут рассчитывать на Масонов для пары хороших страшилок и бездн, когд<text:span text:style-name="T972">а</text:span> ничто другое не срабатывает. Одн<text:span text:style-name="T972">ой</text:span> из лучших в классике Причудливых Масонских Историй <text:span text:style-name="T972">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72">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72">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72">наи</text:span>особенн<text:span text:style-name="T972">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72">встретите</text:span>). </text:p>
      <text:p text:style-name="P271">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73">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1">К тому времени как вступил Бле<text:span text:style-name="T973">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73">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73">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73">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73">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73">побывал</text:span> где-то, но без понятия что <text:span text:style-name="T973">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1">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73">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73">стиг</text:span>ла его. Он отправляется в странствие. Он знал, что не может не следовать этому пути. </text:p>
      <text:p text:style-name="P271">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73">ой</text:span>, порченными зубами, <text:span text:style-name="T973">хромоногие</text:span>, уставятся <text:span text:style-name="T974">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78">и </text:span>в географическом пространстве путешествия предпринятые на север по очень синим, огненно синим, морям, холодным, с толп<text:span text:style-name="T974">ящимися</text:span> льдин<text:span text:style-name="T974">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74">следовало</text:span> узнать? </text:p>
      <text:p text:style-name="Text_20_body">Бленд, всё ещё <text:span text:style-name="T974">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74">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74">ю</text:span>, что Земля живая тварь, после стольких лет как представлял тупой кусок булыги обнаружить <text:span text:style-name="T974">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74">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74">п</text:span>от, пуст<text:span text:style-name="T974">ая</text:span> <text:span text:style-name="T974">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74">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74">ть</text:span>ся бесконечно среди пластиковой мелочёвки, отыскива<text:span text:style-name="T974">ть </text:span>в каждой Глубинное Значение, в попытках <text:span text:style-name="T974">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75">обойдённости</text:span>… придать какой-то смысл, отыскать ничтожнейший осколочек истины в такой массе копирования, такой массе отходов... </text:p>
      <text:p text:style-name="P272"><text:soft-page-break/>Повезло <text:span text:style-name="T975">же </text:span>Бленду, освободиться от всего этого. Однажды вечером он созвал вс<text:span text:style-name="T975">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75">последнее</text:span> время я немножко путешествовал».– На нём был простой белый халат, а в руках красная роза. <text:span text:style-name="T975">Выглядел</text:span> он нездоровым, все впоследствии сошлись на этом: кож<text:span text:style-name="T975">а</text:span> и глаза его отличались чистотой, которая редко встречается, кроме как в определённые дни весны, в определённых широтах, перед сам<text:span text:style-name="T975">ы</text:span>м рассветом.– «Я заметил»,– продолжал о<text:span text:style-name="T975">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75">ку</text:span>») Шорт<text:span text:style-name="T975">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75">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76">имала</text:span> её вкуса.</text:p>
      <text:p text:style-name="P406"><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06">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980">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3"><text:soft-page-break/>– Не представляю, почему он обратился к нам,– Мафидж поглаживает свою <text:span text:style-name="T1002">зауженную</text:span> бороду (жест смотрится всего лишь бесконтрольным), говор<text:span text:style-name="T980">ит</text:span> голосом слишком, пожалуй, мелодичным для человека его массы,– ему наверняка известно, я <text:s/>не практиковал <text:span text:style-name="T980">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980">р</text:span>оенное на волну Программ<text:span text:style-name="T980">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980">вз</text:span>летали. </text:p>
      <text:p text:style-name="P273">Под холодным зонтом голых элект<text:span text:style-name="T980">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21">Вот и пришло—</text:p>
      <text:p text:style-name="P521">Обжираловки время! </text:p>
      <text:p text:style-name="P521">Обжираловки время! </text:p>
      <text:p text:style-name="P521">Пора залезать в морозилку— </text:p>
      <text:p text:style-name="P521">О, да, наконец </text:p>
      <text:p text:style-name="P521">Обжираловки время, </text:p>
      <text:p text:style-name="P521">Обжираловки время, </text:p>
      <text:p text:style-name="P521">А как пожуёщь, вернёшься ещё, ещё пожевать! </text:p>
      <text:p text:style-name="P521">Ах, обжираловки время! </text:p>
      <text:p text:style-name="P521">Не ново оно, но всегда грандиозно, </text:p>
      <text:p text:style-name="P521">Обжираловки время, </text:p>
      <text:p text:style-name="P521">Так жуй, сколько влезет, жууууй! </text:p>
      <text:p text:style-name="P273"/>
      <text:p text:style-name="P273">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981">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4">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07">Криптон внюхивает большую щепоть снежинко-белого в ноздри, <text:span text:style-name="T982">за </text:span>прав<text:span text:style-name="T982">ой в </text:span>леву<text:span text:style-name="T982">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983">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983">собирается</text:span> <text:span text:style-name="T983">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983">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983">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983">с</text:span>пученных глаз всплывает в ночных надстройках боевых кораблей и они смотрят, смотрят…. </text:p>
      <text:p text:style-name="P275"><text:soft-page-break/>Пёрфл и Бладери сделали выпад, <text:span text:style-name="T983">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983">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984">вклещится в</text:span> Бодайн<text:span text:style-name="T984">а</text:span> за платой, <text:span text:style-name="T984">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984">ж вы за</text:span> людишки <text:span text:style-name="T984">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984">со</text:span>считывая делит, и отдаёт половину Пёрфлу, который уже держит курс к трапу св<text:span text:style-name="T984">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984">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984">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984">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984">от</text:span> ко<text:span text:style-name="T984">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985">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6">–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08">–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7"><text:soft-page-break/>– Нет <text:span text:style-name="T989">уж, </text:span>спасибо,– грит Ширли,– лучше не буду. </text:p>
      <text:p text:style-name="Text_20_body">– Да давай… о… </text:p>
      <text:p text:style-name="P277">–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986">одно и то же</text:span>? </text:p>
      <text:p text:style-name="Text_20_body">– <text:span text:style-name="T986">Ду,</text:span> <text:span text:style-name="T986">дадно</text:span>,– Ширли берёт тут, только в одну ноздрю,– собсем дебножко, Альбет, <text:span text:style-name="T986">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986">нарисовались</text:span> Фараон<text:span text:style-name="T986">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986">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986">н</text:span>и души надумать. </text:p>
      <text:p text:style-name="Text_20_body">– Ух-ты, Ракетмэн…. </text:p>
      <text:p text:style-name="Text_20_body">Пуци оказывается широченным, <text:span text:style-name="T986">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986">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987">вынырнет</text:span> Шпрингер. </text:p>
      <text:p text:style-name="Text_20_body">– Это <text:span text:style-name="T987">всё нарочно</text:span>, правда?– Слотроп сосёт слюну с бархатного ворса. </text:p>
      <text:p text:style-name="Text_20_body">– Вообще-<text:span text:style-name="T987">то,</text:span> <text:span text:style-name="T1">всё</text:span> какой-то сговор, мэн,– смеётся Бодвайн. </text:p>
      <text:p text:style-name="P278">– А да, но стрелки все смотрят в разные стороны,– Золанге для наглядности поигрывает руками, красноконечные пальцеуказатели.– <text:span text:style-name="T987">Это</text:span> для Слотропа новость, впервые, вслух, <text:span text:style-name="T987">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8">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987">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987">И</text:span> даже к пианисту <text:span text:style-name="T987">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987">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988">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988">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988">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09">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990">размер</text:span> тут под землёй утрачивает смысл—комната может быть любо<text:span text:style-name="T990">й</text:span> <text:span text:style-name="T990">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990">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990">с </text:span>удостоверение<text:span text:style-name="T990">м</text:span> Марви и кокаин<text:span text:style-name="T990">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992">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991">в </text:span>раздражённ<text:span text:style-name="T991">ости</text:span> <text:span text:style-name="T991">утратив</text:span> всякого терпени<text:span text:style-name="T991">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991">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991">а</text:span>, вот <text:span text:style-name="T991">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991">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991">Пойнтсмена</text:span>,– Мафидж вздыхает, сдёргивая хирургические перчатки.– Сделай ещё укол. Будет лучше если поспит и кто-нибудь <text:span text:style-name="T991">уже </text:span>в Лондоне <text:span text:style-name="T991">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993">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991">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991">содержащим</text:span> его ночн<text:span text:style-name="T991">ую</text:span> добыч<text:span text:style-name="T991">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991">там</text:span> было только по <text:span text:style-name="T1">десять</text:span> центов в Битве за Бельгию. </text:p>
      <text:p text:style-name="P556"><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556">Итак: он отследил батарею Вайсмана из Голландии, через солёные топи, волчьи бобы и коровьи кости, чтобы <text:span text:style-name="T994">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994">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994">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994">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994">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995">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557">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997">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 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997">насчёт</text:span> вмешать что-то, чтоб <text:span text:style-name="T1">растворялся</text:span> под дождём?»). Но Мосмун и вправду хочет поговорить о Пойнтсмене: «Как нам быть с Пой<text:span text:style-name="T997">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999">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997">х</text:span> выбор<text:span text:style-name="T997">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998">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998">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998">побережье</text:span> Дела, где под ногами только твердь, где «я» всего лишь мелкий <text:span text:style-name="T998">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557"><draw:frame draw:style-name="fr2" draw:name="Image70" text:anchor-type="paragraph" svg:width="6.9252in" svg:height="0.3661in" draw:z-index="70"><draw:image xlink:href="Pictures/1000000000000B720000009B428C9716555D8079.png" xlink:type="simple" xlink:show="embed" xlink:actuate="onLoad" loext:mime-type="image/png"/></draw:frame></text:p>
      <text:p text:style-name="P558">&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30T10:49:23.425500184</dc:date>
    <meta:editing-cycles>1027</meta:editing-cycles>
    <meta:editing-duration>P17DT3H51M16S</meta:editing-duration>
    <meta:generator>LibreOffice/6.1.5.2$Linux_X86_64 LibreOffice_project/10$Build-2</meta:generator>
    <meta:document-statistic meta:table-count="2" meta:image-count="70" meta:object-count="1" meta:page-count="535" meta:paragraph-count="4652" meta:word-count="227885" meta:character-count="1550885" meta:non-whitespace-character-count="1322189"/>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